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38cm"/>
    </style:style>
    <style:style style:name="co2" style:family="table-column">
      <style:table-column-properties fo:break-before="auto" style:column-width="1.461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0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TC2</text:p>
          </table:table-cell>
          <table:table-cell table:style-name="ce1" office:value-type="string" calcext:value-type="string">
            <text:p>TC3</text:p>
          </table:table-cell>
          <table:table-cell table:style-name="ce1" office:value-type="string" calcext:value-type="string">
            <text:p>TC4</text:p>
          </table:table-cell>
          <table:table-cell table:style-name="ce1" office:value-type="string" calcext:value-type="string">
            <text:p>TC5</text:p>
          </table:table-cell>
          <table:table-cell table:style-name="ce1" office:value-type="string" calcext:value-type="string">
            <text:p>TC6</text:p>
          </table:table-cell>
          <table:table-cell table:style-name="ce1" office:value-type="string" calcext:value-type="string">
            <text:p>TC7</text:p>
          </table:table-cell>
          <table:table-cell table:style-name="ce1" office:value-type="string" calcext:value-type="string">
            <text:p>TC8</text:p>
          </table:table-cell>
          <table:table-cell table:style-name="ce1" office:value-type="string" calcext:value-type="string">
            <text:p>TC9</text:p>
          </table:table-cell>
          <table:table-cell table:style-name="ce1" office:value-type="string" calcext:value-type="string">
            <text:p>TC10</text:p>
          </table:table-cell>
          <table:table-cell table:style-name="ce1" office:value-type="string" calcext:value-type="string">
            <text:p>TC11</text:p>
          </table:table-cell>
          <table:table-cell table:style-name="ce1" office:value-type="string" calcext:value-type="string">
            <text:p>TC12</text:p>
          </table:table-cell>
          <table:table-cell table:style-name="ce1" office:value-type="string" calcext:value-type="string">
            <text:p>TC13</text:p>
          </table:table-cell>
          <table:table-cell table:style-name="ce1" office:value-type="string" calcext:value-type="string">
            <text:p>TC14</text:p>
          </table:table-cell>
          <table:table-cell table:style-name="ce1" office:value-type="string" calcext:value-type="string">
            <text:p>TC15</text:p>
          </table:table-cell>
          <table:table-cell table:style-name="ce1" office:value-type="string" calcext:value-type="string">
            <text:p>TC16</text:p>
          </table:table-cell>
          <table:table-cell table:style-name="ce1" office:value-type="string" calcext:value-type="string">
            <text:p>TC17</text:p>
          </table:table-cell>
          <table:table-cell table:style-name="ce1" office:value-type="string" calcext:value-type="string">
            <text:p>TC18</text:p>
          </table:table-cell>
          <table:table-cell table:style-name="ce1" office:value-type="string" calcext:value-type="string">
            <text:p>TC19</text:p>
          </table:table-cell>
          <table:table-cell table:style-name="ce1" office:value-type="string" calcext:value-type="string">
            <text:p>TC20</text:p>
          </table:table-cell>
          <table:table-cell table:style-name="ce1" office:value-type="string" calcext:value-type="string">
            <text:p>TC21</text:p>
          </table:table-cell>
          <table:table-cell table:style-name="ce1" office:value-type="string" calcext:value-type="string">
            <text:p>TC22</text:p>
          </table:table-cell>
          <table:table-cell table:style-name="ce1" office:value-type="string" calcext:value-type="string">
            <text:p>TC23</text:p>
          </table:table-cell>
          <table:table-cell table:style-name="ce1" office:value-type="string" calcext:value-type="string">
            <text:p>TC24</text:p>
          </table:table-cell>
          <table:table-cell table:style-name="ce1" office:value-type="string" calcext:value-type="string">
            <text:p>TC25</text:p>
          </table:table-cell>
          <table:table-cell table:style-name="ce1" office:value-type="string" calcext:value-type="string">
            <text:p>TC26</text:p>
          </table:table-cell>
          <table:table-cell table:style-name="ce1" office:value-type="string" calcext:value-type="string">
            <text:p>TC27</text:p>
          </table:table-cell>
          <table:table-cell table:style-name="ce1" office:value-type="string" calcext:value-type="string">
            <text:p>TC28</text:p>
          </table:table-cell>
          <table:table-cell table:style-name="ce1" office:value-type="string" calcext:value-type="string">
            <text:p>TC29</text:p>
          </table:table-cell>
          <table:table-cell table:style-name="ce1" office:value-type="string" calcext:value-type="string">
            <text:p>TC30</text:p>
          </table:table-cell>
          <table:table-cell table:style-name="ce1" office:value-type="string" calcext:value-type="string">
            <text:p>TC3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:.$AG2];&quot;=0&quot;)" office:value-type="float" office:value="31" calcext:value-type="float">
            <text:p>31</text:p>
          </table:table-cell>
          <table:table-cell table:formula="of:=COUNTIF([.$C2:.$AG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Receiver_0_RandomActionIntentDefinitionOperatorMutator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COUNTIF([.$C3:.$AG3];&quot;=0&quot;)" office:value-type="float" office:value="31" calcext:value-type="float">
            <text:p>31</text:p>
          </table:table-cell>
          <table:table-cell table:formula="of:=COUNTIF([.$C3:.$AG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Receiver_1_RandomActionIntentDefinitionOperatorMutator</text:p>
          </table:table-cell>
          <table:table-cell office:value-type="float" office:value="1000" calcext:value-type="float">
            <text:p>100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:.$AG4];&quot;=0&quot;)" office:value-type="float" office:value="31" calcext:value-type="float">
            <text:p>31</text:p>
          </table:table-cell>
          <table:table-cell table:formula="of:=COUNTIF([.$C4:.$AG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0_RandomActionIntentDefinitionOperatorMutator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:.$AG5];&quot;=0&quot;)" office:value-type="float" office:value="31" calcext:value-type="float">
            <text:p>31</text:p>
          </table:table-cell>
          <table:table-cell table:formula="of:=COUNTIF([.$C5:.$AG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1_NullValueIntentPutExtraOperatorMutator</text:p>
          </table:table-cell>
          <table:table-cell office:value-type="float" office:value="1001" calcext:value-type="float">
            <text:p>1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:.$AG6];&quot;=0&quot;)" office:value-type="float" office:value="31" calcext:value-type="float">
            <text:p>31</text:p>
          </table:table-cell>
          <table:table-cell table:formula="of:=COUNTIF([.$C6:.$AG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2_IntentPayloadReplacementOperatorMutator</text:p>
          </table:table-cell>
          <table:table-cell office:value-type="float" office:value="2001" calcext:value-type="float">
            <text:p>2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:.$AG7];&quot;=0&quot;)" office:value-type="float" office:value="31" calcext:value-type="float">
            <text:p>31</text:p>
          </table:table-cell>
          <table:table-cell table:formula="of:=COUNTIF([.$C7:.$AG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TileService_3_RandomActionIntentDefinitionOperatorMutator</text:p>
          </table:table-cell>
          <table:table-cell office:value-type="float" office:value="3001" calcext:value-type="float">
            <text:p>300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:.$AG8];&quot;=0&quot;)" office:value-type="float" office:value="31" calcext:value-type="float">
            <text:p>31</text:p>
          </table:table-cell>
          <table:table-cell table:formula="of:=COUNTIF([.$C8:.$AG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0_LengthyGUICreationOperatorMutator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:.$AG9];&quot;=0&quot;)" office:value-type="float" office:value="31" calcext:value-type="float">
            <text:p>31</text:p>
          </table:table-cell>
          <table:table-cell table:formula="of:=COUNTIF([.$C9:.$AG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_RandomActionIntentDefinitionOperatorMutator</text:p>
          </table:table-cell>
          <table:table-cell office:value-type="float" office:value="1002" calcext:value-type="float">
            <text:p>1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:.$AG10];&quot;=0&quot;)" office:value-type="float" office:value="31" calcext:value-type="float">
            <text:p>31</text:p>
          </table:table-cell>
          <table:table-cell table:formula="of:=COUNTIF([.$C10:.$AG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2_NullIntentOperatorMutator</text:p>
          </table:table-cell>
          <table:table-cell office:value-type="float" office:value="2002" calcext:value-type="float">
            <text:p>2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:.$AG11];&quot;=0&quot;)" office:value-type="float" office:value="31" calcext:value-type="float">
            <text:p>31</text:p>
          </table:table-cell>
          <table:table-cell table:formula="of:=COUNTIF([.$C11:.$AG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3_InvalidKeyIntentOperatorMutator</text:p>
          </table:table-cell>
          <table:table-cell office:value-type="float" office:value="3002" calcext:value-type="float">
            <text:p>3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:.$AG12];&quot;=0&quot;)" office:value-type="float" office:value="31" calcext:value-type="float">
            <text:p>31</text:p>
          </table:table-cell>
          <table:table-cell table:formula="of:=COUNTIF([.$C12:.$AG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4_RandomActionIntentDefinitionOperatorMutator</text:p>
          </table:table-cell>
          <table:table-cell office:value-type="float" office:value="4002" calcext:value-type="float">
            <text:p>4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:.$AG13];&quot;=0&quot;)" office:value-type="float" office:value="31" calcext:value-type="float">
            <text:p>31</text:p>
          </table:table-cell>
          <table:table-cell table:formula="of:=COUNTIF([.$C13:.$AG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5_RandomActionIntentDefinitionOperatorMutator</text:p>
          </table:table-cell>
          <table:table-cell office:value-type="float" office:value="5002" calcext:value-type="float">
            <text:p>5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:.$AG14];&quot;=0&quot;)" office:value-type="float" office:value="31" calcext:value-type="float">
            <text:p>31</text:p>
          </table:table-cell>
          <table:table-cell table:formula="of:=COUNTIF([.$C14:.$AG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6_NullValueIntentPutExtraOperatorMutator</text:p>
          </table:table-cell>
          <table:table-cell office:value-type="float" office:value="6002" calcext:value-type="float">
            <text:p>6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:.$AG15];&quot;=0&quot;)" office:value-type="float" office:value="31" calcext:value-type="float">
            <text:p>31</text:p>
          </table:table-cell>
          <table:table-cell table:formula="of:=COUNTIF([.$C15:.$AG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7_IntentPayloadReplacementOperatorMutator</text:p>
          </table:table-cell>
          <table:table-cell office:value-type="float" office:value="7002" calcext:value-type="float">
            <text:p>7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:.$AG16];&quot;=0&quot;)" office:value-type="float" office:value="31" calcext:value-type="float">
            <text:p>31</text:p>
          </table:table-cell>
          <table:table-cell table:formula="of:=COUNTIF([.$C16:.$AG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8_RandomActionIntentDefinitionOperatorMutator</text:p>
          </table:table-cell>
          <table:table-cell office:value-type="float" office:value="8002" calcext:value-type="float">
            <text:p>8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:.$AG17];&quot;=0&quot;)" office:value-type="float" office:value="31" calcext:value-type="float">
            <text:p>31</text:p>
          </table:table-cell>
          <table:table-cell table:formula="of:=COUNTIF([.$C17:.$AG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9_NullIntentOperatorMutator</text:p>
          </table:table-cell>
          <table:table-cell office:value-type="float" office:value="9002" calcext:value-type="float">
            <text:p>9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:.$AG18];&quot;=0&quot;)" office:value-type="float" office:value="31" calcext:value-type="float">
            <text:p>31</text:p>
          </table:table-cell>
          <table:table-cell table:formula="of:=COUNTIF([.$C18:.$AG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0_InvalidKeyIntentOperatorMutator</text:p>
          </table:table-cell>
          <table:table-cell office:value-type="float" office:value="10002" calcext:value-type="float">
            <text:p>10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:.$AG19];&quot;=0&quot;)" office:value-type="float" office:value="31" calcext:value-type="float">
            <text:p>31</text:p>
          </table:table-cell>
          <table:table-cell table:formula="of:=COUNTIF([.$C19:.$AG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1_RandomActionIntentDefinitionOperatorMutator</text:p>
          </table:table-cell>
          <table:table-cell office:value-type="float" office:value="11002" calcext:value-type="float">
            <text:p>11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:.$AG20];&quot;=0&quot;)" office:value-type="float" office:value="31" calcext:value-type="float">
            <text:p>31</text:p>
          </table:table-cell>
          <table:table-cell table:formula="of:=COUNTIF([.$C20:.$AG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2_InvalidViewFocusOperatorMutator</text:p>
          </table:table-cell>
          <table:table-cell office:value-type="float" office:value="12002" calcext:value-type="float">
            <text:p>12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:.$AG21];&quot;=0&quot;)" office:value-type="float" office:value="31" calcext:value-type="float">
            <text:p>31</text:p>
          </table:table-cell>
          <table:table-cell table:formula="of:=COUNTIF([.$C21:.$AG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3_ViewComponentNotVisibleOperatorMutator</text:p>
          </table:table-cell>
          <table:table-cell office:value-type="float" office:value="13002" calcext:value-type="float">
            <text:p>13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:.$AG22];&quot;=0&quot;)" office:value-type="float" office:value="31" calcext:value-type="float">
            <text:p>31</text:p>
          </table:table-cell>
          <table:table-cell table:formula="of:=COUNTIF([.$C22:.$AG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4_NullIntentOperatorMutator</text:p>
          </table:table-cell>
          <table:table-cell office:value-type="float" office:value="14002" calcext:value-type="float">
            <text:p>14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:.$AG23];&quot;=0&quot;)" office:value-type="float" office:value="31" calcext:value-type="float">
            <text:p>31</text:p>
          </table:table-cell>
          <table:table-cell table:formula="of:=COUNTIF([.$C23:.$AG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5_InvalidKeyIntentOperatorMutator</text:p>
          </table:table-cell>
          <table:table-cell office:value-type="float" office:value="15002" calcext:value-type="float">
            <text:p>15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:.$AG24];&quot;=0&quot;)" office:value-type="float" office:value="31" calcext:value-type="float">
            <text:p>31</text:p>
          </table:table-cell>
          <table:table-cell table:formula="of:=COUNTIF([.$C24:.$AG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6_RandomActionIntentDefinitionOperatorMutator</text:p>
          </table:table-cell>
          <table:table-cell office:value-type="float" office:value="16002" calcext:value-type="float">
            <text:p>16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:.$AG25];&quot;=0&quot;)" office:value-type="float" office:value="31" calcext:value-type="float">
            <text:p>31</text:p>
          </table:table-cell>
          <table:table-cell table:formula="of:=COUNTIF([.$C25:.$AG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7_NullValueIntentPutExtraOperatorMutator</text:p>
          </table:table-cell>
          <table:table-cell office:value-type="float" office:value="17002" calcext:value-type="float">
            <text:p>17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:.$AG26];&quot;=0&quot;)" office:value-type="float" office:value="31" calcext:value-type="float">
            <text:p>31</text:p>
          </table:table-cell>
          <table:table-cell table:formula="of:=COUNTIF([.$C26:.$AG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8_IntentPayloadReplacementOperatorMutator</text:p>
          </table:table-cell>
          <table:table-cell office:value-type="float" office:value="18002" calcext:value-type="float">
            <text:p>18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:.$AG27];&quot;=0&quot;)" office:value-type="float" office:value="31" calcext:value-type="float">
            <text:p>31</text:p>
          </table:table-cell>
          <table:table-cell table:formula="of:=COUNTIF([.$C27:.$AG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Service_19_RandomActionIntentDefinitionOperatorMutator</text:p>
          </table:table-cell>
          <table:table-cell office:value-type="float" office:value="19002" calcext:value-type="float">
            <text:p>1900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:.$AG28];&quot;=0&quot;)" office:value-type="float" office:value="31" calcext:value-type="float">
            <text:p>31</text:p>
          </table:table-cell>
          <table:table-cell table:formula="of:=COUNTIF([.$C28:.$AG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0_LengthyGUICreationOperatorMutator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:.$AG29];&quot;=0&quot;)" office:value-type="float" office:value="31" calcext:value-type="float">
            <text:p>31</text:p>
          </table:table-cell>
          <table:table-cell table:formula="of:=COUNTIF([.$C29:.$AG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_BinaryMutator</text:p>
          </table:table-cell>
          <table:table-cell office:value-type="float" office:value="1003" calcext:value-type="float">
            <text:p>1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:.$AG30];&quot;=0&quot;)" office:value-type="float" office:value="31" calcext:value-type="float">
            <text:p>31</text:p>
          </table:table-cell>
          <table:table-cell table:formula="of:=COUNTIF([.$C30:.$AG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2_BinaryMutator</text:p>
          </table:table-cell>
          <table:table-cell office:value-type="float" office:value="2003" calcext:value-type="float">
            <text:p>2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:.$AG31];&quot;=0&quot;)" office:value-type="float" office:value="31" calcext:value-type="float">
            <text:p>31</text:p>
          </table:table-cell>
          <table:table-cell table:formula="of:=COUNTIF([.$C31:.$AG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3_NullIntentOperatorMutator</text:p>
          </table:table-cell>
          <table:table-cell office:value-type="float" office:value="3003" calcext:value-type="float">
            <text:p>3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:.$AG32];&quot;=0&quot;)" office:value-type="float" office:value="31" calcext:value-type="float">
            <text:p>31</text:p>
          </table:table-cell>
          <table:table-cell table:formula="of:=COUNTIF([.$C32:.$AG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4_InvalidKeyIntentOperatorMutator</text:p>
          </table:table-cell>
          <table:table-cell office:value-type="float" office:value="4003" calcext:value-type="float">
            <text:p>4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:.$AG33];&quot;=0&quot;)" office:value-type="float" office:value="31" calcext:value-type="float">
            <text:p>31</text:p>
          </table:table-cell>
          <table:table-cell table:formula="of:=COUNTIF([.$C33:.$AG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5_RandomActionIntentDefinitionOperatorMutator</text:p>
          </table:table-cell>
          <table:table-cell office:value-type="float" office:value="5003" calcext:value-type="float">
            <text:p>5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:.$AG34];&quot;=0&quot;)" office:value-type="float" office:value="31" calcext:value-type="float">
            <text:p>31</text:p>
          </table:table-cell>
          <table:table-cell table:formula="of:=COUNTIF([.$C34:.$AG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6_NullValueIntentPutExtraOperatorMutator</text:p>
          </table:table-cell>
          <table:table-cell office:value-type="float" office:value="6003" calcext:value-type="float">
            <text:p>6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:.$AG35];&quot;=0&quot;)" office:value-type="float" office:value="31" calcext:value-type="float">
            <text:p>31</text:p>
          </table:table-cell>
          <table:table-cell table:formula="of:=COUNTIF([.$C35:.$AG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7_IntentPayloadReplacementOperatorMutator</text:p>
          </table:table-cell>
          <table:table-cell office:value-type="float" office:value="7003" calcext:value-type="float">
            <text:p>7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:.$AG36];&quot;=0&quot;)" office:value-type="float" office:value="31" calcext:value-type="float">
            <text:p>31</text:p>
          </table:table-cell>
          <table:table-cell table:formula="of:=COUNTIF([.$C36:.$AG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8_RandomActionIntentDefinitionOperatorMutator</text:p>
          </table:table-cell>
          <table:table-cell office:value-type="float" office:value="8003" calcext:value-type="float">
            <text:p>8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:.$AG37];&quot;=0&quot;)" office:value-type="float" office:value="31" calcext:value-type="float">
            <text:p>31</text:p>
          </table:table-cell>
          <table:table-cell table:formula="of:=COUNTIF([.$C37:.$AG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9_NullValueIntentPutExtraOperatorMutator</text:p>
          </table:table-cell>
          <table:table-cell office:value-type="float" office:value="9003" calcext:value-type="float">
            <text:p>9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:.$AG38];&quot;=0&quot;)" office:value-type="float" office:value="31" calcext:value-type="float">
            <text:p>31</text:p>
          </table:table-cell>
          <table:table-cell table:formula="of:=COUNTIF([.$C38:.$AG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0_IntentPayloadReplacementOperatorMutator</text:p>
          </table:table-cell>
          <table:table-cell office:value-type="float" office:value="10003" calcext:value-type="float">
            <text:p>10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:.$AG39];&quot;=0&quot;)" office:value-type="float" office:value="31" calcext:value-type="float">
            <text:p>31</text:p>
          </table:table-cell>
          <table:table-cell table:formula="of:=COUNTIF([.$C39:.$AG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1_RandomActionIntentDefinitionOperatorMutator</text:p>
          </table:table-cell>
          <table:table-cell office:value-type="float" office:value="11003" calcext:value-type="float">
            <text:p>11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:.$AG40];&quot;=0&quot;)" office:value-type="float" office:value="31" calcext:value-type="float">
            <text:p>31</text:p>
          </table:table-cell>
          <table:table-cell table:formula="of:=COUNTIF([.$C40:.$AG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2_NullIntentOperatorMutator</text:p>
          </table:table-cell>
          <table:table-cell office:value-type="float" office:value="12003" calcext:value-type="float">
            <text:p>12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:.$AG41];&quot;=0&quot;)" office:value-type="float" office:value="31" calcext:value-type="float">
            <text:p>31</text:p>
          </table:table-cell>
          <table:table-cell table:formula="of:=COUNTIF([.$C41:.$AG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3_InvalidKeyIntentOperatorMutator</text:p>
          </table:table-cell>
          <table:table-cell office:value-type="float" office:value="13003" calcext:value-type="float">
            <text:p>13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:.$AG42];&quot;=0&quot;)" office:value-type="float" office:value="31" calcext:value-type="float">
            <text:p>31</text:p>
          </table:table-cell>
          <table:table-cell table:formula="of:=COUNTIF([.$C42:.$AG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4_RandomActionIntentDefinitionOperatorMutator</text:p>
          </table:table-cell>
          <table:table-cell office:value-type="float" office:value="14003" calcext:value-type="float">
            <text:p>14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:.$AG43];&quot;=0&quot;)" office:value-type="float" office:value="31" calcext:value-type="float">
            <text:p>31</text:p>
          </table:table-cell>
          <table:table-cell table:formula="of:=COUNTIF([.$C43:.$AG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5_NullValueIntentPutExtraOperatorMutator</text:p>
          </table:table-cell>
          <table:table-cell office:value-type="float" office:value="15003" calcext:value-type="float">
            <text:p>15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:.$AG44];&quot;=0&quot;)" office:value-type="float" office:value="31" calcext:value-type="float">
            <text:p>31</text:p>
          </table:table-cell>
          <table:table-cell table:formula="of:=COUNTIF([.$C44:.$AG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6_IntentPayloadReplacementOperatorMutator</text:p>
          </table:table-cell>
          <table:table-cell office:value-type="float" office:value="16003" calcext:value-type="float">
            <text:p>16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:.$AG45];&quot;=0&quot;)" office:value-type="float" office:value="31" calcext:value-type="float">
            <text:p>31</text:p>
          </table:table-cell>
          <table:table-cell table:formula="of:=COUNTIF([.$C45:.$AG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ractProgressiveService_17_RandomActionIntentDefinitionOperatorMutator</text:p>
          </table:table-cell>
          <table:table-cell office:value-type="float" office:value="17003" calcext:value-type="float">
            <text:p>170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:.$AG46];&quot;=0&quot;)" office:value-type="float" office:value="31" calcext:value-type="float">
            <text:p>31</text:p>
          </table:table-cell>
          <table:table-cell table:formula="of:=COUNTIF([.$C46:.$AG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0_LengthyGUICreationOperatorMutator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:.$AG47];&quot;=0&quot;)" office:value-type="float" office:value="31" calcext:value-type="float">
            <text:p>31</text:p>
          </table:table-cell>
          <table:table-cell table:formula="of:=COUNTIF([.$C47:.$AG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_RandomActionIntentDefinitionOperatorMutator</text:p>
          </table:table-cell>
          <table:table-cell office:value-type="float" office:value="1004" calcext:value-type="float">
            <text:p>1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:.$AG48];&quot;=0&quot;)" office:value-type="float" office:value="31" calcext:value-type="float">
            <text:p>31</text:p>
          </table:table-cell>
          <table:table-cell table:formula="of:=COUNTIF([.$C48:.$AG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2_NullIntentOperatorMutator</text:p>
          </table:table-cell>
          <table:table-cell office:value-type="float" office:value="2004" calcext:value-type="float">
            <text:p>2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:.$AG49];&quot;=0&quot;)" office:value-type="float" office:value="31" calcext:value-type="float">
            <text:p>31</text:p>
          </table:table-cell>
          <table:table-cell table:formula="of:=COUNTIF([.$C49:.$AG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3_InvalidKeyIntentOperatorMutator</text:p>
          </table:table-cell>
          <table:table-cell office:value-type="float" office:value="3004" calcext:value-type="float">
            <text:p>3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:.$AG50];&quot;=0&quot;)" office:value-type="float" office:value="31" calcext:value-type="float">
            <text:p>31</text:p>
          </table:table-cell>
          <table:table-cell table:formula="of:=COUNTIF([.$C50:.$AG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4_RandomActionIntentDefinitionOperatorMutator</text:p>
          </table:table-cell>
          <table:table-cell office:value-type="float" office:value="4004" calcext:value-type="float">
            <text:p>4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:.$AG51];&quot;=0&quot;)" office:value-type="float" office:value="31" calcext:value-type="float">
            <text:p>31</text:p>
          </table:table-cell>
          <table:table-cell table:formula="of:=COUNTIF([.$C51:.$AG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5_RandomActionIntentDefinitionOperatorMutator</text:p>
          </table:table-cell>
          <table:table-cell office:value-type="float" office:value="5004" calcext:value-type="float">
            <text:p>5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:.$AG52];&quot;=0&quot;)" office:value-type="float" office:value="31" calcext:value-type="float">
            <text:p>31</text:p>
          </table:table-cell>
          <table:table-cell table:formula="of:=COUNTIF([.$C52:.$AG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6_RandomActionIntentDefinitionOperatorMutator</text:p>
          </table:table-cell>
          <table:table-cell office:value-type="float" office:value="6004" calcext:value-type="float">
            <text:p>6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:.$AG53];&quot;=0&quot;)" office:value-type="float" office:value="31" calcext:value-type="float">
            <text:p>31</text:p>
          </table:table-cell>
          <table:table-cell table:formula="of:=COUNTIF([.$C53:.$AG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7_NullValueIntentPutExtraOperatorMutator</text:p>
          </table:table-cell>
          <table:table-cell office:value-type="float" office:value="7004" calcext:value-type="float">
            <text:p>7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:.$AG54];&quot;=0&quot;)" office:value-type="float" office:value="31" calcext:value-type="float">
            <text:p>31</text:p>
          </table:table-cell>
          <table:table-cell table:formula="of:=COUNTIF([.$C54:.$AG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8_IntentPayloadReplacementOperatorMutator</text:p>
          </table:table-cell>
          <table:table-cell office:value-type="float" office:value="8004" calcext:value-type="float">
            <text:p>8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:.$AG55];&quot;=0&quot;)" office:value-type="float" office:value="31" calcext:value-type="float">
            <text:p>31</text:p>
          </table:table-cell>
          <table:table-cell table:formula="of:=COUNTIF([.$C55:.$AG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9_RandomActionIntentDefinitionOperatorMutator</text:p>
          </table:table-cell>
          <table:table-cell office:value-type="float" office:value="9004" calcext:value-type="float">
            <text:p>9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:.$AG56];&quot;=0&quot;)" office:value-type="float" office:value="31" calcext:value-type="float">
            <text:p>31</text:p>
          </table:table-cell>
          <table:table-cell table:formula="of:=COUNTIF([.$C56:.$AG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0_NullIntentOperatorMutator</text:p>
          </table:table-cell>
          <table:table-cell office:value-type="float" office:value="10004" calcext:value-type="float">
            <text:p>10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:.$AG57];&quot;=0&quot;)" office:value-type="float" office:value="31" calcext:value-type="float">
            <text:p>31</text:p>
          </table:table-cell>
          <table:table-cell table:formula="of:=COUNTIF([.$C57:.$AG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1_InvalidKeyIntentOperatorMutator</text:p>
          </table:table-cell>
          <table:table-cell office:value-type="float" office:value="11004" calcext:value-type="float">
            <text:p>11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:.$AG58];&quot;=0&quot;)" office:value-type="float" office:value="31" calcext:value-type="float">
            <text:p>31</text:p>
          </table:table-cell>
          <table:table-cell table:formula="of:=COUNTIF([.$C58:.$AG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2_RandomActionIntentDefinitionOperatorMutator</text:p>
          </table:table-cell>
          <table:table-cell office:value-type="float" office:value="12004" calcext:value-type="float">
            <text:p>12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:.$AG59];&quot;=0&quot;)" office:value-type="float" office:value="31" calcext:value-type="float">
            <text:p>31</text:p>
          </table:table-cell>
          <table:table-cell table:formula="of:=COUNTIF([.$C59:.$AG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3_NullIntentOperatorMutator</text:p>
          </table:table-cell>
          <table:table-cell office:value-type="float" office:value="13004" calcext:value-type="float">
            <text:p>13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:.$AG60];&quot;=0&quot;)" office:value-type="float" office:value="31" calcext:value-type="float">
            <text:p>31</text:p>
          </table:table-cell>
          <table:table-cell table:formula="of:=COUNTIF([.$C60:.$AG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4_InvalidKeyIntentOperatorMutator</text:p>
          </table:table-cell>
          <table:table-cell office:value-type="float" office:value="14004" calcext:value-type="float">
            <text:p>14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:.$AG61];&quot;=0&quot;)" office:value-type="float" office:value="31" calcext:value-type="float">
            <text:p>31</text:p>
          </table:table-cell>
          <table:table-cell table:formula="of:=COUNTIF([.$C61:.$AG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5_RandomActionIntentDefinitionOperatorMutator</text:p>
          </table:table-cell>
          <table:table-cell office:value-type="float" office:value="15004" calcext:value-type="float">
            <text:p>15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:.$AG62];&quot;=0&quot;)" office:value-type="float" office:value="31" calcext:value-type="float">
            <text:p>31</text:p>
          </table:table-cell>
          <table:table-cell table:formula="of:=COUNTIF([.$C62:.$AG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6_NullValueIntentPutExtraOperatorMutator</text:p>
          </table:table-cell>
          <table:table-cell office:value-type="float" office:value="16004" calcext:value-type="float">
            <text:p>16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:.$AG63];&quot;=0&quot;)" office:value-type="float" office:value="31" calcext:value-type="float">
            <text:p>31</text:p>
          </table:table-cell>
          <table:table-cell table:formula="of:=COUNTIF([.$C63:.$AG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7_IntentPayloadReplacementOperatorMutator</text:p>
          </table:table-cell>
          <table:table-cell office:value-type="float" office:value="17004" calcext:value-type="float">
            <text:p>17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:.$AG64];&quot;=0&quot;)" office:value-type="float" office:value="31" calcext:value-type="float">
            <text:p>31</text:p>
          </table:table-cell>
          <table:table-cell table:formula="of:=COUNTIF([.$C64:.$AG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Service_18_RandomActionIntentDefinitionOperatorMutator</text:p>
          </table:table-cell>
          <table:table-cell office:value-type="float" office:value="18004" calcext:value-type="float">
            <text:p>180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:.$AG65];&quot;=0&quot;)" office:value-type="float" office:value="31" calcext:value-type="float">
            <text:p>31</text:p>
          </table:table-cell>
          <table:table-cell table:formula="of:=COUNTIF([.$C65:.$AG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0_LengthyGUICreationOperatorMutator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:.$AG66];&quot;=0&quot;)" office:value-type="float" office:value="31" calcext:value-type="float">
            <text:p>31</text:p>
          </table:table-cell>
          <table:table-cell table:formula="of:=COUNTIF([.$C66:.$AG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_RandomActionIntentDefinitionOperatorMutator</text:p>
          </table:table-cell>
          <table:table-cell office:value-type="float" office:value="1005" calcext:value-type="float">
            <text:p>1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:.$AG67];&quot;=0&quot;)" office:value-type="float" office:value="31" calcext:value-type="float">
            <text:p>31</text:p>
          </table:table-cell>
          <table:table-cell table:formula="of:=COUNTIF([.$C67:.$AG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2_NullIntentOperatorMutator</text:p>
          </table:table-cell>
          <table:table-cell office:value-type="float" office:value="2005" calcext:value-type="float">
            <text:p>2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:.$AG68];&quot;=0&quot;)" office:value-type="float" office:value="31" calcext:value-type="float">
            <text:p>31</text:p>
          </table:table-cell>
          <table:table-cell table:formula="of:=COUNTIF([.$C68:.$AG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3_InvalidKeyIntentOperatorMutator</text:p>
          </table:table-cell>
          <table:table-cell office:value-type="float" office:value="3005" calcext:value-type="float">
            <text:p>3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:.$AG69];&quot;=0&quot;)" office:value-type="float" office:value="31" calcext:value-type="float">
            <text:p>31</text:p>
          </table:table-cell>
          <table:table-cell table:formula="of:=COUNTIF([.$C69:.$AG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4_RandomActionIntentDefinitionOperatorMutator</text:p>
          </table:table-cell>
          <table:table-cell office:value-type="float" office:value="4005" calcext:value-type="float">
            <text:p>4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:.$AG70];&quot;=0&quot;)" office:value-type="float" office:value="31" calcext:value-type="float">
            <text:p>31</text:p>
          </table:table-cell>
          <table:table-cell table:formula="of:=COUNTIF([.$C70:.$AG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5_RandomActionIntentDefinitionOperatorMutator</text:p>
          </table:table-cell>
          <table:table-cell office:value-type="float" office:value="5005" calcext:value-type="float">
            <text:p>5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:.$AG71];&quot;=0&quot;)" office:value-type="float" office:value="31" calcext:value-type="float">
            <text:p>31</text:p>
          </table:table-cell>
          <table:table-cell table:formula="of:=COUNTIF([.$C71:.$AG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6_RandomActionIntentDefinitionOperatorMutator</text:p>
          </table:table-cell>
          <table:table-cell office:value-type="float" office:value="6005" calcext:value-type="float">
            <text:p>6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:.$AG72];&quot;=0&quot;)" office:value-type="float" office:value="31" calcext:value-type="float">
            <text:p>31</text:p>
          </table:table-cell>
          <table:table-cell table:formula="of:=COUNTIF([.$C72:.$AG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7_NullValueIntentPutExtraOperatorMutator</text:p>
          </table:table-cell>
          <table:table-cell office:value-type="float" office:value="7005" calcext:value-type="float">
            <text:p>7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:.$AG73];&quot;=0&quot;)" office:value-type="float" office:value="31" calcext:value-type="float">
            <text:p>31</text:p>
          </table:table-cell>
          <table:table-cell table:formula="of:=COUNTIF([.$C73:.$AG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8_IntentPayloadReplacementOperatorMutator</text:p>
          </table:table-cell>
          <table:table-cell office:value-type="float" office:value="8005" calcext:value-type="float">
            <text:p>8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:.$AG74];&quot;=0&quot;)" office:value-type="float" office:value="31" calcext:value-type="float">
            <text:p>31</text:p>
          </table:table-cell>
          <table:table-cell table:formula="of:=COUNTIF([.$C74:.$AG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9_RandomActionIntentDefinitionOperatorMutator</text:p>
          </table:table-cell>
          <table:table-cell office:value-type="float" office:value="9005" calcext:value-type="float">
            <text:p>9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:.$AG75];&quot;=0&quot;)" office:value-type="float" office:value="31" calcext:value-type="float">
            <text:p>31</text:p>
          </table:table-cell>
          <table:table-cell table:formula="of:=COUNTIF([.$C75:.$AG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0_NullIntentOperatorMutator</text:p>
          </table:table-cell>
          <table:table-cell office:value-type="float" office:value="10005" calcext:value-type="float">
            <text:p>10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:.$AG76];&quot;=0&quot;)" office:value-type="float" office:value="31" calcext:value-type="float">
            <text:p>31</text:p>
          </table:table-cell>
          <table:table-cell table:formula="of:=COUNTIF([.$C76:.$AG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1_InvalidKeyIntentOperatorMutator</text:p>
          </table:table-cell>
          <table:table-cell office:value-type="float" office:value="11005" calcext:value-type="float">
            <text:p>11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:.$AG77];&quot;=0&quot;)" office:value-type="float" office:value="31" calcext:value-type="float">
            <text:p>31</text:p>
          </table:table-cell>
          <table:table-cell table:formula="of:=COUNTIF([.$C77:.$AG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2_RandomActionIntentDefinitionOperatorMutator</text:p>
          </table:table-cell>
          <table:table-cell office:value-type="float" office:value="12005" calcext:value-type="float">
            <text:p>12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:.$AG78];&quot;=0&quot;)" office:value-type="float" office:value="31" calcext:value-type="float">
            <text:p>31</text:p>
          </table:table-cell>
          <table:table-cell table:formula="of:=COUNTIF([.$C78:.$AG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3_NullIntentOperatorMutator</text:p>
          </table:table-cell>
          <table:table-cell office:value-type="float" office:value="13005" calcext:value-type="float">
            <text:p>13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:.$AG79];&quot;=0&quot;)" office:value-type="float" office:value="31" calcext:value-type="float">
            <text:p>31</text:p>
          </table:table-cell>
          <table:table-cell table:formula="of:=COUNTIF([.$C79:.$AG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4_InvalidKeyIntentOperatorMutator</text:p>
          </table:table-cell>
          <table:table-cell office:value-type="float" office:value="14005" calcext:value-type="float">
            <text:p>14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:.$AG80];&quot;=0&quot;)" office:value-type="float" office:value="31" calcext:value-type="float">
            <text:p>31</text:p>
          </table:table-cell>
          <table:table-cell table:formula="of:=COUNTIF([.$C80:.$AG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5_RandomActionIntentDefinitionOperatorMutator</text:p>
          </table:table-cell>
          <table:table-cell office:value-type="float" office:value="15005" calcext:value-type="float">
            <text:p>15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:.$AG81];&quot;=0&quot;)" office:value-type="float" office:value="31" calcext:value-type="float">
            <text:p>31</text:p>
          </table:table-cell>
          <table:table-cell table:formula="of:=COUNTIF([.$C81:.$AG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6_NullValueIntentPutExtraOperatorMutator</text:p>
          </table:table-cell>
          <table:table-cell office:value-type="float" office:value="16005" calcext:value-type="float">
            <text:p>16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:.$AG82];&quot;=0&quot;)" office:value-type="float" office:value="31" calcext:value-type="float">
            <text:p>31</text:p>
          </table:table-cell>
          <table:table-cell table:formula="of:=COUNTIF([.$C82:.$AG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7_IntentPayloadReplacementOperatorMutator</text:p>
          </table:table-cell>
          <table:table-cell office:value-type="float" office:value="17005" calcext:value-type="float">
            <text:p>17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:.$AG83];&quot;=0&quot;)" office:value-type="float" office:value="31" calcext:value-type="float">
            <text:p>31</text:p>
          </table:table-cell>
          <table:table-cell table:formula="of:=COUNTIF([.$C83:.$AG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Service_18_RandomActionIntentDefinitionOperatorMutator</text:p>
          </table:table-cell>
          <table:table-cell office:value-type="float" office:value="18005" calcext:value-type="float">
            <text:p>180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:.$AG84];&quot;=0&quot;)" office:value-type="float" office:value="31" calcext:value-type="float">
            <text:p>31</text:p>
          </table:table-cell>
          <table:table-cell table:formula="of:=COUNTIF([.$C84:.$AG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0_LengthyGUICreationOperatorMutator</text:p>
          </table:table-cell>
          <table:table-cell office:value-type="float" office:value="6" calcext:value-type="float">
            <text:p>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:.$AG85];&quot;=0&quot;)" office:value-type="float" office:value="31" calcext:value-type="float">
            <text:p>31</text:p>
          </table:table-cell>
          <table:table-cell table:formula="of:=COUNTIF([.$C85:.$AG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_RandomActionIntentDefinitionOperatorMutator</text:p>
          </table:table-cell>
          <table:table-cell office:value-type="float" office:value="1006" calcext:value-type="float">
            <text:p>1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:.$AG86];&quot;=0&quot;)" office:value-type="float" office:value="31" calcext:value-type="float">
            <text:p>31</text:p>
          </table:table-cell>
          <table:table-cell table:formula="of:=COUNTIF([.$C86:.$AG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2_NullIntentOperatorMutator</text:p>
          </table:table-cell>
          <table:table-cell office:value-type="float" office:value="2006" calcext:value-type="float">
            <text:p>2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:.$AG87];&quot;=0&quot;)" office:value-type="float" office:value="31" calcext:value-type="float">
            <text:p>31</text:p>
          </table:table-cell>
          <table:table-cell table:formula="of:=COUNTIF([.$C87:.$AG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3_InvalidKeyIntentOperatorMutator</text:p>
          </table:table-cell>
          <table:table-cell office:value-type="float" office:value="3006" calcext:value-type="float">
            <text:p>3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:.$AG88];&quot;=0&quot;)" office:value-type="float" office:value="31" calcext:value-type="float">
            <text:p>31</text:p>
          </table:table-cell>
          <table:table-cell table:formula="of:=COUNTIF([.$C88:.$AG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4_RandomActionIntentDefinitionOperatorMutator</text:p>
          </table:table-cell>
          <table:table-cell office:value-type="float" office:value="4006" calcext:value-type="float">
            <text:p>4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:.$AG89];&quot;=0&quot;)" office:value-type="float" office:value="31" calcext:value-type="float">
            <text:p>31</text:p>
          </table:table-cell>
          <table:table-cell table:formula="of:=COUNTIF([.$C89:.$AG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5_RandomActionIntentDefinitionOperatorMutator</text:p>
          </table:table-cell>
          <table:table-cell office:value-type="float" office:value="5006" calcext:value-type="float">
            <text:p>5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:.$AG90];&quot;=0&quot;)" office:value-type="float" office:value="31" calcext:value-type="float">
            <text:p>31</text:p>
          </table:table-cell>
          <table:table-cell table:formula="of:=COUNTIF([.$C90:.$AG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6_RandomActionIntentDefinitionOperatorMutator</text:p>
          </table:table-cell>
          <table:table-cell office:value-type="float" office:value="6006" calcext:value-type="float">
            <text:p>6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:.$AG91];&quot;=0&quot;)" office:value-type="float" office:value="31" calcext:value-type="float">
            <text:p>31</text:p>
          </table:table-cell>
          <table:table-cell table:formula="of:=COUNTIF([.$C91:.$AG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7_NullValueIntentPutExtraOperatorMutator</text:p>
          </table:table-cell>
          <table:table-cell office:value-type="float" office:value="7006" calcext:value-type="float">
            <text:p>7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:.$AG92];&quot;=0&quot;)" office:value-type="float" office:value="31" calcext:value-type="float">
            <text:p>31</text:p>
          </table:table-cell>
          <table:table-cell table:formula="of:=COUNTIF([.$C92:.$AG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8_IntentPayloadReplacementOperatorMutator</text:p>
          </table:table-cell>
          <table:table-cell office:value-type="float" office:value="8006" calcext:value-type="float">
            <text:p>8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:.$AG93];&quot;=0&quot;)" office:value-type="float" office:value="31" calcext:value-type="float">
            <text:p>31</text:p>
          </table:table-cell>
          <table:table-cell table:formula="of:=COUNTIF([.$C93:.$AG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9_RandomActionIntentDefinitionOperatorMutator</text:p>
          </table:table-cell>
          <table:table-cell office:value-type="float" office:value="9006" calcext:value-type="float">
            <text:p>9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:.$AG94];&quot;=0&quot;)" office:value-type="float" office:value="31" calcext:value-type="float">
            <text:p>31</text:p>
          </table:table-cell>
          <table:table-cell table:formula="of:=COUNTIF([.$C94:.$AG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0_NullIntentOperatorMutator</text:p>
          </table:table-cell>
          <table:table-cell office:value-type="float" office:value="10006" calcext:value-type="float">
            <text:p>10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:.$AG95];&quot;=0&quot;)" office:value-type="float" office:value="31" calcext:value-type="float">
            <text:p>31</text:p>
          </table:table-cell>
          <table:table-cell table:formula="of:=COUNTIF([.$C95:.$AG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1_InvalidKeyIntentOperatorMutator</text:p>
          </table:table-cell>
          <table:table-cell office:value-type="float" office:value="11006" calcext:value-type="float">
            <text:p>11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:.$AG96];&quot;=0&quot;)" office:value-type="float" office:value="31" calcext:value-type="float">
            <text:p>31</text:p>
          </table:table-cell>
          <table:table-cell table:formula="of:=COUNTIF([.$C96:.$AG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2_RandomActionIntentDefinitionOperatorMutator</text:p>
          </table:table-cell>
          <table:table-cell office:value-type="float" office:value="12006" calcext:value-type="float">
            <text:p>12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:.$AG97];&quot;=0&quot;)" office:value-type="float" office:value="31" calcext:value-type="float">
            <text:p>31</text:p>
          </table:table-cell>
          <table:table-cell table:formula="of:=COUNTIF([.$C97:.$AG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3_NullIntentOperatorMutator</text:p>
          </table:table-cell>
          <table:table-cell office:value-type="float" office:value="13006" calcext:value-type="float">
            <text:p>13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:.$AG98];&quot;=0&quot;)" office:value-type="float" office:value="31" calcext:value-type="float">
            <text:p>31</text:p>
          </table:table-cell>
          <table:table-cell table:formula="of:=COUNTIF([.$C98:.$AG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4_InvalidKeyIntentOperatorMutator</text:p>
          </table:table-cell>
          <table:table-cell office:value-type="float" office:value="14006" calcext:value-type="float">
            <text:p>14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:.$AG99];&quot;=0&quot;)" office:value-type="float" office:value="31" calcext:value-type="float">
            <text:p>31</text:p>
          </table:table-cell>
          <table:table-cell table:formula="of:=COUNTIF([.$C99:.$AG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5_RandomActionIntentDefinitionOperatorMutator</text:p>
          </table:table-cell>
          <table:table-cell office:value-type="float" office:value="15006" calcext:value-type="float">
            <text:p>15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:.$AG100];&quot;=0&quot;)" office:value-type="float" office:value="31" calcext:value-type="float">
            <text:p>31</text:p>
          </table:table-cell>
          <table:table-cell table:formula="of:=COUNTIF([.$C100:.$AG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6_NullValueIntentPutExtraOperatorMutator</text:p>
          </table:table-cell>
          <table:table-cell office:value-type="float" office:value="16006" calcext:value-type="float">
            <text:p>16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:.$AG101];&quot;=0&quot;)" office:value-type="float" office:value="31" calcext:value-type="float">
            <text:p>31</text:p>
          </table:table-cell>
          <table:table-cell table:formula="of:=COUNTIF([.$C101:.$AG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7_IntentPayloadReplacementOperatorMutator</text:p>
          </table:table-cell>
          <table:table-cell office:value-type="float" office:value="17006" calcext:value-type="float">
            <text:p>17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:.$AG102];&quot;=0&quot;)" office:value-type="float" office:value="31" calcext:value-type="float">
            <text:p>31</text:p>
          </table:table-cell>
          <table:table-cell table:formula="of:=COUNTIF([.$C102:.$AG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ryptService_18_RandomActionIntentDefinitionOperatorMutator</text:p>
          </table:table-cell>
          <table:table-cell office:value-type="float" office:value="18006" calcext:value-type="float">
            <text:p>180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:.$AG103];&quot;=0&quot;)" office:value-type="float" office:value="31" calcext:value-type="float">
            <text:p>31</text:p>
          </table:table-cell>
          <table:table-cell table:formula="of:=COUNTIF([.$C103:.$AG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HashCallback_0_BinaryMutator</text:p>
          </table:table-cell>
          <table:table-cell office:value-type="float" office:value="9" calcext:value-type="float">
            <text:p>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:.$AG104];&quot;=0&quot;)" office:value-type="float" office:value="31" calcext:value-type="float">
            <text:p>31</text:p>
          </table:table-cell>
          <table:table-cell table:formula="of:=COUNTIF([.$C104:.$AG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olderSpaceDataTask_0_BinaryMutator</text:p>
          </table:table-cell>
          <table:table-cell office:value-type="float" office:value="12" calcext:value-type="float">
            <text:p>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5:.$AG105];&quot;=0&quot;)" office:value-type="float" office:value="31" calcext:value-type="float">
            <text:p>31</text:p>
          </table:table-cell>
          <table:table-cell table:formula="of:=COUNTIF([.$C105:.$AG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olderSpaceDataTask_1_BinaryMutator</text:p>
          </table:table-cell>
          <table:table-cell office:value-type="float" office:value="1012" calcext:value-type="float">
            <text:p>10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6:.$AG106];&quot;=0&quot;)" office:value-type="float" office:value="31" calcext:value-type="float">
            <text:p>31</text:p>
          </table:table-cell>
          <table:table-cell table:formula="of:=COUNTIF([.$C106:.$AG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0_NullIntentOperatorMutator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7:.$AG107];&quot;=0&quot;)" office:value-type="float" office:value="31" calcext:value-type="float">
            <text:p>31</text:p>
          </table:table-cell>
          <table:table-cell table:formula="of:=COUNTIF([.$C107:.$AG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1_InvalidKeyIntentOperatorMutator</text:p>
          </table:table-cell>
          <table:table-cell office:value-type="float" office:value="1015" calcext:value-type="float">
            <text:p>1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8:.$AG108];&quot;=0&quot;)" office:value-type="float" office:value="31" calcext:value-type="float">
            <text:p>31</text:p>
          </table:table-cell>
          <table:table-cell table:formula="of:=COUNTIF([.$C108:.$AG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2_RandomActionIntentDefinitionOperatorMutator</text:p>
          </table:table-cell>
          <table:table-cell office:value-type="float" office:value="2015" calcext:value-type="float">
            <text:p>2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9:.$AG109];&quot;=0&quot;)" office:value-type="float" office:value="31" calcext:value-type="float">
            <text:p>31</text:p>
          </table:table-cell>
          <table:table-cell table:formula="of:=COUNTIF([.$C109:.$AG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3_NullValueIntentPutExtraOperatorMutator</text:p>
          </table:table-cell>
          <table:table-cell office:value-type="float" office:value="3015" calcext:value-type="float">
            <text:p>3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0:.$AG110];&quot;=0&quot;)" office:value-type="float" office:value="31" calcext:value-type="float">
            <text:p>31</text:p>
          </table:table-cell>
          <table:table-cell table:formula="of:=COUNTIF([.$C110:.$AG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4_IntentPayloadReplacementOperatorMutator</text:p>
          </table:table-cell>
          <table:table-cell office:value-type="float" office:value="4015" calcext:value-type="float">
            <text:p>4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1:.$AG111];&quot;=0&quot;)" office:value-type="float" office:value="31" calcext:value-type="float">
            <text:p>31</text:p>
          </table:table-cell>
          <table:table-cell table:formula="of:=COUNTIF([.$C111:.$AG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Task_5_RandomActionIntentDefinitionOperatorMutator</text:p>
          </table:table-cell>
          <table:table-cell office:value-type="float" office:value="5015" calcext:value-type="float">
            <text:p>50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2:.$AG112];&quot;=0&quot;)" office:value-type="float" office:value="31" calcext:value-type="float">
            <text:p>31</text:p>
          </table:table-cell>
          <table:table-cell table:formula="of:=COUNTIF([.$C112:.$AG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0_BuggyGUIListenerOperatorMutator</text:p>
          </table:table-cell>
          <table:table-cell office:value-type="float" office:value="16" calcext:value-type="float">
            <text:p>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3:.$AG113];&quot;=0&quot;)" office:value-type="float" office:value="31" calcext:value-type="float">
            <text:p>31</text:p>
          </table:table-cell>
          <table:table-cell table:formula="of:=COUNTIF([.$C113:.$AG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1_BinaryMutator</text:p>
          </table:table-cell>
          <table:table-cell office:value-type="float" office:value="1016" calcext:value-type="float">
            <text:p>1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4:.$AG114];&quot;=0&quot;)" office:value-type="float" office:value="31" calcext:value-type="float">
            <text:p>31</text:p>
          </table:table-cell>
          <table:table-cell table:formula="of:=COUNTIF([.$C114:.$AG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2_BinaryMutator</text:p>
          </table:table-cell>
          <table:table-cell office:value-type="float" office:value="2016" calcext:value-type="float">
            <text:p>2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5:.$AG115];&quot;=0&quot;)" office:value-type="float" office:value="31" calcext:value-type="float">
            <text:p>31</text:p>
          </table:table-cell>
          <table:table-cell table:formula="of:=COUNTIF([.$C115:.$AG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3_BinaryMutator</text:p>
          </table:table-cell>
          <table:table-cell office:value-type="float" office:value="3016" calcext:value-type="float">
            <text:p>3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6:.$AG116];&quot;=0&quot;)" office:value-type="float" office:value="31" calcext:value-type="float">
            <text:p>31</text:p>
          </table:table-cell>
          <table:table-cell table:formula="of:=COUNTIF([.$C116:.$AG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4_BinaryMutator</text:p>
          </table:table-cell>
          <table:table-cell office:value-type="float" office:value="4016" calcext:value-type="float">
            <text:p>4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7:.$AG117];&quot;=0&quot;)" office:value-type="float" office:value="31" calcext:value-type="float">
            <text:p>31</text:p>
          </table:table-cell>
          <table:table-cell table:formula="of:=COUNTIF([.$C117:.$AG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FilesListTask_5_RandomActionIntentDefinitionOperatorMutator</text:p>
          </table:table-cell>
          <table:table-cell office:value-type="float" office:value="5016" calcext:value-type="float">
            <text:p>50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8:.$AG118];&quot;=0&quot;)" office:value-type="float" office:value="31" calcext:value-type="float">
            <text:p>31</text:p>
          </table:table-cell>
          <table:table-cell table:formula="of:=COUNTIF([.$C118:.$AG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WatcherUtil_0_RandomActionIntentDefinitionOperatorMutator</text:p>
          </table:table-cell>
          <table:table-cell office:value-type="float" office:value="19" calcext:value-type="float">
            <text:p>1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19:.$AG119];&quot;=0&quot;)" office:value-type="float" office:value="31" calcext:value-type="float">
            <text:p>31</text:p>
          </table:table-cell>
          <table:table-cell table:formula="of:=COUNTIF([.$C119:.$AG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WatcherUtil_1_RandomActionIntentDefinitionOperatorMutator</text:p>
          </table:table-cell>
          <table:table-cell office:value-type="float" office:value="1019" calcext:value-type="float">
            <text:p>101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0:.$AG120];&quot;=0&quot;)" office:value-type="float" office:value="31" calcext:value-type="float">
            <text:p>31</text:p>
          </table:table-cell>
          <table:table-cell table:formula="of:=COUNTIF([.$C120:.$AG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0_BinaryMutator</text:p>
          </table:table-cell>
          <table:table-cell office:value-type="float" office:value="22" calcext:value-type="float">
            <text:p>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1:.$AG121];&quot;=0&quot;)" office:value-type="float" office:value="31" calcext:value-type="float">
            <text:p>31</text:p>
          </table:table-cell>
          <table:table-cell table:formula="of:=COUNTIF([.$C121:.$AG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_BuggyGUIListenerOperatorMutator</text:p>
          </table:table-cell>
          <table:table-cell office:value-type="float" office:value="1022" calcext:value-type="float">
            <text:p>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2:.$AG122];&quot;=0&quot;)" office:value-type="float" office:value="31" calcext:value-type="float">
            <text:p>31</text:p>
          </table:table-cell>
          <table:table-cell table:formula="of:=COUNTIF([.$C122:.$AG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_NullIntentOperatorMutator</text:p>
          </table:table-cell>
          <table:table-cell office:value-type="float" office:value="2022" calcext:value-type="float">
            <text:p>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3:.$AG123];&quot;=0&quot;)" office:value-type="float" office:value="31" calcext:value-type="float">
            <text:p>31</text:p>
          </table:table-cell>
          <table:table-cell table:formula="of:=COUNTIF([.$C123:.$AG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_InvalidKeyIntentOperatorMutator</text:p>
          </table:table-cell>
          <table:table-cell office:value-type="float" office:value="3022" calcext:value-type="float">
            <text:p>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4:.$AG124];&quot;=0&quot;)" office:value-type="float" office:value="31" calcext:value-type="float">
            <text:p>31</text:p>
          </table:table-cell>
          <table:table-cell table:formula="of:=COUNTIF([.$C124:.$AG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_RandomActionIntentDefinitionOperatorMutator</text:p>
          </table:table-cell>
          <table:table-cell office:value-type="float" office:value="4022" calcext:value-type="float">
            <text:p>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5:.$AG125];&quot;=0&quot;)" office:value-type="float" office:value="31" calcext:value-type="float">
            <text:p>31</text:p>
          </table:table-cell>
          <table:table-cell table:formula="of:=COUNTIF([.$C125:.$AG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_NullValueIntentPutExtraOperatorMutator</text:p>
          </table:table-cell>
          <table:table-cell office:value-type="float" office:value="5022" calcext:value-type="float">
            <text:p>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6:.$AG126];&quot;=0&quot;)" office:value-type="float" office:value="31" calcext:value-type="float">
            <text:p>31</text:p>
          </table:table-cell>
          <table:table-cell table:formula="of:=COUNTIF([.$C126:.$AG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_IntentPayloadReplacementOperatorMutator</text:p>
          </table:table-cell>
          <table:table-cell office:value-type="float" office:value="6022" calcext:value-type="float">
            <text:p>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7:.$AG127];&quot;=0&quot;)" office:value-type="float" office:value="31" calcext:value-type="float">
            <text:p>31</text:p>
          </table:table-cell>
          <table:table-cell table:formula="of:=COUNTIF([.$C127:.$AG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_RandomActionIntentDefinitionOperatorMutator</text:p>
          </table:table-cell>
          <table:table-cell office:value-type="float" office:value="7022" calcext:value-type="float">
            <text:p>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8:.$AG128];&quot;=0&quot;)" office:value-type="float" office:value="31" calcext:value-type="float">
            <text:p>31</text:p>
          </table:table-cell>
          <table:table-cell table:formula="of:=COUNTIF([.$C128:.$AG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_NullValueIntentPutExtraOperatorMutator</text:p>
          </table:table-cell>
          <table:table-cell office:value-type="float" office:value="8022" calcext:value-type="float">
            <text:p>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29:.$AG129];&quot;=0&quot;)" office:value-type="float" office:value="31" calcext:value-type="float">
            <text:p>31</text:p>
          </table:table-cell>
          <table:table-cell table:formula="of:=COUNTIF([.$C129:.$AG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9_IntentPayloadReplacementOperatorMutator</text:p>
          </table:table-cell>
          <table:table-cell office:value-type="float" office:value="9022" calcext:value-type="float">
            <text:p>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0:.$AG130];&quot;=0&quot;)" office:value-type="float" office:value="31" calcext:value-type="float">
            <text:p>31</text:p>
          </table:table-cell>
          <table:table-cell table:formula="of:=COUNTIF([.$C130:.$AG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0_RandomActionIntentDefinitionOperatorMutator</text:p>
          </table:table-cell>
          <table:table-cell office:value-type="float" office:value="10022" calcext:value-type="float">
            <text:p>1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1:.$AG131];&quot;=0&quot;)" office:value-type="float" office:value="31" calcext:value-type="float">
            <text:p>31</text:p>
          </table:table-cell>
          <table:table-cell table:formula="of:=COUNTIF([.$C131:.$AG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1_RandomActionIntentDefinitionOperatorMutator</text:p>
          </table:table-cell>
          <table:table-cell office:value-type="float" office:value="11022" calcext:value-type="float">
            <text:p>1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2:.$AG132];&quot;=0&quot;)" office:value-type="float" office:value="31" calcext:value-type="float">
            <text:p>31</text:p>
          </table:table-cell>
          <table:table-cell table:formula="of:=COUNTIF([.$C132:.$AG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2_NullIntentOperatorMutator</text:p>
          </table:table-cell>
          <table:table-cell office:value-type="float" office:value="12022" calcext:value-type="float">
            <text:p>1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3:.$AG133];&quot;=0&quot;)" office:value-type="float" office:value="31" calcext:value-type="float">
            <text:p>31</text:p>
          </table:table-cell>
          <table:table-cell table:formula="of:=COUNTIF([.$C133:.$AG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3_InvalidKeyIntentOperatorMutator</text:p>
          </table:table-cell>
          <table:table-cell office:value-type="float" office:value="13022" calcext:value-type="float">
            <text:p>1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4:.$AG134];&quot;=0&quot;)" office:value-type="float" office:value="31" calcext:value-type="float">
            <text:p>31</text:p>
          </table:table-cell>
          <table:table-cell table:formula="of:=COUNTIF([.$C134:.$AG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4_RandomActionIntentDefinitionOperatorMutator</text:p>
          </table:table-cell>
          <table:table-cell office:value-type="float" office:value="14022" calcext:value-type="float">
            <text:p>1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5:.$AG135];&quot;=0&quot;)" office:value-type="float" office:value="31" calcext:value-type="float">
            <text:p>31</text:p>
          </table:table-cell>
          <table:table-cell table:formula="of:=COUNTIF([.$C135:.$AG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5_NullValueIntentPutExtraOperatorMutator</text:p>
          </table:table-cell>
          <table:table-cell office:value-type="float" office:value="15022" calcext:value-type="float">
            <text:p>1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6:.$AG136];&quot;=0&quot;)" office:value-type="float" office:value="31" calcext:value-type="float">
            <text:p>31</text:p>
          </table:table-cell>
          <table:table-cell table:formula="of:=COUNTIF([.$C136:.$AG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6_IntentPayloadReplacementOperatorMutator</text:p>
          </table:table-cell>
          <table:table-cell office:value-type="float" office:value="16022" calcext:value-type="float">
            <text:p>1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7:.$AG137];&quot;=0&quot;)" office:value-type="float" office:value="31" calcext:value-type="float">
            <text:p>31</text:p>
          </table:table-cell>
          <table:table-cell table:formula="of:=COUNTIF([.$C137:.$AG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7_RandomActionIntentDefinitionOperatorMutator</text:p>
          </table:table-cell>
          <table:table-cell office:value-type="float" office:value="17022" calcext:value-type="float">
            <text:p>1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8:.$AG138];&quot;=0&quot;)" office:value-type="float" office:value="31" calcext:value-type="float">
            <text:p>31</text:p>
          </table:table-cell>
          <table:table-cell table:formula="of:=COUNTIF([.$C138:.$AG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8_NullValueIntentPutExtraOperatorMutator</text:p>
          </table:table-cell>
          <table:table-cell office:value-type="float" office:value="18022" calcext:value-type="float">
            <text:p>1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39:.$AG139];&quot;=0&quot;)" office:value-type="float" office:value="31" calcext:value-type="float">
            <text:p>31</text:p>
          </table:table-cell>
          <table:table-cell table:formula="of:=COUNTIF([.$C139:.$AG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19_IntentPayloadReplacementOperatorMutator</text:p>
          </table:table-cell>
          <table:table-cell office:value-type="float" office:value="19022" calcext:value-type="float">
            <text:p>1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0:.$AG140];&quot;=0&quot;)" office:value-type="float" office:value="31" calcext:value-type="float">
            <text:p>31</text:p>
          </table:table-cell>
          <table:table-cell table:formula="of:=COUNTIF([.$C140:.$AG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0_RandomActionIntentDefinitionOperatorMutator</text:p>
          </table:table-cell>
          <table:table-cell office:value-type="float" office:value="20022" calcext:value-type="float">
            <text:p>2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1:.$AG141];&quot;=0&quot;)" office:value-type="float" office:value="31" calcext:value-type="float">
            <text:p>31</text:p>
          </table:table-cell>
          <table:table-cell table:formula="of:=COUNTIF([.$C141:.$AG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1_RandomActionIntentDefinitionOperatorMutator</text:p>
          </table:table-cell>
          <table:table-cell office:value-type="float" office:value="21022" calcext:value-type="float">
            <text:p>2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2:.$AG142];&quot;=0&quot;)" office:value-type="float" office:value="31" calcext:value-type="float">
            <text:p>31</text:p>
          </table:table-cell>
          <table:table-cell table:formula="of:=COUNTIF([.$C142:.$AG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2_LengthyGUICreationOperatorMutator</text:p>
          </table:table-cell>
          <table:table-cell office:value-type="float" office:value="22022" calcext:value-type="float">
            <text:p>2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3:.$AG143];&quot;=0&quot;)" office:value-type="float" office:value="31" calcext:value-type="float">
            <text:p>31</text:p>
          </table:table-cell>
          <table:table-cell table:formula="of:=COUNTIF([.$C143:.$AG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3_FindViewByIdReturnsNullOperatorMutator</text:p>
          </table:table-cell>
          <table:table-cell office:value-type="float" office:value="23022" calcext:value-type="float">
            <text:p>2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4:.$AG144];&quot;=0&quot;)" office:value-type="float" office:value="31" calcext:value-type="float">
            <text:p>31</text:p>
          </table:table-cell>
          <table:table-cell table:formula="of:=COUNTIF([.$C144:.$AG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4_InvalidIDFindViewOperatorMutator</text:p>
          </table:table-cell>
          <table:table-cell office:value-type="float" office:value="24022" calcext:value-type="float">
            <text:p>2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5:.$AG145];&quot;=0&quot;)" office:value-type="float" office:value="31" calcext:value-type="float">
            <text:p>31</text:p>
          </table:table-cell>
          <table:table-cell table:formula="of:=COUNTIF([.$C145:.$AG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5_InvalidViewFocusOperatorMutator</text:p>
          </table:table-cell>
          <table:table-cell office:value-type="float" office:value="25022" calcext:value-type="float">
            <text:p>2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6:.$AG146];&quot;=0&quot;)" office:value-type="float" office:value="31" calcext:value-type="float">
            <text:p>31</text:p>
          </table:table-cell>
          <table:table-cell table:formula="of:=COUNTIF([.$C146:.$AG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6_ViewComponentNotVisibleOperatorMutator</text:p>
          </table:table-cell>
          <table:table-cell office:value-type="float" office:value="26022" calcext:value-type="float">
            <text:p>2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7:.$AG147];&quot;=0&quot;)" office:value-type="float" office:value="31" calcext:value-type="float">
            <text:p>31</text:p>
          </table:table-cell>
          <table:table-cell table:formula="of:=COUNTIF([.$C147:.$AG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7_RandomActionIntentDefinitionOperatorMutator</text:p>
          </table:table-cell>
          <table:table-cell office:value-type="float" office:value="27022" calcext:value-type="float">
            <text:p>2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8:.$AG148];&quot;=0&quot;)" office:value-type="float" office:value="31" calcext:value-type="float">
            <text:p>31</text:p>
          </table:table-cell>
          <table:table-cell table:formula="of:=COUNTIF([.$C148:.$AG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8_FindViewByIdReturnsNullOperatorMutator</text:p>
          </table:table-cell>
          <table:table-cell office:value-type="float" office:value="28022" calcext:value-type="float">
            <text:p>2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49:.$AG149];&quot;=0&quot;)" office:value-type="float" office:value="31" calcext:value-type="float">
            <text:p>31</text:p>
          </table:table-cell>
          <table:table-cell table:formula="of:=COUNTIF([.$C149:.$AG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29_InvalidIDFindViewOperatorMutator</text:p>
          </table:table-cell>
          <table:table-cell office:value-type="float" office:value="29022" calcext:value-type="float">
            <text:p>2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0:.$AG150];&quot;=0&quot;)" office:value-type="float" office:value="31" calcext:value-type="float">
            <text:p>31</text:p>
          </table:table-cell>
          <table:table-cell table:formula="of:=COUNTIF([.$C150:.$AG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0_InvalidViewFocusOperatorMutator</text:p>
          </table:table-cell>
          <table:table-cell office:value-type="float" office:value="30022" calcext:value-type="float">
            <text:p>3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1:.$AG151];&quot;=0&quot;)" office:value-type="float" office:value="31" calcext:value-type="float">
            <text:p>31</text:p>
          </table:table-cell>
          <table:table-cell table:formula="of:=COUNTIF([.$C151:.$AG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1_ViewComponentNotVisibleOperatorMutator</text:p>
          </table:table-cell>
          <table:table-cell office:value-type="float" office:value="31022" calcext:value-type="float">
            <text:p>3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2:.$AG152];&quot;=0&quot;)" office:value-type="float" office:value="31" calcext:value-type="float">
            <text:p>31</text:p>
          </table:table-cell>
          <table:table-cell table:formula="of:=COUNTIF([.$C152:.$AG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2_FindViewByIdReturnsNullOperatorMutator</text:p>
          </table:table-cell>
          <table:table-cell office:value-type="float" office:value="32022" calcext:value-type="float">
            <text:p>3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3:.$AG153];&quot;=0&quot;)" office:value-type="float" office:value="31" calcext:value-type="float">
            <text:p>31</text:p>
          </table:table-cell>
          <table:table-cell table:formula="of:=COUNTIF([.$C153:.$AG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3_InvalidIDFindViewOperatorMutator</text:p>
          </table:table-cell>
          <table:table-cell office:value-type="float" office:value="33022" calcext:value-type="float">
            <text:p>3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4:.$AG154];&quot;=0&quot;)" office:value-type="float" office:value="31" calcext:value-type="float">
            <text:p>31</text:p>
          </table:table-cell>
          <table:table-cell table:formula="of:=COUNTIF([.$C154:.$AG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4_InvalidViewFocusOperatorMutator</text:p>
          </table:table-cell>
          <table:table-cell office:value-type="float" office:value="34022" calcext:value-type="float">
            <text:p>3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5:.$AG155];&quot;=0&quot;)" office:value-type="float" office:value="31" calcext:value-type="float">
            <text:p>31</text:p>
          </table:table-cell>
          <table:table-cell table:formula="of:=COUNTIF([.$C155:.$AG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5_ViewComponentNotVisibleOperatorMutator</text:p>
          </table:table-cell>
          <table:table-cell office:value-type="float" office:value="35022" calcext:value-type="float">
            <text:p>3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6:.$AG156];&quot;=0&quot;)" office:value-type="float" office:value="31" calcext:value-type="float">
            <text:p>31</text:p>
          </table:table-cell>
          <table:table-cell table:formula="of:=COUNTIF([.$C156:.$AG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6_FindViewByIdReturnsNullOperatorMutator</text:p>
          </table:table-cell>
          <table:table-cell office:value-type="float" office:value="36022" calcext:value-type="float">
            <text:p>3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7:.$AG157];&quot;=0&quot;)" office:value-type="float" office:value="31" calcext:value-type="float">
            <text:p>31</text:p>
          </table:table-cell>
          <table:table-cell table:formula="of:=COUNTIF([.$C157:.$AG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7_InvalidIDFindViewOperatorMutator</text:p>
          </table:table-cell>
          <table:table-cell office:value-type="float" office:value="37022" calcext:value-type="float">
            <text:p>3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8:.$AG158];&quot;=0&quot;)" office:value-type="float" office:value="31" calcext:value-type="float">
            <text:p>31</text:p>
          </table:table-cell>
          <table:table-cell table:formula="of:=COUNTIF([.$C158:.$AG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8_InvalidViewFocusOperatorMutator</text:p>
          </table:table-cell>
          <table:table-cell office:value-type="float" office:value="38022" calcext:value-type="float">
            <text:p>3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59:.$AG159];&quot;=0&quot;)" office:value-type="float" office:value="31" calcext:value-type="float">
            <text:p>31</text:p>
          </table:table-cell>
          <table:table-cell table:formula="of:=COUNTIF([.$C159:.$AG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39_ViewComponentNotVisibleOperatorMutator</text:p>
          </table:table-cell>
          <table:table-cell office:value-type="float" office:value="39022" calcext:value-type="float">
            <text:p>3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0:.$AG160];&quot;=0&quot;)" office:value-type="float" office:value="31" calcext:value-type="float">
            <text:p>31</text:p>
          </table:table-cell>
          <table:table-cell table:formula="of:=COUNTIF([.$C160:.$AG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0_FindViewByIdReturnsNullOperatorMutator</text:p>
          </table:table-cell>
          <table:table-cell office:value-type="float" office:value="40022" calcext:value-type="float">
            <text:p>4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1:.$AG161];&quot;=0&quot;)" office:value-type="float" office:value="31" calcext:value-type="float">
            <text:p>31</text:p>
          </table:table-cell>
          <table:table-cell table:formula="of:=COUNTIF([.$C161:.$AG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1_InvalidIDFindViewOperatorMutator</text:p>
          </table:table-cell>
          <table:table-cell office:value-type="float" office:value="41022" calcext:value-type="float">
            <text:p>4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2:.$AG162];&quot;=0&quot;)" office:value-type="float" office:value="31" calcext:value-type="float">
            <text:p>31</text:p>
          </table:table-cell>
          <table:table-cell table:formula="of:=COUNTIF([.$C162:.$AG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2_InvalidViewFocusOperatorMutator</text:p>
          </table:table-cell>
          <table:table-cell office:value-type="float" office:value="42022" calcext:value-type="float">
            <text:p>4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3:.$AG163];&quot;=0&quot;)" office:value-type="float" office:value="31" calcext:value-type="float">
            <text:p>31</text:p>
          </table:table-cell>
          <table:table-cell table:formula="of:=COUNTIF([.$C163:.$AG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3_ViewComponentNotVisibleOperatorMutator</text:p>
          </table:table-cell>
          <table:table-cell office:value-type="float" office:value="43022" calcext:value-type="float">
            <text:p>4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4:.$AG164];&quot;=0&quot;)" office:value-type="float" office:value="31" calcext:value-type="float">
            <text:p>31</text:p>
          </table:table-cell>
          <table:table-cell table:formula="of:=COUNTIF([.$C164:.$AG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4_FindViewByIdReturnsNullOperatorMutator</text:p>
          </table:table-cell>
          <table:table-cell office:value-type="float" office:value="44022" calcext:value-type="float">
            <text:p>4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5:.$AG165];&quot;=0&quot;)" office:value-type="float" office:value="31" calcext:value-type="float">
            <text:p>31</text:p>
          </table:table-cell>
          <table:table-cell table:formula="of:=COUNTIF([.$C165:.$AG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5_InvalidIDFindViewOperatorMutator</text:p>
          </table:table-cell>
          <table:table-cell office:value-type="float" office:value="45022" calcext:value-type="float">
            <text:p>4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6:.$AG166];&quot;=0&quot;)" office:value-type="float" office:value="31" calcext:value-type="float">
            <text:p>31</text:p>
          </table:table-cell>
          <table:table-cell table:formula="of:=COUNTIF([.$C166:.$AG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6_InvalidViewFocusOperatorMutator</text:p>
          </table:table-cell>
          <table:table-cell office:value-type="float" office:value="46022" calcext:value-type="float">
            <text:p>4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7:.$AG167];&quot;=0&quot;)" office:value-type="float" office:value="31" calcext:value-type="float">
            <text:p>31</text:p>
          </table:table-cell>
          <table:table-cell table:formula="of:=COUNTIF([.$C167:.$AG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7_ViewComponentNotVisibleOperatorMutator</text:p>
          </table:table-cell>
          <table:table-cell office:value-type="float" office:value="47022" calcext:value-type="float">
            <text:p>4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8:.$AG168];&quot;=0&quot;)" office:value-type="float" office:value="31" calcext:value-type="float">
            <text:p>31</text:p>
          </table:table-cell>
          <table:table-cell table:formula="of:=COUNTIF([.$C168:.$AG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8_FindViewByIdReturnsNullOperatorMutator</text:p>
          </table:table-cell>
          <table:table-cell office:value-type="float" office:value="48022" calcext:value-type="float">
            <text:p>4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69:.$AG169];&quot;=0&quot;)" office:value-type="float" office:value="31" calcext:value-type="float">
            <text:p>31</text:p>
          </table:table-cell>
          <table:table-cell table:formula="of:=COUNTIF([.$C169:.$AG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49_InvalidIDFindViewOperatorMutator</text:p>
          </table:table-cell>
          <table:table-cell office:value-type="float" office:value="49022" calcext:value-type="float">
            <text:p>4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0:.$AG170];&quot;=0&quot;)" office:value-type="float" office:value="31" calcext:value-type="float">
            <text:p>31</text:p>
          </table:table-cell>
          <table:table-cell table:formula="of:=COUNTIF([.$C170:.$AG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0_InvalidViewFocusOperatorMutator</text:p>
          </table:table-cell>
          <table:table-cell office:value-type="float" office:value="50022" calcext:value-type="float">
            <text:p>5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1:.$AG171];&quot;=0&quot;)" office:value-type="float" office:value="31" calcext:value-type="float">
            <text:p>31</text:p>
          </table:table-cell>
          <table:table-cell table:formula="of:=COUNTIF([.$C171:.$AG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1_ViewComponentNotVisibleOperatorMutator</text:p>
          </table:table-cell>
          <table:table-cell office:value-type="float" office:value="51022" calcext:value-type="float">
            <text:p>5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2:.$AG172];&quot;=0&quot;)" office:value-type="float" office:value="31" calcext:value-type="float">
            <text:p>31</text:p>
          </table:table-cell>
          <table:table-cell table:formula="of:=COUNTIF([.$C172:.$AG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2_FindViewByIdReturnsNullOperatorMutator</text:p>
          </table:table-cell>
          <table:table-cell office:value-type="float" office:value="52022" calcext:value-type="float">
            <text:p>5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3:.$AG173];&quot;=0&quot;)" office:value-type="float" office:value="31" calcext:value-type="float">
            <text:p>31</text:p>
          </table:table-cell>
          <table:table-cell table:formula="of:=COUNTIF([.$C173:.$AG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3_InvalidIDFindViewOperatorMutator</text:p>
          </table:table-cell>
          <table:table-cell office:value-type="float" office:value="53022" calcext:value-type="float">
            <text:p>5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4:.$AG174];&quot;=0&quot;)" office:value-type="float" office:value="31" calcext:value-type="float">
            <text:p>31</text:p>
          </table:table-cell>
          <table:table-cell table:formula="of:=COUNTIF([.$C174:.$AG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4_InvalidViewFocusOperatorMutator</text:p>
          </table:table-cell>
          <table:table-cell office:value-type="float" office:value="54022" calcext:value-type="float">
            <text:p>5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5:.$AG175];&quot;=0&quot;)" office:value-type="float" office:value="31" calcext:value-type="float">
            <text:p>31</text:p>
          </table:table-cell>
          <table:table-cell table:formula="of:=COUNTIF([.$C175:.$AG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5_ViewComponentNotVisibleOperatorMutator</text:p>
          </table:table-cell>
          <table:table-cell office:value-type="float" office:value="55022" calcext:value-type="float">
            <text:p>5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6:.$AG176];&quot;=0&quot;)" office:value-type="float" office:value="31" calcext:value-type="float">
            <text:p>31</text:p>
          </table:table-cell>
          <table:table-cell table:formula="of:=COUNTIF([.$C176:.$AG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6_BuggyGUIListenerOperatorMutator</text:p>
          </table:table-cell>
          <table:table-cell office:value-type="float" office:value="56022" calcext:value-type="float">
            <text:p>5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7:.$AG177];&quot;=0&quot;)" office:value-type="float" office:value="31" calcext:value-type="float">
            <text:p>31</text:p>
          </table:table-cell>
          <table:table-cell table:formula="of:=COUNTIF([.$C177:.$AG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7_BuggyGUIListenerOperatorMutator</text:p>
          </table:table-cell>
          <table:table-cell office:value-type="float" office:value="57022" calcext:value-type="float">
            <text:p>5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8:.$AG178];&quot;=0&quot;)" office:value-type="float" office:value="31" calcext:value-type="float">
            <text:p>31</text:p>
          </table:table-cell>
          <table:table-cell table:formula="of:=COUNTIF([.$C178:.$AG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8_BuggyGUIListenerOperatorMutator</text:p>
          </table:table-cell>
          <table:table-cell office:value-type="float" office:value="58022" calcext:value-type="float">
            <text:p>5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79:.$AG179];&quot;=0&quot;)" office:value-type="float" office:value="31" calcext:value-type="float">
            <text:p>31</text:p>
          </table:table-cell>
          <table:table-cell table:formula="of:=COUNTIF([.$C179:.$AG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59_BuggyGUIListenerOperatorMutator</text:p>
          </table:table-cell>
          <table:table-cell office:value-type="float" office:value="59022" calcext:value-type="float">
            <text:p>5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0:.$AG180];&quot;=0&quot;)" office:value-type="float" office:value="31" calcext:value-type="float">
            <text:p>31</text:p>
          </table:table-cell>
          <table:table-cell table:formula="of:=COUNTIF([.$C180:.$AG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0_InvalidIDFindViewOperatorMutator</text:p>
          </table:table-cell>
          <table:table-cell office:value-type="float" office:value="60022" calcext:value-type="float">
            <text:p>6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1:.$AG181];&quot;=0&quot;)" office:value-type="float" office:value="31" calcext:value-type="float">
            <text:p>31</text:p>
          </table:table-cell>
          <table:table-cell table:formula="of:=COUNTIF([.$C181:.$AG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1_InvalidIDFindViewOperatorMutator</text:p>
          </table:table-cell>
          <table:table-cell office:value-type="float" office:value="61022" calcext:value-type="float">
            <text:p>6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2:.$AG182];&quot;=0&quot;)" office:value-type="float" office:value="31" calcext:value-type="float">
            <text:p>31</text:p>
          </table:table-cell>
          <table:table-cell table:formula="of:=COUNTIF([.$C182:.$AG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2_NullIntentOperatorMutator</text:p>
          </table:table-cell>
          <table:table-cell office:value-type="float" office:value="62022" calcext:value-type="float">
            <text:p>6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3:.$AG183];&quot;=0&quot;)" office:value-type="float" office:value="31" calcext:value-type="float">
            <text:p>31</text:p>
          </table:table-cell>
          <table:table-cell table:formula="of:=COUNTIF([.$C183:.$AG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3_RandomActionIntentDefinitionOperatorMutator</text:p>
          </table:table-cell>
          <table:table-cell office:value-type="float" office:value="63022" calcext:value-type="float">
            <text:p>6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4:.$AG184];&quot;=0&quot;)" office:value-type="float" office:value="31" calcext:value-type="float">
            <text:p>31</text:p>
          </table:table-cell>
          <table:table-cell table:formula="of:=COUNTIF([.$C184:.$AG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4_RandomActionIntentDefinitionOperatorMutator</text:p>
          </table:table-cell>
          <table:table-cell office:value-type="float" office:value="64022" calcext:value-type="float">
            <text:p>6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5:.$AG185];&quot;=0&quot;)" office:value-type="float" office:value="31" calcext:value-type="float">
            <text:p>31</text:p>
          </table:table-cell>
          <table:table-cell table:formula="of:=COUNTIF([.$C185:.$AG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5_NullValueIntentPutExtraOperatorMutator</text:p>
          </table:table-cell>
          <table:table-cell office:value-type="float" office:value="65022" calcext:value-type="float">
            <text:p>6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6:.$AG186];&quot;=0&quot;)" office:value-type="float" office:value="31" calcext:value-type="float">
            <text:p>31</text:p>
          </table:table-cell>
          <table:table-cell table:formula="of:=COUNTIF([.$C186:.$AG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6_IntentPayloadReplacementOperatorMutator</text:p>
          </table:table-cell>
          <table:table-cell office:value-type="float" office:value="66022" calcext:value-type="float">
            <text:p>6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7:.$AG187];&quot;=0&quot;)" office:value-type="float" office:value="31" calcext:value-type="float">
            <text:p>31</text:p>
          </table:table-cell>
          <table:table-cell table:formula="of:=COUNTIF([.$C187:.$AG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7_RandomActionIntentDefinitionOperatorMutator</text:p>
          </table:table-cell>
          <table:table-cell office:value-type="float" office:value="67022" calcext:value-type="float">
            <text:p>6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8:.$AG188];&quot;=0&quot;)" office:value-type="float" office:value="31" calcext:value-type="float">
            <text:p>31</text:p>
          </table:table-cell>
          <table:table-cell table:formula="of:=COUNTIF([.$C188:.$AG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8_RandomActionIntentDefinitionOperatorMutator</text:p>
          </table:table-cell>
          <table:table-cell office:value-type="float" office:value="68022" calcext:value-type="float">
            <text:p>6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89:.$AG189];&quot;=0&quot;)" office:value-type="float" office:value="31" calcext:value-type="float">
            <text:p>31</text:p>
          </table:table-cell>
          <table:table-cell table:formula="of:=COUNTIF([.$C189:.$AG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69_RandomActionIntentDefinitionOperatorMutator</text:p>
          </table:table-cell>
          <table:table-cell office:value-type="float" office:value="69022" calcext:value-type="float">
            <text:p>6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0:.$AG190];&quot;=0&quot;)" office:value-type="float" office:value="31" calcext:value-type="float">
            <text:p>31</text:p>
          </table:table-cell>
          <table:table-cell table:formula="of:=COUNTIF([.$C190:.$AG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0_NullIntentOperatorMutator</text:p>
          </table:table-cell>
          <table:table-cell office:value-type="float" office:value="70022" calcext:value-type="float">
            <text:p>7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1:.$AG191];&quot;=0&quot;)" office:value-type="float" office:value="31" calcext:value-type="float">
            <text:p>31</text:p>
          </table:table-cell>
          <table:table-cell table:formula="of:=COUNTIF([.$C191:.$AG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1_InvalidKeyIntentOperatorMutator</text:p>
          </table:table-cell>
          <table:table-cell office:value-type="float" office:value="71022" calcext:value-type="float">
            <text:p>7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2:.$AG192];&quot;=0&quot;)" office:value-type="float" office:value="31" calcext:value-type="float">
            <text:p>31</text:p>
          </table:table-cell>
          <table:table-cell table:formula="of:=COUNTIF([.$C192:.$AG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2_RandomActionIntentDefinitionOperatorMutator</text:p>
          </table:table-cell>
          <table:table-cell office:value-type="float" office:value="72022" calcext:value-type="float">
            <text:p>7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3:.$AG193];&quot;=0&quot;)" office:value-type="float" office:value="31" calcext:value-type="float">
            <text:p>31</text:p>
          </table:table-cell>
          <table:table-cell table:formula="of:=COUNTIF([.$C193:.$AG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3_FindViewByIdReturnsNullOperatorMutator</text:p>
          </table:table-cell>
          <table:table-cell office:value-type="float" office:value="73022" calcext:value-type="float">
            <text:p>7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4:.$AG194];&quot;=0&quot;)" office:value-type="float" office:value="31" calcext:value-type="float">
            <text:p>31</text:p>
          </table:table-cell>
          <table:table-cell table:formula="of:=COUNTIF([.$C194:.$AG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4_InvalidIDFindViewOperatorMutator</text:p>
          </table:table-cell>
          <table:table-cell office:value-type="float" office:value="74022" calcext:value-type="float">
            <text:p>7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5:.$AG195];&quot;=0&quot;)" office:value-type="float" office:value="31" calcext:value-type="float">
            <text:p>31</text:p>
          </table:table-cell>
          <table:table-cell table:formula="of:=COUNTIF([.$C195:.$AG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5_InvalidViewFocusOperatorMutator</text:p>
          </table:table-cell>
          <table:table-cell office:value-type="float" office:value="75022" calcext:value-type="float">
            <text:p>7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6:.$AG196];&quot;=0&quot;)" office:value-type="float" office:value="31" calcext:value-type="float">
            <text:p>31</text:p>
          </table:table-cell>
          <table:table-cell table:formula="of:=COUNTIF([.$C196:.$AG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6_ViewComponentNotVisibleOperatorMutator</text:p>
          </table:table-cell>
          <table:table-cell office:value-type="float" office:value="76022" calcext:value-type="float">
            <text:p>76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7:.$AG197];&quot;=0&quot;)" office:value-type="float" office:value="31" calcext:value-type="float">
            <text:p>31</text:p>
          </table:table-cell>
          <table:table-cell table:formula="of:=COUNTIF([.$C197:.$AG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7_FindViewByIdReturnsNullOperatorMutator</text:p>
          </table:table-cell>
          <table:table-cell office:value-type="float" office:value="77022" calcext:value-type="float">
            <text:p>77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8:.$AG198];&quot;=0&quot;)" office:value-type="float" office:value="31" calcext:value-type="float">
            <text:p>31</text:p>
          </table:table-cell>
          <table:table-cell table:formula="of:=COUNTIF([.$C198:.$AG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8_InvalidIDFindViewOperatorMutator</text:p>
          </table:table-cell>
          <table:table-cell office:value-type="float" office:value="78022" calcext:value-type="float">
            <text:p>78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99:.$AG199];&quot;=0&quot;)" office:value-type="float" office:value="31" calcext:value-type="float">
            <text:p>31</text:p>
          </table:table-cell>
          <table:table-cell table:formula="of:=COUNTIF([.$C199:.$AG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79_InvalidViewFocusOperatorMutator</text:p>
          </table:table-cell>
          <table:table-cell office:value-type="float" office:value="79022" calcext:value-type="float">
            <text:p>79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0:.$AG200];&quot;=0&quot;)" office:value-type="float" office:value="31" calcext:value-type="float">
            <text:p>31</text:p>
          </table:table-cell>
          <table:table-cell table:formula="of:=COUNTIF([.$C200:.$AG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0_ViewComponentNotVisibleOperatorMutator</text:p>
          </table:table-cell>
          <table:table-cell office:value-type="float" office:value="80022" calcext:value-type="float">
            <text:p>80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1:.$AG201];&quot;=0&quot;)" office:value-type="float" office:value="31" calcext:value-type="float">
            <text:p>31</text:p>
          </table:table-cell>
          <table:table-cell table:formula="of:=COUNTIF([.$C201:.$AG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1_BinaryMutator</text:p>
          </table:table-cell>
          <table:table-cell office:value-type="float" office:value="81022" calcext:value-type="float">
            <text:p>81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2:.$AG202];&quot;=0&quot;)" office:value-type="float" office:value="31" calcext:value-type="float">
            <text:p>31</text:p>
          </table:table-cell>
          <table:table-cell table:formula="of:=COUNTIF([.$C202:.$AG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2_FindViewByIdReturnsNullOperatorMutator</text:p>
          </table:table-cell>
          <table:table-cell office:value-type="float" office:value="82022" calcext:value-type="float">
            <text:p>82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3:.$AG203];&quot;=0&quot;)" office:value-type="float" office:value="31" calcext:value-type="float">
            <text:p>31</text:p>
          </table:table-cell>
          <table:table-cell table:formula="of:=COUNTIF([.$C203:.$AG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3_InvalidIDFindViewOperatorMutator</text:p>
          </table:table-cell>
          <table:table-cell office:value-type="float" office:value="83022" calcext:value-type="float">
            <text:p>83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4:.$AG204];&quot;=0&quot;)" office:value-type="float" office:value="31" calcext:value-type="float">
            <text:p>31</text:p>
          </table:table-cell>
          <table:table-cell table:formula="of:=COUNTIF([.$C204:.$AG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4_InvalidViewFocusOperatorMutator</text:p>
          </table:table-cell>
          <table:table-cell office:value-type="float" office:value="84022" calcext:value-type="float">
            <text:p>84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5:.$AG205];&quot;=0&quot;)" office:value-type="float" office:value="31" calcext:value-type="float">
            <text:p>31</text:p>
          </table:table-cell>
          <table:table-cell table:formula="of:=COUNTIF([.$C205:.$AG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Activity_85_ViewComponentNotVisibleOperatorMutator</text:p>
          </table:table-cell>
          <table:table-cell office:value-type="float" office:value="85022" calcext:value-type="float">
            <text:p>8502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6:.$AG206];&quot;=0&quot;)" office:value-type="float" office:value="31" calcext:value-type="float">
            <text:p>31</text:p>
          </table:table-cell>
          <table:table-cell table:formula="of:=COUNTIF([.$C206:.$AG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0_BinaryMutator</text:p>
          </table:table-cell>
          <table:table-cell office:value-type="float" office:value="24" calcext:value-type="float">
            <text:p>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7:.$AG207];&quot;=0&quot;)" office:value-type="float" office:value="31" calcext:value-type="float">
            <text:p>31</text:p>
          </table:table-cell>
          <table:table-cell table:formula="of:=COUNTIF([.$C207:.$AG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1_BinaryMutator</text:p>
          </table:table-cell>
          <table:table-cell office:value-type="float" office:value="1024" calcext:value-type="float">
            <text:p>10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8:.$AG208];&quot;=0&quot;)" office:value-type="float" office:value="31" calcext:value-type="float">
            <text:p>31</text:p>
          </table:table-cell>
          <table:table-cell table:formula="of:=COUNTIF([.$C208:.$AG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Handler_2_BinaryMutator</text:p>
          </table:table-cell>
          <table:table-cell office:value-type="float" office:value="2024" calcext:value-type="float">
            <text:p>20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9:.$AG209];&quot;=0&quot;)" office:value-type="float" office:value="31" calcext:value-type="float">
            <text:p>31</text:p>
          </table:table-cell>
          <table:table-cell table:formula="of:=COUNTIF([.$C209:.$AG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0_BinaryMutator</text:p>
          </table:table-cell>
          <table:table-cell office:value-type="float" office:value="26" calcext:value-type="float">
            <text:p>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0:.$AG210];&quot;=0&quot;)" office:value-type="float" office:value="31" calcext:value-type="float">
            <text:p>31</text:p>
          </table:table-cell>
          <table:table-cell table:formula="of:=COUNTIF([.$C210:.$AG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_BinaryMutator</text:p>
          </table:table-cell>
          <table:table-cell office:value-type="float" office:value="1026" calcext:value-type="float">
            <text:p>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1:.$AG211];&quot;=0&quot;)" office:value-type="float" office:value="31" calcext:value-type="float">
            <text:p>31</text:p>
          </table:table-cell>
          <table:table-cell table:formula="of:=COUNTIF([.$C211:.$AG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_BinaryMutator</text:p>
          </table:table-cell>
          <table:table-cell office:value-type="float" office:value="2026" calcext:value-type="float">
            <text:p>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2:.$AG212];&quot;=0&quot;)" office:value-type="float" office:value="31" calcext:value-type="float">
            <text:p>31</text:p>
          </table:table-cell>
          <table:table-cell table:formula="of:=COUNTIF([.$C212:.$AG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_BuggyGUIListenerOperatorMutator</text:p>
          </table:table-cell>
          <table:table-cell office:value-type="float" office:value="3026" calcext:value-type="float">
            <text:p>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3:.$AG213];&quot;=0&quot;)" office:value-type="float" office:value="31" calcext:value-type="float">
            <text:p>31</text:p>
          </table:table-cell>
          <table:table-cell table:formula="of:=COUNTIF([.$C213:.$AG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_InvalidViewFocusOperatorMutator</text:p>
          </table:table-cell>
          <table:table-cell office:value-type="float" office:value="4026" calcext:value-type="float">
            <text:p>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4:.$AG214];&quot;=0&quot;)" office:value-type="float" office:value="31" calcext:value-type="float">
            <text:p>31</text:p>
          </table:table-cell>
          <table:table-cell table:formula="of:=COUNTIF([.$C214:.$AG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5_ViewComponentNotVisibleOperatorMutator</text:p>
          </table:table-cell>
          <table:table-cell office:value-type="float" office:value="5026" calcext:value-type="float">
            <text:p>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5:.$AG215];&quot;=0&quot;)" office:value-type="float" office:value="31" calcext:value-type="float">
            <text:p>31</text:p>
          </table:table-cell>
          <table:table-cell table:formula="of:=COUNTIF([.$C215:.$AG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6_InvalidViewFocusOperatorMutator</text:p>
          </table:table-cell>
          <table:table-cell office:value-type="float" office:value="6026" calcext:value-type="float">
            <text:p>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6:.$AG216];&quot;=0&quot;)" office:value-type="float" office:value="31" calcext:value-type="float">
            <text:p>31</text:p>
          </table:table-cell>
          <table:table-cell table:formula="of:=COUNTIF([.$C216:.$AG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7_ViewComponentNotVisibleOperatorMutator</text:p>
          </table:table-cell>
          <table:table-cell office:value-type="float" office:value="7026" calcext:value-type="float">
            <text:p>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7:.$AG217];&quot;=0&quot;)" office:value-type="float" office:value="31" calcext:value-type="float">
            <text:p>31</text:p>
          </table:table-cell>
          <table:table-cell table:formula="of:=COUNTIF([.$C217:.$AG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8_InvalidViewFocusOperatorMutator</text:p>
          </table:table-cell>
          <table:table-cell office:value-type="float" office:value="8026" calcext:value-type="float">
            <text:p>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8:.$AG218];&quot;=0&quot;)" office:value-type="float" office:value="31" calcext:value-type="float">
            <text:p>31</text:p>
          </table:table-cell>
          <table:table-cell table:formula="of:=COUNTIF([.$C218:.$AG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9_ViewComponentNotVisibleOperatorMutator</text:p>
          </table:table-cell>
          <table:table-cell office:value-type="float" office:value="9026" calcext:value-type="float">
            <text:p>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19:.$AG219];&quot;=0&quot;)" office:value-type="float" office:value="31" calcext:value-type="float">
            <text:p>31</text:p>
          </table:table-cell>
          <table:table-cell table:formula="of:=COUNTIF([.$C219:.$AG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0_BuggyGUIListenerOperatorMutator</text:p>
          </table:table-cell>
          <table:table-cell office:value-type="float" office:value="10026" calcext:value-type="float">
            <text:p>1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0:.$AG220];&quot;=0&quot;)" office:value-type="float" office:value="31" calcext:value-type="float">
            <text:p>31</text:p>
          </table:table-cell>
          <table:table-cell table:formula="of:=COUNTIF([.$C220:.$AG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1_BuggyGUIListenerOperatorMutator</text:p>
          </table:table-cell>
          <table:table-cell office:value-type="float" office:value="11026" calcext:value-type="float">
            <text:p>1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1:.$AG221];&quot;=0&quot;)" office:value-type="float" office:value="31" calcext:value-type="float">
            <text:p>31</text:p>
          </table:table-cell>
          <table:table-cell table:formula="of:=COUNTIF([.$C221:.$AG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2_NullIntentOperatorMutator</text:p>
          </table:table-cell>
          <table:table-cell office:value-type="float" office:value="12026" calcext:value-type="float">
            <text:p>1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2:.$AG222];&quot;=0&quot;)" office:value-type="float" office:value="31" calcext:value-type="float">
            <text:p>31</text:p>
          </table:table-cell>
          <table:table-cell table:formula="of:=COUNTIF([.$C222:.$AG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3_InvalidKeyIntentOperatorMutator</text:p>
          </table:table-cell>
          <table:table-cell office:value-type="float" office:value="13026" calcext:value-type="float">
            <text:p>1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3:.$AG223];&quot;=0&quot;)" office:value-type="float" office:value="31" calcext:value-type="float">
            <text:p>31</text:p>
          </table:table-cell>
          <table:table-cell table:formula="of:=COUNTIF([.$C223:.$AG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4_RandomActionIntentDefinitionOperatorMutator</text:p>
          </table:table-cell>
          <table:table-cell office:value-type="float" office:value="14026" calcext:value-type="float">
            <text:p>1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4:.$AG224];&quot;=0&quot;)" office:value-type="float" office:value="31" calcext:value-type="float">
            <text:p>31</text:p>
          </table:table-cell>
          <table:table-cell table:formula="of:=COUNTIF([.$C224:.$AG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5_RandomActionIntentDefinitionOperatorMutator</text:p>
          </table:table-cell>
          <table:table-cell office:value-type="float" office:value="15026" calcext:value-type="float">
            <text:p>1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5:.$AG225];&quot;=0&quot;)" office:value-type="float" office:value="31" calcext:value-type="float">
            <text:p>31</text:p>
          </table:table-cell>
          <table:table-cell table:formula="of:=COUNTIF([.$C225:.$AG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6_NullIntentOperatorMutator</text:p>
          </table:table-cell>
          <table:table-cell office:value-type="float" office:value="16026" calcext:value-type="float">
            <text:p>1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6:.$AG226];&quot;=0&quot;)" office:value-type="float" office:value="31" calcext:value-type="float">
            <text:p>31</text:p>
          </table:table-cell>
          <table:table-cell table:formula="of:=COUNTIF([.$C226:.$AG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7_InvalidKeyIntentOperatorMutator</text:p>
          </table:table-cell>
          <table:table-cell office:value-type="float" office:value="17026" calcext:value-type="float">
            <text:p>1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7:.$AG227];&quot;=0&quot;)" office:value-type="float" office:value="31" calcext:value-type="float">
            <text:p>31</text:p>
          </table:table-cell>
          <table:table-cell table:formula="of:=COUNTIF([.$C227:.$AG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8_RandomActionIntentDefinitionOperatorMutator</text:p>
          </table:table-cell>
          <table:table-cell office:value-type="float" office:value="18026" calcext:value-type="float">
            <text:p>1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8:.$AG228];&quot;=0&quot;)" office:value-type="float" office:value="31" calcext:value-type="float">
            <text:p>31</text:p>
          </table:table-cell>
          <table:table-cell table:formula="of:=COUNTIF([.$C228:.$AG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19_NullValueIntentPutExtraOperatorMutator</text:p>
          </table:table-cell>
          <table:table-cell office:value-type="float" office:value="19026" calcext:value-type="float">
            <text:p>1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29:.$AG229];&quot;=0&quot;)" office:value-type="float" office:value="31" calcext:value-type="float">
            <text:p>31</text:p>
          </table:table-cell>
          <table:table-cell table:formula="of:=COUNTIF([.$C229:.$AG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0_IntentPayloadReplacementOperatorMutator</text:p>
          </table:table-cell>
          <table:table-cell office:value-type="float" office:value="20026" calcext:value-type="float">
            <text:p>2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0:.$AG230];&quot;=0&quot;)" office:value-type="float" office:value="31" calcext:value-type="float">
            <text:p>31</text:p>
          </table:table-cell>
          <table:table-cell table:formula="of:=COUNTIF([.$C230:.$AG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1_RandomActionIntentDefinitionOperatorMutator</text:p>
          </table:table-cell>
          <table:table-cell office:value-type="float" office:value="21026" calcext:value-type="float">
            <text:p>2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1:.$AG231];&quot;=0&quot;)" office:value-type="float" office:value="31" calcext:value-type="float">
            <text:p>31</text:p>
          </table:table-cell>
          <table:table-cell table:formula="of:=COUNTIF([.$C231:.$AG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2_NullValueIntentPutExtraOperatorMutator</text:p>
          </table:table-cell>
          <table:table-cell office:value-type="float" office:value="22026" calcext:value-type="float">
            <text:p>2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2:.$AG232];&quot;=0&quot;)" office:value-type="float" office:value="31" calcext:value-type="float">
            <text:p>31</text:p>
          </table:table-cell>
          <table:table-cell table:formula="of:=COUNTIF([.$C232:.$AG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3_IntentPayloadReplacementOperatorMutator</text:p>
          </table:table-cell>
          <table:table-cell office:value-type="float" office:value="23026" calcext:value-type="float">
            <text:p>2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3:.$AG233];&quot;=0&quot;)" office:value-type="float" office:value="31" calcext:value-type="float">
            <text:p>31</text:p>
          </table:table-cell>
          <table:table-cell table:formula="of:=COUNTIF([.$C233:.$AG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4_RandomActionIntentDefinitionOperatorMutator</text:p>
          </table:table-cell>
          <table:table-cell office:value-type="float" office:value="24026" calcext:value-type="float">
            <text:p>2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4:.$AG234];&quot;=0&quot;)" office:value-type="float" office:value="31" calcext:value-type="float">
            <text:p>31</text:p>
          </table:table-cell>
          <table:table-cell table:formula="of:=COUNTIF([.$C234:.$AG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5_NullValueIntentPutExtraOperatorMutator</text:p>
          </table:table-cell>
          <table:table-cell office:value-type="float" office:value="25026" calcext:value-type="float">
            <text:p>2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5:.$AG235];&quot;=0&quot;)" office:value-type="float" office:value="31" calcext:value-type="float">
            <text:p>31</text:p>
          </table:table-cell>
          <table:table-cell table:formula="of:=COUNTIF([.$C235:.$AG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6_IntentPayloadReplacementOperatorMutator</text:p>
          </table:table-cell>
          <table:table-cell office:value-type="float" office:value="26026" calcext:value-type="float">
            <text:p>2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6:.$AG236];&quot;=0&quot;)" office:value-type="float" office:value="31" calcext:value-type="float">
            <text:p>31</text:p>
          </table:table-cell>
          <table:table-cell table:formula="of:=COUNTIF([.$C236:.$AG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7_RandomActionIntentDefinitionOperatorMutator</text:p>
          </table:table-cell>
          <table:table-cell office:value-type="float" office:value="27026" calcext:value-type="float">
            <text:p>2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7:.$AG237];&quot;=0&quot;)" office:value-type="float" office:value="31" calcext:value-type="float">
            <text:p>31</text:p>
          </table:table-cell>
          <table:table-cell table:formula="of:=COUNTIF([.$C237:.$AG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8_NullValueIntentPutExtraOperatorMutator</text:p>
          </table:table-cell>
          <table:table-cell office:value-type="float" office:value="28026" calcext:value-type="float">
            <text:p>2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8:.$AG238];&quot;=0&quot;)" office:value-type="float" office:value="31" calcext:value-type="float">
            <text:p>31</text:p>
          </table:table-cell>
          <table:table-cell table:formula="of:=COUNTIF([.$C238:.$AG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29_IntentPayloadReplacementOperatorMutator</text:p>
          </table:table-cell>
          <table:table-cell office:value-type="float" office:value="29026" calcext:value-type="float">
            <text:p>2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39:.$AG239];&quot;=0&quot;)" office:value-type="float" office:value="31" calcext:value-type="float">
            <text:p>31</text:p>
          </table:table-cell>
          <table:table-cell table:formula="of:=COUNTIF([.$C239:.$AG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0_RandomActionIntentDefinitionOperatorMutator</text:p>
          </table:table-cell>
          <table:table-cell office:value-type="float" office:value="30026" calcext:value-type="float">
            <text:p>3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0:.$AG240];&quot;=0&quot;)" office:value-type="float" office:value="31" calcext:value-type="float">
            <text:p>31</text:p>
          </table:table-cell>
          <table:table-cell table:formula="of:=COUNTIF([.$C240:.$AG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1_NullValueIntentPutExtraOperatorMutator</text:p>
          </table:table-cell>
          <table:table-cell office:value-type="float" office:value="31026" calcext:value-type="float">
            <text:p>3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1:.$AG241];&quot;=0&quot;)" office:value-type="float" office:value="31" calcext:value-type="float">
            <text:p>31</text:p>
          </table:table-cell>
          <table:table-cell table:formula="of:=COUNTIF([.$C241:.$AG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2_IntentPayloadReplacementOperatorMutator</text:p>
          </table:table-cell>
          <table:table-cell office:value-type="float" office:value="32026" calcext:value-type="float">
            <text:p>3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2:.$AG242];&quot;=0&quot;)" office:value-type="float" office:value="31" calcext:value-type="float">
            <text:p>31</text:p>
          </table:table-cell>
          <table:table-cell table:formula="of:=COUNTIF([.$C242:.$AG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3_RandomActionIntentDefinitionOperatorMutator</text:p>
          </table:table-cell>
          <table:table-cell office:value-type="float" office:value="33026" calcext:value-type="float">
            <text:p>33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3:.$AG243];&quot;=0&quot;)" office:value-type="float" office:value="31" calcext:value-type="float">
            <text:p>31</text:p>
          </table:table-cell>
          <table:table-cell table:formula="of:=COUNTIF([.$C243:.$AG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4_RandomActionIntentDefinitionOperatorMutator</text:p>
          </table:table-cell>
          <table:table-cell office:value-type="float" office:value="34026" calcext:value-type="float">
            <text:p>34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4:.$AG244];&quot;=0&quot;)" office:value-type="float" office:value="31" calcext:value-type="float">
            <text:p>31</text:p>
          </table:table-cell>
          <table:table-cell table:formula="of:=COUNTIF([.$C244:.$AG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5_NullIntentOperatorMutator</text:p>
          </table:table-cell>
          <table:table-cell office:value-type="float" office:value="35026" calcext:value-type="float">
            <text:p>35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5:.$AG245];&quot;=0&quot;)" office:value-type="float" office:value="31" calcext:value-type="float">
            <text:p>31</text:p>
          </table:table-cell>
          <table:table-cell table:formula="of:=COUNTIF([.$C245:.$AG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6_InvalidKeyIntentOperatorMutator</text:p>
          </table:table-cell>
          <table:table-cell office:value-type="float" office:value="36026" calcext:value-type="float">
            <text:p>36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6:.$AG246];&quot;=0&quot;)" office:value-type="float" office:value="31" calcext:value-type="float">
            <text:p>31</text:p>
          </table:table-cell>
          <table:table-cell table:formula="of:=COUNTIF([.$C246:.$AG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7_RandomActionIntentDefinitionOperatorMutator</text:p>
          </table:table-cell>
          <table:table-cell office:value-type="float" office:value="37026" calcext:value-type="float">
            <text:p>37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7:.$AG247];&quot;=0&quot;)" office:value-type="float" office:value="31" calcext:value-type="float">
            <text:p>31</text:p>
          </table:table-cell>
          <table:table-cell table:formula="of:=COUNTIF([.$C247:.$AG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8_NullValueIntentPutExtraOperatorMutator</text:p>
          </table:table-cell>
          <table:table-cell office:value-type="float" office:value="38026" calcext:value-type="float">
            <text:p>38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8:.$AG248];&quot;=0&quot;)" office:value-type="float" office:value="31" calcext:value-type="float">
            <text:p>31</text:p>
          </table:table-cell>
          <table:table-cell table:formula="of:=COUNTIF([.$C248:.$AG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39_IntentPayloadReplacementOperatorMutator</text:p>
          </table:table-cell>
          <table:table-cell office:value-type="float" office:value="39026" calcext:value-type="float">
            <text:p>39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49:.$AG249];&quot;=0&quot;)" office:value-type="float" office:value="31" calcext:value-type="float">
            <text:p>31</text:p>
          </table:table-cell>
          <table:table-cell table:formula="of:=COUNTIF([.$C249:.$AG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0_RandomActionIntentDefinitionOperatorMutator</text:p>
          </table:table-cell>
          <table:table-cell office:value-type="float" office:value="40026" calcext:value-type="float">
            <text:p>40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0:.$AG250];&quot;=0&quot;)" office:value-type="float" office:value="31" calcext:value-type="float">
            <text:p>31</text:p>
          </table:table-cell>
          <table:table-cell table:formula="of:=COUNTIF([.$C250:.$AG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1_RandomActionIntentDefinitionOperatorMutator</text:p>
          </table:table-cell>
          <table:table-cell office:value-type="float" office:value="41026" calcext:value-type="float">
            <text:p>41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1:.$AG251];&quot;=0&quot;)" office:value-type="float" office:value="31" calcext:value-type="float">
            <text:p>31</text:p>
          </table:table-cell>
          <table:table-cell table:formula="of:=COUNTIF([.$C251:.$AG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_42_RandomActionIntentDefinitionOperatorMutator</text:p>
          </table:table-cell>
          <table:table-cell office:value-type="float" office:value="42026" calcext:value-type="float">
            <text:p>4202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2:.$AG252];&quot;=0&quot;)" office:value-type="float" office:value="31" calcext:value-type="float">
            <text:p>31</text:p>
          </table:table-cell>
          <table:table-cell table:formula="of:=COUNTIF([.$C252:.$AG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3:.$AG253];&quot;=0&quot;)" office:value-type="float" office:value="31" calcext:value-type="float">
            <text:p>31</text:p>
          </table:table-cell>
          <table:table-cell table:formula="of:=COUNTIF([.$C253:.$AG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4:.$AG254];&quot;=0&quot;)" office:value-type="float" office:value="31" calcext:value-type="float">
            <text:p>31</text:p>
          </table:table-cell>
          <table:table-cell table:formula="of:=COUNTIF([.$C254:.$AG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_InvalidViewFocus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5:.$AG255];&quot;=0&quot;)" office:value-type="float" office:value="31" calcext:value-type="float">
            <text:p>31</text:p>
          </table:table-cell>
          <table:table-cell table:formula="of:=COUNTIF([.$C255:.$AG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3_ViewComponentNotVisibleOperatorMutator</text:p>
          </table:table-cell>
          <table:table-cell office:value-type="float" office:value="3030" calcext:value-type="float">
            <text:p>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6:.$AG256];&quot;=0&quot;)" office:value-type="float" office:value="31" calcext:value-type="float">
            <text:p>31</text:p>
          </table:table-cell>
          <table:table-cell table:formula="of:=COUNTIF([.$C256:.$AG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4_InvalidViewFocusOperatorMutator</text:p>
          </table:table-cell>
          <table:table-cell office:value-type="float" office:value="4030" calcext:value-type="float">
            <text:p>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7:.$AG257];&quot;=0&quot;)" office:value-type="float" office:value="31" calcext:value-type="float">
            <text:p>31</text:p>
          </table:table-cell>
          <table:table-cell table:formula="of:=COUNTIF([.$C257:.$AG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5_ViewComponentNotVisibleOperatorMutator</text:p>
          </table:table-cell>
          <table:table-cell office:value-type="float" office:value="5030" calcext:value-type="float">
            <text:p>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8:.$AG258];&quot;=0&quot;)" office:value-type="float" office:value="31" calcext:value-type="float">
            <text:p>31</text:p>
          </table:table-cell>
          <table:table-cell table:formula="of:=COUNTIF([.$C258:.$AG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6_InvalidViewFocusOperatorMutator</text:p>
          </table:table-cell>
          <table:table-cell office:value-type="float" office:value="6030" calcext:value-type="float">
            <text:p>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59:.$AG259];&quot;=0&quot;)" office:value-type="float" office:value="31" calcext:value-type="float">
            <text:p>31</text:p>
          </table:table-cell>
          <table:table-cell table:formula="of:=COUNTIF([.$C259:.$AG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7_ViewComponentNotVisibleOperatorMutator</text:p>
          </table:table-cell>
          <table:table-cell office:value-type="float" office:value="7030" calcext:value-type="float">
            <text:p>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0:.$AG260];&quot;=0&quot;)" office:value-type="float" office:value="31" calcext:value-type="float">
            <text:p>31</text:p>
          </table:table-cell>
          <table:table-cell table:formula="of:=COUNTIF([.$C260:.$AG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8_NullIntentOperatorMutator</text:p>
          </table:table-cell>
          <table:table-cell office:value-type="float" office:value="8030" calcext:value-type="float">
            <text:p>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1:.$AG261];&quot;=0&quot;)" office:value-type="float" office:value="31" calcext:value-type="float">
            <text:p>31</text:p>
          </table:table-cell>
          <table:table-cell table:formula="of:=COUNTIF([.$C261:.$AG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9_InvalidKeyIntentOperatorMutator</text:p>
          </table:table-cell>
          <table:table-cell office:value-type="float" office:value="9030" calcext:value-type="float">
            <text:p>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2:.$AG262];&quot;=0&quot;)" office:value-type="float" office:value="31" calcext:value-type="float">
            <text:p>31</text:p>
          </table:table-cell>
          <table:table-cell table:formula="of:=COUNTIF([.$C262:.$AG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0_RandomActionIntentDefinitionOperatorMutator</text:p>
          </table:table-cell>
          <table:table-cell office:value-type="float" office:value="10030" calcext:value-type="float">
            <text:p>10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3:.$AG263];&quot;=0&quot;)" office:value-type="float" office:value="31" calcext:value-type="float">
            <text:p>31</text:p>
          </table:table-cell>
          <table:table-cell table:formula="of:=COUNTIF([.$C263:.$AG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1_InvalidKeyIntentOperatorMutator</text:p>
          </table:table-cell>
          <table:table-cell office:value-type="float" office:value="11030" calcext:value-type="float">
            <text:p>1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4:.$AG264];&quot;=0&quot;)" office:value-type="float" office:value="31" calcext:value-type="float">
            <text:p>31</text:p>
          </table:table-cell>
          <table:table-cell table:formula="of:=COUNTIF([.$C264:.$AG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2_RandomActionIntentDefinitionOperatorMutator</text:p>
          </table:table-cell>
          <table:table-cell office:value-type="float" office:value="12030" calcext:value-type="float">
            <text:p>1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5:.$AG265];&quot;=0&quot;)" office:value-type="float" office:value="31" calcext:value-type="float">
            <text:p>31</text:p>
          </table:table-cell>
          <table:table-cell table:formula="of:=COUNTIF([.$C265:.$AG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3_NullValueIntentPutExtraOperatorMutator</text:p>
          </table:table-cell>
          <table:table-cell office:value-type="float" office:value="13030" calcext:value-type="float">
            <text:p>1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6:.$AG266];&quot;=0&quot;)" office:value-type="float" office:value="31" calcext:value-type="float">
            <text:p>31</text:p>
          </table:table-cell>
          <table:table-cell table:formula="of:=COUNTIF([.$C266:.$AG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4_IntentPayloadReplacementOperatorMutator</text:p>
          </table:table-cell>
          <table:table-cell office:value-type="float" office:value="14030" calcext:value-type="float">
            <text:p>1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7:.$AG267];&quot;=0&quot;)" office:value-type="float" office:value="31" calcext:value-type="float">
            <text:p>31</text:p>
          </table:table-cell>
          <table:table-cell table:formula="of:=COUNTIF([.$C267:.$AG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5_RandomActionIntentDefinitionOperatorMutator</text:p>
          </table:table-cell>
          <table:table-cell office:value-type="float" office:value="15030" calcext:value-type="float">
            <text:p>1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8:.$AG268];&quot;=0&quot;)" office:value-type="float" office:value="31" calcext:value-type="float">
            <text:p>31</text:p>
          </table:table-cell>
          <table:table-cell table:formula="of:=COUNTIF([.$C268:.$AG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6_NullIntentOperatorMutator</text:p>
          </table:table-cell>
          <table:table-cell office:value-type="float" office:value="16030" calcext:value-type="float">
            <text:p>1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69:.$AG269];&quot;=0&quot;)" office:value-type="float" office:value="31" calcext:value-type="float">
            <text:p>31</text:p>
          </table:table-cell>
          <table:table-cell table:formula="of:=COUNTIF([.$C269:.$AG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7_InvalidKeyIntentOperatorMutator</text:p>
          </table:table-cell>
          <table:table-cell office:value-type="float" office:value="17030" calcext:value-type="float">
            <text:p>1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0:.$AG270];&quot;=0&quot;)" office:value-type="float" office:value="31" calcext:value-type="float">
            <text:p>31</text:p>
          </table:table-cell>
          <table:table-cell table:formula="of:=COUNTIF([.$C270:.$AG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8_RandomActionIntentDefinitionOperatorMutator</text:p>
          </table:table-cell>
          <table:table-cell office:value-type="float" office:value="18030" calcext:value-type="float">
            <text:p>1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1:.$AG271];&quot;=0&quot;)" office:value-type="float" office:value="31" calcext:value-type="float">
            <text:p>31</text:p>
          </table:table-cell>
          <table:table-cell table:formula="of:=COUNTIF([.$C271:.$AG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19_NullValueIntentPutExtraOperatorMutator</text:p>
          </table:table-cell>
          <table:table-cell office:value-type="float" office:value="19030" calcext:value-type="float">
            <text:p>1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2:.$AG272];&quot;=0&quot;)" office:value-type="float" office:value="31" calcext:value-type="float">
            <text:p>31</text:p>
          </table:table-cell>
          <table:table-cell table:formula="of:=COUNTIF([.$C272:.$AG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0_IntentPayloadReplacementOperatorMutator</text:p>
          </table:table-cell>
          <table:table-cell office:value-type="float" office:value="20030" calcext:value-type="float">
            <text:p>20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3:.$AG273];&quot;=0&quot;)" office:value-type="float" office:value="31" calcext:value-type="float">
            <text:p>31</text:p>
          </table:table-cell>
          <table:table-cell table:formula="of:=COUNTIF([.$C273:.$AG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1_RandomActionIntentDefinitionOperatorMutator</text:p>
          </table:table-cell>
          <table:table-cell office:value-type="float" office:value="21030" calcext:value-type="float">
            <text:p>21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4:.$AG274];&quot;=0&quot;)" office:value-type="float" office:value="31" calcext:value-type="float">
            <text:p>31</text:p>
          </table:table-cell>
          <table:table-cell table:formula="of:=COUNTIF([.$C274:.$AG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2_NullValueIntentPutExtraOperatorMutator</text:p>
          </table:table-cell>
          <table:table-cell office:value-type="float" office:value="22030" calcext:value-type="float">
            <text:p>22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5:.$AG275];&quot;=0&quot;)" office:value-type="float" office:value="31" calcext:value-type="float">
            <text:p>31</text:p>
          </table:table-cell>
          <table:table-cell table:formula="of:=COUNTIF([.$C275:.$AG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3_IntentPayloadReplacementOperatorMutator</text:p>
          </table:table-cell>
          <table:table-cell office:value-type="float" office:value="23030" calcext:value-type="float">
            <text:p>23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6:.$AG276];&quot;=0&quot;)" office:value-type="float" office:value="31" calcext:value-type="float">
            <text:p>31</text:p>
          </table:table-cell>
          <table:table-cell table:formula="of:=COUNTIF([.$C276:.$AG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4_RandomActionIntentDefinitionOperatorMutator</text:p>
          </table:table-cell>
          <table:table-cell office:value-type="float" office:value="24030" calcext:value-type="float">
            <text:p>24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7:.$AG277];&quot;=0&quot;)" office:value-type="float" office:value="31" calcext:value-type="float">
            <text:p>31</text:p>
          </table:table-cell>
          <table:table-cell table:formula="of:=COUNTIF([.$C277:.$AG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5_BinaryMutator</text:p>
          </table:table-cell>
          <table:table-cell office:value-type="float" office:value="25030" calcext:value-type="float">
            <text:p>25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8:.$AG278];&quot;=0&quot;)" office:value-type="float" office:value="31" calcext:value-type="float">
            <text:p>31</text:p>
          </table:table-cell>
          <table:table-cell table:formula="of:=COUNTIF([.$C278:.$AG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6_BinaryMutator</text:p>
          </table:table-cell>
          <table:table-cell office:value-type="float" office:value="26030" calcext:value-type="float">
            <text:p>26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79:.$AG279];&quot;=0&quot;)" office:value-type="float" office:value="31" calcext:value-type="float">
            <text:p>31</text:p>
          </table:table-cell>
          <table:table-cell table:formula="of:=COUNTIF([.$C279:.$AG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7_BinaryMutator</text:p>
          </table:table-cell>
          <table:table-cell office:value-type="float" office:value="27030" calcext:value-type="float">
            <text:p>27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0:.$AG280];&quot;=0&quot;)" office:value-type="float" office:value="31" calcext:value-type="float">
            <text:p>31</text:p>
          </table:table-cell>
          <table:table-cell table:formula="of:=COUNTIF([.$C280:.$AG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8_BinaryMutator</text:p>
          </table:table-cell>
          <table:table-cell office:value-type="float" office:value="28030" calcext:value-type="float">
            <text:p>28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1:.$AG281];&quot;=0&quot;)" office:value-type="float" office:value="31" calcext:value-type="float">
            <text:p>31</text:p>
          </table:table-cell>
          <table:table-cell table:formula="of:=COUNTIF([.$C281:.$AG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Helper_29_BinaryMutator</text:p>
          </table:table-cell>
          <table:table-cell office:value-type="float" office:value="29030" calcext:value-type="float">
            <text:p>290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2:.$AG282];&quot;=0&quot;)" office:value-type="float" office:value="31" calcext:value-type="float">
            <text:p>31</text:p>
          </table:table-cell>
          <table:table-cell table:formula="of:=COUNTIF([.$C282:.$AG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Helper_0_BinaryMutator</text:p>
          </table:table-cell>
          <table:table-cell office:value-type="float" office:value="34" calcext:value-type="float">
            <text:p>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3:.$AG283];&quot;=0&quot;)" office:value-type="float" office:value="31" calcext:value-type="float">
            <text:p>31</text:p>
          </table:table-cell>
          <table:table-cell table:formula="of:=COUNTIF([.$C283:.$AG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0_BinaryMutator</text:p>
          </table:table-cell>
          <table:table-cell office:value-type="float" office:value="37" calcext:value-type="float">
            <text:p>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4:.$AG284];&quot;=0&quot;)" office:value-type="float" office:value="31" calcext:value-type="float">
            <text:p>31</text:p>
          </table:table-cell>
          <table:table-cell table:formula="of:=COUNTIF([.$C284:.$AG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_BinaryMutator</text:p>
          </table:table-cell>
          <table:table-cell office:value-type="float" office:value="1037" calcext:value-type="float">
            <text:p>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5:.$AG285];&quot;=0&quot;)" office:value-type="float" office:value="31" calcext:value-type="float">
            <text:p>31</text:p>
          </table:table-cell>
          <table:table-cell table:formula="of:=COUNTIF([.$C285:.$AG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_NullIntentOperatorMutator</text:p>
          </table:table-cell>
          <table:table-cell office:value-type="float" office:value="2037" calcext:value-type="float">
            <text:p>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6:.$AG286];&quot;=0&quot;)" office:value-type="float" office:value="31" calcext:value-type="float">
            <text:p>31</text:p>
          </table:table-cell>
          <table:table-cell table:formula="of:=COUNTIF([.$C286:.$AG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_InvalidKeyIntentOperatorMutator</text:p>
          </table:table-cell>
          <table:table-cell office:value-type="float" office:value="3037" calcext:value-type="float">
            <text:p>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7:.$AG287];&quot;=0&quot;)" office:value-type="float" office:value="31" calcext:value-type="float">
            <text:p>31</text:p>
          </table:table-cell>
          <table:table-cell table:formula="of:=COUNTIF([.$C287:.$AG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_RandomActionIntentDefinitionOperatorMutator</text:p>
          </table:table-cell>
          <table:table-cell office:value-type="float" office:value="4037" calcext:value-type="float">
            <text:p>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8:.$AG288];&quot;=0&quot;)" office:value-type="float" office:value="31" calcext:value-type="float">
            <text:p>31</text:p>
          </table:table-cell>
          <table:table-cell table:formula="of:=COUNTIF([.$C288:.$AG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_RandomActionIntentDefinitionOperatorMutator</text:p>
          </table:table-cell>
          <table:table-cell office:value-type="float" office:value="5037" calcext:value-type="float">
            <text:p>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89:.$AG289];&quot;=0&quot;)" office:value-type="float" office:value="31" calcext:value-type="float">
            <text:p>31</text:p>
          </table:table-cell>
          <table:table-cell table:formula="of:=COUNTIF([.$C289:.$AG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6_RandomActionIntentDefinitionOperatorMutator</text:p>
          </table:table-cell>
          <table:table-cell office:value-type="float" office:value="6037" calcext:value-type="float">
            <text:p>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0:.$AG290];&quot;=0&quot;)" office:value-type="float" office:value="31" calcext:value-type="float">
            <text:p>31</text:p>
          </table:table-cell>
          <table:table-cell table:formula="of:=COUNTIF([.$C290:.$AG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7_RandomActionIntentDefinitionOperatorMutator</text:p>
          </table:table-cell>
          <table:table-cell office:value-type="float" office:value="7037" calcext:value-type="float">
            <text:p>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1:.$AG291];&quot;=0&quot;)" office:value-type="float" office:value="31" calcext:value-type="float">
            <text:p>31</text:p>
          </table:table-cell>
          <table:table-cell table:formula="of:=COUNTIF([.$C291:.$AG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8_RandomActionIntentDefinitionOperatorMutator</text:p>
          </table:table-cell>
          <table:table-cell office:value-type="float" office:value="8037" calcext:value-type="float">
            <text:p>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2:.$AG292];&quot;=0&quot;)" office:value-type="float" office:value="31" calcext:value-type="float">
            <text:p>31</text:p>
          </table:table-cell>
          <table:table-cell table:formula="of:=COUNTIF([.$C292:.$AG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9_NullIntentOperatorMutator</text:p>
          </table:table-cell>
          <table:table-cell office:value-type="float" office:value="9037" calcext:value-type="float">
            <text:p>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3:.$AG293];&quot;=0&quot;)" office:value-type="float" office:value="31" calcext:value-type="float">
            <text:p>31</text:p>
          </table:table-cell>
          <table:table-cell table:formula="of:=COUNTIF([.$C293:.$AG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0_RandomActionIntentDefinitionOperatorMutator</text:p>
          </table:table-cell>
          <table:table-cell office:value-type="float" office:value="10037" calcext:value-type="float">
            <text:p>1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4:.$AG294];&quot;=0&quot;)" office:value-type="float" office:value="31" calcext:value-type="float">
            <text:p>31</text:p>
          </table:table-cell>
          <table:table-cell table:formula="of:=COUNTIF([.$C294:.$AG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1_RandomActionIntentDefinitionOperatorMutator</text:p>
          </table:table-cell>
          <table:table-cell office:value-type="float" office:value="11037" calcext:value-type="float">
            <text:p>1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5:.$AG295];&quot;=0&quot;)" office:value-type="float" office:value="31" calcext:value-type="float">
            <text:p>31</text:p>
          </table:table-cell>
          <table:table-cell table:formula="of:=COUNTIF([.$C295:.$AG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2_RandomActionIntentDefinitionOperatorMutator</text:p>
          </table:table-cell>
          <table:table-cell office:value-type="float" office:value="12037" calcext:value-type="float">
            <text:p>1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6:.$AG296];&quot;=0&quot;)" office:value-type="float" office:value="31" calcext:value-type="float">
            <text:p>31</text:p>
          </table:table-cell>
          <table:table-cell table:formula="of:=COUNTIF([.$C296:.$AG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3_RandomActionIntentDefinitionOperatorMutator</text:p>
          </table:table-cell>
          <table:table-cell office:value-type="float" office:value="13037" calcext:value-type="float">
            <text:p>1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7:.$AG297];&quot;=0&quot;)" office:value-type="float" office:value="31" calcext:value-type="float">
            <text:p>31</text:p>
          </table:table-cell>
          <table:table-cell table:formula="of:=COUNTIF([.$C297:.$AG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4_RandomActionIntentDefinitionOperatorMutator</text:p>
          </table:table-cell>
          <table:table-cell office:value-type="float" office:value="14037" calcext:value-type="float">
            <text:p>1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8:.$AG298];&quot;=0&quot;)" office:value-type="float" office:value="31" calcext:value-type="float">
            <text:p>31</text:p>
          </table:table-cell>
          <table:table-cell table:formula="of:=COUNTIF([.$C298:.$AG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5_RandomActionIntentDefinitionOperatorMutator</text:p>
          </table:table-cell>
          <table:table-cell office:value-type="float" office:value="15037" calcext:value-type="float">
            <text:p>1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99:.$AG299];&quot;=0&quot;)" office:value-type="float" office:value="31" calcext:value-type="float">
            <text:p>31</text:p>
          </table:table-cell>
          <table:table-cell table:formula="of:=COUNTIF([.$C299:.$AG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6_RandomActionIntentDefinitionOperatorMutator</text:p>
          </table:table-cell>
          <table:table-cell office:value-type="float" office:value="16037" calcext:value-type="float">
            <text:p>1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0:.$AG300];&quot;=0&quot;)" office:value-type="float" office:value="31" calcext:value-type="float">
            <text:p>31</text:p>
          </table:table-cell>
          <table:table-cell table:formula="of:=COUNTIF([.$C300:.$AG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7_InvalidKeyIntentOperatorMutator</text:p>
          </table:table-cell>
          <table:table-cell office:value-type="float" office:value="17037" calcext:value-type="float">
            <text:p>1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1:.$AG301];&quot;=0&quot;)" office:value-type="float" office:value="31" calcext:value-type="float">
            <text:p>31</text:p>
          </table:table-cell>
          <table:table-cell table:formula="of:=COUNTIF([.$C301:.$AG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8_RandomActionIntentDefinitionOperatorMutator</text:p>
          </table:table-cell>
          <table:table-cell office:value-type="float" office:value="18037" calcext:value-type="float">
            <text:p>1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2:.$AG302];&quot;=0&quot;)" office:value-type="float" office:value="31" calcext:value-type="float">
            <text:p>31</text:p>
          </table:table-cell>
          <table:table-cell table:formula="of:=COUNTIF([.$C302:.$AG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19_RandomActionIntentDefinitionOperatorMutator</text:p>
          </table:table-cell>
          <table:table-cell office:value-type="float" office:value="19037" calcext:value-type="float">
            <text:p>1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3:.$AG303];&quot;=0&quot;)" office:value-type="float" office:value="31" calcext:value-type="float">
            <text:p>31</text:p>
          </table:table-cell>
          <table:table-cell table:formula="of:=COUNTIF([.$C303:.$AG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0_RandomActionIntentDefinitionOperatorMutator</text:p>
          </table:table-cell>
          <table:table-cell office:value-type="float" office:value="20037" calcext:value-type="float">
            <text:p>2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4:.$AG304];&quot;=0&quot;)" office:value-type="float" office:value="31" calcext:value-type="float">
            <text:p>31</text:p>
          </table:table-cell>
          <table:table-cell table:formula="of:=COUNTIF([.$C304:.$AG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1_RandomActionIntentDefinitionOperatorMutator</text:p>
          </table:table-cell>
          <table:table-cell office:value-type="float" office:value="21037" calcext:value-type="float">
            <text:p>2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5:.$AG305];&quot;=0&quot;)" office:value-type="float" office:value="31" calcext:value-type="float">
            <text:p>31</text:p>
          </table:table-cell>
          <table:table-cell table:formula="of:=COUNTIF([.$C305:.$AG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2_NullValueIntentPutExtraOperatorMutator</text:p>
          </table:table-cell>
          <table:table-cell office:value-type="float" office:value="22037" calcext:value-type="float">
            <text:p>2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6:.$AG306];&quot;=0&quot;)" office:value-type="float" office:value="31" calcext:value-type="float">
            <text:p>31</text:p>
          </table:table-cell>
          <table:table-cell table:formula="of:=COUNTIF([.$C306:.$AG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3_IntentPayloadReplacementOperatorMutator</text:p>
          </table:table-cell>
          <table:table-cell office:value-type="float" office:value="23037" calcext:value-type="float">
            <text:p>2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7:.$AG307];&quot;=0&quot;)" office:value-type="float" office:value="31" calcext:value-type="float">
            <text:p>31</text:p>
          </table:table-cell>
          <table:table-cell table:formula="of:=COUNTIF([.$C307:.$AG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4_RandomActionIntentDefinitionOperatorMutator</text:p>
          </table:table-cell>
          <table:table-cell office:value-type="float" office:value="24037" calcext:value-type="float">
            <text:p>2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8:.$AG308];&quot;=0&quot;)" office:value-type="float" office:value="31" calcext:value-type="float">
            <text:p>31</text:p>
          </table:table-cell>
          <table:table-cell table:formula="of:=COUNTIF([.$C308:.$AG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5_BinaryMutator</text:p>
          </table:table-cell>
          <table:table-cell office:value-type="float" office:value="25037" calcext:value-type="float">
            <text:p>2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09:.$AG309];&quot;=0&quot;)" office:value-type="float" office:value="31" calcext:value-type="float">
            <text:p>31</text:p>
          </table:table-cell>
          <table:table-cell table:formula="of:=COUNTIF([.$C309:.$AG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6_BinaryMutator</text:p>
          </table:table-cell>
          <table:table-cell office:value-type="float" office:value="26037" calcext:value-type="float">
            <text:p>2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0:.$AG310];&quot;=0&quot;)" office:value-type="float" office:value="31" calcext:value-type="float">
            <text:p>31</text:p>
          </table:table-cell>
          <table:table-cell table:formula="of:=COUNTIF([.$C310:.$AG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7_BinaryMutator</text:p>
          </table:table-cell>
          <table:table-cell office:value-type="float" office:value="27037" calcext:value-type="float">
            <text:p>2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1:.$AG311];&quot;=0&quot;)" office:value-type="float" office:value="31" calcext:value-type="float">
            <text:p>31</text:p>
          </table:table-cell>
          <table:table-cell table:formula="of:=COUNTIF([.$C311:.$AG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8_NullIntentOperatorMutator</text:p>
          </table:table-cell>
          <table:table-cell office:value-type="float" office:value="28037" calcext:value-type="float">
            <text:p>2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2:.$AG312];&quot;=0&quot;)" office:value-type="float" office:value="31" calcext:value-type="float">
            <text:p>31</text:p>
          </table:table-cell>
          <table:table-cell table:formula="of:=COUNTIF([.$C312:.$AG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29_InvalidKeyIntentOperatorMutator</text:p>
          </table:table-cell>
          <table:table-cell office:value-type="float" office:value="29037" calcext:value-type="float">
            <text:p>2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3:.$AG313];&quot;=0&quot;)" office:value-type="float" office:value="31" calcext:value-type="float">
            <text:p>31</text:p>
          </table:table-cell>
          <table:table-cell table:formula="of:=COUNTIF([.$C313:.$AG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0_RandomActionIntentDefinitionOperatorMutator</text:p>
          </table:table-cell>
          <table:table-cell office:value-type="float" office:value="30037" calcext:value-type="float">
            <text:p>3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4:.$AG314];&quot;=0&quot;)" office:value-type="float" office:value="31" calcext:value-type="float">
            <text:p>31</text:p>
          </table:table-cell>
          <table:table-cell table:formula="of:=COUNTIF([.$C314:.$AG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1_RandomActionIntentDefinitionOperatorMutator</text:p>
          </table:table-cell>
          <table:table-cell office:value-type="float" office:value="31037" calcext:value-type="float">
            <text:p>3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5:.$AG315];&quot;=0&quot;)" office:value-type="float" office:value="31" calcext:value-type="float">
            <text:p>31</text:p>
          </table:table-cell>
          <table:table-cell table:formula="of:=COUNTIF([.$C315:.$AG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2_NullValueIntentPutExtraOperatorMutator</text:p>
          </table:table-cell>
          <table:table-cell office:value-type="float" office:value="32037" calcext:value-type="float">
            <text:p>3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6:.$AG316];&quot;=0&quot;)" office:value-type="float" office:value="31" calcext:value-type="float">
            <text:p>31</text:p>
          </table:table-cell>
          <table:table-cell table:formula="of:=COUNTIF([.$C316:.$AG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3_IntentPayloadReplacementOperatorMutator</text:p>
          </table:table-cell>
          <table:table-cell office:value-type="float" office:value="33037" calcext:value-type="float">
            <text:p>3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7:.$AG317];&quot;=0&quot;)" office:value-type="float" office:value="31" calcext:value-type="float">
            <text:p>31</text:p>
          </table:table-cell>
          <table:table-cell table:formula="of:=COUNTIF([.$C317:.$AG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4_RandomActionIntentDefinitionOperatorMutator</text:p>
          </table:table-cell>
          <table:table-cell office:value-type="float" office:value="34037" calcext:value-type="float">
            <text:p>3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8:.$AG318];&quot;=0&quot;)" office:value-type="float" office:value="31" calcext:value-type="float">
            <text:p>31</text:p>
          </table:table-cell>
          <table:table-cell table:formula="of:=COUNTIF([.$C318:.$AG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5_NullIntentOperatorMutator</text:p>
          </table:table-cell>
          <table:table-cell office:value-type="float" office:value="35037" calcext:value-type="float">
            <text:p>3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19:.$AG319];&quot;=0&quot;)" office:value-type="float" office:value="31" calcext:value-type="float">
            <text:p>31</text:p>
          </table:table-cell>
          <table:table-cell table:formula="of:=COUNTIF([.$C319:.$AG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6_InvalidKeyIntentOperatorMutator</text:p>
          </table:table-cell>
          <table:table-cell office:value-type="float" office:value="36037" calcext:value-type="float">
            <text:p>3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0:.$AG320];&quot;=0&quot;)" office:value-type="float" office:value="31" calcext:value-type="float">
            <text:p>31</text:p>
          </table:table-cell>
          <table:table-cell table:formula="of:=COUNTIF([.$C320:.$AG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7_RandomActionIntentDefinitionOperatorMutator</text:p>
          </table:table-cell>
          <table:table-cell office:value-type="float" office:value="37037" calcext:value-type="float">
            <text:p>3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1:.$AG321];&quot;=0&quot;)" office:value-type="float" office:value="31" calcext:value-type="float">
            <text:p>31</text:p>
          </table:table-cell>
          <table:table-cell table:formula="of:=COUNTIF([.$C321:.$AG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8_RandomActionIntentDefinitionOperatorMutator</text:p>
          </table:table-cell>
          <table:table-cell office:value-type="float" office:value="38037" calcext:value-type="float">
            <text:p>3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2:.$AG322];&quot;=0&quot;)" office:value-type="float" office:value="31" calcext:value-type="float">
            <text:p>31</text:p>
          </table:table-cell>
          <table:table-cell table:formula="of:=COUNTIF([.$C322:.$AG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39_InvalidKeyIntentOperatorMutator</text:p>
          </table:table-cell>
          <table:table-cell office:value-type="float" office:value="39037" calcext:value-type="float">
            <text:p>3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3:.$AG323];&quot;=0&quot;)" office:value-type="float" office:value="31" calcext:value-type="float">
            <text:p>31</text:p>
          </table:table-cell>
          <table:table-cell table:formula="of:=COUNTIF([.$C323:.$AG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0_RandomActionIntentDefinitionOperatorMutator</text:p>
          </table:table-cell>
          <table:table-cell office:value-type="float" office:value="40037" calcext:value-type="float">
            <text:p>4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4:.$AG324];&quot;=0&quot;)" office:value-type="float" office:value="31" calcext:value-type="float">
            <text:p>31</text:p>
          </table:table-cell>
          <table:table-cell table:formula="of:=COUNTIF([.$C324:.$AG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1_RandomActionIntentDefinitionOperatorMutator</text:p>
          </table:table-cell>
          <table:table-cell office:value-type="float" office:value="41037" calcext:value-type="float">
            <text:p>4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5:.$AG325];&quot;=0&quot;)" office:value-type="float" office:value="31" calcext:value-type="float">
            <text:p>31</text:p>
          </table:table-cell>
          <table:table-cell table:formula="of:=COUNTIF([.$C325:.$AG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2_BinaryMutator</text:p>
          </table:table-cell>
          <table:table-cell office:value-type="float" office:value="42037" calcext:value-type="float">
            <text:p>42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6:.$AG326];&quot;=0&quot;)" office:value-type="float" office:value="31" calcext:value-type="float">
            <text:p>31</text:p>
          </table:table-cell>
          <table:table-cell table:formula="of:=COUNTIF([.$C326:.$AG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3_BinaryMutator</text:p>
          </table:table-cell>
          <table:table-cell office:value-type="float" office:value="43037" calcext:value-type="float">
            <text:p>43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7:.$AG327];&quot;=0&quot;)" office:value-type="float" office:value="31" calcext:value-type="float">
            <text:p>31</text:p>
          </table:table-cell>
          <table:table-cell table:formula="of:=COUNTIF([.$C327:.$AG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4_BinaryMutator</text:p>
          </table:table-cell>
          <table:table-cell office:value-type="float" office:value="44037" calcext:value-type="float">
            <text:p>44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8:.$AG328];&quot;=0&quot;)" office:value-type="float" office:value="31" calcext:value-type="float">
            <text:p>31</text:p>
          </table:table-cell>
          <table:table-cell table:formula="of:=COUNTIF([.$C328:.$AG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5_BinaryMutator</text:p>
          </table:table-cell>
          <table:table-cell office:value-type="float" office:value="45037" calcext:value-type="float">
            <text:p>45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29:.$AG329];&quot;=0&quot;)" office:value-type="float" office:value="31" calcext:value-type="float">
            <text:p>31</text:p>
          </table:table-cell>
          <table:table-cell table:formula="of:=COUNTIF([.$C329:.$AG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6_BinaryMutator</text:p>
          </table:table-cell>
          <table:table-cell office:value-type="float" office:value="46037" calcext:value-type="float">
            <text:p>46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0:.$AG330];&quot;=0&quot;)" office:value-type="float" office:value="31" calcext:value-type="float">
            <text:p>31</text:p>
          </table:table-cell>
          <table:table-cell table:formula="of:=COUNTIF([.$C330:.$AG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7_BinaryMutator</text:p>
          </table:table-cell>
          <table:table-cell office:value-type="float" office:value="47037" calcext:value-type="float">
            <text:p>47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1:.$AG331];&quot;=0&quot;)" office:value-type="float" office:value="31" calcext:value-type="float">
            <text:p>31</text:p>
          </table:table-cell>
          <table:table-cell table:formula="of:=COUNTIF([.$C331:.$AG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8_NullIntentOperatorMutator</text:p>
          </table:table-cell>
          <table:table-cell office:value-type="float" office:value="48037" calcext:value-type="float">
            <text:p>48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2:.$AG332];&quot;=0&quot;)" office:value-type="float" office:value="31" calcext:value-type="float">
            <text:p>31</text:p>
          </table:table-cell>
          <table:table-cell table:formula="of:=COUNTIF([.$C332:.$AG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49_InvalidKeyIntentOperatorMutator</text:p>
          </table:table-cell>
          <table:table-cell office:value-type="float" office:value="49037" calcext:value-type="float">
            <text:p>49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3:.$AG333];&quot;=0&quot;)" office:value-type="float" office:value="31" calcext:value-type="float">
            <text:p>31</text:p>
          </table:table-cell>
          <table:table-cell table:formula="of:=COUNTIF([.$C333:.$AG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0_RandomActionIntentDefinitionOperatorMutator</text:p>
          </table:table-cell>
          <table:table-cell office:value-type="float" office:value="50037" calcext:value-type="float">
            <text:p>50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4:.$AG334];&quot;=0&quot;)" office:value-type="float" office:value="31" calcext:value-type="float">
            <text:p>31</text:p>
          </table:table-cell>
          <table:table-cell table:formula="of:=COUNTIF([.$C334:.$AG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s_51_RandomActionIntentDefinitionOperatorMutator</text:p>
          </table:table-cell>
          <table:table-cell office:value-type="float" office:value="51037" calcext:value-type="float">
            <text:p>510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5:.$AG335];&quot;=0&quot;)" office:value-type="float" office:value="31" calcext:value-type="float">
            <text:p>31</text:p>
          </table:table-cell>
          <table:table-cell table:formula="of:=COUNTIF([.$C335:.$AG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0_BinaryMutator</text:p>
          </table:table-cell>
          <table:table-cell office:value-type="float" office:value="38" calcext:value-type="float">
            <text:p>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6:.$AG336];&quot;=0&quot;)" office:value-type="float" office:value="31" calcext:value-type="float">
            <text:p>31</text:p>
          </table:table-cell>
          <table:table-cell table:formula="of:=COUNTIF([.$C336:.$AG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_NullIntentOperatorMutator</text:p>
          </table:table-cell>
          <table:table-cell office:value-type="float" office:value="1038" calcext:value-type="float">
            <text:p>1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7:.$AG337];&quot;=0&quot;)" office:value-type="float" office:value="31" calcext:value-type="float">
            <text:p>31</text:p>
          </table:table-cell>
          <table:table-cell table:formula="of:=COUNTIF([.$C337:.$AG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2_InvalidKeyIntentOperatorMutator</text:p>
          </table:table-cell>
          <table:table-cell office:value-type="float" office:value="2038" calcext:value-type="float">
            <text:p>2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8:.$AG338];&quot;=0&quot;)" office:value-type="float" office:value="31" calcext:value-type="float">
            <text:p>31</text:p>
          </table:table-cell>
          <table:table-cell table:formula="of:=COUNTIF([.$C338:.$AG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3_RandomActionIntentDefinitionOperatorMutator</text:p>
          </table:table-cell>
          <table:table-cell office:value-type="float" office:value="3038" calcext:value-type="float">
            <text:p>3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9:.$AG339];&quot;=0&quot;)" office:value-type="float" office:value="31" calcext:value-type="float">
            <text:p>31</text:p>
          </table:table-cell>
          <table:table-cell table:formula="of:=COUNTIF([.$C339:.$AG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4_NullValueIntentPutExtraOperatorMutator</text:p>
          </table:table-cell>
          <table:table-cell office:value-type="float" office:value="4038" calcext:value-type="float">
            <text:p>4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0:.$AG340];&quot;=0&quot;)" office:value-type="float" office:value="31" calcext:value-type="float">
            <text:p>31</text:p>
          </table:table-cell>
          <table:table-cell table:formula="of:=COUNTIF([.$C340:.$AG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5_IntentPayloadReplacementOperatorMutator</text:p>
          </table:table-cell>
          <table:table-cell office:value-type="float" office:value="5038" calcext:value-type="float">
            <text:p>5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1:.$AG341];&quot;=0&quot;)" office:value-type="float" office:value="31" calcext:value-type="float">
            <text:p>31</text:p>
          </table:table-cell>
          <table:table-cell table:formula="of:=COUNTIF([.$C341:.$AG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6_RandomActionIntentDefinitionOperatorMutator</text:p>
          </table:table-cell>
          <table:table-cell office:value-type="float" office:value="6038" calcext:value-type="float">
            <text:p>6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2:.$AG342];&quot;=0&quot;)" office:value-type="float" office:value="31" calcext:value-type="float">
            <text:p>31</text:p>
          </table:table-cell>
          <table:table-cell table:formula="of:=COUNTIF([.$C342:.$AG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7_NullValueIntentPutExtraOperatorMutator</text:p>
          </table:table-cell>
          <table:table-cell office:value-type="float" office:value="7038" calcext:value-type="float">
            <text:p>7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3:.$AG343];&quot;=0&quot;)" office:value-type="float" office:value="31" calcext:value-type="float">
            <text:p>31</text:p>
          </table:table-cell>
          <table:table-cell table:formula="of:=COUNTIF([.$C343:.$AG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8_IntentPayloadReplacementOperatorMutator</text:p>
          </table:table-cell>
          <table:table-cell office:value-type="float" office:value="8038" calcext:value-type="float">
            <text:p>8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4:.$AG344];&quot;=0&quot;)" office:value-type="float" office:value="31" calcext:value-type="float">
            <text:p>31</text:p>
          </table:table-cell>
          <table:table-cell table:formula="of:=COUNTIF([.$C344:.$AG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9_RandomActionIntentDefinitionOperatorMutator</text:p>
          </table:table-cell>
          <table:table-cell office:value-type="float" office:value="9038" calcext:value-type="float">
            <text:p>9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5:.$AG345];&quot;=0&quot;)" office:value-type="float" office:value="31" calcext:value-type="float">
            <text:p>31</text:p>
          </table:table-cell>
          <table:table-cell table:formula="of:=COUNTIF([.$C345:.$AG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0_NullValueIntentPutExtraOperatorMutator</text:p>
          </table:table-cell>
          <table:table-cell office:value-type="float" office:value="10038" calcext:value-type="float">
            <text:p>10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6:.$AG346];&quot;=0&quot;)" office:value-type="float" office:value="31" calcext:value-type="float">
            <text:p>31</text:p>
          </table:table-cell>
          <table:table-cell table:formula="of:=COUNTIF([.$C346:.$AG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1_IntentPayloadReplacementOperatorMutator</text:p>
          </table:table-cell>
          <table:table-cell office:value-type="float" office:value="11038" calcext:value-type="float">
            <text:p>11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7:.$AG347];&quot;=0&quot;)" office:value-type="float" office:value="31" calcext:value-type="float">
            <text:p>31</text:p>
          </table:table-cell>
          <table:table-cell table:formula="of:=COUNTIF([.$C347:.$AG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2_RandomActionIntentDefinitionOperatorMutator</text:p>
          </table:table-cell>
          <table:table-cell office:value-type="float" office:value="12038" calcext:value-type="float">
            <text:p>12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8:.$AG348];&quot;=0&quot;)" office:value-type="float" office:value="31" calcext:value-type="float">
            <text:p>31</text:p>
          </table:table-cell>
          <table:table-cell table:formula="of:=COUNTIF([.$C348:.$AG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3_InvalidViewFocusOperatorMutator</text:p>
          </table:table-cell>
          <table:table-cell office:value-type="float" office:value="13038" calcext:value-type="float">
            <text:p>13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49:.$AG349];&quot;=0&quot;)" office:value-type="float" office:value="31" calcext:value-type="float">
            <text:p>31</text:p>
          </table:table-cell>
          <table:table-cell table:formula="of:=COUNTIF([.$C349:.$AG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4_ViewComponentNotVisibleOperatorMutator</text:p>
          </table:table-cell>
          <table:table-cell office:value-type="float" office:value="14038" calcext:value-type="float">
            <text:p>14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0:.$AG350];&quot;=0&quot;)" office:value-type="float" office:value="31" calcext:value-type="float">
            <text:p>31</text:p>
          </table:table-cell>
          <table:table-cell table:formula="of:=COUNTIF([.$C350:.$AG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5_NullValueIntentPutExtraOperatorMutator</text:p>
          </table:table-cell>
          <table:table-cell office:value-type="float" office:value="15038" calcext:value-type="float">
            <text:p>15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1:.$AG351];&quot;=0&quot;)" office:value-type="float" office:value="31" calcext:value-type="float">
            <text:p>31</text:p>
          </table:table-cell>
          <table:table-cell table:formula="of:=COUNTIF([.$C351:.$AG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6_IntentPayloadReplacementOperatorMutator</text:p>
          </table:table-cell>
          <table:table-cell office:value-type="float" office:value="16038" calcext:value-type="float">
            <text:p>16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2:.$AG352];&quot;=0&quot;)" office:value-type="float" office:value="31" calcext:value-type="float">
            <text:p>31</text:p>
          </table:table-cell>
          <table:table-cell table:formula="of:=COUNTIF([.$C352:.$AG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ryptDecryptUtils_17_RandomActionIntentDefinitionOperatorMutator</text:p>
          </table:table-cell>
          <table:table-cell office:value-type="float" office:value="17038" calcext:value-type="float">
            <text:p>170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3:.$AG353];&quot;=0&quot;)" office:value-type="float" office:value="31" calcext:value-type="float">
            <text:p>31</text:p>
          </table:table-cell>
          <table:table-cell table:formula="of:=COUNTIF([.$C353:.$AG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0_BinaryMutator</text:p>
          </table:table-cell>
          <table:table-cell office:value-type="float" office:value="39" calcext:value-type="float">
            <text:p>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4:.$AG354];&quot;=0&quot;)" office:value-type="float" office:value="31" calcext:value-type="float">
            <text:p>31</text:p>
          </table:table-cell>
          <table:table-cell table:formula="of:=COUNTIF([.$C354:.$AG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1_BinaryMutator</text:p>
          </table:table-cell>
          <table:table-cell office:value-type="float" office:value="1039" calcext:value-type="float">
            <text:p>10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5:.$AG355];&quot;=0&quot;)" office:value-type="float" office:value="31" calcext:value-type="float">
            <text:p>31</text:p>
          </table:table-cell>
          <table:table-cell table:formula="of:=COUNTIF([.$C355:.$AG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vfs_2_BinaryMutator</text:p>
          </table:table-cell>
          <table:table-cell office:value-type="float" office:value="2039" calcext:value-type="float">
            <text:p>20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6:.$AG356];&quot;=0&quot;)" office:value-type="float" office:value="31" calcext:value-type="float">
            <text:p>31</text:p>
          </table:table-cell>
          <table:table-cell table:formula="of:=COUNTIF([.$C356:.$AG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0_BinaryMutator</text:p>
          </table:table-cell>
          <table:table-cell office:value-type="float" office:value="40" calcext:value-type="float">
            <text:p>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7:.$AG357];&quot;=0&quot;)" office:value-type="float" office:value="31" calcext:value-type="float">
            <text:p>31</text:p>
          </table:table-cell>
          <table:table-cell table:formula="of:=COUNTIF([.$C357:.$AG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1_InvalidKeyIntentOperatorMutator</text:p>
          </table:table-cell>
          <table:table-cell office:value-type="float" office:value="1040" calcext:value-type="float">
            <text:p>1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8:.$AG358];&quot;=0&quot;)" office:value-type="float" office:value="31" calcext:value-type="float">
            <text:p>31</text:p>
          </table:table-cell>
          <table:table-cell table:formula="of:=COUNTIF([.$C358:.$AG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2_RandomActionIntentDefinitionOperatorMutator</text:p>
          </table:table-cell>
          <table:table-cell office:value-type="float" office:value="2040" calcext:value-type="float">
            <text:p>2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59:.$AG359];&quot;=0&quot;)" office:value-type="float" office:value="31" calcext:value-type="float">
            <text:p>31</text:p>
          </table:table-cell>
          <table:table-cell table:formula="of:=COUNTIF([.$C359:.$AG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Util_3_RandomActionIntentDefinitionOperatorMutator</text:p>
          </table:table-cell>
          <table:table-cell office:value-type="float" office:value="3040" calcext:value-type="float">
            <text:p>304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0:.$AG360];&quot;=0&quot;)" office:value-type="float" office:value="31" calcext:value-type="float">
            <text:p>31</text:p>
          </table:table-cell>
          <table:table-cell table:formula="of:=COUNTIF([.$C360:.$AG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s_0_BinaryMutator</text:p>
          </table:table-cell>
          <table:table-cell office:value-type="float" office:value="41" calcext:value-type="float">
            <text:p>4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1:.$AG361];&quot;=0&quot;)" office:value-type="float" office:value="31" calcext:value-type="float">
            <text:p>31</text:p>
          </table:table-cell>
          <table:table-cell table:formula="of:=COUNTIF([.$C361:.$AG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s_1_BinaryMutator</text:p>
          </table:table-cell>
          <table:table-cell office:value-type="float" office:value="1041" calcext:value-type="float">
            <text:p>104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2:.$AG362];&quot;=0&quot;)" office:value-type="float" office:value="31" calcext:value-type="float">
            <text:p>31</text:p>
          </table:table-cell>
          <table:table-cell table:formula="of:=COUNTIF([.$C362:.$AG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Util_0_BinaryMutator</text:p>
          </table:table-cell>
          <table:table-cell office:value-type="float" office:value="42" calcext:value-type="float">
            <text:p>4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3:.$AG363];&quot;=0&quot;)" office:value-type="float" office:value="31" calcext:value-type="float">
            <text:p>31</text:p>
          </table:table-cell>
          <table:table-cell table:formula="of:=COUNTIF([.$C363:.$AG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0_BinaryMutator</text:p>
          </table:table-cell>
          <table:table-cell office:value-type="float" office:value="43" calcext:value-type="float">
            <text:p>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4:.$AG364];&quot;=0&quot;)" office:value-type="float" office:value="31" calcext:value-type="float">
            <text:p>31</text:p>
          </table:table-cell>
          <table:table-cell table:formula="of:=COUNTIF([.$C364:.$AG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1_BinaryMutator</text:p>
          </table:table-cell>
          <table:table-cell office:value-type="float" office:value="1043" calcext:value-type="float">
            <text:p>1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5:.$AG365];&quot;=0&quot;)" office:value-type="float" office:value="31" calcext:value-type="float">
            <text:p>31</text:p>
          </table:table-cell>
          <table:table-cell table:formula="of:=COUNTIF([.$C365:.$AG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2_BinaryMutator</text:p>
          </table:table-cell>
          <table:table-cell office:value-type="float" office:value="2043" calcext:value-type="float">
            <text:p>2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6:.$AG366];&quot;=0&quot;)" office:value-type="float" office:value="31" calcext:value-type="float">
            <text:p>31</text:p>
          </table:table-cell>
          <table:table-cell table:formula="of:=COUNTIF([.$C366:.$AG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3_BinaryMutator</text:p>
          </table:table-cell>
          <table:table-cell office:value-type="float" office:value="3043" calcext:value-type="float">
            <text:p>3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7:.$AG367];&quot;=0&quot;)" office:value-type="float" office:value="31" calcext:value-type="float">
            <text:p>31</text:p>
          </table:table-cell>
          <table:table-cell table:formula="of:=COUNTIF([.$C367:.$AG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4_BinaryMutator</text:p>
          </table:table-cell>
          <table:table-cell office:value-type="float" office:value="4043" calcext:value-type="float">
            <text:p>4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8:.$AG368];&quot;=0&quot;)" office:value-type="float" office:value="31" calcext:value-type="float">
            <text:p>31</text:p>
          </table:table-cell>
          <table:table-cell table:formula="of:=COUNTIF([.$C368:.$AG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5_BinaryMutator</text:p>
          </table:table-cell>
          <table:table-cell office:value-type="float" office:value="5043" calcext:value-type="float">
            <text:p>5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69:.$AG369];&quot;=0&quot;)" office:value-type="float" office:value="31" calcext:value-type="float">
            <text:p>31</text:p>
          </table:table-cell>
          <table:table-cell table:formula="of:=COUNTIF([.$C369:.$AG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6_BinaryMutator</text:p>
          </table:table-cell>
          <table:table-cell office:value-type="float" office:value="6043" calcext:value-type="float">
            <text:p>6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0:.$AG370];&quot;=0&quot;)" office:value-type="float" office:value="31" calcext:value-type="float">
            <text:p>31</text:p>
          </table:table-cell>
          <table:table-cell table:formula="of:=COUNTIF([.$C370:.$AG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7_BinaryMutator</text:p>
          </table:table-cell>
          <table:table-cell office:value-type="float" office:value="7043" calcext:value-type="float">
            <text:p>7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1:.$AG371];&quot;=0&quot;)" office:value-type="float" office:value="31" calcext:value-type="float">
            <text:p>31</text:p>
          </table:table-cell>
          <table:table-cell table:formula="of:=COUNTIF([.$C371:.$AG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Parcelable_8_BinaryMutator</text:p>
          </table:table-cell>
          <table:table-cell office:value-type="float" office:value="8043" calcext:value-type="float">
            <text:p>80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2:.$AG372];&quot;=0&quot;)" office:value-type="float" office:value="31" calcext:value-type="float">
            <text:p>31</text:p>
          </table:table-cell>
          <table:table-cell table:formula="of:=COUNTIF([.$C372:.$AG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FileObserver_0_BinaryMutator</text:p>
          </table:table-cell>
          <table:table-cell office:value-type="float" office:value="44" calcext:value-type="float">
            <text:p>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3:.$AG373];&quot;=0&quot;)" office:value-type="float" office:value="31" calcext:value-type="float">
            <text:p>31</text:p>
          </table:table-cell>
          <table:table-cell table:formula="of:=COUNTIF([.$C373:.$AG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FileObserver_1_BinaryMutator</text:p>
          </table:table-cell>
          <table:table-cell office:value-type="float" office:value="1044" calcext:value-type="float">
            <text:p>10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4:.$AG374];&quot;=0&quot;)" office:value-type="float" office:value="31" calcext:value-type="float">
            <text:p>31</text:p>
          </table:table-cell>
          <table:table-cell table:formula="of:=COUNTIF([.$C374:.$AG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0_BinaryMutator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375:.$AG375];&quot;=0&quot;)" office:value-type="float" office:value="30" calcext:value-type="float">
            <text:p>30</text:p>
          </table:table-cell>
          <table:table-cell table:formula="of:=COUNTIF([.$C375:.$AG3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bridFile_1_BinaryMutator</text:p>
          </table:table-cell>
          <table:table-cell office:value-type="float" office:value="1046" calcext:value-type="float">
            <text:p>1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6:.$AG376];&quot;=0&quot;)" office:value-type="float" office:value="31" calcext:value-type="float">
            <text:p>31</text:p>
          </table:table-cell>
          <table:table-cell table:formula="of:=COUNTIF([.$C376:.$AG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2_BinaryMutator</text:p>
          </table:table-cell>
          <table:table-cell office:value-type="float" office:value="2046" calcext:value-type="float">
            <text:p>2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7:.$AG377];&quot;=0&quot;)" office:value-type="float" office:value="31" calcext:value-type="float">
            <text:p>31</text:p>
          </table:table-cell>
          <table:table-cell table:formula="of:=COUNTIF([.$C377:.$AG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3_BinaryMutator</text:p>
          </table:table-cell>
          <table:table-cell office:value-type="float" office:value="3046" calcext:value-type="float">
            <text:p>3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8:.$AG378];&quot;=0&quot;)" office:value-type="float" office:value="31" calcext:value-type="float">
            <text:p>31</text:p>
          </table:table-cell>
          <table:table-cell table:formula="of:=COUNTIF([.$C378:.$AG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4_BinaryMutator</text:p>
          </table:table-cell>
          <table:table-cell office:value-type="float" office:value="4046" calcext:value-type="float">
            <text:p>4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79:.$AG379];&quot;=0&quot;)" office:value-type="float" office:value="31" calcext:value-type="float">
            <text:p>31</text:p>
          </table:table-cell>
          <table:table-cell table:formula="of:=COUNTIF([.$C379:.$AG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5_BinaryMutator</text:p>
          </table:table-cell>
          <table:table-cell office:value-type="float" office:value="5046" calcext:value-type="float">
            <text:p>5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0:.$AG380];&quot;=0&quot;)" office:value-type="float" office:value="31" calcext:value-type="float">
            <text:p>31</text:p>
          </table:table-cell>
          <table:table-cell table:formula="of:=COUNTIF([.$C380:.$AG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6_BinaryMutator</text:p>
          </table:table-cell>
          <table:table-cell office:value-type="float" office:value="6046" calcext:value-type="float">
            <text:p>6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1:.$AG381];&quot;=0&quot;)" office:value-type="float" office:value="31" calcext:value-type="float">
            <text:p>31</text:p>
          </table:table-cell>
          <table:table-cell table:formula="of:=COUNTIF([.$C381:.$AG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File_7_BinaryMutator</text:p>
          </table:table-cell>
          <table:table-cell office:value-type="float" office:value="7046" calcext:value-type="float">
            <text:p>70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2:.$AG382];&quot;=0&quot;)" office:value-type="float" office:value="31" calcext:value-type="float">
            <text:p>31</text:p>
          </table:table-cell>
          <table:table-cell table:formula="of:=COUNTIF([.$C382:.$AG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kImageModelLoader_0_BinaryMutator</text:p>
          </table:table-cell>
          <table:table-cell office:value-type="float" office:value="52" calcext:value-type="float">
            <text:p>5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3:.$AG383];&quot;=0&quot;)" office:value-type="float" office:value="31" calcext:value-type="float">
            <text:p>31</text:p>
          </table:table-cell>
          <table:table-cell table:formula="of:=COUNTIF([.$C383:.$AG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0_BinaryMutator</text:p>
          </table:table-cell>
          <table:table-cell office:value-type="float" office:value="58" calcext:value-type="float">
            <text:p>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4:.$AG384];&quot;=0&quot;)" office:value-type="float" office:value="31" calcext:value-type="float">
            <text:p>31</text:p>
          </table:table-cell>
          <table:table-cell table:formula="of:=COUNTIF([.$C384:.$AG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1_BinaryMutator</text:p>
          </table:table-cell>
          <table:table-cell office:value-type="float" office:value="1058" calcext:value-type="float">
            <text:p>1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5:.$AG385];&quot;=0&quot;)" office:value-type="float" office:value="31" calcext:value-type="float">
            <text:p>31</text:p>
          </table:table-cell>
          <table:table-cell table:formula="of:=COUNTIF([.$C385:.$AG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2_BinaryMutator</text:p>
          </table:table-cell>
          <table:table-cell office:value-type="float" office:value="2058" calcext:value-type="float">
            <text:p>2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6:.$AG386];&quot;=0&quot;)" office:value-type="float" office:value="31" calcext:value-type="float">
            <text:p>31</text:p>
          </table:table-cell>
          <table:table-cell table:formula="of:=COUNTIF([.$C386:.$AG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3_BinaryMutator</text:p>
          </table:table-cell>
          <table:table-cell office:value-type="float" office:value="3058" calcext:value-type="float">
            <text:p>3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7:.$AG387];&quot;=0&quot;)" office:value-type="float" office:value="31" calcext:value-type="float">
            <text:p>31</text:p>
          </table:table-cell>
          <table:table-cell table:formula="of:=COUNTIF([.$C387:.$AG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4_BinaryMutator</text:p>
          </table:table-cell>
          <table:table-cell office:value-type="float" office:value="4058" calcext:value-type="float">
            <text:p>4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8:.$AG388];&quot;=0&quot;)" office:value-type="float" office:value="31" calcext:value-type="float">
            <text:p>31</text:p>
          </table:table-cell>
          <table:table-cell table:formula="of:=COUNTIF([.$C388:.$AG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5_BinaryMutator</text:p>
          </table:table-cell>
          <table:table-cell office:value-type="float" office:value="5058" calcext:value-type="float">
            <text:p>5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89:.$AG389];&quot;=0&quot;)" office:value-type="float" office:value="31" calcext:value-type="float">
            <text:p>31</text:p>
          </table:table-cell>
          <table:table-cell table:formula="of:=COUNTIF([.$C389:.$AG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6_BinaryMutator</text:p>
          </table:table-cell>
          <table:table-cell office:value-type="float" office:value="6058" calcext:value-type="float">
            <text:p>6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0:.$AG390];&quot;=0&quot;)" office:value-type="float" office:value="31" calcext:value-type="float">
            <text:p>31</text:p>
          </table:table-cell>
          <table:table-cell table:formula="of:=COUNTIF([.$C390:.$AG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7_BinaryMutator</text:p>
          </table:table-cell>
          <table:table-cell office:value-type="float" office:value="7058" calcext:value-type="float">
            <text:p>7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1:.$AG391];&quot;=0&quot;)" office:value-type="float" office:value="31" calcext:value-type="float">
            <text:p>31</text:p>
          </table:table-cell>
          <table:table-cell table:formula="of:=COUNTIF([.$C391:.$AG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ObjectParcelable_8_BinaryMutator</text:p>
          </table:table-cell>
          <table:table-cell office:value-type="float" office:value="8058" calcext:value-type="float">
            <text:p>805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2:.$AG392];&quot;=0&quot;)" office:value-type="float" office:value="31" calcext:value-type="float">
            <text:p>31</text:p>
          </table:table-cell>
          <table:table-cell table:formula="of:=COUNTIF([.$C392:.$AG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0_BinaryMutator</text:p>
          </table:table-cell>
          <table:table-cell office:value-type="float" office:value="61" calcext:value-type="float">
            <text:p>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3:.$AG393];&quot;=0&quot;)" office:value-type="float" office:value="31" calcext:value-type="float">
            <text:p>31</text:p>
          </table:table-cell>
          <table:table-cell table:formula="of:=COUNTIF([.$C393:.$AG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_BinaryMutator</text:p>
          </table:table-cell>
          <table:table-cell office:value-type="float" office:value="1061" calcext:value-type="float">
            <text:p>1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4:.$AG394];&quot;=0&quot;)" office:value-type="float" office:value="31" calcext:value-type="float">
            <text:p>31</text:p>
          </table:table-cell>
          <table:table-cell table:formula="of:=COUNTIF([.$C394:.$AG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2_BinaryMutator</text:p>
          </table:table-cell>
          <table:table-cell office:value-type="float" office:value="2061" calcext:value-type="float">
            <text:p>2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5:.$AG395];&quot;=0&quot;)" office:value-type="float" office:value="31" calcext:value-type="float">
            <text:p>31</text:p>
          </table:table-cell>
          <table:table-cell table:formula="of:=COUNTIF([.$C395:.$AG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3_BinaryMutator</text:p>
          </table:table-cell>
          <table:table-cell office:value-type="float" office:value="3061" calcext:value-type="float">
            <text:p>3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6:.$AG396];&quot;=0&quot;)" office:value-type="float" office:value="31" calcext:value-type="float">
            <text:p>31</text:p>
          </table:table-cell>
          <table:table-cell table:formula="of:=COUNTIF([.$C396:.$AG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4_BinaryMutator</text:p>
          </table:table-cell>
          <table:table-cell office:value-type="float" office:value="4061" calcext:value-type="float">
            <text:p>4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7:.$AG397];&quot;=0&quot;)" office:value-type="float" office:value="31" calcext:value-type="float">
            <text:p>31</text:p>
          </table:table-cell>
          <table:table-cell table:formula="of:=COUNTIF([.$C397:.$AG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5_BuggyGUIListenerOperatorMutator</text:p>
          </table:table-cell>
          <table:table-cell office:value-type="float" office:value="5061" calcext:value-type="float">
            <text:p>5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8:.$AG398];&quot;=0&quot;)" office:value-type="float" office:value="31" calcext:value-type="float">
            <text:p>31</text:p>
          </table:table-cell>
          <table:table-cell table:formula="of:=COUNTIF([.$C398:.$AG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6_BuggyGUIListenerOperatorMutator</text:p>
          </table:table-cell>
          <table:table-cell office:value-type="float" office:value="6061" calcext:value-type="float">
            <text:p>6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99:.$AG399];&quot;=0&quot;)" office:value-type="float" office:value="31" calcext:value-type="float">
            <text:p>31</text:p>
          </table:table-cell>
          <table:table-cell table:formula="of:=COUNTIF([.$C399:.$AG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7_BuggyGUIListenerOperatorMutator</text:p>
          </table:table-cell>
          <table:table-cell office:value-type="float" office:value="7061" calcext:value-type="float">
            <text:p>7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0:.$AG400];&quot;=0&quot;)" office:value-type="float" office:value="31" calcext:value-type="float">
            <text:p>31</text:p>
          </table:table-cell>
          <table:table-cell table:formula="of:=COUNTIF([.$C400:.$AG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8_BuggyGUIListenerOperatorMutator</text:p>
          </table:table-cell>
          <table:table-cell office:value-type="float" office:value="8061" calcext:value-type="float">
            <text:p>8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1:.$AG401];&quot;=0&quot;)" office:value-type="float" office:value="31" calcext:value-type="float">
            <text:p>31</text:p>
          </table:table-cell>
          <table:table-cell table:formula="of:=COUNTIF([.$C401:.$AG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9_BuggyGUIListenerOperatorMutator</text:p>
          </table:table-cell>
          <table:table-cell office:value-type="float" office:value="9061" calcext:value-type="float">
            <text:p>9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2:.$AG402];&quot;=0&quot;)" office:value-type="float" office:value="31" calcext:value-type="float">
            <text:p>31</text:p>
          </table:table-cell>
          <table:table-cell table:formula="of:=COUNTIF([.$C402:.$AG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0_BuggyGUIListenerOperatorMutator</text:p>
          </table:table-cell>
          <table:table-cell office:value-type="float" office:value="10061" calcext:value-type="float">
            <text:p>10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3:.$AG403];&quot;=0&quot;)" office:value-type="float" office:value="31" calcext:value-type="float">
            <text:p>31</text:p>
          </table:table-cell>
          <table:table-cell table:formula="of:=COUNTIF([.$C403:.$AG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1_BuggyGUIListenerOperatorMutator</text:p>
          </table:table-cell>
          <table:table-cell office:value-type="float" office:value="11061" calcext:value-type="float">
            <text:p>11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4:.$AG404];&quot;=0&quot;)" office:value-type="float" office:value="31" calcext:value-type="float">
            <text:p>31</text:p>
          </table:table-cell>
          <table:table-cell table:formula="of:=COUNTIF([.$C404:.$AG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2_InvalidViewFocusOperatorMutator</text:p>
          </table:table-cell>
          <table:table-cell office:value-type="float" office:value="12061" calcext:value-type="float">
            <text:p>12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5:.$AG405];&quot;=0&quot;)" office:value-type="float" office:value="31" calcext:value-type="float">
            <text:p>31</text:p>
          </table:table-cell>
          <table:table-cell table:formula="of:=COUNTIF([.$C405:.$AG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3_ViewComponentNotVisibleOperatorMutator</text:p>
          </table:table-cell>
          <table:table-cell office:value-type="float" office:value="13061" calcext:value-type="float">
            <text:p>13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6:.$AG406];&quot;=0&quot;)" office:value-type="float" office:value="31" calcext:value-type="float">
            <text:p>31</text:p>
          </table:table-cell>
          <table:table-cell table:formula="of:=COUNTIF([.$C406:.$AG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4_InvalidViewFocusOperatorMutator</text:p>
          </table:table-cell>
          <table:table-cell office:value-type="float" office:value="14061" calcext:value-type="float">
            <text:p>14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7:.$AG407];&quot;=0&quot;)" office:value-type="float" office:value="31" calcext:value-type="float">
            <text:p>31</text:p>
          </table:table-cell>
          <table:table-cell table:formula="of:=COUNTIF([.$C407:.$AG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5_ViewComponentNotVisibleOperatorMutator</text:p>
          </table:table-cell>
          <table:table-cell office:value-type="float" office:value="15061" calcext:value-type="float">
            <text:p>15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8:.$AG408];&quot;=0&quot;)" office:value-type="float" office:value="31" calcext:value-type="float">
            <text:p>31</text:p>
          </table:table-cell>
          <table:table-cell table:formula="of:=COUNTIF([.$C408:.$AG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6_InvalidViewFocusOperatorMutator</text:p>
          </table:table-cell>
          <table:table-cell office:value-type="float" office:value="16061" calcext:value-type="float">
            <text:p>16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09:.$AG409];&quot;=0&quot;)" office:value-type="float" office:value="31" calcext:value-type="float">
            <text:p>31</text:p>
          </table:table-cell>
          <table:table-cell table:formula="of:=COUNTIF([.$C409:.$AG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Adapter_17_ViewComponentNotVisibleOperatorMutator</text:p>
          </table:table-cell>
          <table:table-cell office:value-type="float" office:value="17061" calcext:value-type="float">
            <text:p>1706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0:.$AG410];&quot;=0&quot;)" office:value-type="float" office:value="31" calcext:value-type="float">
            <text:p>31</text:p>
          </table:table-cell>
          <table:table-cell table:formula="of:=COUNTIF([.$C410:.$AG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0_BinaryMutator</text:p>
          </table:table-cell>
          <table:table-cell office:value-type="float" office:value="62" calcext:value-type="float">
            <text:p>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1:.$AG411];&quot;=0&quot;)" office:value-type="float" office:value="31" calcext:value-type="float">
            <text:p>31</text:p>
          </table:table-cell>
          <table:table-cell table:formula="of:=COUNTIF([.$C411:.$AG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1_InvalidViewFocus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2:.$AG412];&quot;=0&quot;)" office:value-type="float" office:value="31" calcext:value-type="float">
            <text:p>31</text:p>
          </table:table-cell>
          <table:table-cell table:formula="of:=COUNTIF([.$C412:.$AG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2_ViewComponentNotVisible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3:.$AG413];&quot;=0&quot;)" office:value-type="float" office:value="31" calcext:value-type="float">
            <text:p>31</text:p>
          </table:table-cell>
          <table:table-cell table:formula="of:=COUNTIF([.$C413:.$AG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3_BinaryMutator</text:p>
          </table:table-cell>
          <table:table-cell office:value-type="float" office:value="3062" calcext:value-type="float">
            <text:p>3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4:.$AG414];&quot;=0&quot;)" office:value-type="float" office:value="31" calcext:value-type="float">
            <text:p>31</text:p>
          </table:table-cell>
          <table:table-cell table:formula="of:=COUNTIF([.$C414:.$AG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4_BuggyGUIListenerOperatorMutator</text:p>
          </table:table-cell>
          <table:table-cell office:value-type="float" office:value="4062" calcext:value-type="float">
            <text:p>4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5:.$AG415];&quot;=0&quot;)" office:value-type="float" office:value="31" calcext:value-type="float">
            <text:p>31</text:p>
          </table:table-cell>
          <table:table-cell table:formula="of:=COUNTIF([.$C415:.$AG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5_BuggyGUIListenerOperatorMutator</text:p>
          </table:table-cell>
          <table:table-cell office:value-type="float" office:value="5062" calcext:value-type="float">
            <text:p>5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6:.$AG416];&quot;=0&quot;)" office:value-type="float" office:value="31" calcext:value-type="float">
            <text:p>31</text:p>
          </table:table-cell>
          <table:table-cell table:formula="of:=COUNTIF([.$C416:.$AG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essedExplorerAdapter_6_BinaryMutator</text:p>
          </table:table-cell>
          <table:table-cell office:value-type="float" office:value="6062" calcext:value-type="float">
            <text:p>606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7:.$AG417];&quot;=0&quot;)" office:value-type="float" office:value="31" calcext:value-type="float">
            <text:p>31</text:p>
          </table:table-cell>
          <table:table-cell table:formula="of:=COUNTIF([.$C417:.$AG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WithName_0_BinaryMutator</text:p>
          </table:table-cell>
          <table:table-cell office:value-type="float" office:value="68" calcext:value-type="float">
            <text:p>6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8:.$AG418];&quot;=0&quot;)" office:value-type="float" office:value="31" calcext:value-type="float">
            <text:p>31</text:p>
          </table:table-cell>
          <table:table-cell table:formula="of:=COUNTIF([.$C418:.$AG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WithName_1_BinaryMutator</text:p>
          </table:table-cell>
          <table:table-cell office:value-type="float" office:value="1068" calcext:value-type="float">
            <text:p>106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19:.$AG419];&quot;=0&quot;)" office:value-type="float" office:value="31" calcext:value-type="float">
            <text:p>31</text:p>
          </table:table-cell>
          <table:table-cell table:formula="of:=COUNTIF([.$C419:.$AG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0_BinaryMutator</text:p>
          </table:table-cell>
          <table:table-cell office:value-type="float" office:value="70" calcext:value-type="float">
            <text:p>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0:.$AG420];&quot;=0&quot;)" office:value-type="float" office:value="31" calcext:value-type="float">
            <text:p>31</text:p>
          </table:table-cell>
          <table:table-cell table:formula="of:=COUNTIF([.$C420:.$AG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1_BinaryMutator</text:p>
          </table:table-cell>
          <table:table-cell office:value-type="float" office:value="1070" calcext:value-type="float">
            <text:p>1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1:.$AG421];&quot;=0&quot;)" office:value-type="float" office:value="31" calcext:value-type="float">
            <text:p>31</text:p>
          </table:table-cell>
          <table:table-cell table:formula="of:=COUNTIF([.$C421:.$AG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2_BinaryMutator</text:p>
          </table:table-cell>
          <table:table-cell office:value-type="float" office:value="2070" calcext:value-type="float">
            <text:p>2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2:.$AG422];&quot;=0&quot;)" office:value-type="float" office:value="31" calcext:value-type="float">
            <text:p>31</text:p>
          </table:table-cell>
          <table:table-cell table:formula="of:=COUNTIF([.$C422:.$AG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tpEntry_3_BinaryMutator</text:p>
          </table:table-cell>
          <table:table-cell office:value-type="float" office:value="3070" calcext:value-type="float">
            <text:p>307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3:.$AG423];&quot;=0&quot;)" office:value-type="float" office:value="31" calcext:value-type="float">
            <text:p>31</text:p>
          </table:table-cell>
          <table:table-cell table:formula="of:=COUNTIF([.$C423:.$AG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_0_BinaryMutator</text:p>
          </table:table-cell>
          <table:table-cell office:value-type="float" office:value="75" calcext:value-type="float">
            <text:p>7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4:.$AG424];&quot;=0&quot;)" office:value-type="float" office:value="31" calcext:value-type="float">
            <text:p>31</text:p>
          </table:table-cell>
          <table:table-cell table:formula="of:=COUNTIF([.$C424:.$AG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tionData_1_BinaryMutator</text:p>
          </table:table-cell>
          <table:table-cell office:value-type="float" office:value="1075" calcext:value-type="float">
            <text:p>107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5:.$AG425];&quot;=0&quot;)" office:value-type="float" office:value="31" calcext:value-type="float">
            <text:p>31</text:p>
          </table:table-cell>
          <table:table-cell table:formula="of:=COUNTIF([.$C425:.$AG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0_InvalidViewFocusOperatorMutator</text:p>
          </table:table-cell>
          <table:table-cell office:value-type="float" office:value="94" calcext:value-type="float">
            <text:p>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6:.$AG426];&quot;=0&quot;)" office:value-type="float" office:value="31" calcext:value-type="float">
            <text:p>31</text:p>
          </table:table-cell>
          <table:table-cell table:formula="of:=COUNTIF([.$C426:.$AG4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1_ViewComponentNotVisible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7:.$AG427];&quot;=0&quot;)" office:value-type="float" office:value="31" calcext:value-type="float">
            <text:p>31</text:p>
          </table:table-cell>
          <table:table-cell table:formula="of:=COUNTIF([.$C427:.$AG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2_InvalidViewFocus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8:.$AG428];&quot;=0&quot;)" office:value-type="float" office:value="31" calcext:value-type="float">
            <text:p>31</text:p>
          </table:table-cell>
          <table:table-cell table:formula="of:=COUNTIF([.$C428:.$AG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3_ViewComponentNotVisible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29:.$AG429];&quot;=0&quot;)" office:value-type="float" office:value="31" calcext:value-type="float">
            <text:p>31</text:p>
          </table:table-cell>
          <table:table-cell table:formula="of:=COUNTIF([.$C429:.$AG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Adapter_4_BuggyGUIListener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0:.$AG430];&quot;=0&quot;)" office:value-type="float" office:value="31" calcext:value-type="float">
            <text:p>31</text:p>
          </table:table-cell>
          <table:table-cell table:formula="of:=COUNTIF([.$C430:.$AG4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0_InvalidViewFocusOperatorMutator</text:p>
          </table:table-cell>
          <table:table-cell office:value-type="float" office:value="95" calcext:value-type="float">
            <text:p>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1:.$AG431];&quot;=0&quot;)" office:value-type="float" office:value="31" calcext:value-type="float">
            <text:p>31</text:p>
          </table:table-cell>
          <table:table-cell table:formula="of:=COUNTIF([.$C431:.$AG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1_ViewComponentNotVisibleOperatorMutator</text:p>
          </table:table-cell>
          <table:table-cell office:value-type="float" office:value="1095" calcext:value-type="float">
            <text:p>1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2:.$AG432];&quot;=0&quot;)" office:value-type="float" office:value="31" calcext:value-type="float">
            <text:p>31</text:p>
          </table:table-cell>
          <table:table-cell table:formula="of:=COUNTIF([.$C432:.$AG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2_InvalidViewFocusOperatorMutator</text:p>
          </table:table-cell>
          <table:table-cell office:value-type="float" office:value="2095" calcext:value-type="float">
            <text:p>2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3:.$AG433];&quot;=0&quot;)" office:value-type="float" office:value="31" calcext:value-type="float">
            <text:p>31</text:p>
          </table:table-cell>
          <table:table-cell table:formula="of:=COUNTIF([.$C433:.$AG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3_ViewComponentNotVisibleOperatorMutator</text:p>
          </table:table-cell>
          <table:table-cell office:value-type="float" office:value="3095" calcext:value-type="float">
            <text:p>3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4:.$AG434];&quot;=0&quot;)" office:value-type="float" office:value="31" calcext:value-type="float">
            <text:p>31</text:p>
          </table:table-cell>
          <table:table-cell table:formula="of:=COUNTIF([.$C434:.$AG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4_InvalidViewFocusOperatorMutator</text:p>
          </table:table-cell>
          <table:table-cell office:value-type="float" office:value="4095" calcext:value-type="float">
            <text:p>4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5:.$AG435];&quot;=0&quot;)" office:value-type="float" office:value="31" calcext:value-type="float">
            <text:p>31</text:p>
          </table:table-cell>
          <table:table-cell table:formula="of:=COUNTIF([.$C435:.$AG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5_ViewComponentNotVisibleOperatorMutator</text:p>
          </table:table-cell>
          <table:table-cell office:value-type="float" office:value="5095" calcext:value-type="float">
            <text:p>5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6:.$AG436];&quot;=0&quot;)" office:value-type="float" office:value="31" calcext:value-type="float">
            <text:p>31</text:p>
          </table:table-cell>
          <table:table-cell table:formula="of:=COUNTIF([.$C436:.$AG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6_BuggyGUIListenerOperatorMutator</text:p>
          </table:table-cell>
          <table:table-cell office:value-type="float" office:value="6095" calcext:value-type="float">
            <text:p>6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7:.$AG437];&quot;=0&quot;)" office:value-type="float" office:value="31" calcext:value-type="float">
            <text:p>31</text:p>
          </table:table-cell>
          <table:table-cell table:formula="of:=COUNTIF([.$C437:.$AG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7_InvalidViewFocusOperatorMutator</text:p>
          </table:table-cell>
          <table:table-cell office:value-type="float" office:value="7095" calcext:value-type="float">
            <text:p>7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8:.$AG438];&quot;=0&quot;)" office:value-type="float" office:value="31" calcext:value-type="float">
            <text:p>31</text:p>
          </table:table-cell>
          <table:table-cell table:formula="of:=COUNTIF([.$C438:.$AG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PickerDialog_8_ViewComponentNotVisibleOperatorMutator</text:p>
          </table:table-cell>
          <table:table-cell office:value-type="float" office:value="8095" calcext:value-type="float">
            <text:p>809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39:.$AG439];&quot;=0&quot;)" office:value-type="float" office:value="31" calcext:value-type="float">
            <text:p>31</text:p>
          </table:table-cell>
          <table:table-cell table:formula="of:=COUNTIF([.$C439:.$AG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0_LengthyGUICreationOperatorMutator</text:p>
          </table:table-cell>
          <table:table-cell office:value-type="float" office:value="96" calcext:value-type="float">
            <text:p>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0:.$AG440];&quot;=0&quot;)" office:value-type="float" office:value="31" calcext:value-type="float">
            <text:p>31</text:p>
          </table:table-cell>
          <table:table-cell table:formula="of:=COUNTIF([.$C440:.$AG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1_InvalidViewFocusOperatorMutator</text:p>
          </table:table-cell>
          <table:table-cell office:value-type="float" office:value="1096" calcext:value-type="float">
            <text:p>1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1:.$AG441];&quot;=0&quot;)" office:value-type="float" office:value="31" calcext:value-type="float">
            <text:p>31</text:p>
          </table:table-cell>
          <table:table-cell table:formula="of:=COUNTIF([.$C441:.$AG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2_ViewComponentNotVisibleOperatorMutator</text:p>
          </table:table-cell>
          <table:table-cell office:value-type="float" office:value="2096" calcext:value-type="float">
            <text:p>2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2:.$AG442];&quot;=0&quot;)" office:value-type="float" office:value="31" calcext:value-type="float">
            <text:p>31</text:p>
          </table:table-cell>
          <table:table-cell table:formula="of:=COUNTIF([.$C442:.$AG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3_InvalidViewFocusOperatorMutator</text:p>
          </table:table-cell>
          <table:table-cell office:value-type="float" office:value="3096" calcext:value-type="float">
            <text:p>3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3:.$AG443];&quot;=0&quot;)" office:value-type="float" office:value="31" calcext:value-type="float">
            <text:p>31</text:p>
          </table:table-cell>
          <table:table-cell table:formula="of:=COUNTIF([.$C443:.$AG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4_ViewComponentNotVisibleOperatorMutator</text:p>
          </table:table-cell>
          <table:table-cell office:value-type="float" office:value="4096" calcext:value-type="float">
            <text:p>4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4:.$AG444];&quot;=0&quot;)" office:value-type="float" office:value="31" calcext:value-type="float">
            <text:p>31</text:p>
          </table:table-cell>
          <table:table-cell table:formula="of:=COUNTIF([.$C444:.$AG4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5_InvalidViewFocusOperatorMutator</text:p>
          </table:table-cell>
          <table:table-cell office:value-type="float" office:value="5096" calcext:value-type="float">
            <text:p>5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5:.$AG445];&quot;=0&quot;)" office:value-type="float" office:value="31" calcext:value-type="float">
            <text:p>31</text:p>
          </table:table-cell>
          <table:table-cell table:formula="of:=COUNTIF([.$C445:.$AG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6_ViewComponentNotVisibleOperatorMutator</text:p>
          </table:table-cell>
          <table:table-cell office:value-type="float" office:value="6096" calcext:value-type="float">
            <text:p>6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6:.$AG446];&quot;=0&quot;)" office:value-type="float" office:value="31" calcext:value-type="float">
            <text:p>31</text:p>
          </table:table-cell>
          <table:table-cell table:formula="of:=COUNTIF([.$C446:.$AG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7_InvalidViewFocusOperatorMutator</text:p>
          </table:table-cell>
          <table:table-cell office:value-type="float" office:value="7096" calcext:value-type="float">
            <text:p>7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7:.$AG447];&quot;=0&quot;)" office:value-type="float" office:value="31" calcext:value-type="float">
            <text:p>31</text:p>
          </table:table-cell>
          <table:table-cell table:formula="of:=COUNTIF([.$C447:.$AG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8_ViewComponentNotVisibleOperatorMutator</text:p>
          </table:table-cell>
          <table:table-cell office:value-type="float" office:value="8096" calcext:value-type="float">
            <text:p>8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8:.$AG448];&quot;=0&quot;)" office:value-type="float" office:value="31" calcext:value-type="float">
            <text:p>31</text:p>
          </table:table-cell>
          <table:table-cell table:formula="of:=COUNTIF([.$C448:.$AG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9_BuggyGUIListenerOperatorMutator</text:p>
          </table:table-cell>
          <table:table-cell office:value-type="float" office:value="9096" calcext:value-type="float">
            <text:p>9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9:.$AG449];&quot;=0&quot;)" office:value-type="float" office:value="31" calcext:value-type="float">
            <text:p>31</text:p>
          </table:table-cell>
          <table:table-cell table:formula="of:=COUNTIF([.$C449:.$AG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Bookmark_10_BuggyGUIListenerOperatorMutator</text:p>
          </table:table-cell>
          <table:table-cell office:value-type="float" office:value="10096" calcext:value-type="float">
            <text:p>1009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0:.$AG450];&quot;=0&quot;)" office:value-type="float" office:value="31" calcext:value-type="float">
            <text:p>31</text:p>
          </table:table-cell>
          <table:table-cell table:formula="of:=COUNTIF([.$C450:.$AG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0_InvalidViewFocusOperatorMutator</text:p>
          </table:table-cell>
          <table:table-cell office:value-type="float" office:value="97" calcext:value-type="float">
            <text:p>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1:.$AG451];&quot;=0&quot;)" office:value-type="float" office:value="31" calcext:value-type="float">
            <text:p>31</text:p>
          </table:table-cell>
          <table:table-cell table:formula="of:=COUNTIF([.$C451:.$AG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_ViewComponentNotVisible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2:.$AG452];&quot;=0&quot;)" office:value-type="float" office:value="31" calcext:value-type="float">
            <text:p>31</text:p>
          </table:table-cell>
          <table:table-cell table:formula="of:=COUNTIF([.$C452:.$AG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_InvalidViewFocus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3:.$AG453];&quot;=0&quot;)" office:value-type="float" office:value="31" calcext:value-type="float">
            <text:p>31</text:p>
          </table:table-cell>
          <table:table-cell table:formula="of:=COUNTIF([.$C453:.$AG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_ViewComponentNotVisible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4:.$AG454];&quot;=0&quot;)" office:value-type="float" office:value="31" calcext:value-type="float">
            <text:p>31</text:p>
          </table:table-cell>
          <table:table-cell table:formula="of:=COUNTIF([.$C454:.$AG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_InvalidViewFocusOperatorMutator</text:p>
          </table:table-cell>
          <table:table-cell office:value-type="float" office:value="4097" calcext:value-type="float">
            <text:p>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5:.$AG455];&quot;=0&quot;)" office:value-type="float" office:value="31" calcext:value-type="float">
            <text:p>31</text:p>
          </table:table-cell>
          <table:table-cell table:formula="of:=COUNTIF([.$C455:.$AG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_ViewComponentNotVisibleOperatorMutator</text:p>
          </table:table-cell>
          <table:table-cell office:value-type="float" office:value="5097" calcext:value-type="float">
            <text:p>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6:.$AG456];&quot;=0&quot;)" office:value-type="float" office:value="31" calcext:value-type="float">
            <text:p>31</text:p>
          </table:table-cell>
          <table:table-cell table:formula="of:=COUNTIF([.$C456:.$AG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_InvalidViewFocusOperatorMutator</text:p>
          </table:table-cell>
          <table:table-cell office:value-type="float" office:value="6097" calcext:value-type="float">
            <text:p>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7:.$AG457];&quot;=0&quot;)" office:value-type="float" office:value="31" calcext:value-type="float">
            <text:p>31</text:p>
          </table:table-cell>
          <table:table-cell table:formula="of:=COUNTIF([.$C457:.$AG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_ViewComponentNotVisibleOperatorMutator</text:p>
          </table:table-cell>
          <table:table-cell office:value-type="float" office:value="7097" calcext:value-type="float">
            <text:p>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8:.$AG458];&quot;=0&quot;)" office:value-type="float" office:value="31" calcext:value-type="float">
            <text:p>31</text:p>
          </table:table-cell>
          <table:table-cell table:formula="of:=COUNTIF([.$C458:.$AG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_InvalidViewFocusOperatorMutator</text:p>
          </table:table-cell>
          <table:table-cell office:value-type="float" office:value="8097" calcext:value-type="float">
            <text:p>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59:.$AG459];&quot;=0&quot;)" office:value-type="float" office:value="31" calcext:value-type="float">
            <text:p>31</text:p>
          </table:table-cell>
          <table:table-cell table:formula="of:=COUNTIF([.$C459:.$AG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_ViewComponentNotVisibleOperatorMutator</text:p>
          </table:table-cell>
          <table:table-cell office:value-type="float" office:value="9097" calcext:value-type="float">
            <text:p>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0:.$AG460];&quot;=0&quot;)" office:value-type="float" office:value="31" calcext:value-type="float">
            <text:p>31</text:p>
          </table:table-cell>
          <table:table-cell table:formula="of:=COUNTIF([.$C460:.$AG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0_InvalidViewFocusOperatorMutator</text:p>
          </table:table-cell>
          <table:table-cell office:value-type="float" office:value="10097" calcext:value-type="float">
            <text:p>1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1:.$AG461];&quot;=0&quot;)" office:value-type="float" office:value="31" calcext:value-type="float">
            <text:p>31</text:p>
          </table:table-cell>
          <table:table-cell table:formula="of:=COUNTIF([.$C461:.$AG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1_ViewComponentNotVisibleOperatorMutator</text:p>
          </table:table-cell>
          <table:table-cell office:value-type="float" office:value="11097" calcext:value-type="float">
            <text:p>1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2:.$AG462];&quot;=0&quot;)" office:value-type="float" office:value="31" calcext:value-type="float">
            <text:p>31</text:p>
          </table:table-cell>
          <table:table-cell table:formula="of:=COUNTIF([.$C462:.$AG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2_InvalidViewFocusOperatorMutator</text:p>
          </table:table-cell>
          <table:table-cell office:value-type="float" office:value="12097" calcext:value-type="float">
            <text:p>1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3:.$AG463];&quot;=0&quot;)" office:value-type="float" office:value="31" calcext:value-type="float">
            <text:p>31</text:p>
          </table:table-cell>
          <table:table-cell table:formula="of:=COUNTIF([.$C463:.$AG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3_ViewComponentNotVisibleOperatorMutator</text:p>
          </table:table-cell>
          <table:table-cell office:value-type="float" office:value="13097" calcext:value-type="float">
            <text:p>1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4:.$AG464];&quot;=0&quot;)" office:value-type="float" office:value="31" calcext:value-type="float">
            <text:p>31</text:p>
          </table:table-cell>
          <table:table-cell table:formula="of:=COUNTIF([.$C464:.$AG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4_InvalidViewFocusOperatorMutator</text:p>
          </table:table-cell>
          <table:table-cell office:value-type="float" office:value="14097" calcext:value-type="float">
            <text:p>1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5:.$AG465];&quot;=0&quot;)" office:value-type="float" office:value="31" calcext:value-type="float">
            <text:p>31</text:p>
          </table:table-cell>
          <table:table-cell table:formula="of:=COUNTIF([.$C465:.$AG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5_ViewComponentNotVisibleOperatorMutator</text:p>
          </table:table-cell>
          <table:table-cell office:value-type="float" office:value="15097" calcext:value-type="float">
            <text:p>1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6:.$AG466];&quot;=0&quot;)" office:value-type="float" office:value="31" calcext:value-type="float">
            <text:p>31</text:p>
          </table:table-cell>
          <table:table-cell table:formula="of:=COUNTIF([.$C466:.$AG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6_InvalidViewFocusOperatorMutator</text:p>
          </table:table-cell>
          <table:table-cell office:value-type="float" office:value="16097" calcext:value-type="float">
            <text:p>1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7:.$AG467];&quot;=0&quot;)" office:value-type="float" office:value="31" calcext:value-type="float">
            <text:p>31</text:p>
          </table:table-cell>
          <table:table-cell table:formula="of:=COUNTIF([.$C467:.$AG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7_ViewComponentNotVisibleOperatorMutator</text:p>
          </table:table-cell>
          <table:table-cell office:value-type="float" office:value="17097" calcext:value-type="float">
            <text:p>1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8:.$AG468];&quot;=0&quot;)" office:value-type="float" office:value="31" calcext:value-type="float">
            <text:p>31</text:p>
          </table:table-cell>
          <table:table-cell table:formula="of:=COUNTIF([.$C468:.$AG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8_BinaryMutator</text:p>
          </table:table-cell>
          <table:table-cell office:value-type="float" office:value="18097" calcext:value-type="float">
            <text:p>1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69:.$AG469];&quot;=0&quot;)" office:value-type="float" office:value="31" calcext:value-type="float">
            <text:p>31</text:p>
          </table:table-cell>
          <table:table-cell table:formula="of:=COUNTIF([.$C469:.$AG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19_InvalidViewFocusOperatorMutator</text:p>
          </table:table-cell>
          <table:table-cell office:value-type="float" office:value="19097" calcext:value-type="float">
            <text:p>1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0:.$AG470];&quot;=0&quot;)" office:value-type="float" office:value="31" calcext:value-type="float">
            <text:p>31</text:p>
          </table:table-cell>
          <table:table-cell table:formula="of:=COUNTIF([.$C470:.$AG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0_ViewComponentNotVisibleOperatorMutator</text:p>
          </table:table-cell>
          <table:table-cell office:value-type="float" office:value="20097" calcext:value-type="float">
            <text:p>2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1:.$AG471];&quot;=0&quot;)" office:value-type="float" office:value="31" calcext:value-type="float">
            <text:p>31</text:p>
          </table:table-cell>
          <table:table-cell table:formula="of:=COUNTIF([.$C471:.$AG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1_InvalidViewFocusOperatorMutator</text:p>
          </table:table-cell>
          <table:table-cell office:value-type="float" office:value="21097" calcext:value-type="float">
            <text:p>2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2:.$AG472];&quot;=0&quot;)" office:value-type="float" office:value="31" calcext:value-type="float">
            <text:p>31</text:p>
          </table:table-cell>
          <table:table-cell table:formula="of:=COUNTIF([.$C472:.$AG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2_ViewComponentNotVisibleOperatorMutator</text:p>
          </table:table-cell>
          <table:table-cell office:value-type="float" office:value="22097" calcext:value-type="float">
            <text:p>2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3:.$AG473];&quot;=0&quot;)" office:value-type="float" office:value="31" calcext:value-type="float">
            <text:p>31</text:p>
          </table:table-cell>
          <table:table-cell table:formula="of:=COUNTIF([.$C473:.$AG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3_InvalidViewFocusOperatorMutator</text:p>
          </table:table-cell>
          <table:table-cell office:value-type="float" office:value="23097" calcext:value-type="float">
            <text:p>2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4:.$AG474];&quot;=0&quot;)" office:value-type="float" office:value="31" calcext:value-type="float">
            <text:p>31</text:p>
          </table:table-cell>
          <table:table-cell table:formula="of:=COUNTIF([.$C474:.$AG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4_ViewComponentNotVisibleOperatorMutator</text:p>
          </table:table-cell>
          <table:table-cell office:value-type="float" office:value="24097" calcext:value-type="float">
            <text:p>2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5:.$AG475];&quot;=0&quot;)" office:value-type="float" office:value="31" calcext:value-type="float">
            <text:p>31</text:p>
          </table:table-cell>
          <table:table-cell table:formula="of:=COUNTIF([.$C475:.$AG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5_InvalidViewFocusOperatorMutator</text:p>
          </table:table-cell>
          <table:table-cell office:value-type="float" office:value="25097" calcext:value-type="float">
            <text:p>2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6:.$AG476];&quot;=0&quot;)" office:value-type="float" office:value="31" calcext:value-type="float">
            <text:p>31</text:p>
          </table:table-cell>
          <table:table-cell table:formula="of:=COUNTIF([.$C476:.$AG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6_ViewComponentNotVisibleOperatorMutator</text:p>
          </table:table-cell>
          <table:table-cell office:value-type="float" office:value="26097" calcext:value-type="float">
            <text:p>2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7:.$AG477];&quot;=0&quot;)" office:value-type="float" office:value="31" calcext:value-type="float">
            <text:p>31</text:p>
          </table:table-cell>
          <table:table-cell table:formula="of:=COUNTIF([.$C477:.$AG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7_InvalidViewFocusOperatorMutator</text:p>
          </table:table-cell>
          <table:table-cell office:value-type="float" office:value="27097" calcext:value-type="float">
            <text:p>2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8:.$AG478];&quot;=0&quot;)" office:value-type="float" office:value="31" calcext:value-type="float">
            <text:p>31</text:p>
          </table:table-cell>
          <table:table-cell table:formula="of:=COUNTIF([.$C478:.$AG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8_ViewComponentNotVisibleOperatorMutator</text:p>
          </table:table-cell>
          <table:table-cell office:value-type="float" office:value="28097" calcext:value-type="float">
            <text:p>2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79:.$AG479];&quot;=0&quot;)" office:value-type="float" office:value="31" calcext:value-type="float">
            <text:p>31</text:p>
          </table:table-cell>
          <table:table-cell table:formula="of:=COUNTIF([.$C479:.$AG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29_InvalidViewFocusOperatorMutator</text:p>
          </table:table-cell>
          <table:table-cell office:value-type="float" office:value="29097" calcext:value-type="float">
            <text:p>2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0:.$AG480];&quot;=0&quot;)" office:value-type="float" office:value="31" calcext:value-type="float">
            <text:p>31</text:p>
          </table:table-cell>
          <table:table-cell table:formula="of:=COUNTIF([.$C480:.$AG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0_ViewComponentNotVisibleOperatorMutator</text:p>
          </table:table-cell>
          <table:table-cell office:value-type="float" office:value="30097" calcext:value-type="float">
            <text:p>3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1:.$AG481];&quot;=0&quot;)" office:value-type="float" office:value="31" calcext:value-type="float">
            <text:p>31</text:p>
          </table:table-cell>
          <table:table-cell table:formula="of:=COUNTIF([.$C481:.$AG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1_BinaryMutator</text:p>
          </table:table-cell>
          <table:table-cell office:value-type="float" office:value="31097" calcext:value-type="float">
            <text:p>3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2:.$AG482];&quot;=0&quot;)" office:value-type="float" office:value="31" calcext:value-type="float">
            <text:p>31</text:p>
          </table:table-cell>
          <table:table-cell table:formula="of:=COUNTIF([.$C482:.$AG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2_InvalidViewFocusOperatorMutator</text:p>
          </table:table-cell>
          <table:table-cell office:value-type="float" office:value="32097" calcext:value-type="float">
            <text:p>3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3:.$AG483];&quot;=0&quot;)" office:value-type="float" office:value="31" calcext:value-type="float">
            <text:p>31</text:p>
          </table:table-cell>
          <table:table-cell table:formula="of:=COUNTIF([.$C483:.$AG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3_ViewComponentNotVisibleOperatorMutator</text:p>
          </table:table-cell>
          <table:table-cell office:value-type="float" office:value="33097" calcext:value-type="float">
            <text:p>3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4:.$AG484];&quot;=0&quot;)" office:value-type="float" office:value="31" calcext:value-type="float">
            <text:p>31</text:p>
          </table:table-cell>
          <table:table-cell table:formula="of:=COUNTIF([.$C484:.$AG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4_InvalidViewFocusOperatorMutator</text:p>
          </table:table-cell>
          <table:table-cell office:value-type="float" office:value="34097" calcext:value-type="float">
            <text:p>3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5:.$AG485];&quot;=0&quot;)" office:value-type="float" office:value="31" calcext:value-type="float">
            <text:p>31</text:p>
          </table:table-cell>
          <table:table-cell table:formula="of:=COUNTIF([.$C485:.$AG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5_ViewComponentNotVisibleOperatorMutator</text:p>
          </table:table-cell>
          <table:table-cell office:value-type="float" office:value="35097" calcext:value-type="float">
            <text:p>3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6:.$AG486];&quot;=0&quot;)" office:value-type="float" office:value="31" calcext:value-type="float">
            <text:p>31</text:p>
          </table:table-cell>
          <table:table-cell table:formula="of:=COUNTIF([.$C486:.$AG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6_InvalidViewFocusOperatorMutator</text:p>
          </table:table-cell>
          <table:table-cell office:value-type="float" office:value="36097" calcext:value-type="float">
            <text:p>3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7:.$AG487];&quot;=0&quot;)" office:value-type="float" office:value="31" calcext:value-type="float">
            <text:p>31</text:p>
          </table:table-cell>
          <table:table-cell table:formula="of:=COUNTIF([.$C487:.$AG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7_ViewComponentNotVisibleOperatorMutator</text:p>
          </table:table-cell>
          <table:table-cell office:value-type="float" office:value="37097" calcext:value-type="float">
            <text:p>3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8:.$AG488];&quot;=0&quot;)" office:value-type="float" office:value="31" calcext:value-type="float">
            <text:p>31</text:p>
          </table:table-cell>
          <table:table-cell table:formula="of:=COUNTIF([.$C488:.$AG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8_InvalidViewFocusOperatorMutator</text:p>
          </table:table-cell>
          <table:table-cell office:value-type="float" office:value="38097" calcext:value-type="float">
            <text:p>3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89:.$AG489];&quot;=0&quot;)" office:value-type="float" office:value="31" calcext:value-type="float">
            <text:p>31</text:p>
          </table:table-cell>
          <table:table-cell table:formula="of:=COUNTIF([.$C489:.$AG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39_ViewComponentNotVisibleOperatorMutator</text:p>
          </table:table-cell>
          <table:table-cell office:value-type="float" office:value="39097" calcext:value-type="float">
            <text:p>3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0:.$AG490];&quot;=0&quot;)" office:value-type="float" office:value="31" calcext:value-type="float">
            <text:p>31</text:p>
          </table:table-cell>
          <table:table-cell table:formula="of:=COUNTIF([.$C490:.$AG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0_InvalidViewFocusOperatorMutator</text:p>
          </table:table-cell>
          <table:table-cell office:value-type="float" office:value="40097" calcext:value-type="float">
            <text:p>4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1:.$AG491];&quot;=0&quot;)" office:value-type="float" office:value="31" calcext:value-type="float">
            <text:p>31</text:p>
          </table:table-cell>
          <table:table-cell table:formula="of:=COUNTIF([.$C491:.$AG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1_ViewComponentNotVisibleOperatorMutator</text:p>
          </table:table-cell>
          <table:table-cell office:value-type="float" office:value="41097" calcext:value-type="float">
            <text:p>4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2:.$AG492];&quot;=0&quot;)" office:value-type="float" office:value="31" calcext:value-type="float">
            <text:p>31</text:p>
          </table:table-cell>
          <table:table-cell table:formula="of:=COUNTIF([.$C492:.$AG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2_InvalidViewFocusOperatorMutator</text:p>
          </table:table-cell>
          <table:table-cell office:value-type="float" office:value="42097" calcext:value-type="float">
            <text:p>4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3:.$AG493];&quot;=0&quot;)" office:value-type="float" office:value="31" calcext:value-type="float">
            <text:p>31</text:p>
          </table:table-cell>
          <table:table-cell table:formula="of:=COUNTIF([.$C493:.$AG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3_ViewComponentNotVisibleOperatorMutator</text:p>
          </table:table-cell>
          <table:table-cell office:value-type="float" office:value="43097" calcext:value-type="float">
            <text:p>4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4:.$AG494];&quot;=0&quot;)" office:value-type="float" office:value="31" calcext:value-type="float">
            <text:p>31</text:p>
          </table:table-cell>
          <table:table-cell table:formula="of:=COUNTIF([.$C494:.$AG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4_InvalidViewFocusOperatorMutator</text:p>
          </table:table-cell>
          <table:table-cell office:value-type="float" office:value="44097" calcext:value-type="float">
            <text:p>4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5:.$AG495];&quot;=0&quot;)" office:value-type="float" office:value="31" calcext:value-type="float">
            <text:p>31</text:p>
          </table:table-cell>
          <table:table-cell table:formula="of:=COUNTIF([.$C495:.$AG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5_ViewComponentNotVisibleOperatorMutator</text:p>
          </table:table-cell>
          <table:table-cell office:value-type="float" office:value="45097" calcext:value-type="float">
            <text:p>4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6:.$AG496];&quot;=0&quot;)" office:value-type="float" office:value="31" calcext:value-type="float">
            <text:p>31</text:p>
          </table:table-cell>
          <table:table-cell table:formula="of:=COUNTIF([.$C496:.$AG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6_InvalidViewFocusOperatorMutator</text:p>
          </table:table-cell>
          <table:table-cell office:value-type="float" office:value="46097" calcext:value-type="float">
            <text:p>4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7:.$AG497];&quot;=0&quot;)" office:value-type="float" office:value="31" calcext:value-type="float">
            <text:p>31</text:p>
          </table:table-cell>
          <table:table-cell table:formula="of:=COUNTIF([.$C497:.$AG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7_ViewComponentNotVisibleOperatorMutator</text:p>
          </table:table-cell>
          <table:table-cell office:value-type="float" office:value="47097" calcext:value-type="float">
            <text:p>4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8:.$AG498];&quot;=0&quot;)" office:value-type="float" office:value="31" calcext:value-type="float">
            <text:p>31</text:p>
          </table:table-cell>
          <table:table-cell table:formula="of:=COUNTIF([.$C498:.$AG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8_InvalidViewFocusOperatorMutator</text:p>
          </table:table-cell>
          <table:table-cell office:value-type="float" office:value="48097" calcext:value-type="float">
            <text:p>4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99:.$AG499];&quot;=0&quot;)" office:value-type="float" office:value="31" calcext:value-type="float">
            <text:p>31</text:p>
          </table:table-cell>
          <table:table-cell table:formula="of:=COUNTIF([.$C499:.$AG4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49_ViewComponentNotVisibleOperatorMutator</text:p>
          </table:table-cell>
          <table:table-cell office:value-type="float" office:value="49097" calcext:value-type="float">
            <text:p>4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0:.$AG500];&quot;=0&quot;)" office:value-type="float" office:value="31" calcext:value-type="float">
            <text:p>31</text:p>
          </table:table-cell>
          <table:table-cell table:formula="of:=COUNTIF([.$C500:.$AG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0_InvalidViewFocusOperatorMutator</text:p>
          </table:table-cell>
          <table:table-cell office:value-type="float" office:value="50097" calcext:value-type="float">
            <text:p>5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1:.$AG501];&quot;=0&quot;)" office:value-type="float" office:value="31" calcext:value-type="float">
            <text:p>31</text:p>
          </table:table-cell>
          <table:table-cell table:formula="of:=COUNTIF([.$C501:.$AG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1_ViewComponentNotVisibleOperatorMutator</text:p>
          </table:table-cell>
          <table:table-cell office:value-type="float" office:value="51097" calcext:value-type="float">
            <text:p>5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2:.$AG502];&quot;=0&quot;)" office:value-type="float" office:value="31" calcext:value-type="float">
            <text:p>31</text:p>
          </table:table-cell>
          <table:table-cell table:formula="of:=COUNTIF([.$C502:.$AG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2_InvalidViewFocusOperatorMutator</text:p>
          </table:table-cell>
          <table:table-cell office:value-type="float" office:value="52097" calcext:value-type="float">
            <text:p>5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3:.$AG503];&quot;=0&quot;)" office:value-type="float" office:value="31" calcext:value-type="float">
            <text:p>31</text:p>
          </table:table-cell>
          <table:table-cell table:formula="of:=COUNTIF([.$C503:.$AG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3_ViewComponentNotVisibleOperatorMutator</text:p>
          </table:table-cell>
          <table:table-cell office:value-type="float" office:value="53097" calcext:value-type="float">
            <text:p>5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4:.$AG504];&quot;=0&quot;)" office:value-type="float" office:value="31" calcext:value-type="float">
            <text:p>31</text:p>
          </table:table-cell>
          <table:table-cell table:formula="of:=COUNTIF([.$C504:.$AG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4_InvalidViewFocusOperatorMutator</text:p>
          </table:table-cell>
          <table:table-cell office:value-type="float" office:value="54097" calcext:value-type="float">
            <text:p>5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5:.$AG505];&quot;=0&quot;)" office:value-type="float" office:value="31" calcext:value-type="float">
            <text:p>31</text:p>
          </table:table-cell>
          <table:table-cell table:formula="of:=COUNTIF([.$C505:.$AG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5_ViewComponentNotVisibleOperatorMutator</text:p>
          </table:table-cell>
          <table:table-cell office:value-type="float" office:value="55097" calcext:value-type="float">
            <text:p>5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6:.$AG506];&quot;=0&quot;)" office:value-type="float" office:value="31" calcext:value-type="float">
            <text:p>31</text:p>
          </table:table-cell>
          <table:table-cell table:formula="of:=COUNTIF([.$C506:.$AG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6_InvalidViewFocusOperatorMutator</text:p>
          </table:table-cell>
          <table:table-cell office:value-type="float" office:value="56097" calcext:value-type="float">
            <text:p>5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7:.$AG507];&quot;=0&quot;)" office:value-type="float" office:value="31" calcext:value-type="float">
            <text:p>31</text:p>
          </table:table-cell>
          <table:table-cell table:formula="of:=COUNTIF([.$C507:.$AG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7_ViewComponentNotVisibleOperatorMutator</text:p>
          </table:table-cell>
          <table:table-cell office:value-type="float" office:value="57097" calcext:value-type="float">
            <text:p>5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8:.$AG508];&quot;=0&quot;)" office:value-type="float" office:value="31" calcext:value-type="float">
            <text:p>31</text:p>
          </table:table-cell>
          <table:table-cell table:formula="of:=COUNTIF([.$C508:.$AG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8_BinaryMutator</text:p>
          </table:table-cell>
          <table:table-cell office:value-type="float" office:value="58097" calcext:value-type="float">
            <text:p>5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09:.$AG509];&quot;=0&quot;)" office:value-type="float" office:value="31" calcext:value-type="float">
            <text:p>31</text:p>
          </table:table-cell>
          <table:table-cell table:formula="of:=COUNTIF([.$C509:.$AG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59_InvalidViewFocusOperatorMutator</text:p>
          </table:table-cell>
          <table:table-cell office:value-type="float" office:value="59097" calcext:value-type="float">
            <text:p>5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0:.$AG510];&quot;=0&quot;)" office:value-type="float" office:value="31" calcext:value-type="float">
            <text:p>31</text:p>
          </table:table-cell>
          <table:table-cell table:formula="of:=COUNTIF([.$C510:.$AG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0_ViewComponentNotVisibleOperatorMutator</text:p>
          </table:table-cell>
          <table:table-cell office:value-type="float" office:value="60097" calcext:value-type="float">
            <text:p>6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1:.$AG511];&quot;=0&quot;)" office:value-type="float" office:value="31" calcext:value-type="float">
            <text:p>31</text:p>
          </table:table-cell>
          <table:table-cell table:formula="of:=COUNTIF([.$C511:.$AG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1_InvalidViewFocusOperatorMutator</text:p>
          </table:table-cell>
          <table:table-cell office:value-type="float" office:value="61097" calcext:value-type="float">
            <text:p>6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2:.$AG512];&quot;=0&quot;)" office:value-type="float" office:value="31" calcext:value-type="float">
            <text:p>31</text:p>
          </table:table-cell>
          <table:table-cell table:formula="of:=COUNTIF([.$C512:.$AG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2_ViewComponentNotVisibleOperatorMutator</text:p>
          </table:table-cell>
          <table:table-cell office:value-type="float" office:value="62097" calcext:value-type="float">
            <text:p>6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3:.$AG513];&quot;=0&quot;)" office:value-type="float" office:value="31" calcext:value-type="float">
            <text:p>31</text:p>
          </table:table-cell>
          <table:table-cell table:formula="of:=COUNTIF([.$C513:.$AG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3_InvalidViewFocusOperatorMutator</text:p>
          </table:table-cell>
          <table:table-cell office:value-type="float" office:value="63097" calcext:value-type="float">
            <text:p>6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4:.$AG514];&quot;=0&quot;)" office:value-type="float" office:value="31" calcext:value-type="float">
            <text:p>31</text:p>
          </table:table-cell>
          <table:table-cell table:formula="of:=COUNTIF([.$C514:.$AG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4_ViewComponentNotVisibleOperatorMutator</text:p>
          </table:table-cell>
          <table:table-cell office:value-type="float" office:value="64097" calcext:value-type="float">
            <text:p>6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5:.$AG515];&quot;=0&quot;)" office:value-type="float" office:value="31" calcext:value-type="float">
            <text:p>31</text:p>
          </table:table-cell>
          <table:table-cell table:formula="of:=COUNTIF([.$C515:.$AG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5_BuggyGUIListenerOperatorMutator</text:p>
          </table:table-cell>
          <table:table-cell office:value-type="float" office:value="65097" calcext:value-type="float">
            <text:p>6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6:.$AG516];&quot;=0&quot;)" office:value-type="float" office:value="31" calcext:value-type="float">
            <text:p>31</text:p>
          </table:table-cell>
          <table:table-cell table:formula="of:=COUNTIF([.$C516:.$AG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6_InvalidViewFocusOperatorMutator</text:p>
          </table:table-cell>
          <table:table-cell office:value-type="float" office:value="66097" calcext:value-type="float">
            <text:p>6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7:.$AG517];&quot;=0&quot;)" office:value-type="float" office:value="31" calcext:value-type="float">
            <text:p>31</text:p>
          </table:table-cell>
          <table:table-cell table:formula="of:=COUNTIF([.$C517:.$AG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7_ViewComponentNotVisibleOperatorMutator</text:p>
          </table:table-cell>
          <table:table-cell office:value-type="float" office:value="67097" calcext:value-type="float">
            <text:p>6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8:.$AG518];&quot;=0&quot;)" office:value-type="float" office:value="31" calcext:value-type="float">
            <text:p>31</text:p>
          </table:table-cell>
          <table:table-cell table:formula="of:=COUNTIF([.$C518:.$AG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8_InvalidViewFocusOperatorMutator</text:p>
          </table:table-cell>
          <table:table-cell office:value-type="float" office:value="68097" calcext:value-type="float">
            <text:p>6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19:.$AG519];&quot;=0&quot;)" office:value-type="float" office:value="31" calcext:value-type="float">
            <text:p>31</text:p>
          </table:table-cell>
          <table:table-cell table:formula="of:=COUNTIF([.$C519:.$AG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69_ViewComponentNotVisibleOperatorMutator</text:p>
          </table:table-cell>
          <table:table-cell office:value-type="float" office:value="69097" calcext:value-type="float">
            <text:p>6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0:.$AG520];&quot;=0&quot;)" office:value-type="float" office:value="31" calcext:value-type="float">
            <text:p>31</text:p>
          </table:table-cell>
          <table:table-cell table:formula="of:=COUNTIF([.$C520:.$AG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0_InvalidViewFocusOperatorMutator</text:p>
          </table:table-cell>
          <table:table-cell office:value-type="float" office:value="70097" calcext:value-type="float">
            <text:p>7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1:.$AG521];&quot;=0&quot;)" office:value-type="float" office:value="31" calcext:value-type="float">
            <text:p>31</text:p>
          </table:table-cell>
          <table:table-cell table:formula="of:=COUNTIF([.$C521:.$AG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1_ViewComponentNotVisibleOperatorMutator</text:p>
          </table:table-cell>
          <table:table-cell office:value-type="float" office:value="71097" calcext:value-type="float">
            <text:p>7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2:.$AG522];&quot;=0&quot;)" office:value-type="float" office:value="31" calcext:value-type="float">
            <text:p>31</text:p>
          </table:table-cell>
          <table:table-cell table:formula="of:=COUNTIF([.$C522:.$AG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2_InvalidViewFocusOperatorMutator</text:p>
          </table:table-cell>
          <table:table-cell office:value-type="float" office:value="72097" calcext:value-type="float">
            <text:p>7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3:.$AG523];&quot;=0&quot;)" office:value-type="float" office:value="31" calcext:value-type="float">
            <text:p>31</text:p>
          </table:table-cell>
          <table:table-cell table:formula="of:=COUNTIF([.$C523:.$AG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3_ViewComponentNotVisibleOperatorMutator</text:p>
          </table:table-cell>
          <table:table-cell office:value-type="float" office:value="73097" calcext:value-type="float">
            <text:p>7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4:.$AG524];&quot;=0&quot;)" office:value-type="float" office:value="31" calcext:value-type="float">
            <text:p>31</text:p>
          </table:table-cell>
          <table:table-cell table:formula="of:=COUNTIF([.$C524:.$AG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4_InvalidViewFocusOperatorMutator</text:p>
          </table:table-cell>
          <table:table-cell office:value-type="float" office:value="74097" calcext:value-type="float">
            <text:p>7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5:.$AG525];&quot;=0&quot;)" office:value-type="float" office:value="31" calcext:value-type="float">
            <text:p>31</text:p>
          </table:table-cell>
          <table:table-cell table:formula="of:=COUNTIF([.$C525:.$AG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5_ViewComponentNotVisibleOperatorMutator</text:p>
          </table:table-cell>
          <table:table-cell office:value-type="float" office:value="75097" calcext:value-type="float">
            <text:p>7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6:.$AG526];&quot;=0&quot;)" office:value-type="float" office:value="31" calcext:value-type="float">
            <text:p>31</text:p>
          </table:table-cell>
          <table:table-cell table:formula="of:=COUNTIF([.$C526:.$AG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6_InvalidViewFocusOperatorMutator</text:p>
          </table:table-cell>
          <table:table-cell office:value-type="float" office:value="76097" calcext:value-type="float">
            <text:p>7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7:.$AG527];&quot;=0&quot;)" office:value-type="float" office:value="31" calcext:value-type="float">
            <text:p>31</text:p>
          </table:table-cell>
          <table:table-cell table:formula="of:=COUNTIF([.$C527:.$AG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7_ViewComponentNotVisibleOperatorMutator</text:p>
          </table:table-cell>
          <table:table-cell office:value-type="float" office:value="77097" calcext:value-type="float">
            <text:p>7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8:.$AG528];&quot;=0&quot;)" office:value-type="float" office:value="31" calcext:value-type="float">
            <text:p>31</text:p>
          </table:table-cell>
          <table:table-cell table:formula="of:=COUNTIF([.$C528:.$AG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8_InvalidViewFocusOperatorMutator</text:p>
          </table:table-cell>
          <table:table-cell office:value-type="float" office:value="78097" calcext:value-type="float">
            <text:p>7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29:.$AG529];&quot;=0&quot;)" office:value-type="float" office:value="31" calcext:value-type="float">
            <text:p>31</text:p>
          </table:table-cell>
          <table:table-cell table:formula="of:=COUNTIF([.$C529:.$AG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79_ViewComponentNotVisibleOperatorMutator</text:p>
          </table:table-cell>
          <table:table-cell office:value-type="float" office:value="79097" calcext:value-type="float">
            <text:p>7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0:.$AG530];&quot;=0&quot;)" office:value-type="float" office:value="31" calcext:value-type="float">
            <text:p>31</text:p>
          </table:table-cell>
          <table:table-cell table:formula="of:=COUNTIF([.$C530:.$AG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0_InvalidViewFocusOperatorMutator</text:p>
          </table:table-cell>
          <table:table-cell office:value-type="float" office:value="80097" calcext:value-type="float">
            <text:p>8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1:.$AG531];&quot;=0&quot;)" office:value-type="float" office:value="31" calcext:value-type="float">
            <text:p>31</text:p>
          </table:table-cell>
          <table:table-cell table:formula="of:=COUNTIF([.$C531:.$AG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1_ViewComponentNotVisibleOperatorMutator</text:p>
          </table:table-cell>
          <table:table-cell office:value-type="float" office:value="81097" calcext:value-type="float">
            <text:p>8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2:.$AG532];&quot;=0&quot;)" office:value-type="float" office:value="31" calcext:value-type="float">
            <text:p>31</text:p>
          </table:table-cell>
          <table:table-cell table:formula="of:=COUNTIF([.$C532:.$AG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2_InvalidViewFocusOperatorMutator</text:p>
          </table:table-cell>
          <table:table-cell office:value-type="float" office:value="82097" calcext:value-type="float">
            <text:p>8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3:.$AG533];&quot;=0&quot;)" office:value-type="float" office:value="31" calcext:value-type="float">
            <text:p>31</text:p>
          </table:table-cell>
          <table:table-cell table:formula="of:=COUNTIF([.$C533:.$AG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3_ViewComponentNotVisibleOperatorMutator</text:p>
          </table:table-cell>
          <table:table-cell office:value-type="float" office:value="83097" calcext:value-type="float">
            <text:p>8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4:.$AG534];&quot;=0&quot;)" office:value-type="float" office:value="31" calcext:value-type="float">
            <text:p>31</text:p>
          </table:table-cell>
          <table:table-cell table:formula="of:=COUNTIF([.$C534:.$AG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4_InvalidViewFocusOperatorMutator</text:p>
          </table:table-cell>
          <table:table-cell office:value-type="float" office:value="84097" calcext:value-type="float">
            <text:p>8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5:.$AG535];&quot;=0&quot;)" office:value-type="float" office:value="31" calcext:value-type="float">
            <text:p>31</text:p>
          </table:table-cell>
          <table:table-cell table:formula="of:=COUNTIF([.$C535:.$AG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5_ViewComponentNotVisibleOperatorMutator</text:p>
          </table:table-cell>
          <table:table-cell office:value-type="float" office:value="85097" calcext:value-type="float">
            <text:p>8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6:.$AG536];&quot;=0&quot;)" office:value-type="float" office:value="31" calcext:value-type="float">
            <text:p>31</text:p>
          </table:table-cell>
          <table:table-cell table:formula="of:=COUNTIF([.$C536:.$AG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6_InvalidViewFocusOperatorMutator</text:p>
          </table:table-cell>
          <table:table-cell office:value-type="float" office:value="86097" calcext:value-type="float">
            <text:p>86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7:.$AG537];&quot;=0&quot;)" office:value-type="float" office:value="31" calcext:value-type="float">
            <text:p>31</text:p>
          </table:table-cell>
          <table:table-cell table:formula="of:=COUNTIF([.$C537:.$AG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7_ViewComponentNotVisibleOperatorMutator</text:p>
          </table:table-cell>
          <table:table-cell office:value-type="float" office:value="87097" calcext:value-type="float">
            <text:p>87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8:.$AG538];&quot;=0&quot;)" office:value-type="float" office:value="31" calcext:value-type="float">
            <text:p>31</text:p>
          </table:table-cell>
          <table:table-cell table:formula="of:=COUNTIF([.$C538:.$AG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8_InvalidViewFocusOperatorMutator</text:p>
          </table:table-cell>
          <table:table-cell office:value-type="float" office:value="88097" calcext:value-type="float">
            <text:p>88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39:.$AG539];&quot;=0&quot;)" office:value-type="float" office:value="31" calcext:value-type="float">
            <text:p>31</text:p>
          </table:table-cell>
          <table:table-cell table:formula="of:=COUNTIF([.$C539:.$AG5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89_ViewComponentNotVisibleOperatorMutator</text:p>
          </table:table-cell>
          <table:table-cell office:value-type="float" office:value="89097" calcext:value-type="float">
            <text:p>89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0:.$AG540];&quot;=0&quot;)" office:value-type="float" office:value="31" calcext:value-type="float">
            <text:p>31</text:p>
          </table:table-cell>
          <table:table-cell table:formula="of:=COUNTIF([.$C540:.$AG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0_InvalidViewFocusOperatorMutator</text:p>
          </table:table-cell>
          <table:table-cell office:value-type="float" office:value="90097" calcext:value-type="float">
            <text:p>90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1:.$AG541];&quot;=0&quot;)" office:value-type="float" office:value="31" calcext:value-type="float">
            <text:p>31</text:p>
          </table:table-cell>
          <table:table-cell table:formula="of:=COUNTIF([.$C541:.$AG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1_ViewComponentNotVisibleOperatorMutator</text:p>
          </table:table-cell>
          <table:table-cell office:value-type="float" office:value="91097" calcext:value-type="float">
            <text:p>91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2:.$AG542];&quot;=0&quot;)" office:value-type="float" office:value="31" calcext:value-type="float">
            <text:p>31</text:p>
          </table:table-cell>
          <table:table-cell table:formula="of:=COUNTIF([.$C542:.$AG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2_InvalidViewFocusOperatorMutator</text:p>
          </table:table-cell>
          <table:table-cell office:value-type="float" office:value="92097" calcext:value-type="float">
            <text:p>92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3:.$AG543];&quot;=0&quot;)" office:value-type="float" office:value="31" calcext:value-type="float">
            <text:p>31</text:p>
          </table:table-cell>
          <table:table-cell table:formula="of:=COUNTIF([.$C543:.$AG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3_ViewComponentNotVisibleOperatorMutator</text:p>
          </table:table-cell>
          <table:table-cell office:value-type="float" office:value="93097" calcext:value-type="float">
            <text:p>93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4:.$AG544];&quot;=0&quot;)" office:value-type="float" office:value="31" calcext:value-type="float">
            <text:p>31</text:p>
          </table:table-cell>
          <table:table-cell table:formula="of:=COUNTIF([.$C544:.$AG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4_BuggyGUIListenerOperatorMutator</text:p>
          </table:table-cell>
          <table:table-cell office:value-type="float" office:value="94097" calcext:value-type="float">
            <text:p>94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5:.$AG545];&quot;=0&quot;)" office:value-type="float" office:value="31" calcext:value-type="float">
            <text:p>31</text:p>
          </table:table-cell>
          <table:table-cell table:formula="of:=COUNTIF([.$C545:.$AG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DialogCreation_95_BuggyGUIListenerOperatorMutator</text:p>
          </table:table-cell>
          <table:table-cell office:value-type="float" office:value="95097" calcext:value-type="float">
            <text:p>9509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6:.$AG546];&quot;=0&quot;)" office:value-type="float" office:value="31" calcext:value-type="float">
            <text:p>31</text:p>
          </table:table-cell>
          <table:table-cell table:formula="of:=COUNTIF([.$C546:.$AG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0_LengthyGUICreationOperatorMutator</text:p>
          </table:table-cell>
          <table:table-cell office:value-type="float" office:value="98" calcext:value-type="float">
            <text:p>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7:.$AG547];&quot;=0&quot;)" office:value-type="float" office:value="31" calcext:value-type="float">
            <text:p>31</text:p>
          </table:table-cell>
          <table:table-cell table:formula="of:=COUNTIF([.$C547:.$AG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1_BuggyGUIListenerOperatorMutator</text:p>
          </table:table-cell>
          <table:table-cell office:value-type="float" office:value="1098" calcext:value-type="float">
            <text:p>1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8:.$AG548];&quot;=0&quot;)" office:value-type="float" office:value="31" calcext:value-type="float">
            <text:p>31</text:p>
          </table:table-cell>
          <table:table-cell table:formula="of:=COUNTIF([.$C548:.$AG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2_BuggyGUIListenerOperatorMutator</text:p>
          </table:table-cell>
          <table:table-cell office:value-type="float" office:value="2098" calcext:value-type="float">
            <text:p>2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49:.$AG549];&quot;=0&quot;)" office:value-type="float" office:value="31" calcext:value-type="float">
            <text:p>31</text:p>
          </table:table-cell>
          <table:table-cell table:formula="of:=COUNTIF([.$C549:.$AG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3_BinaryMutator</text:p>
          </table:table-cell>
          <table:table-cell office:value-type="float" office:value="3098" calcext:value-type="float">
            <text:p>3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0:.$AG550];&quot;=0&quot;)" office:value-type="float" office:value="31" calcext:value-type="float">
            <text:p>31</text:p>
          </table:table-cell>
          <table:table-cell table:formula="of:=COUNTIF([.$C550:.$AG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bConnectDialog_4_BinaryMutator</text:p>
          </table:table-cell>
          <table:table-cell office:value-type="float" office:value="4098" calcext:value-type="float">
            <text:p>409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1:.$AG551];&quot;=0&quot;)" office:value-type="float" office:value="31" calcext:value-type="float">
            <text:p>31</text:p>
          </table:table-cell>
          <table:table-cell table:formula="of:=COUNTIF([.$C551:.$AG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0_LengthyGUICreationOperatorMutator</text:p>
          </table:table-cell>
          <table:table-cell office:value-type="float" office:value="103" calcext:value-type="float">
            <text:p>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2:.$AG552];&quot;=0&quot;)" office:value-type="float" office:value="31" calcext:value-type="float">
            <text:p>31</text:p>
          </table:table-cell>
          <table:table-cell table:formula="of:=COUNTIF([.$C552:.$AG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_FindViewByIdReturnsNullOperatorMutator</text:p>
          </table:table-cell>
          <table:table-cell office:value-type="float" office:value="1103" calcext:value-type="float">
            <text:p>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3:.$AG553];&quot;=0&quot;)" office:value-type="float" office:value="31" calcext:value-type="float">
            <text:p>31</text:p>
          </table:table-cell>
          <table:table-cell table:formula="of:=COUNTIF([.$C553:.$AG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_InvalidIDFindViewOperatorMutator</text:p>
          </table:table-cell>
          <table:table-cell office:value-type="float" office:value="2103" calcext:value-type="float">
            <text:p>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4:.$AG554];&quot;=0&quot;)" office:value-type="float" office:value="31" calcext:value-type="float">
            <text:p>31</text:p>
          </table:table-cell>
          <table:table-cell table:formula="of:=COUNTIF([.$C554:.$AG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3_InvalidViewFocusOperatorMutator</text:p>
          </table:table-cell>
          <table:table-cell office:value-type="float" office:value="3103" calcext:value-type="float">
            <text:p>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5:.$AG555];&quot;=0&quot;)" office:value-type="float" office:value="31" calcext:value-type="float">
            <text:p>31</text:p>
          </table:table-cell>
          <table:table-cell table:formula="of:=COUNTIF([.$C555:.$AG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4_ViewComponentNotVisibleOperatorMutator</text:p>
          </table:table-cell>
          <table:table-cell office:value-type="float" office:value="4103" calcext:value-type="float">
            <text:p>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6:.$AG556];&quot;=0&quot;)" office:value-type="float" office:value="31" calcext:value-type="float">
            <text:p>31</text:p>
          </table:table-cell>
          <table:table-cell table:formula="of:=COUNTIF([.$C556:.$AG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5_FindViewByIdReturnsNullOperatorMutator</text:p>
          </table:table-cell>
          <table:table-cell office:value-type="float" office:value="5103" calcext:value-type="float">
            <text:p>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7:.$AG557];&quot;=0&quot;)" office:value-type="float" office:value="31" calcext:value-type="float">
            <text:p>31</text:p>
          </table:table-cell>
          <table:table-cell table:formula="of:=COUNTIF([.$C557:.$AG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6_InvalidIDFindViewOperatorMutator</text:p>
          </table:table-cell>
          <table:table-cell office:value-type="float" office:value="6103" calcext:value-type="float">
            <text:p>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8:.$AG558];&quot;=0&quot;)" office:value-type="float" office:value="31" calcext:value-type="float">
            <text:p>31</text:p>
          </table:table-cell>
          <table:table-cell table:formula="of:=COUNTIF([.$C558:.$AG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7_InvalidViewFocusOperatorMutator</text:p>
          </table:table-cell>
          <table:table-cell office:value-type="float" office:value="7103" calcext:value-type="float">
            <text:p>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59:.$AG559];&quot;=0&quot;)" office:value-type="float" office:value="31" calcext:value-type="float">
            <text:p>31</text:p>
          </table:table-cell>
          <table:table-cell table:formula="of:=COUNTIF([.$C559:.$AG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8_ViewComponentNotVisibleOperatorMutator</text:p>
          </table:table-cell>
          <table:table-cell office:value-type="float" office:value="8103" calcext:value-type="float">
            <text:p>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0:.$AG560];&quot;=0&quot;)" office:value-type="float" office:value="31" calcext:value-type="float">
            <text:p>31</text:p>
          </table:table-cell>
          <table:table-cell table:formula="of:=COUNTIF([.$C560:.$AG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9_InvalidViewFocusOperatorMutator</text:p>
          </table:table-cell>
          <table:table-cell office:value-type="float" office:value="9103" calcext:value-type="float">
            <text:p>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1:.$AG561];&quot;=0&quot;)" office:value-type="float" office:value="31" calcext:value-type="float">
            <text:p>31</text:p>
          </table:table-cell>
          <table:table-cell table:formula="of:=COUNTIF([.$C561:.$AG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0_ViewComponentNotVisibleOperatorMutator</text:p>
          </table:table-cell>
          <table:table-cell office:value-type="float" office:value="10103" calcext:value-type="float">
            <text:p>10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2:.$AG562];&quot;=0&quot;)" office:value-type="float" office:value="31" calcext:value-type="float">
            <text:p>31</text:p>
          </table:table-cell>
          <table:table-cell table:formula="of:=COUNTIF([.$C562:.$AG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1_InvalidViewFocusOperatorMutator</text:p>
          </table:table-cell>
          <table:table-cell office:value-type="float" office:value="11103" calcext:value-type="float">
            <text:p>1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3:.$AG563];&quot;=0&quot;)" office:value-type="float" office:value="31" calcext:value-type="float">
            <text:p>31</text:p>
          </table:table-cell>
          <table:table-cell table:formula="of:=COUNTIF([.$C563:.$AG5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2_ViewComponentNotVisibleOperatorMutator</text:p>
          </table:table-cell>
          <table:table-cell office:value-type="float" office:value="12103" calcext:value-type="float">
            <text:p>1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4:.$AG564];&quot;=0&quot;)" office:value-type="float" office:value="31" calcext:value-type="float">
            <text:p>31</text:p>
          </table:table-cell>
          <table:table-cell table:formula="of:=COUNTIF([.$C564:.$AG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3_InvalidViewFocusOperatorMutator</text:p>
          </table:table-cell>
          <table:table-cell office:value-type="float" office:value="13103" calcext:value-type="float">
            <text:p>1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5:.$AG565];&quot;=0&quot;)" office:value-type="float" office:value="31" calcext:value-type="float">
            <text:p>31</text:p>
          </table:table-cell>
          <table:table-cell table:formula="of:=COUNTIF([.$C565:.$AG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4_ViewComponentNotVisibleOperatorMutator</text:p>
          </table:table-cell>
          <table:table-cell office:value-type="float" office:value="14103" calcext:value-type="float">
            <text:p>1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6:.$AG566];&quot;=0&quot;)" office:value-type="float" office:value="31" calcext:value-type="float">
            <text:p>31</text:p>
          </table:table-cell>
          <table:table-cell table:formula="of:=COUNTIF([.$C566:.$AG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5_FindViewByIdReturnsNullOperatorMutator</text:p>
          </table:table-cell>
          <table:table-cell office:value-type="float" office:value="15103" calcext:value-type="float">
            <text:p>1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7:.$AG567];&quot;=0&quot;)" office:value-type="float" office:value="31" calcext:value-type="float">
            <text:p>31</text:p>
          </table:table-cell>
          <table:table-cell table:formula="of:=COUNTIF([.$C567:.$AG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6_InvalidIDFindViewOperatorMutator</text:p>
          </table:table-cell>
          <table:table-cell office:value-type="float" office:value="16103" calcext:value-type="float">
            <text:p>1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8:.$AG568];&quot;=0&quot;)" office:value-type="float" office:value="31" calcext:value-type="float">
            <text:p>31</text:p>
          </table:table-cell>
          <table:table-cell table:formula="of:=COUNTIF([.$C568:.$AG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7_InvalidViewFocusOperatorMutator</text:p>
          </table:table-cell>
          <table:table-cell office:value-type="float" office:value="17103" calcext:value-type="float">
            <text:p>1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69:.$AG569];&quot;=0&quot;)" office:value-type="float" office:value="31" calcext:value-type="float">
            <text:p>31</text:p>
          </table:table-cell>
          <table:table-cell table:formula="of:=COUNTIF([.$C569:.$AG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8_ViewComponentNotVisibleOperatorMutator</text:p>
          </table:table-cell>
          <table:table-cell office:value-type="float" office:value="18103" calcext:value-type="float">
            <text:p>1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0:.$AG570];&quot;=0&quot;)" office:value-type="float" office:value="31" calcext:value-type="float">
            <text:p>31</text:p>
          </table:table-cell>
          <table:table-cell table:formula="of:=COUNTIF([.$C570:.$AG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19_FindViewByIdReturnsNullOperatorMutator</text:p>
          </table:table-cell>
          <table:table-cell office:value-type="float" office:value="19103" calcext:value-type="float">
            <text:p>1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1:.$AG571];&quot;=0&quot;)" office:value-type="float" office:value="31" calcext:value-type="float">
            <text:p>31</text:p>
          </table:table-cell>
          <table:table-cell table:formula="of:=COUNTIF([.$C571:.$AG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0_InvalidIDFindViewOperatorMutator</text:p>
          </table:table-cell>
          <table:table-cell office:value-type="float" office:value="20103" calcext:value-type="float">
            <text:p>20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2:.$AG572];&quot;=0&quot;)" office:value-type="float" office:value="31" calcext:value-type="float">
            <text:p>31</text:p>
          </table:table-cell>
          <table:table-cell table:formula="of:=COUNTIF([.$C572:.$AG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1_InvalidViewFocusOperatorMutator</text:p>
          </table:table-cell>
          <table:table-cell office:value-type="float" office:value="21103" calcext:value-type="float">
            <text:p>21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3:.$AG573];&quot;=0&quot;)" office:value-type="float" office:value="31" calcext:value-type="float">
            <text:p>31</text:p>
          </table:table-cell>
          <table:table-cell table:formula="of:=COUNTIF([.$C573:.$AG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2_ViewComponentNotVisibleOperatorMutator</text:p>
          </table:table-cell>
          <table:table-cell office:value-type="float" office:value="22103" calcext:value-type="float">
            <text:p>22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4:.$AG574];&quot;=0&quot;)" office:value-type="float" office:value="31" calcext:value-type="float">
            <text:p>31</text:p>
          </table:table-cell>
          <table:table-cell table:formula="of:=COUNTIF([.$C574:.$AG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3_InvalidIDFindViewOperatorMutator</text:p>
          </table:table-cell>
          <table:table-cell office:value-type="float" office:value="23103" calcext:value-type="float">
            <text:p>23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5:.$AG575];&quot;=0&quot;)" office:value-type="float" office:value="31" calcext:value-type="float">
            <text:p>31</text:p>
          </table:table-cell>
          <table:table-cell table:formula="of:=COUNTIF([.$C575:.$AG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4_BinaryMutator</text:p>
          </table:table-cell>
          <table:table-cell office:value-type="float" office:value="24103" calcext:value-type="float">
            <text:p>24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6:.$AG576];&quot;=0&quot;)" office:value-type="float" office:value="31" calcext:value-type="float">
            <text:p>31</text:p>
          </table:table-cell>
          <table:table-cell table:formula="of:=COUNTIF([.$C576:.$AG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5_BinaryMutator</text:p>
          </table:table-cell>
          <table:table-cell office:value-type="float" office:value="25103" calcext:value-type="float">
            <text:p>25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7:.$AG577];&quot;=0&quot;)" office:value-type="float" office:value="31" calcext:value-type="float">
            <text:p>31</text:p>
          </table:table-cell>
          <table:table-cell table:formula="of:=COUNTIF([.$C577:.$AG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6_BinaryMutator</text:p>
          </table:table-cell>
          <table:table-cell office:value-type="float" office:value="26103" calcext:value-type="float">
            <text:p>26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8:.$AG578];&quot;=0&quot;)" office:value-type="float" office:value="31" calcext:value-type="float">
            <text:p>31</text:p>
          </table:table-cell>
          <table:table-cell table:formula="of:=COUNTIF([.$C578:.$AG5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7_BinaryMutator</text:p>
          </table:table-cell>
          <table:table-cell office:value-type="float" office:value="27103" calcext:value-type="float">
            <text:p>27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79:.$AG579];&quot;=0&quot;)" office:value-type="float" office:value="31" calcext:value-type="float">
            <text:p>31</text:p>
          </table:table-cell>
          <table:table-cell table:formula="of:=COUNTIF([.$C579:.$AG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8_BinaryMutator</text:p>
          </table:table-cell>
          <table:table-cell office:value-type="float" office:value="28103" calcext:value-type="float">
            <text:p>28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0:.$AG580];&quot;=0&quot;)" office:value-type="float" office:value="31" calcext:value-type="float">
            <text:p>31</text:p>
          </table:table-cell>
          <table:table-cell table:formula="of:=COUNTIF([.$C580:.$AG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EditorActivity_29_BinaryMutator</text:p>
          </table:table-cell>
          <table:table-cell office:value-type="float" office:value="29103" calcext:value-type="float">
            <text:p>2910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1:.$AG581];&quot;=0&quot;)" office:value-type="float" office:value="31" calcext:value-type="float">
            <text:p>31</text:p>
          </table:table-cell>
          <table:table-cell table:formula="of:=COUNTIF([.$C581:.$AG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0_BuggyGUIListenerOperatorMutator</text:p>
          </table:table-cell>
          <table:table-cell office:value-type="float" office:value="104" calcext:value-type="float">
            <text:p>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2:.$AG582];&quot;=0&quot;)" office:value-type="float" office:value="31" calcext:value-type="float">
            <text:p>31</text:p>
          </table:table-cell>
          <table:table-cell table:formula="of:=COUNTIF([.$C582:.$AG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_BuggyGUIListenerOperatorMutator</text:p>
          </table:table-cell>
          <table:table-cell office:value-type="float" office:value="1104" calcext:value-type="float">
            <text:p>1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3:.$AG583];&quot;=0&quot;)" office:value-type="float" office:value="31" calcext:value-type="float">
            <text:p>31</text:p>
          </table:table-cell>
          <table:table-cell table:formula="of:=COUNTIF([.$C583:.$AG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2_BuggyGUIListenerOperatorMutator</text:p>
          </table:table-cell>
          <table:table-cell office:value-type="float" office:value="2104" calcext:value-type="float">
            <text:p>2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4:.$AG584];&quot;=0&quot;)" office:value-type="float" office:value="31" calcext:value-type="float">
            <text:p>31</text:p>
          </table:table-cell>
          <table:table-cell table:formula="of:=COUNTIF([.$C584:.$AG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3_BuggyGUIListenerOperatorMutator</text:p>
          </table:table-cell>
          <table:table-cell office:value-type="float" office:value="3104" calcext:value-type="float">
            <text:p>3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5:.$AG585];&quot;=0&quot;)" office:value-type="float" office:value="31" calcext:value-type="float">
            <text:p>31</text:p>
          </table:table-cell>
          <table:table-cell table:formula="of:=COUNTIF([.$C585:.$AG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4_InvalidIDFindViewOperatorMutator</text:p>
          </table:table-cell>
          <table:table-cell office:value-type="float" office:value="4104" calcext:value-type="float">
            <text:p>4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6:.$AG586];&quot;=0&quot;)" office:value-type="float" office:value="31" calcext:value-type="float">
            <text:p>31</text:p>
          </table:table-cell>
          <table:table-cell table:formula="of:=COUNTIF([.$C586:.$AG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5_BuggyGUIListenerOperatorMutator</text:p>
          </table:table-cell>
          <table:table-cell office:value-type="float" office:value="5104" calcext:value-type="float">
            <text:p>5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7:.$AG587];&quot;=0&quot;)" office:value-type="float" office:value="31" calcext:value-type="float">
            <text:p>31</text:p>
          </table:table-cell>
          <table:table-cell table:formula="of:=COUNTIF([.$C587:.$AG5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6_InvalidIDFindViewOperatorMutator</text:p>
          </table:table-cell>
          <table:table-cell office:value-type="float" office:value="6104" calcext:value-type="float">
            <text:p>6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8:.$AG588];&quot;=0&quot;)" office:value-type="float" office:value="31" calcext:value-type="float">
            <text:p>31</text:p>
          </table:table-cell>
          <table:table-cell table:formula="of:=COUNTIF([.$C588:.$AG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7_BuggyGUIListenerOperatorMutator</text:p>
          </table:table-cell>
          <table:table-cell office:value-type="float" office:value="7104" calcext:value-type="float">
            <text:p>7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89:.$AG589];&quot;=0&quot;)" office:value-type="float" office:value="31" calcext:value-type="float">
            <text:p>31</text:p>
          </table:table-cell>
          <table:table-cell table:formula="of:=COUNTIF([.$C589:.$AG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8_BuggyGUIListenerOperatorMutator</text:p>
          </table:table-cell>
          <table:table-cell office:value-type="float" office:value="8104" calcext:value-type="float">
            <text:p>8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0:.$AG590];&quot;=0&quot;)" office:value-type="float" office:value="31" calcext:value-type="float">
            <text:p>31</text:p>
          </table:table-cell>
          <table:table-cell table:formula="of:=COUNTIF([.$C590:.$AG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9_BuggyGUIListenerOperatorMutator</text:p>
          </table:table-cell>
          <table:table-cell office:value-type="float" office:value="9104" calcext:value-type="float">
            <text:p>9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1:.$AG591];&quot;=0&quot;)" office:value-type="float" office:value="31" calcext:value-type="float">
            <text:p>31</text:p>
          </table:table-cell>
          <table:table-cell table:formula="of:=COUNTIF([.$C591:.$AG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0_RandomActionIntentDefinitionOperatorMutator</text:p>
          </table:table-cell>
          <table:table-cell office:value-type="float" office:value="10104" calcext:value-type="float">
            <text:p>10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2:.$AG592];&quot;=0&quot;)" office:value-type="float" office:value="31" calcext:value-type="float">
            <text:p>31</text:p>
          </table:table-cell>
          <table:table-cell table:formula="of:=COUNTIF([.$C592:.$AG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Activity_11_RandomActionIntentDefinitionOperatorMutator</text:p>
          </table:table-cell>
          <table:table-cell office:value-type="float" office:value="11104" calcext:value-type="float">
            <text:p>1110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3:.$AG593];&quot;=0&quot;)" office:value-type="float" office:value="31" calcext:value-type="float">
            <text:p>31</text:p>
          </table:table-cell>
          <table:table-cell table:formula="of:=COUNTIF([.$C593:.$AG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0_LengthyGUICreationOperatorMutator</text:p>
          </table:table-cell>
          <table:table-cell office:value-type="float" office:value="105" calcext:value-type="float">
            <text:p>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4:.$AG594];&quot;=0&quot;)" office:value-type="float" office:value="31" calcext:value-type="float">
            <text:p>31</text:p>
          </table:table-cell>
          <table:table-cell table:formula="of:=COUNTIF([.$C594:.$AG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1_FindViewByIdReturnsNullOperatorMutator</text:p>
          </table:table-cell>
          <table:table-cell office:value-type="float" office:value="1105" calcext:value-type="float">
            <text:p>1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5:.$AG595];&quot;=0&quot;)" office:value-type="float" office:value="31" calcext:value-type="float">
            <text:p>31</text:p>
          </table:table-cell>
          <table:table-cell table:formula="of:=COUNTIF([.$C595:.$AG5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2_InvalidIDFindViewOperatorMutator</text:p>
          </table:table-cell>
          <table:table-cell office:value-type="float" office:value="2105" calcext:value-type="float">
            <text:p>2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6:.$AG596];&quot;=0&quot;)" office:value-type="float" office:value="31" calcext:value-type="float">
            <text:p>31</text:p>
          </table:table-cell>
          <table:table-cell table:formula="of:=COUNTIF([.$C596:.$AG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3_FindViewByIdReturnsNullOperatorMutator</text:p>
          </table:table-cell>
          <table:table-cell office:value-type="float" office:value="3105" calcext:value-type="float">
            <text:p>3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7:.$AG597];&quot;=0&quot;)" office:value-type="float" office:value="31" calcext:value-type="float">
            <text:p>31</text:p>
          </table:table-cell>
          <table:table-cell table:formula="of:=COUNTIF([.$C597:.$AG5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4_InvalidIDFindViewOperatorMutator</text:p>
          </table:table-cell>
          <table:table-cell office:value-type="float" office:value="4105" calcext:value-type="float">
            <text:p>4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8:.$AG598];&quot;=0&quot;)" office:value-type="float" office:value="31" calcext:value-type="float">
            <text:p>31</text:p>
          </table:table-cell>
          <table:table-cell table:formula="of:=COUNTIF([.$C598:.$AG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5_FindViewByIdReturnsNullOperatorMutator</text:p>
          </table:table-cell>
          <table:table-cell office:value-type="float" office:value="5105" calcext:value-type="float">
            <text:p>5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599:.$AG599];&quot;=0&quot;)" office:value-type="float" office:value="31" calcext:value-type="float">
            <text:p>31</text:p>
          </table:table-cell>
          <table:table-cell table:formula="of:=COUNTIF([.$C599:.$AG5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6_InvalidIDFindViewOperatorMutator</text:p>
          </table:table-cell>
          <table:table-cell office:value-type="float" office:value="6105" calcext:value-type="float">
            <text:p>6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0:.$AG600];&quot;=0&quot;)" office:value-type="float" office:value="31" calcext:value-type="float">
            <text:p>31</text:p>
          </table:table-cell>
          <table:table-cell table:formula="of:=COUNTIF([.$C600:.$AG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ctivity_7_RandomActionIntentDefinitionOperatorMutator</text:p>
          </table:table-cell>
          <table:table-cell office:value-type="float" office:value="7105" calcext:value-type="float">
            <text:p>710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1:.$AG601];&quot;=0&quot;)" office:value-type="float" office:value="31" calcext:value-type="float">
            <text:p>31</text:p>
          </table:table-cell>
          <table:table-cell table:formula="of:=COUNTIF([.$C601:.$AG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0_LengthyGUICreationOperatorMutator</text:p>
          </table:table-cell>
          <table:table-cell office:value-type="float" office:value="106" calcext:value-type="float">
            <text:p>10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2:.$AG602];&quot;=0&quot;)" office:value-type="float" office:value="31" calcext:value-type="float">
            <text:p>31</text:p>
          </table:table-cell>
          <table:table-cell table:formula="of:=COUNTIF([.$C602:.$AG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108" calcext:value-type="float">
            <text:p>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3:.$AG603];&quot;=0&quot;)" office:value-type="float" office:value="31" calcext:value-type="float">
            <text:p>31</text:p>
          </table:table-cell>
          <table:table-cell table:formula="of:=COUNTIF([.$C603:.$AG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108" calcext:value-type="float">
            <text:p>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4:.$AG604];&quot;=0&quot;)" office:value-type="float" office:value="31" calcext:value-type="float">
            <text:p>31</text:p>
          </table:table-cell>
          <table:table-cell table:formula="of:=COUNTIF([.$C604:.$AG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108" calcext:value-type="float">
            <text:p>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5:.$AG605];&quot;=0&quot;)" office:value-type="float" office:value="31" calcext:value-type="float">
            <text:p>31</text:p>
          </table:table-cell>
          <table:table-cell table:formula="of:=COUNTIF([.$C605:.$AG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108" calcext:value-type="float">
            <text:p>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6:.$AG606];&quot;=0&quot;)" office:value-type="float" office:value="31" calcext:value-type="float">
            <text:p>31</text:p>
          </table:table-cell>
          <table:table-cell table:formula="of:=COUNTIF([.$C606:.$AG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108" calcext:value-type="float">
            <text:p>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7:.$AG607];&quot;=0&quot;)" office:value-type="float" office:value="31" calcext:value-type="float">
            <text:p>31</text:p>
          </table:table-cell>
          <table:table-cell table:formula="of:=COUNTIF([.$C607:.$AG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_FindViewByIdReturnsNullOperatorMutator</text:p>
          </table:table-cell>
          <table:table-cell office:value-type="float" office:value="5108" calcext:value-type="float">
            <text:p>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8:.$AG608];&quot;=0&quot;)" office:value-type="float" office:value="31" calcext:value-type="float">
            <text:p>31</text:p>
          </table:table-cell>
          <table:table-cell table:formula="of:=COUNTIF([.$C608:.$AG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_InvalidIDFindViewOperatorMutator</text:p>
          </table:table-cell>
          <table:table-cell office:value-type="float" office:value="6108" calcext:value-type="float">
            <text:p>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09:.$AG609];&quot;=0&quot;)" office:value-type="float" office:value="31" calcext:value-type="float">
            <text:p>31</text:p>
          </table:table-cell>
          <table:table-cell table:formula="of:=COUNTIF([.$C609:.$AG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7_InvalidViewFocusOperatorMutator</text:p>
          </table:table-cell>
          <table:table-cell office:value-type="float" office:value="7108" calcext:value-type="float">
            <text:p>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0:.$AG610];&quot;=0&quot;)" office:value-type="float" office:value="31" calcext:value-type="float">
            <text:p>31</text:p>
          </table:table-cell>
          <table:table-cell table:formula="of:=COUNTIF([.$C610:.$AG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8_ViewComponentNotVisibleOperatorMutator</text:p>
          </table:table-cell>
          <table:table-cell office:value-type="float" office:value="8108" calcext:value-type="float">
            <text:p>8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1:.$AG611];&quot;=0&quot;)" office:value-type="float" office:value="31" calcext:value-type="float">
            <text:p>31</text:p>
          </table:table-cell>
          <table:table-cell table:formula="of:=COUNTIF([.$C611:.$AG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9_FindViewByIdReturnsNullOperatorMutator</text:p>
          </table:table-cell>
          <table:table-cell office:value-type="float" office:value="9108" calcext:value-type="float">
            <text:p>9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2:.$AG612];&quot;=0&quot;)" office:value-type="float" office:value="31" calcext:value-type="float">
            <text:p>31</text:p>
          </table:table-cell>
          <table:table-cell table:formula="of:=COUNTIF([.$C612:.$AG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0_InvalidIDFindViewOperatorMutator</text:p>
          </table:table-cell>
          <table:table-cell office:value-type="float" office:value="10108" calcext:value-type="float">
            <text:p>10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3:.$AG613];&quot;=0&quot;)" office:value-type="float" office:value="31" calcext:value-type="float">
            <text:p>31</text:p>
          </table:table-cell>
          <table:table-cell table:formula="of:=COUNTIF([.$C613:.$AG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1_InvalidViewFocusOperatorMutator</text:p>
          </table:table-cell>
          <table:table-cell office:value-type="float" office:value="11108" calcext:value-type="float">
            <text:p>1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4:.$AG614];&quot;=0&quot;)" office:value-type="float" office:value="31" calcext:value-type="float">
            <text:p>31</text:p>
          </table:table-cell>
          <table:table-cell table:formula="of:=COUNTIF([.$C614:.$AG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2_ViewComponentNotVisibleOperatorMutator</text:p>
          </table:table-cell>
          <table:table-cell office:value-type="float" office:value="12108" calcext:value-type="float">
            <text:p>1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5:.$AG615];&quot;=0&quot;)" office:value-type="float" office:value="31" calcext:value-type="float">
            <text:p>31</text:p>
          </table:table-cell>
          <table:table-cell table:formula="of:=COUNTIF([.$C615:.$AG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3_FindViewByIdReturnsNullOperatorMutator</text:p>
          </table:table-cell>
          <table:table-cell office:value-type="float" office:value="13108" calcext:value-type="float">
            <text:p>1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6:.$AG616];&quot;=0&quot;)" office:value-type="float" office:value="31" calcext:value-type="float">
            <text:p>31</text:p>
          </table:table-cell>
          <table:table-cell table:formula="of:=COUNTIF([.$C616:.$AG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4_InvalidIDFindViewOperatorMutator</text:p>
          </table:table-cell>
          <table:table-cell office:value-type="float" office:value="14108" calcext:value-type="float">
            <text:p>1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7:.$AG617];&quot;=0&quot;)" office:value-type="float" office:value="31" calcext:value-type="float">
            <text:p>31</text:p>
          </table:table-cell>
          <table:table-cell table:formula="of:=COUNTIF([.$C617:.$AG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5_InvalidViewFocusOperatorMutator</text:p>
          </table:table-cell>
          <table:table-cell office:value-type="float" office:value="15108" calcext:value-type="float">
            <text:p>1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8:.$AG618];&quot;=0&quot;)" office:value-type="float" office:value="31" calcext:value-type="float">
            <text:p>31</text:p>
          </table:table-cell>
          <table:table-cell table:formula="of:=COUNTIF([.$C618:.$AG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6_ViewComponentNotVisibleOperatorMutator</text:p>
          </table:table-cell>
          <table:table-cell office:value-type="float" office:value="16108" calcext:value-type="float">
            <text:p>1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19:.$AG619];&quot;=0&quot;)" office:value-type="float" office:value="31" calcext:value-type="float">
            <text:p>31</text:p>
          </table:table-cell>
          <table:table-cell table:formula="of:=COUNTIF([.$C619:.$AG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7_FindViewByIdReturnsNullOperatorMutator</text:p>
          </table:table-cell>
          <table:table-cell office:value-type="float" office:value="17108" calcext:value-type="float">
            <text:p>1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0:.$AG620];&quot;=0&quot;)" office:value-type="float" office:value="31" calcext:value-type="float">
            <text:p>31</text:p>
          </table:table-cell>
          <table:table-cell table:formula="of:=COUNTIF([.$C620:.$AG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8_InvalidIDFindViewOperatorMutator</text:p>
          </table:table-cell>
          <table:table-cell office:value-type="float" office:value="18108" calcext:value-type="float">
            <text:p>18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1:.$AG621];&quot;=0&quot;)" office:value-type="float" office:value="31" calcext:value-type="float">
            <text:p>31</text:p>
          </table:table-cell>
          <table:table-cell table:formula="of:=COUNTIF([.$C621:.$AG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9_InvalidViewFocusOperatorMutator</text:p>
          </table:table-cell>
          <table:table-cell office:value-type="float" office:value="19108" calcext:value-type="float">
            <text:p>19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2:.$AG622];&quot;=0&quot;)" office:value-type="float" office:value="31" calcext:value-type="float">
            <text:p>31</text:p>
          </table:table-cell>
          <table:table-cell table:formula="of:=COUNTIF([.$C622:.$AG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0_ViewComponentNotVisibleOperatorMutator</text:p>
          </table:table-cell>
          <table:table-cell office:value-type="float" office:value="20108" calcext:value-type="float">
            <text:p>20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3:.$AG623];&quot;=0&quot;)" office:value-type="float" office:value="31" calcext:value-type="float">
            <text:p>31</text:p>
          </table:table-cell>
          <table:table-cell table:formula="of:=COUNTIF([.$C623:.$AG6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1_FindViewByIdReturnsNullOperatorMutator</text:p>
          </table:table-cell>
          <table:table-cell office:value-type="float" office:value="21108" calcext:value-type="float">
            <text:p>21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4:.$AG624];&quot;=0&quot;)" office:value-type="float" office:value="31" calcext:value-type="float">
            <text:p>31</text:p>
          </table:table-cell>
          <table:table-cell table:formula="of:=COUNTIF([.$C624:.$AG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2_InvalidIDFindViewOperatorMutator</text:p>
          </table:table-cell>
          <table:table-cell office:value-type="float" office:value="22108" calcext:value-type="float">
            <text:p>22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5:.$AG625];&quot;=0&quot;)" office:value-type="float" office:value="31" calcext:value-type="float">
            <text:p>31</text:p>
          </table:table-cell>
          <table:table-cell table:formula="of:=COUNTIF([.$C625:.$AG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3_InvalidViewFocusOperatorMutator</text:p>
          </table:table-cell>
          <table:table-cell office:value-type="float" office:value="23108" calcext:value-type="float">
            <text:p>23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6:.$AG626];&quot;=0&quot;)" office:value-type="float" office:value="31" calcext:value-type="float">
            <text:p>31</text:p>
          </table:table-cell>
          <table:table-cell table:formula="of:=COUNTIF([.$C626:.$AG6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4_ViewComponentNotVisibleOperatorMutator</text:p>
          </table:table-cell>
          <table:table-cell office:value-type="float" office:value="24108" calcext:value-type="float">
            <text:p>24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7:.$AG627];&quot;=0&quot;)" office:value-type="float" office:value="31" calcext:value-type="float">
            <text:p>31</text:p>
          </table:table-cell>
          <table:table-cell table:formula="of:=COUNTIF([.$C627:.$AG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5_BinaryMutator</text:p>
          </table:table-cell>
          <table:table-cell office:value-type="float" office:value="25108" calcext:value-type="float">
            <text:p>25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8:.$AG628];&quot;=0&quot;)" office:value-type="float" office:value="31" calcext:value-type="float">
            <text:p>31</text:p>
          </table:table-cell>
          <table:table-cell table:formula="of:=COUNTIF([.$C628:.$AG6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6_BinaryMutator</text:p>
          </table:table-cell>
          <table:table-cell office:value-type="float" office:value="26108" calcext:value-type="float">
            <text:p>26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29:.$AG629];&quot;=0&quot;)" office:value-type="float" office:value="31" calcext:value-type="float">
            <text:p>31</text:p>
          </table:table-cell>
          <table:table-cell table:formula="of:=COUNTIF([.$C629:.$AG6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7_BinaryMutator</text:p>
          </table:table-cell>
          <table:table-cell office:value-type="float" office:value="27108" calcext:value-type="float">
            <text:p>2710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0:.$AG630];&quot;=0&quot;)" office:value-type="float" office:value="31" calcext:value-type="float">
            <text:p>31</text:p>
          </table:table-cell>
          <table:table-cell table:formula="of:=COUNTIF([.$C630:.$AG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0_LengthyGUICreationOperatorMutator</text:p>
          </table:table-cell>
          <table:table-cell office:value-type="float" office:value="109" calcext:value-type="float">
            <text:p>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1:.$AG631];&quot;=0&quot;)" office:value-type="float" office:value="31" calcext:value-type="float">
            <text:p>31</text:p>
          </table:table-cell>
          <table:table-cell table:formula="of:=COUNTIF([.$C631:.$AG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1_FindViewByIdReturnsNullOperatorMutator</text:p>
          </table:table-cell>
          <table:table-cell office:value-type="float" office:value="1109" calcext:value-type="float">
            <text:p>1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2:.$AG632];&quot;=0&quot;)" office:value-type="float" office:value="31" calcext:value-type="float">
            <text:p>31</text:p>
          </table:table-cell>
          <table:table-cell table:formula="of:=COUNTIF([.$C632:.$AG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2_InvalidIDFindViewOperatorMutator</text:p>
          </table:table-cell>
          <table:table-cell office:value-type="float" office:value="2109" calcext:value-type="float">
            <text:p>2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3:.$AG633];&quot;=0&quot;)" office:value-type="float" office:value="31" calcext:value-type="float">
            <text:p>31</text:p>
          </table:table-cell>
          <table:table-cell table:formula="of:=COUNTIF([.$C633:.$AG6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3_InvalidViewFocusOperatorMutator</text:p>
          </table:table-cell>
          <table:table-cell office:value-type="float" office:value="3109" calcext:value-type="float">
            <text:p>3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4:.$AG634];&quot;=0&quot;)" office:value-type="float" office:value="31" calcext:value-type="float">
            <text:p>31</text:p>
          </table:table-cell>
          <table:table-cell table:formula="of:=COUNTIF([.$C634:.$AG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4_ViewComponentNotVisibleOperatorMutator</text:p>
          </table:table-cell>
          <table:table-cell office:value-type="float" office:value="4109" calcext:value-type="float">
            <text:p>4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5:.$AG635];&quot;=0&quot;)" office:value-type="float" office:value="31" calcext:value-type="float">
            <text:p>31</text:p>
          </table:table-cell>
          <table:table-cell table:formula="of:=COUNTIF([.$C635:.$AG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5_FindViewByIdReturnsNullOperatorMutator</text:p>
          </table:table-cell>
          <table:table-cell office:value-type="float" office:value="5109" calcext:value-type="float">
            <text:p>5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6:.$AG636];&quot;=0&quot;)" office:value-type="float" office:value="31" calcext:value-type="float">
            <text:p>31</text:p>
          </table:table-cell>
          <table:table-cell table:formula="of:=COUNTIF([.$C636:.$AG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6_InvalidIDFindViewOperatorMutator</text:p>
          </table:table-cell>
          <table:table-cell office:value-type="float" office:value="6109" calcext:value-type="float">
            <text:p>6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7:.$AG637];&quot;=0&quot;)" office:value-type="float" office:value="31" calcext:value-type="float">
            <text:p>31</text:p>
          </table:table-cell>
          <table:table-cell table:formula="of:=COUNTIF([.$C637:.$AG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7_InvalidViewFocusOperatorMutator</text:p>
          </table:table-cell>
          <table:table-cell office:value-type="float" office:value="7109" calcext:value-type="float">
            <text:p>7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8:.$AG638];&quot;=0&quot;)" office:value-type="float" office:value="31" calcext:value-type="float">
            <text:p>31</text:p>
          </table:table-cell>
          <table:table-cell table:formula="of:=COUNTIF([.$C638:.$AG6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8_ViewComponentNotVisibleOperatorMutator</text:p>
          </table:table-cell>
          <table:table-cell office:value-type="float" office:value="8109" calcext:value-type="float">
            <text:p>8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39:.$AG639];&quot;=0&quot;)" office:value-type="float" office:value="31" calcext:value-type="float">
            <text:p>31</text:p>
          </table:table-cell>
          <table:table-cell table:formula="of:=COUNTIF([.$C639:.$AG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ViewerActivity_9_InvalidIDFindViewOperatorMutator</text:p>
          </table:table-cell>
          <table:table-cell office:value-type="float" office:value="9109" calcext:value-type="float">
            <text:p>910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0:.$AG640];&quot;=0&quot;)" office:value-type="float" office:value="31" calcext:value-type="float">
            <text:p>31</text:p>
          </table:table-cell>
          <table:table-cell table:formula="of:=COUNTIF([.$C640:.$AG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eTypes_0_BinaryMutator</text:p>
          </table:table-cell>
          <table:table-cell office:value-type="float" office:value="111" calcext:value-type="float">
            <text:p>11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1:.$AG641];&quot;=0&quot;)" office:value-type="float" office:value="31" calcext:value-type="float">
            <text:p>31</text:p>
          </table:table-cell>
          <table:table-cell table:formula="of:=COUNTIF([.$C641:.$AG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0_LengthyGUICreationOperatorMutator</text:p>
          </table:table-cell>
          <table:table-cell office:value-type="float" office:value="112" calcext:value-type="float">
            <text:p>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2:.$AG642];&quot;=0&quot;)" office:value-type="float" office:value="31" calcext:value-type="float">
            <text:p>31</text:p>
          </table:table-cell>
          <table:table-cell table:formula="of:=COUNTIF([.$C642:.$AG6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_InvalidViewFocusOperatorMutator</text:p>
          </table:table-cell>
          <table:table-cell office:value-type="float" office:value="1112" calcext:value-type="float">
            <text:p>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3:.$AG643];&quot;=0&quot;)" office:value-type="float" office:value="31" calcext:value-type="float">
            <text:p>31</text:p>
          </table:table-cell>
          <table:table-cell table:formula="of:=COUNTIF([.$C643:.$AG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_ViewComponentNotVisibleOperatorMutator</text:p>
          </table:table-cell>
          <table:table-cell office:value-type="float" office:value="2112" calcext:value-type="float">
            <text:p>2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4:.$AG644];&quot;=0&quot;)" office:value-type="float" office:value="31" calcext:value-type="float">
            <text:p>31</text:p>
          </table:table-cell>
          <table:table-cell table:formula="of:=COUNTIF([.$C644:.$AG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3_InvalidViewFocusOperatorMutator</text:p>
          </table:table-cell>
          <table:table-cell office:value-type="float" office:value="3112" calcext:value-type="float">
            <text:p>3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5:.$AG645];&quot;=0&quot;)" office:value-type="float" office:value="31" calcext:value-type="float">
            <text:p>31</text:p>
          </table:table-cell>
          <table:table-cell table:formula="of:=COUNTIF([.$C645:.$AG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4_ViewComponentNotVisibleOperatorMutator</text:p>
          </table:table-cell>
          <table:table-cell office:value-type="float" office:value="4112" calcext:value-type="float">
            <text:p>4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6:.$AG646];&quot;=0&quot;)" office:value-type="float" office:value="31" calcext:value-type="float">
            <text:p>31</text:p>
          </table:table-cell>
          <table:table-cell table:formula="of:=COUNTIF([.$C646:.$AG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5_InvalidViewFocusOperatorMutator</text:p>
          </table:table-cell>
          <table:table-cell office:value-type="float" office:value="5112" calcext:value-type="float">
            <text:p>5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7:.$AG647];&quot;=0&quot;)" office:value-type="float" office:value="31" calcext:value-type="float">
            <text:p>31</text:p>
          </table:table-cell>
          <table:table-cell table:formula="of:=COUNTIF([.$C647:.$AG6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6_ViewComponentNotVisibleOperatorMutator</text:p>
          </table:table-cell>
          <table:table-cell office:value-type="float" office:value="6112" calcext:value-type="float">
            <text:p>6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8:.$AG648];&quot;=0&quot;)" office:value-type="float" office:value="31" calcext:value-type="float">
            <text:p>31</text:p>
          </table:table-cell>
          <table:table-cell table:formula="of:=COUNTIF([.$C648:.$AG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7_InvalidViewFocusOperatorMutator</text:p>
          </table:table-cell>
          <table:table-cell office:value-type="float" office:value="7112" calcext:value-type="float">
            <text:p>7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49:.$AG649];&quot;=0&quot;)" office:value-type="float" office:value="31" calcext:value-type="float">
            <text:p>31</text:p>
          </table:table-cell>
          <table:table-cell table:formula="of:=COUNTIF([.$C649:.$AG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8_ViewComponentNotVisibleOperatorMutator</text:p>
          </table:table-cell>
          <table:table-cell office:value-type="float" office:value="8112" calcext:value-type="float">
            <text:p>8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0:.$AG650];&quot;=0&quot;)" office:value-type="float" office:value="31" calcext:value-type="float">
            <text:p>31</text:p>
          </table:table-cell>
          <table:table-cell table:formula="of:=COUNTIF([.$C650:.$AG6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9_InvalidViewFocusOperatorMutator</text:p>
          </table:table-cell>
          <table:table-cell office:value-type="float" office:value="9112" calcext:value-type="float">
            <text:p>9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1:.$AG651];&quot;=0&quot;)" office:value-type="float" office:value="31" calcext:value-type="float">
            <text:p>31</text:p>
          </table:table-cell>
          <table:table-cell table:formula="of:=COUNTIF([.$C651:.$AG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0_ViewComponentNotVisibleOperatorMutator</text:p>
          </table:table-cell>
          <table:table-cell office:value-type="float" office:value="10112" calcext:value-type="float">
            <text:p>10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2:.$AG652];&quot;=0&quot;)" office:value-type="float" office:value="31" calcext:value-type="float">
            <text:p>31</text:p>
          </table:table-cell>
          <table:table-cell table:formula="of:=COUNTIF([.$C652:.$AG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1_InvalidViewFocusOperatorMutator</text:p>
          </table:table-cell>
          <table:table-cell office:value-type="float" office:value="11112" calcext:value-type="float">
            <text:p>1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3:.$AG653];&quot;=0&quot;)" office:value-type="float" office:value="31" calcext:value-type="float">
            <text:p>31</text:p>
          </table:table-cell>
          <table:table-cell table:formula="of:=COUNTIF([.$C653:.$AG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2_ViewComponentNotVisibleOperatorMutator</text:p>
          </table:table-cell>
          <table:table-cell office:value-type="float" office:value="12112" calcext:value-type="float">
            <text:p>12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4:.$AG654];&quot;=0&quot;)" office:value-type="float" office:value="31" calcext:value-type="float">
            <text:p>31</text:p>
          </table:table-cell>
          <table:table-cell table:formula="of:=COUNTIF([.$C654:.$AG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3_InvalidViewFocusOperatorMutator</text:p>
          </table:table-cell>
          <table:table-cell office:value-type="float" office:value="13112" calcext:value-type="float">
            <text:p>13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5:.$AG655];&quot;=0&quot;)" office:value-type="float" office:value="31" calcext:value-type="float">
            <text:p>31</text:p>
          </table:table-cell>
          <table:table-cell table:formula="of:=COUNTIF([.$C655:.$AG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4_ViewComponentNotVisibleOperatorMutator</text:p>
          </table:table-cell>
          <table:table-cell office:value-type="float" office:value="14112" calcext:value-type="float">
            <text:p>14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6:.$AG656];&quot;=0&quot;)" office:value-type="float" office:value="31" calcext:value-type="float">
            <text:p>31</text:p>
          </table:table-cell>
          <table:table-cell table:formula="of:=COUNTIF([.$C656:.$AG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5_InvalidViewFocusOperatorMutator</text:p>
          </table:table-cell>
          <table:table-cell office:value-type="float" office:value="15112" calcext:value-type="float">
            <text:p>15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7:.$AG657];&quot;=0&quot;)" office:value-type="float" office:value="31" calcext:value-type="float">
            <text:p>31</text:p>
          </table:table-cell>
          <table:table-cell table:formula="of:=COUNTIF([.$C657:.$AG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6_ViewComponentNotVisibleOperatorMutator</text:p>
          </table:table-cell>
          <table:table-cell office:value-type="float" office:value="16112" calcext:value-type="float">
            <text:p>16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8:.$AG658];&quot;=0&quot;)" office:value-type="float" office:value="31" calcext:value-type="float">
            <text:p>31</text:p>
          </table:table-cell>
          <table:table-cell table:formula="of:=COUNTIF([.$C658:.$AG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7_NullIntentOperatorMutator</text:p>
          </table:table-cell>
          <table:table-cell office:value-type="float" office:value="17112" calcext:value-type="float">
            <text:p>17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59:.$AG659];&quot;=0&quot;)" office:value-type="float" office:value="31" calcext:value-type="float">
            <text:p>31</text:p>
          </table:table-cell>
          <table:table-cell table:formula="of:=COUNTIF([.$C659:.$AG6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8_InvalidKeyIntentOperatorMutator</text:p>
          </table:table-cell>
          <table:table-cell office:value-type="float" office:value="18112" calcext:value-type="float">
            <text:p>18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0:.$AG660];&quot;=0&quot;)" office:value-type="float" office:value="31" calcext:value-type="float">
            <text:p>31</text:p>
          </table:table-cell>
          <table:table-cell table:formula="of:=COUNTIF([.$C660:.$AG6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19_RandomActionIntentDefinitionOperatorMutator</text:p>
          </table:table-cell>
          <table:table-cell office:value-type="float" office:value="19112" calcext:value-type="float">
            <text:p>19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1:.$AG661];&quot;=0&quot;)" office:value-type="float" office:value="31" calcext:value-type="float">
            <text:p>31</text:p>
          </table:table-cell>
          <table:table-cell table:formula="of:=COUNTIF([.$C661:.$AG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0_RandomActionIntentDefinitionOperatorMutator</text:p>
          </table:table-cell>
          <table:table-cell office:value-type="float" office:value="20112" calcext:value-type="float">
            <text:p>20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2:.$AG662];&quot;=0&quot;)" office:value-type="float" office:value="31" calcext:value-type="float">
            <text:p>31</text:p>
          </table:table-cell>
          <table:table-cell table:formula="of:=COUNTIF([.$C662:.$AG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SheetFragment_21_RandomActionIntentDefinitionOperatorMutator</text:p>
          </table:table-cell>
          <table:table-cell office:value-type="float" office:value="21112" calcext:value-type="float">
            <text:p>2111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3:.$AG663];&quot;=0&quot;)" office:value-type="float" office:value="31" calcext:value-type="float">
            <text:p>31</text:p>
          </table:table-cell>
          <table:table-cell table:formula="of:=COUNTIF([.$C663:.$AG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0_InvalidViewFocusOperatorMutator</text:p>
          </table:table-cell>
          <table:table-cell office:value-type="float" office:value="113" calcext:value-type="float">
            <text:p>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4:.$AG664];&quot;=0&quot;)" office:value-type="float" office:value="31" calcext:value-type="float">
            <text:p>31</text:p>
          </table:table-cell>
          <table:table-cell table:formula="of:=COUNTIF([.$C664:.$AG6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5:.$AG665];&quot;=0&quot;)" office:value-type="float" office:value="31" calcext:value-type="float">
            <text:p>31</text:p>
          </table:table-cell>
          <table:table-cell table:formula="of:=COUNTIF([.$C665:.$AG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2_InvalidViewFocusOperatorMutator</text:p>
          </table:table-cell>
          <table:table-cell office:value-type="float" office:value="2113" calcext:value-type="float">
            <text:p>2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6:.$AG666];&quot;=0&quot;)" office:value-type="float" office:value="31" calcext:value-type="float">
            <text:p>31</text:p>
          </table:table-cell>
          <table:table-cell table:formula="of:=COUNTIF([.$C666:.$AG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7:.$AG667];&quot;=0&quot;)" office:value-type="float" office:value="31" calcext:value-type="float">
            <text:p>31</text:p>
          </table:table-cell>
          <table:table-cell table:formula="of:=COUNTIF([.$C667:.$AG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4_InvalidViewFocusOperatorMutator</text:p>
          </table:table-cell>
          <table:table-cell office:value-type="float" office:value="4113" calcext:value-type="float">
            <text:p>4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8:.$AG668];&quot;=0&quot;)" office:value-type="float" office:value="31" calcext:value-type="float">
            <text:p>31</text:p>
          </table:table-cell>
          <table:table-cell table:formula="of:=COUNTIF([.$C668:.$AG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69:.$AG669];&quot;=0&quot;)" office:value-type="float" office:value="31" calcext:value-type="float">
            <text:p>31</text:p>
          </table:table-cell>
          <table:table-cell table:formula="of:=COUNTIF([.$C669:.$AG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6_InvalidViewFocusOperatorMutator</text:p>
          </table:table-cell>
          <table:table-cell office:value-type="float" office:value="6113" calcext:value-type="float">
            <text:p>6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0:.$AG670];&quot;=0&quot;)" office:value-type="float" office:value="31" calcext:value-type="float">
            <text:p>31</text:p>
          </table:table-cell>
          <table:table-cell table:formula="of:=COUNTIF([.$C670:.$AG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1:.$AG671];&quot;=0&quot;)" office:value-type="float" office:value="31" calcext:value-type="float">
            <text:p>31</text:p>
          </table:table-cell>
          <table:table-cell table:formula="of:=COUNTIF([.$C671:.$AG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8_InvalidViewFocusOperatorMutator</text:p>
          </table:table-cell>
          <table:table-cell office:value-type="float" office:value="8113" calcext:value-type="float">
            <text:p>8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2:.$AG672];&quot;=0&quot;)" office:value-type="float" office:value="31" calcext:value-type="float">
            <text:p>31</text:p>
          </table:table-cell>
          <table:table-cell table:formula="of:=COUNTIF([.$C672:.$AG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9_ViewComponentNotVisibleOperatorMutator</text:p>
          </table:table-cell>
          <table:table-cell office:value-type="float" office:value="9113" calcext:value-type="float">
            <text:p>9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3:.$AG673];&quot;=0&quot;)" office:value-type="float" office:value="31" calcext:value-type="float">
            <text:p>31</text:p>
          </table:table-cell>
          <table:table-cell table:formula="of:=COUNTIF([.$C673:.$AG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0_BinaryMutator</text:p>
          </table:table-cell>
          <table:table-cell office:value-type="float" office:value="10113" calcext:value-type="float">
            <text:p>10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4:.$AG674];&quot;=0&quot;)" office:value-type="float" office:value="31" calcext:value-type="float">
            <text:p>31</text:p>
          </table:table-cell>
          <table:table-cell table:formula="of:=COUNTIF([.$C674:.$AG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1_BinaryMutator</text:p>
          </table:table-cell>
          <table:table-cell office:value-type="float" office:value="11113" calcext:value-type="float">
            <text:p>11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5:.$AG675];&quot;=0&quot;)" office:value-type="float" office:value="31" calcext:value-type="float">
            <text:p>31</text:p>
          </table:table-cell>
          <table:table-cell table:formula="of:=COUNTIF([.$C675:.$AG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2_InvalidViewFocusOperatorMutator</text:p>
          </table:table-cell>
          <table:table-cell office:value-type="float" office:value="12113" calcext:value-type="float">
            <text:p>12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6:.$AG676];&quot;=0&quot;)" office:value-type="float" office:value="31" calcext:value-type="float">
            <text:p>31</text:p>
          </table:table-cell>
          <table:table-cell table:formula="of:=COUNTIF([.$C676:.$AG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3_ViewComponentNotVisibleOperatorMutator</text:p>
          </table:table-cell>
          <table:table-cell office:value-type="float" office:value="13113" calcext:value-type="float">
            <text:p>13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7:.$AG677];&quot;=0&quot;)" office:value-type="float" office:value="31" calcext:value-type="float">
            <text:p>31</text:p>
          </table:table-cell>
          <table:table-cell table:formula="of:=COUNTIF([.$C677:.$AG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4_InvalidViewFocusOperatorMutator</text:p>
          </table:table-cell>
          <table:table-cell office:value-type="float" office:value="14113" calcext:value-type="float">
            <text:p>14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8:.$AG678];&quot;=0&quot;)" office:value-type="float" office:value="31" calcext:value-type="float">
            <text:p>31</text:p>
          </table:table-cell>
          <table:table-cell table:formula="of:=COUNTIF([.$C678:.$AG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5_ViewComponentNotVisibleOperatorMutator</text:p>
          </table:table-cell>
          <table:table-cell office:value-type="float" office:value="15113" calcext:value-type="float">
            <text:p>15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79:.$AG679];&quot;=0&quot;)" office:value-type="float" office:value="31" calcext:value-type="float">
            <text:p>31</text:p>
          </table:table-cell>
          <table:table-cell table:formula="of:=COUNTIF([.$C679:.$AG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6_InvalidViewFocusOperatorMutator</text:p>
          </table:table-cell>
          <table:table-cell office:value-type="float" office:value="16113" calcext:value-type="float">
            <text:p>16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0:.$AG680];&quot;=0&quot;)" office:value-type="float" office:value="31" calcext:value-type="float">
            <text:p>31</text:p>
          </table:table-cell>
          <table:table-cell table:formula="of:=COUNTIF([.$C680:.$AG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Fragment_17_ViewComponentNotVisibleOperatorMutator</text:p>
          </table:table-cell>
          <table:table-cell office:value-type="float" office:value="17113" calcext:value-type="float">
            <text:p>1711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1:.$AG681];&quot;=0&quot;)" office:value-type="float" office:value="31" calcext:value-type="float">
            <text:p>31</text:p>
          </table:table-cell>
          <table:table-cell table:formula="of:=COUNTIF([.$C681:.$AG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0_LengthyGUICreationOperatorMutator</text:p>
          </table:table-cell>
          <table:table-cell office:value-type="float" office:value="114" calcext:value-type="float">
            <text:p>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2:.$AG682];&quot;=0&quot;)" office:value-type="float" office:value="31" calcext:value-type="float">
            <text:p>31</text:p>
          </table:table-cell>
          <table:table-cell table:formula="of:=COUNTIF([.$C682:.$AG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1_InvalidViewFocusOperatorMutator</text:p>
          </table:table-cell>
          <table:table-cell office:value-type="float" office:value="1114" calcext:value-type="float">
            <text:p>1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3:.$AG683];&quot;=0&quot;)" office:value-type="float" office:value="31" calcext:value-type="float">
            <text:p>31</text:p>
          </table:table-cell>
          <table:table-cell table:formula="of:=COUNTIF([.$C683:.$AG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2_ViewComponentNotVisibleOperatorMutator</text:p>
          </table:table-cell>
          <table:table-cell office:value-type="float" office:value="2114" calcext:value-type="float">
            <text:p>2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4:.$AG684];&quot;=0&quot;)" office:value-type="float" office:value="31" calcext:value-type="float">
            <text:p>31</text:p>
          </table:table-cell>
          <table:table-cell table:formula="of:=COUNTIF([.$C684:.$AG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3_BinaryMutator</text:p>
          </table:table-cell>
          <table:table-cell office:value-type="float" office:value="3114" calcext:value-type="float">
            <text:p>3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5:.$AG685];&quot;=0&quot;)" office:value-type="float" office:value="31" calcext:value-type="float">
            <text:p>31</text:p>
          </table:table-cell>
          <table:table-cell table:formula="of:=COUNTIF([.$C685:.$AG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4_BinaryMutator</text:p>
          </table:table-cell>
          <table:table-cell office:value-type="float" office:value="4114" calcext:value-type="float">
            <text:p>4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6:.$AG686];&quot;=0&quot;)" office:value-type="float" office:value="31" calcext:value-type="float">
            <text:p>31</text:p>
          </table:table-cell>
          <table:table-cell table:formula="of:=COUNTIF([.$C686:.$AG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5_BinaryMutator</text:p>
          </table:table-cell>
          <table:table-cell office:value-type="float" office:value="5114" calcext:value-type="float">
            <text:p>5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7:.$AG687];&quot;=0&quot;)" office:value-type="float" office:value="31" calcext:value-type="float">
            <text:p>31</text:p>
          </table:table-cell>
          <table:table-cell table:formula="of:=COUNTIF([.$C687:.$AG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ListFragment_6_BinaryMutator</text:p>
          </table:table-cell>
          <table:table-cell office:value-type="float" office:value="6114" calcext:value-type="float">
            <text:p>611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8:.$AG688];&quot;=0&quot;)" office:value-type="float" office:value="31" calcext:value-type="float">
            <text:p>31</text:p>
          </table:table-cell>
          <table:table-cell table:formula="of:=COUNTIF([.$C688:.$AG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0_LengthyGUICreationOperatorMutator</text:p>
          </table:table-cell>
          <table:table-cell office:value-type="float" office:value="115" calcext:value-type="float">
            <text:p>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89:.$AG689];&quot;=0&quot;)" office:value-type="float" office:value="31" calcext:value-type="float">
            <text:p>31</text:p>
          </table:table-cell>
          <table:table-cell table:formula="of:=COUNTIF([.$C689:.$AG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_InvalidViewFocusOperatorMutator</text:p>
          </table:table-cell>
          <table:table-cell office:value-type="float" office:value="1115" calcext:value-type="float">
            <text:p>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0:.$AG690];&quot;=0&quot;)" office:value-type="float" office:value="31" calcext:value-type="float">
            <text:p>31</text:p>
          </table:table-cell>
          <table:table-cell table:formula="of:=COUNTIF([.$C690:.$AG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_ViewComponentNotVisibleOperatorMutator</text:p>
          </table:table-cell>
          <table:table-cell office:value-type="float" office:value="2115" calcext:value-type="float">
            <text:p>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1:.$AG691];&quot;=0&quot;)" office:value-type="float" office:value="31" calcext:value-type="float">
            <text:p>31</text:p>
          </table:table-cell>
          <table:table-cell table:formula="of:=COUNTIF([.$C691:.$AG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_InvalidViewFocusOperatorMutator</text:p>
          </table:table-cell>
          <table:table-cell office:value-type="float" office:value="3115" calcext:value-type="float">
            <text:p>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2:.$AG692];&quot;=0&quot;)" office:value-type="float" office:value="31" calcext:value-type="float">
            <text:p>31</text:p>
          </table:table-cell>
          <table:table-cell table:formula="of:=COUNTIF([.$C692:.$AG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_ViewComponentNotVisibleOperatorMutator</text:p>
          </table:table-cell>
          <table:table-cell office:value-type="float" office:value="4115" calcext:value-type="float">
            <text:p>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3:.$AG693];&quot;=0&quot;)" office:value-type="float" office:value="31" calcext:value-type="float">
            <text:p>31</text:p>
          </table:table-cell>
          <table:table-cell table:formula="of:=COUNTIF([.$C693:.$AG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5_InvalidViewFocusOperatorMutator</text:p>
          </table:table-cell>
          <table:table-cell office:value-type="float" office:value="5115" calcext:value-type="float">
            <text:p>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4:.$AG694];&quot;=0&quot;)" office:value-type="float" office:value="31" calcext:value-type="float">
            <text:p>31</text:p>
          </table:table-cell>
          <table:table-cell table:formula="of:=COUNTIF([.$C694:.$AG6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6_ViewComponentNotVisibleOperatorMutator</text:p>
          </table:table-cell>
          <table:table-cell office:value-type="float" office:value="6115" calcext:value-type="float">
            <text:p>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5:.$AG695];&quot;=0&quot;)" office:value-type="float" office:value="31" calcext:value-type="float">
            <text:p>31</text:p>
          </table:table-cell>
          <table:table-cell table:formula="of:=COUNTIF([.$C695:.$AG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7_NullIntentOperatorMutator</text:p>
          </table:table-cell>
          <table:table-cell office:value-type="float" office:value="7115" calcext:value-type="float">
            <text:p>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6:.$AG696];&quot;=0&quot;)" office:value-type="float" office:value="31" calcext:value-type="float">
            <text:p>31</text:p>
          </table:table-cell>
          <table:table-cell table:formula="of:=COUNTIF([.$C696:.$AG6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8_RandomActionIntentDefinitionOperatorMutator</text:p>
          </table:table-cell>
          <table:table-cell office:value-type="float" office:value="8115" calcext:value-type="float">
            <text:p>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7:.$AG697];&quot;=0&quot;)" office:value-type="float" office:value="31" calcext:value-type="float">
            <text:p>31</text:p>
          </table:table-cell>
          <table:table-cell table:formula="of:=COUNTIF([.$C697:.$AG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9_RandomActionIntentDefinitionOperatorMutator</text:p>
          </table:table-cell>
          <table:table-cell office:value-type="float" office:value="9115" calcext:value-type="float">
            <text:p>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8:.$AG698];&quot;=0&quot;)" office:value-type="float" office:value="31" calcext:value-type="float">
            <text:p>31</text:p>
          </table:table-cell>
          <table:table-cell table:formula="of:=COUNTIF([.$C698:.$AG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0_RandomActionIntentDefinitionOperatorMutator</text:p>
          </table:table-cell>
          <table:table-cell office:value-type="float" office:value="10115" calcext:value-type="float">
            <text:p>1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699:.$AG699];&quot;=0&quot;)" office:value-type="float" office:value="31" calcext:value-type="float">
            <text:p>31</text:p>
          </table:table-cell>
          <table:table-cell table:formula="of:=COUNTIF([.$C699:.$AG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1_RandomActionIntentDefinitionOperatorMutator</text:p>
          </table:table-cell>
          <table:table-cell office:value-type="float" office:value="11115" calcext:value-type="float">
            <text:p>1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0:.$AG700];&quot;=0&quot;)" office:value-type="float" office:value="31" calcext:value-type="float">
            <text:p>31</text:p>
          </table:table-cell>
          <table:table-cell table:formula="of:=COUNTIF([.$C700:.$AG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2_NullValueIntentPutExtraOperatorMutator</text:p>
          </table:table-cell>
          <table:table-cell office:value-type="float" office:value="12115" calcext:value-type="float">
            <text:p>1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1:.$AG701];&quot;=0&quot;)" office:value-type="float" office:value="31" calcext:value-type="float">
            <text:p>31</text:p>
          </table:table-cell>
          <table:table-cell table:formula="of:=COUNTIF([.$C701:.$AG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3_IntentPayloadReplacementOperatorMutator</text:p>
          </table:table-cell>
          <table:table-cell office:value-type="float" office:value="13115" calcext:value-type="float">
            <text:p>1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2:.$AG702];&quot;=0&quot;)" office:value-type="float" office:value="31" calcext:value-type="float">
            <text:p>31</text:p>
          </table:table-cell>
          <table:table-cell table:formula="of:=COUNTIF([.$C702:.$AG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4_RandomActionIntentDefinitionOperatorMutator</text:p>
          </table:table-cell>
          <table:table-cell office:value-type="float" office:value="14115" calcext:value-type="float">
            <text:p>1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3:.$AG703];&quot;=0&quot;)" office:value-type="float" office:value="31" calcext:value-type="float">
            <text:p>31</text:p>
          </table:table-cell>
          <table:table-cell table:formula="of:=COUNTIF([.$C703:.$AG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5_RandomActionIntentDefinitionOperatorMutator</text:p>
          </table:table-cell>
          <table:table-cell office:value-type="float" office:value="15115" calcext:value-type="float">
            <text:p>1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4:.$AG704];&quot;=0&quot;)" office:value-type="float" office:value="31" calcext:value-type="float">
            <text:p>31</text:p>
          </table:table-cell>
          <table:table-cell table:formula="of:=COUNTIF([.$C704:.$AG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6_RandomActionIntentDefinitionOperatorMutator</text:p>
          </table:table-cell>
          <table:table-cell office:value-type="float" office:value="16115" calcext:value-type="float">
            <text:p>1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5:.$AG705];&quot;=0&quot;)" office:value-type="float" office:value="31" calcext:value-type="float">
            <text:p>31</text:p>
          </table:table-cell>
          <table:table-cell table:formula="of:=COUNTIF([.$C705:.$AG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7_RandomActionIntentDefinitionOperatorMutator</text:p>
          </table:table-cell>
          <table:table-cell office:value-type="float" office:value="17115" calcext:value-type="float">
            <text:p>1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6:.$AG706];&quot;=0&quot;)" office:value-type="float" office:value="31" calcext:value-type="float">
            <text:p>31</text:p>
          </table:table-cell>
          <table:table-cell table:formula="of:=COUNTIF([.$C706:.$AG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8_RandomActionIntentDefinitionOperatorMutator</text:p>
          </table:table-cell>
          <table:table-cell office:value-type="float" office:value="18115" calcext:value-type="float">
            <text:p>1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7:.$AG707];&quot;=0&quot;)" office:value-type="float" office:value="31" calcext:value-type="float">
            <text:p>31</text:p>
          </table:table-cell>
          <table:table-cell table:formula="of:=COUNTIF([.$C707:.$AG7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19_BuggyGUIListenerOperatorMutator</text:p>
          </table:table-cell>
          <table:table-cell office:value-type="float" office:value="19115" calcext:value-type="float">
            <text:p>1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8:.$AG708];&quot;=0&quot;)" office:value-type="float" office:value="31" calcext:value-type="float">
            <text:p>31</text:p>
          </table:table-cell>
          <table:table-cell table:formula="of:=COUNTIF([.$C708:.$AG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0_InvalidViewFocusOperatorMutator</text:p>
          </table:table-cell>
          <table:table-cell office:value-type="float" office:value="20115" calcext:value-type="float">
            <text:p>2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09:.$AG709];&quot;=0&quot;)" office:value-type="float" office:value="31" calcext:value-type="float">
            <text:p>31</text:p>
          </table:table-cell>
          <table:table-cell table:formula="of:=COUNTIF([.$C709:.$AG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1_ViewComponentNotVisibleOperatorMutator</text:p>
          </table:table-cell>
          <table:table-cell office:value-type="float" office:value="21115" calcext:value-type="float">
            <text:p>2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0:.$AG710];&quot;=0&quot;)" office:value-type="float" office:value="31" calcext:value-type="float">
            <text:p>31</text:p>
          </table:table-cell>
          <table:table-cell table:formula="of:=COUNTIF([.$C710:.$AG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2_BinaryMutator</text:p>
          </table:table-cell>
          <table:table-cell office:value-type="float" office:value="22115" calcext:value-type="float">
            <text:p>2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1:.$AG711];&quot;=0&quot;)" office:value-type="float" office:value="31" calcext:value-type="float">
            <text:p>31</text:p>
          </table:table-cell>
          <table:table-cell table:formula="of:=COUNTIF([.$C711:.$AG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3_BinaryMutator</text:p>
          </table:table-cell>
          <table:table-cell office:value-type="float" office:value="23115" calcext:value-type="float">
            <text:p>2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2:.$AG712];&quot;=0&quot;)" office:value-type="float" office:value="31" calcext:value-type="float">
            <text:p>31</text:p>
          </table:table-cell>
          <table:table-cell table:formula="of:=COUNTIF([.$C712:.$AG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4_RandomActionIntentDefinitionOperatorMutator</text:p>
          </table:table-cell>
          <table:table-cell office:value-type="float" office:value="24115" calcext:value-type="float">
            <text:p>2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3:.$AG713];&quot;=0&quot;)" office:value-type="float" office:value="31" calcext:value-type="float">
            <text:p>31</text:p>
          </table:table-cell>
          <table:table-cell table:formula="of:=COUNTIF([.$C713:.$AG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5_InvalidViewFocusOperatorMutator</text:p>
          </table:table-cell>
          <table:table-cell office:value-type="float" office:value="25115" calcext:value-type="float">
            <text:p>2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4:.$AG714];&quot;=0&quot;)" office:value-type="float" office:value="31" calcext:value-type="float">
            <text:p>31</text:p>
          </table:table-cell>
          <table:table-cell table:formula="of:=COUNTIF([.$C714:.$AG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6_ViewComponentNotVisibleOperatorMutator</text:p>
          </table:table-cell>
          <table:table-cell office:value-type="float" office:value="26115" calcext:value-type="float">
            <text:p>2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5:.$AG715];&quot;=0&quot;)" office:value-type="float" office:value="31" calcext:value-type="float">
            <text:p>31</text:p>
          </table:table-cell>
          <table:table-cell table:formula="of:=COUNTIF([.$C715:.$AG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7_InvalidViewFocusOperatorMutator</text:p>
          </table:table-cell>
          <table:table-cell office:value-type="float" office:value="27115" calcext:value-type="float">
            <text:p>2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6:.$AG716];&quot;=0&quot;)" office:value-type="float" office:value="31" calcext:value-type="float">
            <text:p>31</text:p>
          </table:table-cell>
          <table:table-cell table:formula="of:=COUNTIF([.$C716:.$AG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8_ViewComponentNotVisibleOperatorMutator</text:p>
          </table:table-cell>
          <table:table-cell office:value-type="float" office:value="28115" calcext:value-type="float">
            <text:p>2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7:.$AG717];&quot;=0&quot;)" office:value-type="float" office:value="31" calcext:value-type="float">
            <text:p>31</text:p>
          </table:table-cell>
          <table:table-cell table:formula="of:=COUNTIF([.$C717:.$AG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29_RandomActionIntentDefinitionOperatorMutator</text:p>
          </table:table-cell>
          <table:table-cell office:value-type="float" office:value="29115" calcext:value-type="float">
            <text:p>2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8:.$AG718];&quot;=0&quot;)" office:value-type="float" office:value="31" calcext:value-type="float">
            <text:p>31</text:p>
          </table:table-cell>
          <table:table-cell table:formula="of:=COUNTIF([.$C718:.$AG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0_BinaryMutator</text:p>
          </table:table-cell>
          <table:table-cell office:value-type="float" office:value="30115" calcext:value-type="float">
            <text:p>3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19:.$AG719];&quot;=0&quot;)" office:value-type="float" office:value="31" calcext:value-type="float">
            <text:p>31</text:p>
          </table:table-cell>
          <table:table-cell table:formula="of:=COUNTIF([.$C719:.$AG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1_BinaryMutator</text:p>
          </table:table-cell>
          <table:table-cell office:value-type="float" office:value="31115" calcext:value-type="float">
            <text:p>3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0:.$AG720];&quot;=0&quot;)" office:value-type="float" office:value="31" calcext:value-type="float">
            <text:p>31</text:p>
          </table:table-cell>
          <table:table-cell table:formula="of:=COUNTIF([.$C720:.$AG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2_BinaryMutator</text:p>
          </table:table-cell>
          <table:table-cell office:value-type="float" office:value="32115" calcext:value-type="float">
            <text:p>3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1:.$AG721];&quot;=0&quot;)" office:value-type="float" office:value="31" calcext:value-type="float">
            <text:p>31</text:p>
          </table:table-cell>
          <table:table-cell table:formula="of:=COUNTIF([.$C721:.$AG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3_NullIntentOperatorMutator</text:p>
          </table:table-cell>
          <table:table-cell office:value-type="float" office:value="33115" calcext:value-type="float">
            <text:p>3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2:.$AG722];&quot;=0&quot;)" office:value-type="float" office:value="31" calcext:value-type="float">
            <text:p>31</text:p>
          </table:table-cell>
          <table:table-cell table:formula="of:=COUNTIF([.$C722:.$AG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4_InvalidKeyIntentOperatorMutator</text:p>
          </table:table-cell>
          <table:table-cell office:value-type="float" office:value="34115" calcext:value-type="float">
            <text:p>3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3:.$AG723];&quot;=0&quot;)" office:value-type="float" office:value="31" calcext:value-type="float">
            <text:p>31</text:p>
          </table:table-cell>
          <table:table-cell table:formula="of:=COUNTIF([.$C723:.$AG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5_RandomActionIntentDefinitionOperatorMutator</text:p>
          </table:table-cell>
          <table:table-cell office:value-type="float" office:value="35115" calcext:value-type="float">
            <text:p>3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4:.$AG724];&quot;=0&quot;)" office:value-type="float" office:value="31" calcext:value-type="float">
            <text:p>31</text:p>
          </table:table-cell>
          <table:table-cell table:formula="of:=COUNTIF([.$C724:.$AG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6_NullValueIntentPutExtraOperatorMutator</text:p>
          </table:table-cell>
          <table:table-cell office:value-type="float" office:value="36115" calcext:value-type="float">
            <text:p>36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5:.$AG725];&quot;=0&quot;)" office:value-type="float" office:value="31" calcext:value-type="float">
            <text:p>31</text:p>
          </table:table-cell>
          <table:table-cell table:formula="of:=COUNTIF([.$C725:.$AG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7_IntentPayloadReplacementOperatorMutator</text:p>
          </table:table-cell>
          <table:table-cell office:value-type="float" office:value="37115" calcext:value-type="float">
            <text:p>37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6:.$AG726];&quot;=0&quot;)" office:value-type="float" office:value="31" calcext:value-type="float">
            <text:p>31</text:p>
          </table:table-cell>
          <table:table-cell table:formula="of:=COUNTIF([.$C726:.$AG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8_RandomActionIntentDefinitionOperatorMutator</text:p>
          </table:table-cell>
          <table:table-cell office:value-type="float" office:value="38115" calcext:value-type="float">
            <text:p>38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7:.$AG727];&quot;=0&quot;)" office:value-type="float" office:value="31" calcext:value-type="float">
            <text:p>31</text:p>
          </table:table-cell>
          <table:table-cell table:formula="of:=COUNTIF([.$C727:.$AG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39_RandomActionIntentDefinitionOperatorMutator</text:p>
          </table:table-cell>
          <table:table-cell office:value-type="float" office:value="39115" calcext:value-type="float">
            <text:p>39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8:.$AG728];&quot;=0&quot;)" office:value-type="float" office:value="31" calcext:value-type="float">
            <text:p>31</text:p>
          </table:table-cell>
          <table:table-cell table:formula="of:=COUNTIF([.$C728:.$AG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0_RandomActionIntentDefinitionOperatorMutator</text:p>
          </table:table-cell>
          <table:table-cell office:value-type="float" office:value="40115" calcext:value-type="float">
            <text:p>40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29:.$AG729];&quot;=0&quot;)" office:value-type="float" office:value="31" calcext:value-type="float">
            <text:p>31</text:p>
          </table:table-cell>
          <table:table-cell table:formula="of:=COUNTIF([.$C729:.$AG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1_BinaryMutator</text:p>
          </table:table-cell>
          <table:table-cell office:value-type="float" office:value="41115" calcext:value-type="float">
            <text:p>41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0:.$AG730];&quot;=0&quot;)" office:value-type="float" office:value="31" calcext:value-type="float">
            <text:p>31</text:p>
          </table:table-cell>
          <table:table-cell table:formula="of:=COUNTIF([.$C730:.$AG7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2_BinaryMutator</text:p>
          </table:table-cell>
          <table:table-cell office:value-type="float" office:value="42115" calcext:value-type="float">
            <text:p>42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1:.$AG731];&quot;=0&quot;)" office:value-type="float" office:value="31" calcext:value-type="float">
            <text:p>31</text:p>
          </table:table-cell>
          <table:table-cell table:formula="of:=COUNTIF([.$C731:.$AG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3_BinaryMutator</text:p>
          </table:table-cell>
          <table:table-cell office:value-type="float" office:value="43115" calcext:value-type="float">
            <text:p>43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2:.$AG732];&quot;=0&quot;)" office:value-type="float" office:value="31" calcext:value-type="float">
            <text:p>31</text:p>
          </table:table-cell>
          <table:table-cell table:formula="of:=COUNTIF([.$C732:.$AG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4_BinaryMutator</text:p>
          </table:table-cell>
          <table:table-cell office:value-type="float" office:value="44115" calcext:value-type="float">
            <text:p>44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3:.$AG733];&quot;=0&quot;)" office:value-type="float" office:value="31" calcext:value-type="float">
            <text:p>31</text:p>
          </table:table-cell>
          <table:table-cell table:formula="of:=COUNTIF([.$C733:.$AG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Fragment_45_BinaryMutator</text:p>
          </table:table-cell>
          <table:table-cell office:value-type="float" office:value="45115" calcext:value-type="float">
            <text:p>4511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4:.$AG734];&quot;=0&quot;)" office:value-type="float" office:value="31" calcext:value-type="float">
            <text:p>31</text:p>
          </table:table-cell>
          <table:table-cell table:formula="of:=COUNTIF([.$C734:.$AG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0_InvalidViewFocusOperatorMutator</text:p>
          </table:table-cell>
          <table:table-cell office:value-type="float" office:value="116" calcext:value-type="float">
            <text:p>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5:.$AG735];&quot;=0&quot;)" office:value-type="float" office:value="31" calcext:value-type="float">
            <text:p>31</text:p>
          </table:table-cell>
          <table:table-cell table:formula="of:=COUNTIF([.$C735:.$AG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1_ViewComponentNotVisibleOperatorMutator</text:p>
          </table:table-cell>
          <table:table-cell office:value-type="float" office:value="1116" calcext:value-type="float">
            <text:p>1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6:.$AG736];&quot;=0&quot;)" office:value-type="float" office:value="31" calcext:value-type="float">
            <text:p>31</text:p>
          </table:table-cell>
          <table:table-cell table:formula="of:=COUNTIF([.$C736:.$AG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2_InvalidViewFocusOperatorMutator</text:p>
          </table:table-cell>
          <table:table-cell office:value-type="float" office:value="2116" calcext:value-type="float">
            <text:p>2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7:.$AG737];&quot;=0&quot;)" office:value-type="float" office:value="31" calcext:value-type="float">
            <text:p>31</text:p>
          </table:table-cell>
          <table:table-cell table:formula="of:=COUNTIF([.$C737:.$AG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3_ViewComponentNotVisibleOperatorMutator</text:p>
          </table:table-cell>
          <table:table-cell office:value-type="float" office:value="3116" calcext:value-type="float">
            <text:p>3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8:.$AG738];&quot;=0&quot;)" office:value-type="float" office:value="31" calcext:value-type="float">
            <text:p>31</text:p>
          </table:table-cell>
          <table:table-cell table:formula="of:=COUNTIF([.$C738:.$AG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4_InvalidViewFocusOperatorMutator</text:p>
          </table:table-cell>
          <table:table-cell office:value-type="float" office:value="4116" calcext:value-type="float">
            <text:p>4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39:.$AG739];&quot;=0&quot;)" office:value-type="float" office:value="31" calcext:value-type="float">
            <text:p>31</text:p>
          </table:table-cell>
          <table:table-cell table:formula="of:=COUNTIF([.$C739:.$AG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ViewerFragment_5_ViewComponentNotVisibleOperatorMutator</text:p>
          </table:table-cell>
          <table:table-cell office:value-type="float" office:value="5116" calcext:value-type="float">
            <text:p>511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0:.$AG740];&quot;=0&quot;)" office:value-type="float" office:value="31" calcext:value-type="float">
            <text:p>31</text:p>
          </table:table-cell>
          <table:table-cell table:formula="of:=COUNTIF([.$C740:.$AG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0_NullIntentOperatorMutator</text:p>
          </table:table-cell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1:.$AG741];&quot;=0&quot;)" office:value-type="float" office:value="31" calcext:value-type="float">
            <text:p>31</text:p>
          </table:table-cell>
          <table:table-cell table:formula="of:=COUNTIF([.$C741:.$AG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_InvalidKeyIntentOperatorMutator</text:p>
          </table:table-cell>
          <table:table-cell office:value-type="float" office:value="1117" calcext:value-type="float">
            <text:p>1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2:.$AG742];&quot;=0&quot;)" office:value-type="float" office:value="31" calcext:value-type="float">
            <text:p>31</text:p>
          </table:table-cell>
          <table:table-cell table:formula="of:=COUNTIF([.$C742:.$AG7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2_RandomActionIntentDefinitionOperatorMutator</text:p>
          </table:table-cell>
          <table:table-cell office:value-type="float" office:value="2117" calcext:value-type="float">
            <text:p>2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3:.$AG743];&quot;=0&quot;)" office:value-type="float" office:value="31" calcext:value-type="float">
            <text:p>31</text:p>
          </table:table-cell>
          <table:table-cell table:formula="of:=COUNTIF([.$C743:.$AG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3_NullIntentOperatorMutator</text:p>
          </table:table-cell>
          <table:table-cell office:value-type="float" office:value="3117" calcext:value-type="float">
            <text:p>3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4:.$AG744];&quot;=0&quot;)" office:value-type="float" office:value="31" calcext:value-type="float">
            <text:p>31</text:p>
          </table:table-cell>
          <table:table-cell table:formula="of:=COUNTIF([.$C744:.$AG7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4_InvalidKeyIntentOperatorMutator</text:p>
          </table:table-cell>
          <table:table-cell office:value-type="float" office:value="4117" calcext:value-type="float">
            <text:p>4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5:.$AG745];&quot;=0&quot;)" office:value-type="float" office:value="31" calcext:value-type="float">
            <text:p>31</text:p>
          </table:table-cell>
          <table:table-cell table:formula="of:=COUNTIF([.$C745:.$AG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5_RandomActionIntentDefinitionOperatorMutator</text:p>
          </table:table-cell>
          <table:table-cell office:value-type="float" office:value="5117" calcext:value-type="float">
            <text:p>5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6:.$AG746];&quot;=0&quot;)" office:value-type="float" office:value="31" calcext:value-type="float">
            <text:p>31</text:p>
          </table:table-cell>
          <table:table-cell table:formula="of:=COUNTIF([.$C746:.$AG7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6_NullIntentOperatorMutator</text:p>
          </table:table-cell>
          <table:table-cell office:value-type="float" office:value="6117" calcext:value-type="float">
            <text:p>6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7:.$AG747];&quot;=0&quot;)" office:value-type="float" office:value="31" calcext:value-type="float">
            <text:p>31</text:p>
          </table:table-cell>
          <table:table-cell table:formula="of:=COUNTIF([.$C747:.$AG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7_InvalidKeyIntentOperatorMutator</text:p>
          </table:table-cell>
          <table:table-cell office:value-type="float" office:value="7117" calcext:value-type="float">
            <text:p>7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8:.$AG748];&quot;=0&quot;)" office:value-type="float" office:value="31" calcext:value-type="float">
            <text:p>31</text:p>
          </table:table-cell>
          <table:table-cell table:formula="of:=COUNTIF([.$C748:.$AG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8_RandomActionIntentDefinitionOperatorMutator</text:p>
          </table:table-cell>
          <table:table-cell office:value-type="float" office:value="8117" calcext:value-type="float">
            <text:p>8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49:.$AG749];&quot;=0&quot;)" office:value-type="float" office:value="31" calcext:value-type="float">
            <text:p>31</text:p>
          </table:table-cell>
          <table:table-cell table:formula="of:=COUNTIF([.$C749:.$AG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9_NullIntentOperatorMutator</text:p>
          </table:table-cell>
          <table:table-cell office:value-type="float" office:value="9117" calcext:value-type="float">
            <text:p>9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0:.$AG750];&quot;=0&quot;)" office:value-type="float" office:value="31" calcext:value-type="float">
            <text:p>31</text:p>
          </table:table-cell>
          <table:table-cell table:formula="of:=COUNTIF([.$C750:.$AG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0_InvalidKeyIntentOperatorMutator</text:p>
          </table:table-cell>
          <table:table-cell office:value-type="float" office:value="10117" calcext:value-type="float">
            <text:p>10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1:.$AG751];&quot;=0&quot;)" office:value-type="float" office:value="31" calcext:value-type="float">
            <text:p>31</text:p>
          </table:table-cell>
          <table:table-cell table:formula="of:=COUNTIF([.$C751:.$AG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1_RandomActionIntentDefinitionOperatorMutator</text:p>
          </table:table-cell>
          <table:table-cell office:value-type="float" office:value="11117" calcext:value-type="float">
            <text:p>11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2:.$AG752];&quot;=0&quot;)" office:value-type="float" office:value="31" calcext:value-type="float">
            <text:p>31</text:p>
          </table:table-cell>
          <table:table-cell table:formula="of:=COUNTIF([.$C752:.$AG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2_NullIntentOperatorMutator</text:p>
          </table:table-cell>
          <table:table-cell office:value-type="float" office:value="12117" calcext:value-type="float">
            <text:p>12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3:.$AG753];&quot;=0&quot;)" office:value-type="float" office:value="31" calcext:value-type="float">
            <text:p>31</text:p>
          </table:table-cell>
          <table:table-cell table:formula="of:=COUNTIF([.$C753:.$AG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3_InvalidKeyIntentOperatorMutator</text:p>
          </table:table-cell>
          <table:table-cell office:value-type="float" office:value="13117" calcext:value-type="float">
            <text:p>13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4:.$AG754];&quot;=0&quot;)" office:value-type="float" office:value="31" calcext:value-type="float">
            <text:p>31</text:p>
          </table:table-cell>
          <table:table-cell table:formula="of:=COUNTIF([.$C754:.$AG7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4_RandomActionIntentDefinitionOperatorMutator</text:p>
          </table:table-cell>
          <table:table-cell office:value-type="float" office:value="14117" calcext:value-type="float">
            <text:p>14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5:.$AG755];&quot;=0&quot;)" office:value-type="float" office:value="31" calcext:value-type="float">
            <text:p>31</text:p>
          </table:table-cell>
          <table:table-cell table:formula="of:=COUNTIF([.$C755:.$AG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ViewerFragment_15_BuggyGUIListenerOperatorMutator</text:p>
          </table:table-cell>
          <table:table-cell office:value-type="float" office:value="15117" calcext:value-type="float">
            <text:p>1511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6:.$AG756];&quot;=0&quot;)" office:value-type="float" office:value="31" calcext:value-type="float">
            <text:p>31</text:p>
          </table:table-cell>
          <table:table-cell table:formula="of:=COUNTIF([.$C756:.$AG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0_NullIntentOperatorMutator</text:p>
          </table:table-cell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7:.$AG757];&quot;=0&quot;)" office:value-type="float" office:value="31" calcext:value-type="float">
            <text:p>31</text:p>
          </table:table-cell>
          <table:table-cell table:formula="of:=COUNTIF([.$C757:.$AG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1_InvalidKeyIntentOperatorMutator</text:p>
          </table:table-cell>
          <table:table-cell office:value-type="float" office:value="1118" calcext:value-type="float">
            <text:p>1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8:.$AG758];&quot;=0&quot;)" office:value-type="float" office:value="31" calcext:value-type="float">
            <text:p>31</text:p>
          </table:table-cell>
          <table:table-cell table:formula="of:=COUNTIF([.$C758:.$AG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59:.$AG759];&quot;=0&quot;)" office:value-type="float" office:value="31" calcext:value-type="float">
            <text:p>31</text:p>
          </table:table-cell>
          <table:table-cell table:formula="of:=COUNTIF([.$C759:.$AG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0:.$AG760];&quot;=0&quot;)" office:value-type="float" office:value="31" calcext:value-type="float">
            <text:p>31</text:p>
          </table:table-cell>
          <table:table-cell table:formula="of:=COUNTIF([.$C760:.$AG7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Notification_4_RandomActionIntentDefinitionOperatorMutator</text:p>
          </table:table-cell>
          <table:table-cell office:value-type="float" office:value="4118" calcext:value-type="float">
            <text:p>411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1:.$AG761];&quot;=0&quot;)" office:value-type="float" office:value="31" calcext:value-type="float">
            <text:p>31</text:p>
          </table:table-cell>
          <table:table-cell table:formula="of:=COUNTIF([.$C761:.$AG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0_InvalidViewFocusOperatorMutator</text:p>
          </table:table-cell>
          <table:table-cell office:value-type="float" office:value="123" calcext:value-type="float">
            <text:p>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2:.$AG762];&quot;=0&quot;)" office:value-type="float" office:value="31" calcext:value-type="float">
            <text:p>31</text:p>
          </table:table-cell>
          <table:table-cell table:formula="of:=COUNTIF([.$C762:.$AG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_ViewComponentNotVisibleOperatorMutator</text:p>
          </table:table-cell>
          <table:table-cell office:value-type="float" office:value="1123" calcext:value-type="float">
            <text:p>1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3:.$AG763];&quot;=0&quot;)" office:value-type="float" office:value="31" calcext:value-type="float">
            <text:p>31</text:p>
          </table:table-cell>
          <table:table-cell table:formula="of:=COUNTIF([.$C763:.$AG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2_InvalidViewFocusOperatorMutator</text:p>
          </table:table-cell>
          <table:table-cell office:value-type="float" office:value="2123" calcext:value-type="float">
            <text:p>2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4:.$AG764];&quot;=0&quot;)" office:value-type="float" office:value="31" calcext:value-type="float">
            <text:p>31</text:p>
          </table:table-cell>
          <table:table-cell table:formula="of:=COUNTIF([.$C764:.$AG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3_ViewComponentNotVisibleOperatorMutator</text:p>
          </table:table-cell>
          <table:table-cell office:value-type="float" office:value="3123" calcext:value-type="float">
            <text:p>3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5:.$AG765];&quot;=0&quot;)" office:value-type="float" office:value="31" calcext:value-type="float">
            <text:p>31</text:p>
          </table:table-cell>
          <table:table-cell table:formula="of:=COUNTIF([.$C765:.$AG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4_InvalidViewFocusOperatorMutator</text:p>
          </table:table-cell>
          <table:table-cell office:value-type="float" office:value="4123" calcext:value-type="float">
            <text:p>4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6:.$AG766];&quot;=0&quot;)" office:value-type="float" office:value="31" calcext:value-type="float">
            <text:p>31</text:p>
          </table:table-cell>
          <table:table-cell table:formula="of:=COUNTIF([.$C766:.$AG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5_ViewComponentNotVisibleOperatorMutator</text:p>
          </table:table-cell>
          <table:table-cell office:value-type="float" office:value="5123" calcext:value-type="float">
            <text:p>5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7:.$AG767];&quot;=0&quot;)" office:value-type="float" office:value="31" calcext:value-type="float">
            <text:p>31</text:p>
          </table:table-cell>
          <table:table-cell table:formula="of:=COUNTIF([.$C767:.$AG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6_InvalidViewFocusOperatorMutator</text:p>
          </table:table-cell>
          <table:table-cell office:value-type="float" office:value="6123" calcext:value-type="float">
            <text:p>6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8:.$AG768];&quot;=0&quot;)" office:value-type="float" office:value="31" calcext:value-type="float">
            <text:p>31</text:p>
          </table:table-cell>
          <table:table-cell table:formula="of:=COUNTIF([.$C768:.$AG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7_ViewComponentNotVisibleOperatorMutator</text:p>
          </table:table-cell>
          <table:table-cell office:value-type="float" office:value="7123" calcext:value-type="float">
            <text:p>7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69:.$AG769];&quot;=0&quot;)" office:value-type="float" office:value="31" calcext:value-type="float">
            <text:p>31</text:p>
          </table:table-cell>
          <table:table-cell table:formula="of:=COUNTIF([.$C769:.$AG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8_InvalidViewFocusOperatorMutator</text:p>
          </table:table-cell>
          <table:table-cell office:value-type="float" office:value="8123" calcext:value-type="float">
            <text:p>8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0:.$AG770];&quot;=0&quot;)" office:value-type="float" office:value="31" calcext:value-type="float">
            <text:p>31</text:p>
          </table:table-cell>
          <table:table-cell table:formula="of:=COUNTIF([.$C770:.$AG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9_ViewComponentNotVisibleOperatorMutator</text:p>
          </table:table-cell>
          <table:table-cell office:value-type="float" office:value="9123" calcext:value-type="float">
            <text:p>9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1:.$AG771];&quot;=0&quot;)" office:value-type="float" office:value="31" calcext:value-type="float">
            <text:p>31</text:p>
          </table:table-cell>
          <table:table-cell table:formula="of:=COUNTIF([.$C771:.$AG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0_InvalidViewFocusOperatorMutator</text:p>
          </table:table-cell>
          <table:table-cell office:value-type="float" office:value="10123" calcext:value-type="float">
            <text:p>10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2:.$AG772];&quot;=0&quot;)" office:value-type="float" office:value="31" calcext:value-type="float">
            <text:p>31</text:p>
          </table:table-cell>
          <table:table-cell table:formula="of:=COUNTIF([.$C772:.$AG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1_ViewComponentNotVisibleOperatorMutator</text:p>
          </table:table-cell>
          <table:table-cell office:value-type="float" office:value="11123" calcext:value-type="float">
            <text:p>11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3:.$AG773];&quot;=0&quot;)" office:value-type="float" office:value="31" calcext:value-type="float">
            <text:p>31</text:p>
          </table:table-cell>
          <table:table-cell table:formula="of:=COUNTIF([.$C773:.$AG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2_InvalidViewFocusOperatorMutator</text:p>
          </table:table-cell>
          <table:table-cell office:value-type="float" office:value="12123" calcext:value-type="float">
            <text:p>12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4:.$AG774];&quot;=0&quot;)" office:value-type="float" office:value="31" calcext:value-type="float">
            <text:p>31</text:p>
          </table:table-cell>
          <table:table-cell table:formula="of:=COUNTIF([.$C774:.$AG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3_ViewComponentNotVisibleOperatorMutator</text:p>
          </table:table-cell>
          <table:table-cell office:value-type="float" office:value="13123" calcext:value-type="float">
            <text:p>13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5:.$AG775];&quot;=0&quot;)" office:value-type="float" office:value="31" calcext:value-type="float">
            <text:p>31</text:p>
          </table:table-cell>
          <table:table-cell table:formula="of:=COUNTIF([.$C775:.$AG7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4_InvalidViewFocusOperatorMutator</text:p>
          </table:table-cell>
          <table:table-cell office:value-type="float" office:value="14123" calcext:value-type="float">
            <text:p>14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6:.$AG776];&quot;=0&quot;)" office:value-type="float" office:value="31" calcext:value-type="float">
            <text:p>31</text:p>
          </table:table-cell>
          <table:table-cell table:formula="of:=COUNTIF([.$C776:.$AG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5_ViewComponentNotVisibleOperatorMutator</text:p>
          </table:table-cell>
          <table:table-cell office:value-type="float" office:value="15123" calcext:value-type="float">
            <text:p>15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7:.$AG777];&quot;=0&quot;)" office:value-type="float" office:value="31" calcext:value-type="float">
            <text:p>31</text:p>
          </table:table-cell>
          <table:table-cell table:formula="of:=COUNTIF([.$C777:.$AG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6_BuggyGUIListenerOperatorMutator</text:p>
          </table:table-cell>
          <table:table-cell office:value-type="float" office:value="16123" calcext:value-type="float">
            <text:p>16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8:.$AG778];&quot;=0&quot;)" office:value-type="float" office:value="31" calcext:value-type="float">
            <text:p>31</text:p>
          </table:table-cell>
          <table:table-cell table:formula="of:=COUNTIF([.$C778:.$AG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7_BuggyGUIListenerOperatorMutator</text:p>
          </table:table-cell>
          <table:table-cell office:value-type="float" office:value="17123" calcext:value-type="float">
            <text:p>17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79:.$AG779];&quot;=0&quot;)" office:value-type="float" office:value="31" calcext:value-type="float">
            <text:p>31</text:p>
          </table:table-cell>
          <table:table-cell table:formula="of:=COUNTIF([.$C779:.$AG7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8_BuggyGUIListenerOperatorMutator</text:p>
          </table:table-cell>
          <table:table-cell office:value-type="float" office:value="18123" calcext:value-type="float">
            <text:p>18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0:.$AG780];&quot;=0&quot;)" office:value-type="float" office:value="31" calcext:value-type="float">
            <text:p>31</text:p>
          </table:table-cell>
          <table:table-cell table:formula="of:=COUNTIF([.$C780:.$AG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Bar_19_BinaryMutator</text:p>
          </table:table-cell>
          <table:table-cell office:value-type="float" office:value="19123" calcext:value-type="float">
            <text:p>1912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1:.$AG781];&quot;=0&quot;)" office:value-type="float" office:value="31" calcext:value-type="float">
            <text:p>31</text:p>
          </table:table-cell>
          <table:table-cell table:formula="of:=COUNTIF([.$C781:.$AG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0_InvalidViewFocusOperatorMutator</text:p>
          </table:table-cell>
          <table:table-cell office:value-type="float" office:value="124" calcext:value-type="float">
            <text:p>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2:.$AG782];&quot;=0&quot;)" office:value-type="float" office:value="31" calcext:value-type="float">
            <text:p>31</text:p>
          </table:table-cell>
          <table:table-cell table:formula="of:=COUNTIF([.$C782:.$AG7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1_ViewComponentNotVisible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3:.$AG783];&quot;=0&quot;)" office:value-type="float" office:value="31" calcext:value-type="float">
            <text:p>31</text:p>
          </table:table-cell>
          <table:table-cell table:formula="of:=COUNTIF([.$C783:.$AG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2_InvalidViewFocus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4:.$AG784];&quot;=0&quot;)" office:value-type="float" office:value="31" calcext:value-type="float">
            <text:p>31</text:p>
          </table:table-cell>
          <table:table-cell table:formula="of:=COUNTIF([.$C784:.$AG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Bar_3_ViewComponentNotVisible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5:.$AG785];&quot;=0&quot;)" office:value-type="float" office:value="31" calcext:value-type="float">
            <text:p>31</text:p>
          </table:table-cell>
          <table:table-cell table:formula="of:=COUNTIF([.$C785:.$AG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0_InvalidViewFocusOperatorMutator</text:p>
          </table:table-cell>
          <table:table-cell office:value-type="float" office:value="125" calcext:value-type="float">
            <text:p>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6:.$AG786];&quot;=0&quot;)" office:value-type="float" office:value="31" calcext:value-type="float">
            <text:p>31</text:p>
          </table:table-cell>
          <table:table-cell table:formula="of:=COUNTIF([.$C786:.$AG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_ViewComponentNotVisibleOperatorMutator</text:p>
          </table:table-cell>
          <table:table-cell office:value-type="float" office:value="1125" calcext:value-type="float">
            <text:p>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7:.$AG787];&quot;=0&quot;)" office:value-type="float" office:value="31" calcext:value-type="float">
            <text:p>31</text:p>
          </table:table-cell>
          <table:table-cell table:formula="of:=COUNTIF([.$C787:.$AG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_InvalidViewFocusOperatorMutator</text:p>
          </table:table-cell>
          <table:table-cell office:value-type="float" office:value="2125" calcext:value-type="float">
            <text:p>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8:.$AG788];&quot;=0&quot;)" office:value-type="float" office:value="31" calcext:value-type="float">
            <text:p>31</text:p>
          </table:table-cell>
          <table:table-cell table:formula="of:=COUNTIF([.$C788:.$AG7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_ViewComponentNotVisibleOperatorMutator</text:p>
          </table:table-cell>
          <table:table-cell office:value-type="float" office:value="3125" calcext:value-type="float">
            <text:p>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89:.$AG789];&quot;=0&quot;)" office:value-type="float" office:value="31" calcext:value-type="float">
            <text:p>31</text:p>
          </table:table-cell>
          <table:table-cell table:formula="of:=COUNTIF([.$C789:.$AG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4_InvalidViewFocusOperatorMutator</text:p>
          </table:table-cell>
          <table:table-cell office:value-type="float" office:value="4125" calcext:value-type="float">
            <text:p>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0:.$AG790];&quot;=0&quot;)" office:value-type="float" office:value="31" calcext:value-type="float">
            <text:p>31</text:p>
          </table:table-cell>
          <table:table-cell table:formula="of:=COUNTIF([.$C790:.$AG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5_ViewComponentNotVisibleOperatorMutator</text:p>
          </table:table-cell>
          <table:table-cell office:value-type="float" office:value="5125" calcext:value-type="float">
            <text:p>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1:.$AG791];&quot;=0&quot;)" office:value-type="float" office:value="31" calcext:value-type="float">
            <text:p>31</text:p>
          </table:table-cell>
          <table:table-cell table:formula="of:=COUNTIF([.$C791:.$AG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6_InvalidViewFocusOperatorMutator</text:p>
          </table:table-cell>
          <table:table-cell office:value-type="float" office:value="6125" calcext:value-type="float">
            <text:p>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2:.$AG792];&quot;=0&quot;)" office:value-type="float" office:value="31" calcext:value-type="float">
            <text:p>31</text:p>
          </table:table-cell>
          <table:table-cell table:formula="of:=COUNTIF([.$C792:.$AG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7_ViewComponentNotVisibleOperatorMutator</text:p>
          </table:table-cell>
          <table:table-cell office:value-type="float" office:value="7125" calcext:value-type="float">
            <text:p>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3:.$AG793];&quot;=0&quot;)" office:value-type="float" office:value="31" calcext:value-type="float">
            <text:p>31</text:p>
          </table:table-cell>
          <table:table-cell table:formula="of:=COUNTIF([.$C793:.$AG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8_InvalidViewFocusOperatorMutator</text:p>
          </table:table-cell>
          <table:table-cell office:value-type="float" office:value="8125" calcext:value-type="float">
            <text:p>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4:.$AG794];&quot;=0&quot;)" office:value-type="float" office:value="31" calcext:value-type="float">
            <text:p>31</text:p>
          </table:table-cell>
          <table:table-cell table:formula="of:=COUNTIF([.$C794:.$AG7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9_ViewComponentNotVisibleOperatorMutator</text:p>
          </table:table-cell>
          <table:table-cell office:value-type="float" office:value="9125" calcext:value-type="float">
            <text:p>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5:.$AG795];&quot;=0&quot;)" office:value-type="float" office:value="31" calcext:value-type="float">
            <text:p>31</text:p>
          </table:table-cell>
          <table:table-cell table:formula="of:=COUNTIF([.$C795:.$AG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0_InvalidViewFocusOperatorMutator</text:p>
          </table:table-cell>
          <table:table-cell office:value-type="float" office:value="10125" calcext:value-type="float">
            <text:p>1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6:.$AG796];&quot;=0&quot;)" office:value-type="float" office:value="31" calcext:value-type="float">
            <text:p>31</text:p>
          </table:table-cell>
          <table:table-cell table:formula="of:=COUNTIF([.$C796:.$AG7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1_ViewComponentNotVisibleOperatorMutator</text:p>
          </table:table-cell>
          <table:table-cell office:value-type="float" office:value="11125" calcext:value-type="float">
            <text:p>1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7:.$AG797];&quot;=0&quot;)" office:value-type="float" office:value="31" calcext:value-type="float">
            <text:p>31</text:p>
          </table:table-cell>
          <table:table-cell table:formula="of:=COUNTIF([.$C797:.$AG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2_InvalidViewFocusOperatorMutator</text:p>
          </table:table-cell>
          <table:table-cell office:value-type="float" office:value="12125" calcext:value-type="float">
            <text:p>1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8:.$AG798];&quot;=0&quot;)" office:value-type="float" office:value="31" calcext:value-type="float">
            <text:p>31</text:p>
          </table:table-cell>
          <table:table-cell table:formula="of:=COUNTIF([.$C798:.$AG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3_ViewComponentNotVisibleOperatorMutator</text:p>
          </table:table-cell>
          <table:table-cell office:value-type="float" office:value="13125" calcext:value-type="float">
            <text:p>1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799:.$AG799];&quot;=0&quot;)" office:value-type="float" office:value="31" calcext:value-type="float">
            <text:p>31</text:p>
          </table:table-cell>
          <table:table-cell table:formula="of:=COUNTIF([.$C799:.$AG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4_InvalidViewFocusOperatorMutator</text:p>
          </table:table-cell>
          <table:table-cell office:value-type="float" office:value="14125" calcext:value-type="float">
            <text:p>1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0:.$AG800];&quot;=0&quot;)" office:value-type="float" office:value="31" calcext:value-type="float">
            <text:p>31</text:p>
          </table:table-cell>
          <table:table-cell table:formula="of:=COUNTIF([.$C800:.$AG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5_ViewComponentNotVisibleOperatorMutator</text:p>
          </table:table-cell>
          <table:table-cell office:value-type="float" office:value="15125" calcext:value-type="float">
            <text:p>1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1:.$AG801];&quot;=0&quot;)" office:value-type="float" office:value="31" calcext:value-type="float">
            <text:p>31</text:p>
          </table:table-cell>
          <table:table-cell table:formula="of:=COUNTIF([.$C801:.$AG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6_InvalidViewFocusOperatorMutator</text:p>
          </table:table-cell>
          <table:table-cell office:value-type="float" office:value="16125" calcext:value-type="float">
            <text:p>1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2:.$AG802];&quot;=0&quot;)" office:value-type="float" office:value="31" calcext:value-type="float">
            <text:p>31</text:p>
          </table:table-cell>
          <table:table-cell table:formula="of:=COUNTIF([.$C802:.$AG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7_ViewComponentNotVisibleOperatorMutator</text:p>
          </table:table-cell>
          <table:table-cell office:value-type="float" office:value="17125" calcext:value-type="float">
            <text:p>1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3:.$AG803];&quot;=0&quot;)" office:value-type="float" office:value="31" calcext:value-type="float">
            <text:p>31</text:p>
          </table:table-cell>
          <table:table-cell table:formula="of:=COUNTIF([.$C803:.$AG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8_InvalidViewFocusOperatorMutator</text:p>
          </table:table-cell>
          <table:table-cell office:value-type="float" office:value="18125" calcext:value-type="float">
            <text:p>1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4:.$AG804];&quot;=0&quot;)" office:value-type="float" office:value="31" calcext:value-type="float">
            <text:p>31</text:p>
          </table:table-cell>
          <table:table-cell table:formula="of:=COUNTIF([.$C804:.$AG8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19_ViewComponentNotVisibleOperatorMutator</text:p>
          </table:table-cell>
          <table:table-cell office:value-type="float" office:value="19125" calcext:value-type="float">
            <text:p>1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5:.$AG805];&quot;=0&quot;)" office:value-type="float" office:value="31" calcext:value-type="float">
            <text:p>31</text:p>
          </table:table-cell>
          <table:table-cell table:formula="of:=COUNTIF([.$C805:.$AG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0_InvalidViewFocusOperatorMutator</text:p>
          </table:table-cell>
          <table:table-cell office:value-type="float" office:value="20125" calcext:value-type="float">
            <text:p>2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6:.$AG806];&quot;=0&quot;)" office:value-type="float" office:value="31" calcext:value-type="float">
            <text:p>31</text:p>
          </table:table-cell>
          <table:table-cell table:formula="of:=COUNTIF([.$C806:.$AG8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1_ViewComponentNotVisibleOperatorMutator</text:p>
          </table:table-cell>
          <table:table-cell office:value-type="float" office:value="21125" calcext:value-type="float">
            <text:p>2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7:.$AG807];&quot;=0&quot;)" office:value-type="float" office:value="31" calcext:value-type="float">
            <text:p>31</text:p>
          </table:table-cell>
          <table:table-cell table:formula="of:=COUNTIF([.$C807:.$AG8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2_BuggyGUIListenerOperatorMutator</text:p>
          </table:table-cell>
          <table:table-cell office:value-type="float" office:value="22125" calcext:value-type="float">
            <text:p>2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8:.$AG808];&quot;=0&quot;)" office:value-type="float" office:value="31" calcext:value-type="float">
            <text:p>31</text:p>
          </table:table-cell>
          <table:table-cell table:formula="of:=COUNTIF([.$C808:.$AG8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3_BuggyGUIListenerOperatorMutator</text:p>
          </table:table-cell>
          <table:table-cell office:value-type="float" office:value="23125" calcext:value-type="float">
            <text:p>2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09:.$AG809];&quot;=0&quot;)" office:value-type="float" office:value="31" calcext:value-type="float">
            <text:p>31</text:p>
          </table:table-cell>
          <table:table-cell table:formula="of:=COUNTIF([.$C809:.$AG8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4_BuggyGUIListenerOperatorMutator</text:p>
          </table:table-cell>
          <table:table-cell office:value-type="float" office:value="24125" calcext:value-type="float">
            <text:p>2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0:.$AG810];&quot;=0&quot;)" office:value-type="float" office:value="31" calcext:value-type="float">
            <text:p>31</text:p>
          </table:table-cell>
          <table:table-cell table:formula="of:=COUNTIF([.$C810:.$AG8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5_BuggyGUIListenerOperatorMutator</text:p>
          </table:table-cell>
          <table:table-cell office:value-type="float" office:value="25125" calcext:value-type="float">
            <text:p>2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1:.$AG811];&quot;=0&quot;)" office:value-type="float" office:value="31" calcext:value-type="float">
            <text:p>31</text:p>
          </table:table-cell>
          <table:table-cell table:formula="of:=COUNTIF([.$C811:.$AG8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6_InvalidViewFocusOperatorMutator</text:p>
          </table:table-cell>
          <table:table-cell office:value-type="float" office:value="26125" calcext:value-type="float">
            <text:p>2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2:.$AG812];&quot;=0&quot;)" office:value-type="float" office:value="31" calcext:value-type="float">
            <text:p>31</text:p>
          </table:table-cell>
          <table:table-cell table:formula="of:=COUNTIF([.$C812:.$AG8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7_ViewComponentNotVisibleOperatorMutator</text:p>
          </table:table-cell>
          <table:table-cell office:value-type="float" office:value="27125" calcext:value-type="float">
            <text:p>27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3:.$AG813];&quot;=0&quot;)" office:value-type="float" office:value="31" calcext:value-type="float">
            <text:p>31</text:p>
          </table:table-cell>
          <table:table-cell table:formula="of:=COUNTIF([.$C813:.$AG8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8_BinaryMutator</text:p>
          </table:table-cell>
          <table:table-cell office:value-type="float" office:value="28125" calcext:value-type="float">
            <text:p>28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4:.$AG814];&quot;=0&quot;)" office:value-type="float" office:value="31" calcext:value-type="float">
            <text:p>31</text:p>
          </table:table-cell>
          <table:table-cell table:formula="of:=COUNTIF([.$C814:.$AG8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29_BinaryMutator</text:p>
          </table:table-cell>
          <table:table-cell office:value-type="float" office:value="29125" calcext:value-type="float">
            <text:p>29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5:.$AG815];&quot;=0&quot;)" office:value-type="float" office:value="31" calcext:value-type="float">
            <text:p>31</text:p>
          </table:table-cell>
          <table:table-cell table:formula="of:=COUNTIF([.$C815:.$AG8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0_BuggyGUIListenerOperatorMutator</text:p>
          </table:table-cell>
          <table:table-cell office:value-type="float" office:value="30125" calcext:value-type="float">
            <text:p>30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6:.$AG816];&quot;=0&quot;)" office:value-type="float" office:value="31" calcext:value-type="float">
            <text:p>31</text:p>
          </table:table-cell>
          <table:table-cell table:formula="of:=COUNTIF([.$C816:.$AG8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1_InvalidViewFocusOperatorMutator</text:p>
          </table:table-cell>
          <table:table-cell office:value-type="float" office:value="31125" calcext:value-type="float">
            <text:p>31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7:.$AG817];&quot;=0&quot;)" office:value-type="float" office:value="31" calcext:value-type="float">
            <text:p>31</text:p>
          </table:table-cell>
          <table:table-cell table:formula="of:=COUNTIF([.$C817:.$AG8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2_ViewComponentNotVisibleOperatorMutator</text:p>
          </table:table-cell>
          <table:table-cell office:value-type="float" office:value="32125" calcext:value-type="float">
            <text:p>32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8:.$AG818];&quot;=0&quot;)" office:value-type="float" office:value="31" calcext:value-type="float">
            <text:p>31</text:p>
          </table:table-cell>
          <table:table-cell table:formula="of:=COUNTIF([.$C818:.$AG8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3_BinaryMutator</text:p>
          </table:table-cell>
          <table:table-cell office:value-type="float" office:value="33125" calcext:value-type="float">
            <text:p>33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19:.$AG819];&quot;=0&quot;)" office:value-type="float" office:value="31" calcext:value-type="float">
            <text:p>31</text:p>
          </table:table-cell>
          <table:table-cell table:formula="of:=COUNTIF([.$C819:.$AG8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4_BinaryMutator</text:p>
          </table:table-cell>
          <table:table-cell office:value-type="float" office:value="34125" calcext:value-type="float">
            <text:p>34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0:.$AG820];&quot;=0&quot;)" office:value-type="float" office:value="31" calcext:value-type="float">
            <text:p>31</text:p>
          </table:table-cell>
          <table:table-cell table:formula="of:=COUNTIF([.$C820:.$AG8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5_BinaryMutator</text:p>
          </table:table-cell>
          <table:table-cell office:value-type="float" office:value="35125" calcext:value-type="float">
            <text:p>35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1:.$AG821];&quot;=0&quot;)" office:value-type="float" office:value="31" calcext:value-type="float">
            <text:p>31</text:p>
          </table:table-cell>
          <table:table-cell table:formula="of:=COUNTIF([.$C821:.$AG8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View_36_BinaryMutator</text:p>
          </table:table-cell>
          <table:table-cell office:value-type="float" office:value="36125" calcext:value-type="float">
            <text:p>3612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2:.$AG822];&quot;=0&quot;)" office:value-type="float" office:value="31" calcext:value-type="float">
            <text:p>31</text:p>
          </table:table-cell>
          <table:table-cell table:formula="of:=COUNTIF([.$C822:.$AG8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0_BinaryMutator</text:p>
          </table:table-cell>
          <table:table-cell office:value-type="float" office:value="129" calcext:value-type="float">
            <text:p>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3:.$AG823];&quot;=0&quot;)" office:value-type="float" office:value="31" calcext:value-type="float">
            <text:p>31</text:p>
          </table:table-cell>
          <table:table-cell table:formula="of:=COUNTIF([.$C823:.$AG8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_BinaryMutator</text:p>
          </table:table-cell>
          <table:table-cell office:value-type="float" office:value="1129" calcext:value-type="float">
            <text:p>1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4:.$AG824];&quot;=0&quot;)" office:value-type="float" office:value="31" calcext:value-type="float">
            <text:p>31</text:p>
          </table:table-cell>
          <table:table-cell table:formula="of:=COUNTIF([.$C824:.$AG8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2_BinaryMutator</text:p>
          </table:table-cell>
          <table:table-cell office:value-type="float" office:value="2129" calcext:value-type="float">
            <text:p>2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5:.$AG825];&quot;=0&quot;)" office:value-type="float" office:value="31" calcext:value-type="float">
            <text:p>31</text:p>
          </table:table-cell>
          <table:table-cell table:formula="of:=COUNTIF([.$C825:.$AG8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3_BinaryMutator</text:p>
          </table:table-cell>
          <table:table-cell office:value-type="float" office:value="3129" calcext:value-type="float">
            <text:p>3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6:.$AG826];&quot;=0&quot;)" office:value-type="float" office:value="31" calcext:value-type="float">
            <text:p>31</text:p>
          </table:table-cell>
          <table:table-cell table:formula="of:=COUNTIF([.$C826:.$AG8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4_BinaryMutator</text:p>
          </table:table-cell>
          <table:table-cell office:value-type="float" office:value="4129" calcext:value-type="float">
            <text:p>4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7:.$AG827];&quot;=0&quot;)" office:value-type="float" office:value="31" calcext:value-type="float">
            <text:p>31</text:p>
          </table:table-cell>
          <table:table-cell table:formula="of:=COUNTIF([.$C827:.$AG8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5_BinaryMutator</text:p>
          </table:table-cell>
          <table:table-cell office:value-type="float" office:value="5129" calcext:value-type="float">
            <text:p>5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8:.$AG828];&quot;=0&quot;)" office:value-type="float" office:value="31" calcext:value-type="float">
            <text:p>31</text:p>
          </table:table-cell>
          <table:table-cell table:formula="of:=COUNTIF([.$C828:.$AG8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6_BinaryMutator</text:p>
          </table:table-cell>
          <table:table-cell office:value-type="float" office:value="6129" calcext:value-type="float">
            <text:p>6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29:.$AG829];&quot;=0&quot;)" office:value-type="float" office:value="31" calcext:value-type="float">
            <text:p>31</text:p>
          </table:table-cell>
          <table:table-cell table:formula="of:=COUNTIF([.$C829:.$AG8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7_BinaryMutator</text:p>
          </table:table-cell>
          <table:table-cell office:value-type="float" office:value="7129" calcext:value-type="float">
            <text:p>7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0:.$AG830];&quot;=0&quot;)" office:value-type="float" office:value="31" calcext:value-type="float">
            <text:p>31</text:p>
          </table:table-cell>
          <table:table-cell table:formula="of:=COUNTIF([.$C830:.$AG8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8_BinaryMutator</text:p>
          </table:table-cell>
          <table:table-cell office:value-type="float" office:value="8129" calcext:value-type="float">
            <text:p>8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1:.$AG831];&quot;=0&quot;)" office:value-type="float" office:value="31" calcext:value-type="float">
            <text:p>31</text:p>
          </table:table-cell>
          <table:table-cell table:formula="of:=COUNTIF([.$C831:.$AG8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9_BinaryMutator</text:p>
          </table:table-cell>
          <table:table-cell office:value-type="float" office:value="9129" calcext:value-type="float">
            <text:p>9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2:.$AG832];&quot;=0&quot;)" office:value-type="float" office:value="31" calcext:value-type="float">
            <text:p>31</text:p>
          </table:table-cell>
          <table:table-cell table:formula="of:=COUNTIF([.$C832:.$AG8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0_BinaryMutator</text:p>
          </table:table-cell>
          <table:table-cell office:value-type="float" office:value="10129" calcext:value-type="float">
            <text:p>10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3:.$AG833];&quot;=0&quot;)" office:value-type="float" office:value="31" calcext:value-type="float">
            <text:p>31</text:p>
          </table:table-cell>
          <table:table-cell table:formula="of:=COUNTIF([.$C833:.$AG8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1_BinaryMutator</text:p>
          </table:table-cell>
          <table:table-cell office:value-type="float" office:value="11129" calcext:value-type="float">
            <text:p>11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4:.$AG834];&quot;=0&quot;)" office:value-type="float" office:value="31" calcext:value-type="float">
            <text:p>31</text:p>
          </table:table-cell>
          <table:table-cell table:formula="of:=COUNTIF([.$C834:.$AG8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2_BinaryMutator</text:p>
          </table:table-cell>
          <table:table-cell office:value-type="float" office:value="12129" calcext:value-type="float">
            <text:p>12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5:.$AG835];&quot;=0&quot;)" office:value-type="float" office:value="31" calcext:value-type="float">
            <text:p>31</text:p>
          </table:table-cell>
          <table:table-cell table:formula="of:=COUNTIF([.$C835:.$AG8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3_BinaryMutator</text:p>
          </table:table-cell>
          <table:table-cell office:value-type="float" office:value="13129" calcext:value-type="float">
            <text:p>13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6:.$AG836];&quot;=0&quot;)" office:value-type="float" office:value="31" calcext:value-type="float">
            <text:p>31</text:p>
          </table:table-cell>
          <table:table-cell table:formula="of:=COUNTIF([.$C836:.$AG8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4_BinaryMutator</text:p>
          </table:table-cell>
          <table:table-cell office:value-type="float" office:value="14129" calcext:value-type="float">
            <text:p>14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7:.$AG837];&quot;=0&quot;)" office:value-type="float" office:value="31" calcext:value-type="float">
            <text:p>31</text:p>
          </table:table-cell>
          <table:table-cell table:formula="of:=COUNTIF([.$C837:.$AG8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5_BinaryMutator</text:p>
          </table:table-cell>
          <table:table-cell office:value-type="float" office:value="15129" calcext:value-type="float">
            <text:p>15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8:.$AG838];&quot;=0&quot;)" office:value-type="float" office:value="31" calcext:value-type="float">
            <text:p>31</text:p>
          </table:table-cell>
          <table:table-cell table:formula="of:=COUNTIF([.$C838:.$AG8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6_BinaryMutator</text:p>
          </table:table-cell>
          <table:table-cell office:value-type="float" office:value="16129" calcext:value-type="float">
            <text:p>16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39:.$AG839];&quot;=0&quot;)" office:value-type="float" office:value="31" calcext:value-type="float">
            <text:p>31</text:p>
          </table:table-cell>
          <table:table-cell table:formula="of:=COUNTIF([.$C839:.$AG8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7_BinaryMutator</text:p>
          </table:table-cell>
          <table:table-cell office:value-type="float" office:value="17129" calcext:value-type="float">
            <text:p>17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0:.$AG840];&quot;=0&quot;)" office:value-type="float" office:value="31" calcext:value-type="float">
            <text:p>31</text:p>
          </table:table-cell>
          <table:table-cell table:formula="of:=COUNTIF([.$C840:.$AG8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8_BinaryMutator</text:p>
          </table:table-cell>
          <table:table-cell office:value-type="float" office:value="18129" calcext:value-type="float">
            <text:p>18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1:.$AG841];&quot;=0&quot;)" office:value-type="float" office:value="31" calcext:value-type="float">
            <text:p>31</text:p>
          </table:table-cell>
          <table:table-cell table:formula="of:=COUNTIF([.$C841:.$AG8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19_BinaryMutator</text:p>
          </table:table-cell>
          <table:table-cell office:value-type="float" office:value="19129" calcext:value-type="float">
            <text:p>19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2:.$AG842];&quot;=0&quot;)" office:value-type="float" office:value="31" calcext:value-type="float">
            <text:p>31</text:p>
          </table:table-cell>
          <table:table-cell table:formula="of:=COUNTIF([.$C842:.$AG8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rColorsView_20_BinaryMutator</text:p>
          </table:table-cell>
          <table:table-cell office:value-type="float" office:value="20129" calcext:value-type="float">
            <text:p>2012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3:.$AG843];&quot;=0&quot;)" office:value-type="float" office:value="31" calcext:value-type="float">
            <text:p>31</text:p>
          </table:table-cell>
          <table:table-cell table:formula="of:=COUNTIF([.$C843:.$AG8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leGradientDrawable_0_BinaryMutator</text:p>
          </table:table-cell>
          <table:table-cell office:value-type="float" office:value="130" calcext:value-type="float">
            <text:p>130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4:.$AG844];&quot;=0&quot;)" office:value-type="float" office:value="31" calcext:value-type="float">
            <text:p>31</text:p>
          </table:table-cell>
          <table:table-cell table:formula="of:=COUNTIF([.$C844:.$AG8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0_BinaryMutator</text:p>
          </table:table-cell>
          <table:table-cell office:value-type="float" office:value="131" calcext:value-type="float">
            <text:p>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5:.$AG845];&quot;=0&quot;)" office:value-type="float" office:value="31" calcext:value-type="float">
            <text:p>31</text:p>
          </table:table-cell>
          <table:table-cell table:formula="of:=COUNTIF([.$C845:.$AG8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1_BinaryMutator</text:p>
          </table:table-cell>
          <table:table-cell office:value-type="float" office:value="1131" calcext:value-type="float">
            <text:p>1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6:.$AG846];&quot;=0&quot;)" office:value-type="float" office:value="31" calcext:value-type="float">
            <text:p>31</text:p>
          </table:table-cell>
          <table:table-cell table:formula="of:=COUNTIF([.$C846:.$AG8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2_BinaryMutator</text:p>
          </table:table-cell>
          <table:table-cell office:value-type="float" office:value="2131" calcext:value-type="float">
            <text:p>2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7:.$AG847];&quot;=0&quot;)" office:value-type="float" office:value="31" calcext:value-type="float">
            <text:p>31</text:p>
          </table:table-cell>
          <table:table-cell table:formula="of:=COUNTIF([.$C847:.$AG8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3_BinaryMutator</text:p>
          </table:table-cell>
          <table:table-cell office:value-type="float" office:value="3131" calcext:value-type="float">
            <text:p>3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8:.$AG848];&quot;=0&quot;)" office:value-type="float" office:value="31" calcext:value-type="float">
            <text:p>31</text:p>
          </table:table-cell>
          <table:table-cell table:formula="of:=COUNTIF([.$C848:.$AG8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4_BinaryMutator</text:p>
          </table:table-cell>
          <table:table-cell office:value-type="float" office:value="4131" calcext:value-type="float">
            <text:p>4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49:.$AG849];&quot;=0&quot;)" office:value-type="float" office:value="31" calcext:value-type="float">
            <text:p>31</text:p>
          </table:table-cell>
          <table:table-cell table:formula="of:=COUNTIF([.$C849:.$AG8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5_BinaryMutator</text:p>
          </table:table-cell>
          <table:table-cell office:value-type="float" office:value="5131" calcext:value-type="float">
            <text:p>5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0:.$AG850];&quot;=0&quot;)" office:value-type="float" office:value="31" calcext:value-type="float">
            <text:p>31</text:p>
          </table:table-cell>
          <table:table-cell table:formula="of:=COUNTIF([.$C850:.$AG8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6_BinaryMutator</text:p>
          </table:table-cell>
          <table:table-cell office:value-type="float" office:value="6131" calcext:value-type="float">
            <text:p>6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1:.$AG851];&quot;=0&quot;)" office:value-type="float" office:value="31" calcext:value-type="float">
            <text:p>31</text:p>
          </table:table-cell>
          <table:table-cell table:formula="of:=COUNTIF([.$C851:.$AG8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7_BinaryMutator</text:p>
          </table:table-cell>
          <table:table-cell office:value-type="float" office:value="7131" calcext:value-type="float">
            <text:p>7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2:.$AG852];&quot;=0&quot;)" office:value-type="float" office:value="31" calcext:value-type="float">
            <text:p>31</text:p>
          </table:table-cell>
          <table:table-cell table:formula="of:=COUNTIF([.$C852:.$AG8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ItemDecoration_8_BinaryMutator</text:p>
          </table:table-cell>
          <table:table-cell office:value-type="float" office:value="8131" calcext:value-type="float">
            <text:p>813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3:.$AG853];&quot;=0&quot;)" office:value-type="float" office:value="31" calcext:value-type="float">
            <text:p>31</text:p>
          </table:table-cell>
          <table:table-cell table:formula="of:=COUNTIF([.$C853:.$AG8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0_BinaryMutator</text:p>
          </table:table-cell>
          <table:table-cell office:value-type="float" office:value="133" calcext:value-type="float">
            <text:p>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4:.$AG854];&quot;=0&quot;)" office:value-type="float" office:value="31" calcext:value-type="float">
            <text:p>31</text:p>
          </table:table-cell>
          <table:table-cell table:formula="of:=COUNTIF([.$C854:.$AG8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1_BinaryMutator</text:p>
          </table:table-cell>
          <table:table-cell office:value-type="float" office:value="1133" calcext:value-type="float">
            <text:p>1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5:.$AG855];&quot;=0&quot;)" office:value-type="float" office:value="31" calcext:value-type="float">
            <text:p>31</text:p>
          </table:table-cell>
          <table:table-cell table:formula="of:=COUNTIF([.$C855:.$AG8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2_BinaryMutator</text:p>
          </table:table-cell>
          <table:table-cell office:value-type="float" office:value="2133" calcext:value-type="float">
            <text:p>2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6:.$AG856];&quot;=0&quot;)" office:value-type="float" office:value="31" calcext:value-type="float">
            <text:p>31</text:p>
          </table:table-cell>
          <table:table-cell table:formula="of:=COUNTIF([.$C856:.$AG8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ZoomFocusChange_3_BinaryMutator</text:p>
          </table:table-cell>
          <table:table-cell office:value-type="float" office:value="3133" calcext:value-type="float">
            <text:p>313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7:.$AG857];&quot;=0&quot;)" office:value-type="float" office:value="31" calcext:value-type="float">
            <text:p>31</text:p>
          </table:table-cell>
          <table:table-cell table:formula="of:=COUNTIF([.$C857:.$AG8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0_BinaryMutator</text:p>
          </table:table-cell>
          <table:table-cell office:value-type="float" office:value="134" calcext:value-type="float">
            <text:p>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8:.$AG858];&quot;=0&quot;)" office:value-type="float" office:value="31" calcext:value-type="float">
            <text:p>31</text:p>
          </table:table-cell>
          <table:table-cell table:formula="of:=COUNTIF([.$C858:.$AG8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1_BinaryMutator</text:p>
          </table:table-cell>
          <table:table-cell office:value-type="float" office:value="1134" calcext:value-type="float">
            <text:p>1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59:.$AG859];&quot;=0&quot;)" office:value-type="float" office:value="31" calcext:value-type="float">
            <text:p>31</text:p>
          </table:table-cell>
          <table:table-cell table:formula="of:=COUNTIF([.$C859:.$AG8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2_BinaryMutator</text:p>
          </table:table-cell>
          <table:table-cell office:value-type="float" office:value="2134" calcext:value-type="float">
            <text:p>2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0:.$AG860];&quot;=0&quot;)" office:value-type="float" office:value="31" calcext:value-type="float">
            <text:p>31</text:p>
          </table:table-cell>
          <table:table-cell table:formula="of:=COUNTIF([.$C860:.$AG8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3_BinaryMutator</text:p>
          </table:table-cell>
          <table:table-cell office:value-type="float" office:value="3134" calcext:value-type="float">
            <text:p>3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1:.$AG861];&quot;=0&quot;)" office:value-type="float" office:value="31" calcext:value-type="float">
            <text:p>31</text:p>
          </table:table-cell>
          <table:table-cell table:formula="of:=COUNTIF([.$C861:.$AG8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4_BinaryMutator</text:p>
          </table:table-cell>
          <table:table-cell office:value-type="float" office:value="4134" calcext:value-type="float">
            <text:p>4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2:.$AG862];&quot;=0&quot;)" office:value-type="float" office:value="31" calcext:value-type="float">
            <text:p>31</text:p>
          </table:table-cell>
          <table:table-cell table:formula="of:=COUNTIF([.$C862:.$AG8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ableCircleView_5_BinaryMutator</text:p>
          </table:table-cell>
          <table:table-cell office:value-type="float" office:value="5134" calcext:value-type="float">
            <text:p>513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3:.$AG863];&quot;=0&quot;)" office:value-type="float" office:value="31" calcext:value-type="float">
            <text:p>31</text:p>
          </table:table-cell>
          <table:table-cell table:formula="of:=COUNTIF([.$C863:.$AG8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0_BinaryMutator</text:p>
          </table:table-cell>
          <table:table-cell office:value-type="float" office:value="136" calcext:value-type="float">
            <text:p>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4:.$AG864];&quot;=0&quot;)" office:value-type="float" office:value="31" calcext:value-type="float">
            <text:p>31</text:p>
          </table:table-cell>
          <table:table-cell table:formula="of:=COUNTIF([.$C864:.$AG8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_BinaryMutator</text:p>
          </table:table-cell>
          <table:table-cell office:value-type="float" office:value="1136" calcext:value-type="float">
            <text:p>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5:.$AG865];&quot;=0&quot;)" office:value-type="float" office:value="31" calcext:value-type="float">
            <text:p>31</text:p>
          </table:table-cell>
          <table:table-cell table:formula="of:=COUNTIF([.$C865:.$AG8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_BinaryMutator</text:p>
          </table:table-cell>
          <table:table-cell office:value-type="float" office:value="2136" calcext:value-type="float">
            <text:p>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6:.$AG866];&quot;=0&quot;)" office:value-type="float" office:value="31" calcext:value-type="float">
            <text:p>31</text:p>
          </table:table-cell>
          <table:table-cell table:formula="of:=COUNTIF([.$C866:.$AG8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3_BinaryMutator</text:p>
          </table:table-cell>
          <table:table-cell office:value-type="float" office:value="3136" calcext:value-type="float">
            <text:p>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7:.$AG867];&quot;=0&quot;)" office:value-type="float" office:value="31" calcext:value-type="float">
            <text:p>31</text:p>
          </table:table-cell>
          <table:table-cell table:formula="of:=COUNTIF([.$C867:.$AG8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4_BinaryMutator</text:p>
          </table:table-cell>
          <table:table-cell office:value-type="float" office:value="4136" calcext:value-type="float">
            <text:p>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8:.$AG868];&quot;=0&quot;)" office:value-type="float" office:value="31" calcext:value-type="float">
            <text:p>31</text:p>
          </table:table-cell>
          <table:table-cell table:formula="of:=COUNTIF([.$C868:.$AG8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5_BinaryMutator</text:p>
          </table:table-cell>
          <table:table-cell office:value-type="float" office:value="5136" calcext:value-type="float">
            <text:p>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69:.$AG869];&quot;=0&quot;)" office:value-type="float" office:value="31" calcext:value-type="float">
            <text:p>31</text:p>
          </table:table-cell>
          <table:table-cell table:formula="of:=COUNTIF([.$C869:.$AG8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6_BinaryMutator</text:p>
          </table:table-cell>
          <table:table-cell office:value-type="float" office:value="6136" calcext:value-type="float">
            <text:p>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0:.$AG870];&quot;=0&quot;)" office:value-type="float" office:value="31" calcext:value-type="float">
            <text:p>31</text:p>
          </table:table-cell>
          <table:table-cell table:formula="of:=COUNTIF([.$C870:.$AG8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7_BinaryMutator</text:p>
          </table:table-cell>
          <table:table-cell office:value-type="float" office:value="7136" calcext:value-type="float">
            <text:p>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1:.$AG871];&quot;=0&quot;)" office:value-type="float" office:value="31" calcext:value-type="float">
            <text:p>31</text:p>
          </table:table-cell>
          <table:table-cell table:formula="of:=COUNTIF([.$C871:.$AG8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8_BinaryMutator</text:p>
          </table:table-cell>
          <table:table-cell office:value-type="float" office:value="8136" calcext:value-type="float">
            <text:p>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2:.$AG872];&quot;=0&quot;)" office:value-type="float" office:value="31" calcext:value-type="float">
            <text:p>31</text:p>
          </table:table-cell>
          <table:table-cell table:formula="of:=COUNTIF([.$C872:.$AG8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9_FindViewByIdReturnsNullOperatorMutator</text:p>
          </table:table-cell>
          <table:table-cell office:value-type="float" office:value="9136" calcext:value-type="float">
            <text:p>9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3:.$AG873];&quot;=0&quot;)" office:value-type="float" office:value="31" calcext:value-type="float">
            <text:p>31</text:p>
          </table:table-cell>
          <table:table-cell table:formula="of:=COUNTIF([.$C873:.$AG8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0_InvalidIDFindViewOperatorMutator</text:p>
          </table:table-cell>
          <table:table-cell office:value-type="float" office:value="10136" calcext:value-type="float">
            <text:p>10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4:.$AG874];&quot;=0&quot;)" office:value-type="float" office:value="31" calcext:value-type="float">
            <text:p>31</text:p>
          </table:table-cell>
          <table:table-cell table:formula="of:=COUNTIF([.$C874:.$AG8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1_InvalidViewFocusOperatorMutator</text:p>
          </table:table-cell>
          <table:table-cell office:value-type="float" office:value="11136" calcext:value-type="float">
            <text:p>1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5:.$AG875];&quot;=0&quot;)" office:value-type="float" office:value="31" calcext:value-type="float">
            <text:p>31</text:p>
          </table:table-cell>
          <table:table-cell table:formula="of:=COUNTIF([.$C875:.$AG8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2_ViewComponentNotVisibleOperatorMutator</text:p>
          </table:table-cell>
          <table:table-cell office:value-type="float" office:value="12136" calcext:value-type="float">
            <text:p>1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6:.$AG876];&quot;=0&quot;)" office:value-type="float" office:value="31" calcext:value-type="float">
            <text:p>31</text:p>
          </table:table-cell>
          <table:table-cell table:formula="of:=COUNTIF([.$C876:.$AG8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3_FindViewByIdReturnsNullOperatorMutator</text:p>
          </table:table-cell>
          <table:table-cell office:value-type="float" office:value="13136" calcext:value-type="float">
            <text:p>1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7:.$AG877];&quot;=0&quot;)" office:value-type="float" office:value="31" calcext:value-type="float">
            <text:p>31</text:p>
          </table:table-cell>
          <table:table-cell table:formula="of:=COUNTIF([.$C877:.$AG8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4_InvalidIDFindViewOperatorMutator</text:p>
          </table:table-cell>
          <table:table-cell office:value-type="float" office:value="14136" calcext:value-type="float">
            <text:p>1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8:.$AG878];&quot;=0&quot;)" office:value-type="float" office:value="31" calcext:value-type="float">
            <text:p>31</text:p>
          </table:table-cell>
          <table:table-cell table:formula="of:=COUNTIF([.$C878:.$AG8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5_InvalidViewFocusOperatorMutator</text:p>
          </table:table-cell>
          <table:table-cell office:value-type="float" office:value="15136" calcext:value-type="float">
            <text:p>1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79:.$AG879];&quot;=0&quot;)" office:value-type="float" office:value="31" calcext:value-type="float">
            <text:p>31</text:p>
          </table:table-cell>
          <table:table-cell table:formula="of:=COUNTIF([.$C879:.$AG8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6_ViewComponentNotVisibleOperatorMutator</text:p>
          </table:table-cell>
          <table:table-cell office:value-type="float" office:value="16136" calcext:value-type="float">
            <text:p>1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0:.$AG880];&quot;=0&quot;)" office:value-type="float" office:value="31" calcext:value-type="float">
            <text:p>31</text:p>
          </table:table-cell>
          <table:table-cell table:formula="of:=COUNTIF([.$C880:.$AG8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7_BinaryMutator</text:p>
          </table:table-cell>
          <table:table-cell office:value-type="float" office:value="17136" calcext:value-type="float">
            <text:p>1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1:.$AG881];&quot;=0&quot;)" office:value-type="float" office:value="31" calcext:value-type="float">
            <text:p>31</text:p>
          </table:table-cell>
          <table:table-cell table:formula="of:=COUNTIF([.$C881:.$AG8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8_BinaryMutator</text:p>
          </table:table-cell>
          <table:table-cell office:value-type="float" office:value="18136" calcext:value-type="float">
            <text:p>1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2:.$AG882];&quot;=0&quot;)" office:value-type="float" office:value="31" calcext:value-type="float">
            <text:p>31</text:p>
          </table:table-cell>
          <table:table-cell table:formula="of:=COUNTIF([.$C882:.$AG8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19_BinaryMutator</text:p>
          </table:table-cell>
          <table:table-cell office:value-type="float" office:value="19136" calcext:value-type="float">
            <text:p>19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3:.$AG883];&quot;=0&quot;)" office:value-type="float" office:value="31" calcext:value-type="float">
            <text:p>31</text:p>
          </table:table-cell>
          <table:table-cell table:formula="of:=COUNTIF([.$C883:.$AG8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0_BinaryMutator</text:p>
          </table:table-cell>
          <table:table-cell office:value-type="float" office:value="20136" calcext:value-type="float">
            <text:p>20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4:.$AG884];&quot;=0&quot;)" office:value-type="float" office:value="31" calcext:value-type="float">
            <text:p>31</text:p>
          </table:table-cell>
          <table:table-cell table:formula="of:=COUNTIF([.$C884:.$AG8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1_BinaryMutator</text:p>
          </table:table-cell>
          <table:table-cell office:value-type="float" office:value="21136" calcext:value-type="float">
            <text:p>21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5:.$AG885];&quot;=0&quot;)" office:value-type="float" office:value="31" calcext:value-type="float">
            <text:p>31</text:p>
          </table:table-cell>
          <table:table-cell table:formula="of:=COUNTIF([.$C885:.$AG8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2_BinaryMutator</text:p>
          </table:table-cell>
          <table:table-cell office:value-type="float" office:value="22136" calcext:value-type="float">
            <text:p>22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6:.$AG886];&quot;=0&quot;)" office:value-type="float" office:value="31" calcext:value-type="float">
            <text:p>31</text:p>
          </table:table-cell>
          <table:table-cell table:formula="of:=COUNTIF([.$C886:.$AG8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3_BinaryMutator</text:p>
          </table:table-cell>
          <table:table-cell office:value-type="float" office:value="23136" calcext:value-type="float">
            <text:p>23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7:.$AG887];&quot;=0&quot;)" office:value-type="float" office:value="31" calcext:value-type="float">
            <text:p>31</text:p>
          </table:table-cell>
          <table:table-cell table:formula="of:=COUNTIF([.$C887:.$AG8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4_BinaryMutator</text:p>
          </table:table-cell>
          <table:table-cell office:value-type="float" office:value="24136" calcext:value-type="float">
            <text:p>24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8:.$AG888];&quot;=0&quot;)" office:value-type="float" office:value="31" calcext:value-type="float">
            <text:p>31</text:p>
          </table:table-cell>
          <table:table-cell table:formula="of:=COUNTIF([.$C888:.$AG8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5_BinaryMutator</text:p>
          </table:table-cell>
          <table:table-cell office:value-type="float" office:value="25136" calcext:value-type="float">
            <text:p>25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89:.$AG889];&quot;=0&quot;)" office:value-type="float" office:value="31" calcext:value-type="float">
            <text:p>31</text:p>
          </table:table-cell>
          <table:table-cell table:formula="of:=COUNTIF([.$C889:.$AG8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6_BinaryMutator</text:p>
          </table:table-cell>
          <table:table-cell office:value-type="float" office:value="26136" calcext:value-type="float">
            <text:p>26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0:.$AG890];&quot;=0&quot;)" office:value-type="float" office:value="31" calcext:value-type="float">
            <text:p>31</text:p>
          </table:table-cell>
          <table:table-cell table:formula="of:=COUNTIF([.$C890:.$AG8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7_BinaryMutator</text:p>
          </table:table-cell>
          <table:table-cell office:value-type="float" office:value="27136" calcext:value-type="float">
            <text:p>27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1:.$AG891];&quot;=0&quot;)" office:value-type="float" office:value="31" calcext:value-type="float">
            <text:p>31</text:p>
          </table:table-cell>
          <table:table-cell table:formula="of:=COUNTIF([.$C891:.$AG8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Scroller_28_BinaryMutator</text:p>
          </table:table-cell>
          <table:table-cell office:value-type="float" office:value="28136" calcext:value-type="float">
            <text:p>2813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2:.$AG892];&quot;=0&quot;)" office:value-type="float" office:value="31" calcext:value-type="float">
            <text:p>31</text:p>
          </table:table-cell>
          <table:table-cell table:formula="of:=COUNTIF([.$C892:.$AG8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0_BinaryMutator</text:p>
          </table:table-cell>
          <table:table-cell office:value-type="float" office:value="137" calcext:value-type="float">
            <text:p>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3:.$AG893];&quot;=0&quot;)" office:value-type="float" office:value="31" calcext:value-type="float">
            <text:p>31</text:p>
          </table:table-cell>
          <table:table-cell table:formula="of:=COUNTIF([.$C893:.$AG8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_BinaryMutator</text:p>
          </table:table-cell>
          <table:table-cell office:value-type="float" office:value="1137" calcext:value-type="float">
            <text:p>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4:.$AG894];&quot;=0&quot;)" office:value-type="float" office:value="31" calcext:value-type="float">
            <text:p>31</text:p>
          </table:table-cell>
          <table:table-cell table:formula="of:=COUNTIF([.$C894:.$AG8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_BinaryMutator</text:p>
          </table:table-cell>
          <table:table-cell office:value-type="float" office:value="2137" calcext:value-type="float">
            <text:p>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5:.$AG895];&quot;=0&quot;)" office:value-type="float" office:value="31" calcext:value-type="float">
            <text:p>31</text:p>
          </table:table-cell>
          <table:table-cell table:formula="of:=COUNTIF([.$C895:.$AG8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3_BinaryMutator</text:p>
          </table:table-cell>
          <table:table-cell office:value-type="float" office:value="3137" calcext:value-type="float">
            <text:p>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6:.$AG896];&quot;=0&quot;)" office:value-type="float" office:value="31" calcext:value-type="float">
            <text:p>31</text:p>
          </table:table-cell>
          <table:table-cell table:formula="of:=COUNTIF([.$C896:.$AG8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4_BinaryMutator</text:p>
          </table:table-cell>
          <table:table-cell office:value-type="float" office:value="4137" calcext:value-type="float">
            <text:p>4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7:.$AG897];&quot;=0&quot;)" office:value-type="float" office:value="31" calcext:value-type="float">
            <text:p>31</text:p>
          </table:table-cell>
          <table:table-cell table:formula="of:=COUNTIF([.$C897:.$AG8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5_BinaryMutator</text:p>
          </table:table-cell>
          <table:table-cell office:value-type="float" office:value="5137" calcext:value-type="float">
            <text:p>5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8:.$AG898];&quot;=0&quot;)" office:value-type="float" office:value="31" calcext:value-type="float">
            <text:p>31</text:p>
          </table:table-cell>
          <table:table-cell table:formula="of:=COUNTIF([.$C898:.$AG8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6_BinaryMutator</text:p>
          </table:table-cell>
          <table:table-cell office:value-type="float" office:value="6137" calcext:value-type="float">
            <text:p>6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899:.$AG899];&quot;=0&quot;)" office:value-type="float" office:value="31" calcext:value-type="float">
            <text:p>31</text:p>
          </table:table-cell>
          <table:table-cell table:formula="of:=COUNTIF([.$C899:.$AG8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7_BinaryMutator</text:p>
          </table:table-cell>
          <table:table-cell office:value-type="float" office:value="7137" calcext:value-type="float">
            <text:p>7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0:.$AG900];&quot;=0&quot;)" office:value-type="float" office:value="31" calcext:value-type="float">
            <text:p>31</text:p>
          </table:table-cell>
          <table:table-cell table:formula="of:=COUNTIF([.$C900:.$AG9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8_BinaryMutator</text:p>
          </table:table-cell>
          <table:table-cell office:value-type="float" office:value="8137" calcext:value-type="float">
            <text:p>8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1:.$AG901];&quot;=0&quot;)" office:value-type="float" office:value="31" calcext:value-type="float">
            <text:p>31</text:p>
          </table:table-cell>
          <table:table-cell table:formula="of:=COUNTIF([.$C901:.$AG9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9_BinaryMutator</text:p>
          </table:table-cell>
          <table:table-cell office:value-type="float" office:value="9137" calcext:value-type="float">
            <text:p>9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2:.$AG902];&quot;=0&quot;)" office:value-type="float" office:value="31" calcext:value-type="float">
            <text:p>31</text:p>
          </table:table-cell>
          <table:table-cell table:formula="of:=COUNTIF([.$C902:.$AG9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0_BinaryMutator</text:p>
          </table:table-cell>
          <table:table-cell office:value-type="float" office:value="10137" calcext:value-type="float">
            <text:p>10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3:.$AG903];&quot;=0&quot;)" office:value-type="float" office:value="31" calcext:value-type="float">
            <text:p>31</text:p>
          </table:table-cell>
          <table:table-cell table:formula="of:=COUNTIF([.$C903:.$AG9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1_BinaryMutator</text:p>
          </table:table-cell>
          <table:table-cell office:value-type="float" office:value="11137" calcext:value-type="float">
            <text:p>1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4:.$AG904];&quot;=0&quot;)" office:value-type="float" office:value="31" calcext:value-type="float">
            <text:p>31</text:p>
          </table:table-cell>
          <table:table-cell table:formula="of:=COUNTIF([.$C904:.$AG9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2_BinaryMutator</text:p>
          </table:table-cell>
          <table:table-cell office:value-type="float" office:value="12137" calcext:value-type="float">
            <text:p>1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5:.$AG905];&quot;=0&quot;)" office:value-type="float" office:value="31" calcext:value-type="float">
            <text:p>31</text:p>
          </table:table-cell>
          <table:table-cell table:formula="of:=COUNTIF([.$C905:.$AG9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3_BinaryMutator</text:p>
          </table:table-cell>
          <table:table-cell office:value-type="float" office:value="13137" calcext:value-type="float">
            <text:p>1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6:.$AG906];&quot;=0&quot;)" office:value-type="float" office:value="31" calcext:value-type="float">
            <text:p>31</text:p>
          </table:table-cell>
          <table:table-cell table:formula="of:=COUNTIF([.$C906:.$AG9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4_BinaryMutator</text:p>
          </table:table-cell>
          <table:table-cell office:value-type="float" office:value="14137" calcext:value-type="float">
            <text:p>14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7:.$AG907];&quot;=0&quot;)" office:value-type="float" office:value="31" calcext:value-type="float">
            <text:p>31</text:p>
          </table:table-cell>
          <table:table-cell table:formula="of:=COUNTIF([.$C907:.$AG9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5_BinaryMutator</text:p>
          </table:table-cell>
          <table:table-cell office:value-type="float" office:value="15137" calcext:value-type="float">
            <text:p>15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8:.$AG908];&quot;=0&quot;)" office:value-type="float" office:value="31" calcext:value-type="float">
            <text:p>31</text:p>
          </table:table-cell>
          <table:table-cell table:formula="of:=COUNTIF([.$C908:.$AG9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6_BinaryMutator</text:p>
          </table:table-cell>
          <table:table-cell office:value-type="float" office:value="16137" calcext:value-type="float">
            <text:p>16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09:.$AG909];&quot;=0&quot;)" office:value-type="float" office:value="31" calcext:value-type="float">
            <text:p>31</text:p>
          </table:table-cell>
          <table:table-cell table:formula="of:=COUNTIF([.$C909:.$AG9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7_BinaryMutator</text:p>
          </table:table-cell>
          <table:table-cell office:value-type="float" office:value="17137" calcext:value-type="float">
            <text:p>17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0:.$AG910];&quot;=0&quot;)" office:value-type="float" office:value="31" calcext:value-type="float">
            <text:p>31</text:p>
          </table:table-cell>
          <table:table-cell table:formula="of:=COUNTIF([.$C910:.$AG9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8_BinaryMutator</text:p>
          </table:table-cell>
          <table:table-cell office:value-type="float" office:value="18137" calcext:value-type="float">
            <text:p>18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1:.$AG911];&quot;=0&quot;)" office:value-type="float" office:value="31" calcext:value-type="float">
            <text:p>31</text:p>
          </table:table-cell>
          <table:table-cell table:formula="of:=COUNTIF([.$C911:.$AG9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19_BinaryMutator</text:p>
          </table:table-cell>
          <table:table-cell office:value-type="float" office:value="19137" calcext:value-type="float">
            <text:p>19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2:.$AG912];&quot;=0&quot;)" office:value-type="float" office:value="31" calcext:value-type="float">
            <text:p>31</text:p>
          </table:table-cell>
          <table:table-cell table:formula="of:=COUNTIF([.$C912:.$AG9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0_BinaryMutator</text:p>
          </table:table-cell>
          <table:table-cell office:value-type="float" office:value="20137" calcext:value-type="float">
            <text:p>20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3:.$AG913];&quot;=0&quot;)" office:value-type="float" office:value="31" calcext:value-type="float">
            <text:p>31</text:p>
          </table:table-cell>
          <table:table-cell table:formula="of:=COUNTIF([.$C913:.$AG9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1_BinaryMutator</text:p>
          </table:table-cell>
          <table:table-cell office:value-type="float" office:value="21137" calcext:value-type="float">
            <text:p>21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4:.$AG914];&quot;=0&quot;)" office:value-type="float" office:value="31" calcext:value-type="float">
            <text:p>31</text:p>
          </table:table-cell>
          <table:table-cell table:formula="of:=COUNTIF([.$C914:.$AG9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2_BinaryMutator</text:p>
          </table:table-cell>
          <table:table-cell office:value-type="float" office:value="22137" calcext:value-type="float">
            <text:p>22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5:.$AG915];&quot;=0&quot;)" office:value-type="float" office:value="31" calcext:value-type="float">
            <text:p>31</text:p>
          </table:table-cell>
          <table:table-cell table:formula="of:=COUNTIF([.$C915:.$AG9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LinearSmoothScroller_23_BinaryMutator</text:p>
          </table:table-cell>
          <table:table-cell office:value-type="float" office:value="23137" calcext:value-type="float">
            <text:p>23137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6:.$AG916];&quot;=0&quot;)" office:value-type="float" office:value="31" calcext:value-type="float">
            <text:p>31</text:p>
          </table:table-cell>
          <table:table-cell table:formula="of:=COUNTIF([.$C916:.$AG9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0_BinaryMutator</text:p>
          </table:table-cell>
          <table:table-cell office:value-type="float" office:value="138" calcext:value-type="float">
            <text:p>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7:.$AG917];&quot;=0&quot;)" office:value-type="float" office:value="31" calcext:value-type="float">
            <text:p>31</text:p>
          </table:table-cell>
          <table:table-cell table:formula="of:=COUNTIF([.$C917:.$AG9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_BinaryMutator</text:p>
          </table:table-cell>
          <table:table-cell office:value-type="float" office:value="1138" calcext:value-type="float">
            <text:p>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8:.$AG918];&quot;=0&quot;)" office:value-type="float" office:value="31" calcext:value-type="float">
            <text:p>31</text:p>
          </table:table-cell>
          <table:table-cell table:formula="of:=COUNTIF([.$C918:.$AG9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_BinaryMutator</text:p>
          </table:table-cell>
          <table:table-cell office:value-type="float" office:value="2138" calcext:value-type="float">
            <text:p>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19:.$AG919];&quot;=0&quot;)" office:value-type="float" office:value="31" calcext:value-type="float">
            <text:p>31</text:p>
          </table:table-cell>
          <table:table-cell table:formula="of:=COUNTIF([.$C919:.$AG9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_BinaryMutator</text:p>
          </table:table-cell>
          <table:table-cell office:value-type="float" office:value="3138" calcext:value-type="float">
            <text:p>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0:.$AG920];&quot;=0&quot;)" office:value-type="float" office:value="31" calcext:value-type="float">
            <text:p>31</text:p>
          </table:table-cell>
          <table:table-cell table:formula="of:=COUNTIF([.$C920:.$AG9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_BinaryMutator</text:p>
          </table:table-cell>
          <table:table-cell office:value-type="float" office:value="4138" calcext:value-type="float">
            <text:p>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1:.$AG921];&quot;=0&quot;)" office:value-type="float" office:value="31" calcext:value-type="float">
            <text:p>31</text:p>
          </table:table-cell>
          <table:table-cell table:formula="of:=COUNTIF([.$C921:.$AG9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_BinaryMutator</text:p>
          </table:table-cell>
          <table:table-cell office:value-type="float" office:value="5138" calcext:value-type="float">
            <text:p>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2:.$AG922];&quot;=0&quot;)" office:value-type="float" office:value="31" calcext:value-type="float">
            <text:p>31</text:p>
          </table:table-cell>
          <table:table-cell table:formula="of:=COUNTIF([.$C922:.$AG9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_BinaryMutator</text:p>
          </table:table-cell>
          <table:table-cell office:value-type="float" office:value="6138" calcext:value-type="float">
            <text:p>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3:.$AG923];&quot;=0&quot;)" office:value-type="float" office:value="31" calcext:value-type="float">
            <text:p>31</text:p>
          </table:table-cell>
          <table:table-cell table:formula="of:=COUNTIF([.$C923:.$AG9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_BinaryMutator</text:p>
          </table:table-cell>
          <table:table-cell office:value-type="float" office:value="7138" calcext:value-type="float">
            <text:p>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4:.$AG924];&quot;=0&quot;)" office:value-type="float" office:value="31" calcext:value-type="float">
            <text:p>31</text:p>
          </table:table-cell>
          <table:table-cell table:formula="of:=COUNTIF([.$C924:.$AG9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_BinaryMutator</text:p>
          </table:table-cell>
          <table:table-cell office:value-type="float" office:value="8138" calcext:value-type="float">
            <text:p>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5:.$AG925];&quot;=0&quot;)" office:value-type="float" office:value="31" calcext:value-type="float">
            <text:p>31</text:p>
          </table:table-cell>
          <table:table-cell table:formula="of:=COUNTIF([.$C925:.$AG9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_BinaryMutator</text:p>
          </table:table-cell>
          <table:table-cell office:value-type="float" office:value="9138" calcext:value-type="float">
            <text:p>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6:.$AG926];&quot;=0&quot;)" office:value-type="float" office:value="31" calcext:value-type="float">
            <text:p>31</text:p>
          </table:table-cell>
          <table:table-cell table:formula="of:=COUNTIF([.$C926:.$AG9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_BinaryMutator</text:p>
          </table:table-cell>
          <table:table-cell office:value-type="float" office:value="10138" calcext:value-type="float">
            <text:p>1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7:.$AG927];&quot;=0&quot;)" office:value-type="float" office:value="31" calcext:value-type="float">
            <text:p>31</text:p>
          </table:table-cell>
          <table:table-cell table:formula="of:=COUNTIF([.$C927:.$AG9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1_BinaryMutator</text:p>
          </table:table-cell>
          <table:table-cell office:value-type="float" office:value="11138" calcext:value-type="float">
            <text:p>1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8:.$AG928];&quot;=0&quot;)" office:value-type="float" office:value="31" calcext:value-type="float">
            <text:p>31</text:p>
          </table:table-cell>
          <table:table-cell table:formula="of:=COUNTIF([.$C928:.$AG9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2_BinaryMutator</text:p>
          </table:table-cell>
          <table:table-cell office:value-type="float" office:value="12138" calcext:value-type="float">
            <text:p>1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29:.$AG929];&quot;=0&quot;)" office:value-type="float" office:value="31" calcext:value-type="float">
            <text:p>31</text:p>
          </table:table-cell>
          <table:table-cell table:formula="of:=COUNTIF([.$C929:.$AG9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3_BinaryMutator</text:p>
          </table:table-cell>
          <table:table-cell office:value-type="float" office:value="13138" calcext:value-type="float">
            <text:p>1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0:.$AG930];&quot;=0&quot;)" office:value-type="float" office:value="31" calcext:value-type="float">
            <text:p>31</text:p>
          </table:table-cell>
          <table:table-cell table:formula="of:=COUNTIF([.$C930:.$AG9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4_BinaryMutator</text:p>
          </table:table-cell>
          <table:table-cell office:value-type="float" office:value="14138" calcext:value-type="float">
            <text:p>1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1:.$AG931];&quot;=0&quot;)" office:value-type="float" office:value="31" calcext:value-type="float">
            <text:p>31</text:p>
          </table:table-cell>
          <table:table-cell table:formula="of:=COUNTIF([.$C931:.$AG9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5_BinaryMutator</text:p>
          </table:table-cell>
          <table:table-cell office:value-type="float" office:value="15138" calcext:value-type="float">
            <text:p>1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2:.$AG932];&quot;=0&quot;)" office:value-type="float" office:value="31" calcext:value-type="float">
            <text:p>31</text:p>
          </table:table-cell>
          <table:table-cell table:formula="of:=COUNTIF([.$C932:.$AG9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6_BinaryMutator</text:p>
          </table:table-cell>
          <table:table-cell office:value-type="float" office:value="16138" calcext:value-type="float">
            <text:p>1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3:.$AG933];&quot;=0&quot;)" office:value-type="float" office:value="31" calcext:value-type="float">
            <text:p>31</text:p>
          </table:table-cell>
          <table:table-cell table:formula="of:=COUNTIF([.$C933:.$AG9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7_BinaryMutator</text:p>
          </table:table-cell>
          <table:table-cell office:value-type="float" office:value="17138" calcext:value-type="float">
            <text:p>1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4:.$AG934];&quot;=0&quot;)" office:value-type="float" office:value="31" calcext:value-type="float">
            <text:p>31</text:p>
          </table:table-cell>
          <table:table-cell table:formula="of:=COUNTIF([.$C934:.$AG9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8_BinaryMutator</text:p>
          </table:table-cell>
          <table:table-cell office:value-type="float" office:value="18138" calcext:value-type="float">
            <text:p>1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5:.$AG935];&quot;=0&quot;)" office:value-type="float" office:value="31" calcext:value-type="float">
            <text:p>31</text:p>
          </table:table-cell>
          <table:table-cell table:formula="of:=COUNTIF([.$C935:.$AG9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9_BinaryMutator</text:p>
          </table:table-cell>
          <table:table-cell office:value-type="float" office:value="19138" calcext:value-type="float">
            <text:p>1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6:.$AG936];&quot;=0&quot;)" office:value-type="float" office:value="31" calcext:value-type="float">
            <text:p>31</text:p>
          </table:table-cell>
          <table:table-cell table:formula="of:=COUNTIF([.$C936:.$AG9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0_BinaryMutator</text:p>
          </table:table-cell>
          <table:table-cell office:value-type="float" office:value="20138" calcext:value-type="float">
            <text:p>2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7:.$AG937];&quot;=0&quot;)" office:value-type="float" office:value="31" calcext:value-type="float">
            <text:p>31</text:p>
          </table:table-cell>
          <table:table-cell table:formula="of:=COUNTIF([.$C937:.$AG9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1_BinaryMutator</text:p>
          </table:table-cell>
          <table:table-cell office:value-type="float" office:value="21138" calcext:value-type="float">
            <text:p>2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8:.$AG938];&quot;=0&quot;)" office:value-type="float" office:value="31" calcext:value-type="float">
            <text:p>31</text:p>
          </table:table-cell>
          <table:table-cell table:formula="of:=COUNTIF([.$C938:.$AG9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2_BinaryMutator</text:p>
          </table:table-cell>
          <table:table-cell office:value-type="float" office:value="22138" calcext:value-type="float">
            <text:p>2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39:.$AG939];&quot;=0&quot;)" office:value-type="float" office:value="31" calcext:value-type="float">
            <text:p>31</text:p>
          </table:table-cell>
          <table:table-cell table:formula="of:=COUNTIF([.$C939:.$AG9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3_BinaryMutator</text:p>
          </table:table-cell>
          <table:table-cell office:value-type="float" office:value="23138" calcext:value-type="float">
            <text:p>2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0:.$AG940];&quot;=0&quot;)" office:value-type="float" office:value="31" calcext:value-type="float">
            <text:p>31</text:p>
          </table:table-cell>
          <table:table-cell table:formula="of:=COUNTIF([.$C940:.$AG9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4_BinaryMutator</text:p>
          </table:table-cell>
          <table:table-cell office:value-type="float" office:value="24138" calcext:value-type="float">
            <text:p>2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1:.$AG941];&quot;=0&quot;)" office:value-type="float" office:value="31" calcext:value-type="float">
            <text:p>31</text:p>
          </table:table-cell>
          <table:table-cell table:formula="of:=COUNTIF([.$C941:.$AG9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5_BinaryMutator</text:p>
          </table:table-cell>
          <table:table-cell office:value-type="float" office:value="25138" calcext:value-type="float">
            <text:p>2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2:.$AG942];&quot;=0&quot;)" office:value-type="float" office:value="31" calcext:value-type="float">
            <text:p>31</text:p>
          </table:table-cell>
          <table:table-cell table:formula="of:=COUNTIF([.$C942:.$AG9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6_BinaryMutator</text:p>
          </table:table-cell>
          <table:table-cell office:value-type="float" office:value="26138" calcext:value-type="float">
            <text:p>2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3:.$AG943];&quot;=0&quot;)" office:value-type="float" office:value="31" calcext:value-type="float">
            <text:p>31</text:p>
          </table:table-cell>
          <table:table-cell table:formula="of:=COUNTIF([.$C943:.$AG9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7_BinaryMutator</text:p>
          </table:table-cell>
          <table:table-cell office:value-type="float" office:value="27138" calcext:value-type="float">
            <text:p>2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4:.$AG944];&quot;=0&quot;)" office:value-type="float" office:value="31" calcext:value-type="float">
            <text:p>31</text:p>
          </table:table-cell>
          <table:table-cell table:formula="of:=COUNTIF([.$C944:.$AG9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8_BinaryMutator</text:p>
          </table:table-cell>
          <table:table-cell office:value-type="float" office:value="28138" calcext:value-type="float">
            <text:p>2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5:.$AG945];&quot;=0&quot;)" office:value-type="float" office:value="31" calcext:value-type="float">
            <text:p>31</text:p>
          </table:table-cell>
          <table:table-cell table:formula="of:=COUNTIF([.$C945:.$AG9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29_BinaryMutator</text:p>
          </table:table-cell>
          <table:table-cell office:value-type="float" office:value="29138" calcext:value-type="float">
            <text:p>2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6:.$AG946];&quot;=0&quot;)" office:value-type="float" office:value="31" calcext:value-type="float">
            <text:p>31</text:p>
          </table:table-cell>
          <table:table-cell table:formula="of:=COUNTIF([.$C946:.$AG9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0_BinaryMutator</text:p>
          </table:table-cell>
          <table:table-cell office:value-type="float" office:value="30138" calcext:value-type="float">
            <text:p>3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7:.$AG947];&quot;=0&quot;)" office:value-type="float" office:value="31" calcext:value-type="float">
            <text:p>31</text:p>
          </table:table-cell>
          <table:table-cell table:formula="of:=COUNTIF([.$C947:.$AG9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1_BinaryMutator</text:p>
          </table:table-cell>
          <table:table-cell office:value-type="float" office:value="31138" calcext:value-type="float">
            <text:p>3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8:.$AG948];&quot;=0&quot;)" office:value-type="float" office:value="31" calcext:value-type="float">
            <text:p>31</text:p>
          </table:table-cell>
          <table:table-cell table:formula="of:=COUNTIF([.$C948:.$AG9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2_BinaryMutator</text:p>
          </table:table-cell>
          <table:table-cell office:value-type="float" office:value="32138" calcext:value-type="float">
            <text:p>3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49:.$AG949];&quot;=0&quot;)" office:value-type="float" office:value="31" calcext:value-type="float">
            <text:p>31</text:p>
          </table:table-cell>
          <table:table-cell table:formula="of:=COUNTIF([.$C949:.$AG9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3_BinaryMutator</text:p>
          </table:table-cell>
          <table:table-cell office:value-type="float" office:value="33138" calcext:value-type="float">
            <text:p>3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0:.$AG950];&quot;=0&quot;)" office:value-type="float" office:value="31" calcext:value-type="float">
            <text:p>31</text:p>
          </table:table-cell>
          <table:table-cell table:formula="of:=COUNTIF([.$C950:.$AG9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4_BinaryMutator</text:p>
          </table:table-cell>
          <table:table-cell office:value-type="float" office:value="34138" calcext:value-type="float">
            <text:p>3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1:.$AG951];&quot;=0&quot;)" office:value-type="float" office:value="31" calcext:value-type="float">
            <text:p>31</text:p>
          </table:table-cell>
          <table:table-cell table:formula="of:=COUNTIF([.$C951:.$AG9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5_BinaryMutator</text:p>
          </table:table-cell>
          <table:table-cell office:value-type="float" office:value="35138" calcext:value-type="float">
            <text:p>3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2:.$AG952];&quot;=0&quot;)" office:value-type="float" office:value="31" calcext:value-type="float">
            <text:p>31</text:p>
          </table:table-cell>
          <table:table-cell table:formula="of:=COUNTIF([.$C952:.$AG9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6_BinaryMutator</text:p>
          </table:table-cell>
          <table:table-cell office:value-type="float" office:value="36138" calcext:value-type="float">
            <text:p>3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3:.$AG953];&quot;=0&quot;)" office:value-type="float" office:value="31" calcext:value-type="float">
            <text:p>31</text:p>
          </table:table-cell>
          <table:table-cell table:formula="of:=COUNTIF([.$C953:.$AG9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7_BinaryMutator</text:p>
          </table:table-cell>
          <table:table-cell office:value-type="float" office:value="37138" calcext:value-type="float">
            <text:p>3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4:.$AG954];&quot;=0&quot;)" office:value-type="float" office:value="31" calcext:value-type="float">
            <text:p>31</text:p>
          </table:table-cell>
          <table:table-cell table:formula="of:=COUNTIF([.$C954:.$AG9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8_BinaryMutator</text:p>
          </table:table-cell>
          <table:table-cell office:value-type="float" office:value="38138" calcext:value-type="float">
            <text:p>3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5:.$AG955];&quot;=0&quot;)" office:value-type="float" office:value="31" calcext:value-type="float">
            <text:p>31</text:p>
          </table:table-cell>
          <table:table-cell table:formula="of:=COUNTIF([.$C955:.$AG9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39_BinaryMutator</text:p>
          </table:table-cell>
          <table:table-cell office:value-type="float" office:value="39138" calcext:value-type="float">
            <text:p>3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6:.$AG956];&quot;=0&quot;)" office:value-type="float" office:value="31" calcext:value-type="float">
            <text:p>31</text:p>
          </table:table-cell>
          <table:table-cell table:formula="of:=COUNTIF([.$C956:.$AG9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0_BinaryMutator</text:p>
          </table:table-cell>
          <table:table-cell office:value-type="float" office:value="40138" calcext:value-type="float">
            <text:p>4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7:.$AG957];&quot;=0&quot;)" office:value-type="float" office:value="31" calcext:value-type="float">
            <text:p>31</text:p>
          </table:table-cell>
          <table:table-cell table:formula="of:=COUNTIF([.$C957:.$AG9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1_BinaryMutator</text:p>
          </table:table-cell>
          <table:table-cell office:value-type="float" office:value="41138" calcext:value-type="float">
            <text:p>4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8:.$AG958];&quot;=0&quot;)" office:value-type="float" office:value="31" calcext:value-type="float">
            <text:p>31</text:p>
          </table:table-cell>
          <table:table-cell table:formula="of:=COUNTIF([.$C958:.$AG9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2_BinaryMutator</text:p>
          </table:table-cell>
          <table:table-cell office:value-type="float" office:value="42138" calcext:value-type="float">
            <text:p>4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59:.$AG959];&quot;=0&quot;)" office:value-type="float" office:value="31" calcext:value-type="float">
            <text:p>31</text:p>
          </table:table-cell>
          <table:table-cell table:formula="of:=COUNTIF([.$C959:.$AG9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3_BinaryMutator</text:p>
          </table:table-cell>
          <table:table-cell office:value-type="float" office:value="43138" calcext:value-type="float">
            <text:p>4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0:.$AG960];&quot;=0&quot;)" office:value-type="float" office:value="31" calcext:value-type="float">
            <text:p>31</text:p>
          </table:table-cell>
          <table:table-cell table:formula="of:=COUNTIF([.$C960:.$AG9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4_BinaryMutator</text:p>
          </table:table-cell>
          <table:table-cell office:value-type="float" office:value="44138" calcext:value-type="float">
            <text:p>4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1:.$AG961];&quot;=0&quot;)" office:value-type="float" office:value="31" calcext:value-type="float">
            <text:p>31</text:p>
          </table:table-cell>
          <table:table-cell table:formula="of:=COUNTIF([.$C961:.$AG9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5_BinaryMutator</text:p>
          </table:table-cell>
          <table:table-cell office:value-type="float" office:value="45138" calcext:value-type="float">
            <text:p>4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2:.$AG962];&quot;=0&quot;)" office:value-type="float" office:value="31" calcext:value-type="float">
            <text:p>31</text:p>
          </table:table-cell>
          <table:table-cell table:formula="of:=COUNTIF([.$C962:.$AG9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6_BinaryMutator</text:p>
          </table:table-cell>
          <table:table-cell office:value-type="float" office:value="46138" calcext:value-type="float">
            <text:p>4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3:.$AG963];&quot;=0&quot;)" office:value-type="float" office:value="31" calcext:value-type="float">
            <text:p>31</text:p>
          </table:table-cell>
          <table:table-cell table:formula="of:=COUNTIF([.$C963:.$AG9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7_BinaryMutator</text:p>
          </table:table-cell>
          <table:table-cell office:value-type="float" office:value="47138" calcext:value-type="float">
            <text:p>4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4:.$AG964];&quot;=0&quot;)" office:value-type="float" office:value="31" calcext:value-type="float">
            <text:p>31</text:p>
          </table:table-cell>
          <table:table-cell table:formula="of:=COUNTIF([.$C964:.$AG9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8_BinaryMutator</text:p>
          </table:table-cell>
          <table:table-cell office:value-type="float" office:value="48138" calcext:value-type="float">
            <text:p>4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5:.$AG965];&quot;=0&quot;)" office:value-type="float" office:value="31" calcext:value-type="float">
            <text:p>31</text:p>
          </table:table-cell>
          <table:table-cell table:formula="of:=COUNTIF([.$C965:.$AG9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49_BinaryMutator</text:p>
          </table:table-cell>
          <table:table-cell office:value-type="float" office:value="49138" calcext:value-type="float">
            <text:p>4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6:.$AG966];&quot;=0&quot;)" office:value-type="float" office:value="31" calcext:value-type="float">
            <text:p>31</text:p>
          </table:table-cell>
          <table:table-cell table:formula="of:=COUNTIF([.$C966:.$AG9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0_BinaryMutator</text:p>
          </table:table-cell>
          <table:table-cell office:value-type="float" office:value="50138" calcext:value-type="float">
            <text:p>5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7:.$AG967];&quot;=0&quot;)" office:value-type="float" office:value="31" calcext:value-type="float">
            <text:p>31</text:p>
          </table:table-cell>
          <table:table-cell table:formula="of:=COUNTIF([.$C967:.$AG9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1_BinaryMutator</text:p>
          </table:table-cell>
          <table:table-cell office:value-type="float" office:value="51138" calcext:value-type="float">
            <text:p>5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8:.$AG968];&quot;=0&quot;)" office:value-type="float" office:value="31" calcext:value-type="float">
            <text:p>31</text:p>
          </table:table-cell>
          <table:table-cell table:formula="of:=COUNTIF([.$C968:.$AG9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2_BinaryMutator</text:p>
          </table:table-cell>
          <table:table-cell office:value-type="float" office:value="52138" calcext:value-type="float">
            <text:p>5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69:.$AG969];&quot;=0&quot;)" office:value-type="float" office:value="31" calcext:value-type="float">
            <text:p>31</text:p>
          </table:table-cell>
          <table:table-cell table:formula="of:=COUNTIF([.$C969:.$AG9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3_BinaryMutator</text:p>
          </table:table-cell>
          <table:table-cell office:value-type="float" office:value="53138" calcext:value-type="float">
            <text:p>5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0:.$AG970];&quot;=0&quot;)" office:value-type="float" office:value="31" calcext:value-type="float">
            <text:p>31</text:p>
          </table:table-cell>
          <table:table-cell table:formula="of:=COUNTIF([.$C970:.$AG9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4_BinaryMutator</text:p>
          </table:table-cell>
          <table:table-cell office:value-type="float" office:value="54138" calcext:value-type="float">
            <text:p>5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1:.$AG971];&quot;=0&quot;)" office:value-type="float" office:value="31" calcext:value-type="float">
            <text:p>31</text:p>
          </table:table-cell>
          <table:table-cell table:formula="of:=COUNTIF([.$C971:.$AG9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5_BinaryMutator</text:p>
          </table:table-cell>
          <table:table-cell office:value-type="float" office:value="55138" calcext:value-type="float">
            <text:p>5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2:.$AG972];&quot;=0&quot;)" office:value-type="float" office:value="31" calcext:value-type="float">
            <text:p>31</text:p>
          </table:table-cell>
          <table:table-cell table:formula="of:=COUNTIF([.$C972:.$AG9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6_BinaryMutator</text:p>
          </table:table-cell>
          <table:table-cell office:value-type="float" office:value="56138" calcext:value-type="float">
            <text:p>5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3:.$AG973];&quot;=0&quot;)" office:value-type="float" office:value="31" calcext:value-type="float">
            <text:p>31</text:p>
          </table:table-cell>
          <table:table-cell table:formula="of:=COUNTIF([.$C973:.$AG9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7_BinaryMutator</text:p>
          </table:table-cell>
          <table:table-cell office:value-type="float" office:value="57138" calcext:value-type="float">
            <text:p>5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4:.$AG974];&quot;=0&quot;)" office:value-type="float" office:value="31" calcext:value-type="float">
            <text:p>31</text:p>
          </table:table-cell>
          <table:table-cell table:formula="of:=COUNTIF([.$C974:.$AG9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8_BinaryMutator</text:p>
          </table:table-cell>
          <table:table-cell office:value-type="float" office:value="58138" calcext:value-type="float">
            <text:p>5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5:.$AG975];&quot;=0&quot;)" office:value-type="float" office:value="31" calcext:value-type="float">
            <text:p>31</text:p>
          </table:table-cell>
          <table:table-cell table:formula="of:=COUNTIF([.$C975:.$AG9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59_BinaryMutator</text:p>
          </table:table-cell>
          <table:table-cell office:value-type="float" office:value="59138" calcext:value-type="float">
            <text:p>5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6:.$AG976];&quot;=0&quot;)" office:value-type="float" office:value="31" calcext:value-type="float">
            <text:p>31</text:p>
          </table:table-cell>
          <table:table-cell table:formula="of:=COUNTIF([.$C976:.$AG9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0_BinaryMutator</text:p>
          </table:table-cell>
          <table:table-cell office:value-type="float" office:value="60138" calcext:value-type="float">
            <text:p>6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7:.$AG977];&quot;=0&quot;)" office:value-type="float" office:value="31" calcext:value-type="float">
            <text:p>31</text:p>
          </table:table-cell>
          <table:table-cell table:formula="of:=COUNTIF([.$C977:.$AG9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1_BinaryMutator</text:p>
          </table:table-cell>
          <table:table-cell office:value-type="float" office:value="61138" calcext:value-type="float">
            <text:p>6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8:.$AG978];&quot;=0&quot;)" office:value-type="float" office:value="31" calcext:value-type="float">
            <text:p>31</text:p>
          </table:table-cell>
          <table:table-cell table:formula="of:=COUNTIF([.$C978:.$AG9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2_BinaryMutator</text:p>
          </table:table-cell>
          <table:table-cell office:value-type="float" office:value="62138" calcext:value-type="float">
            <text:p>6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79:.$AG979];&quot;=0&quot;)" office:value-type="float" office:value="31" calcext:value-type="float">
            <text:p>31</text:p>
          </table:table-cell>
          <table:table-cell table:formula="of:=COUNTIF([.$C979:.$AG9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3_BinaryMutator</text:p>
          </table:table-cell>
          <table:table-cell office:value-type="float" office:value="63138" calcext:value-type="float">
            <text:p>6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0:.$AG980];&quot;=0&quot;)" office:value-type="float" office:value="31" calcext:value-type="float">
            <text:p>31</text:p>
          </table:table-cell>
          <table:table-cell table:formula="of:=COUNTIF([.$C980:.$AG9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4_BinaryMutator</text:p>
          </table:table-cell>
          <table:table-cell office:value-type="float" office:value="64138" calcext:value-type="float">
            <text:p>6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1:.$AG981];&quot;=0&quot;)" office:value-type="float" office:value="31" calcext:value-type="float">
            <text:p>31</text:p>
          </table:table-cell>
          <table:table-cell table:formula="of:=COUNTIF([.$C981:.$AG9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5_BinaryMutator</text:p>
          </table:table-cell>
          <table:table-cell office:value-type="float" office:value="65138" calcext:value-type="float">
            <text:p>6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2:.$AG982];&quot;=0&quot;)" office:value-type="float" office:value="31" calcext:value-type="float">
            <text:p>31</text:p>
          </table:table-cell>
          <table:table-cell table:formula="of:=COUNTIF([.$C982:.$AG9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6_BinaryMutator</text:p>
          </table:table-cell>
          <table:table-cell office:value-type="float" office:value="66138" calcext:value-type="float">
            <text:p>6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3:.$AG983];&quot;=0&quot;)" office:value-type="float" office:value="31" calcext:value-type="float">
            <text:p>31</text:p>
          </table:table-cell>
          <table:table-cell table:formula="of:=COUNTIF([.$C983:.$AG9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7_BinaryMutator</text:p>
          </table:table-cell>
          <table:table-cell office:value-type="float" office:value="67138" calcext:value-type="float">
            <text:p>6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4:.$AG984];&quot;=0&quot;)" office:value-type="float" office:value="31" calcext:value-type="float">
            <text:p>31</text:p>
          </table:table-cell>
          <table:table-cell table:formula="of:=COUNTIF([.$C984:.$AG9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8_BinaryMutator</text:p>
          </table:table-cell>
          <table:table-cell office:value-type="float" office:value="68138" calcext:value-type="float">
            <text:p>6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5:.$AG985];&quot;=0&quot;)" office:value-type="float" office:value="31" calcext:value-type="float">
            <text:p>31</text:p>
          </table:table-cell>
          <table:table-cell table:formula="of:=COUNTIF([.$C985:.$AG9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69_BinaryMutator</text:p>
          </table:table-cell>
          <table:table-cell office:value-type="float" office:value="69138" calcext:value-type="float">
            <text:p>6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6:.$AG986];&quot;=0&quot;)" office:value-type="float" office:value="31" calcext:value-type="float">
            <text:p>31</text:p>
          </table:table-cell>
          <table:table-cell table:formula="of:=COUNTIF([.$C986:.$AG9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0_BinaryMutator</text:p>
          </table:table-cell>
          <table:table-cell office:value-type="float" office:value="70138" calcext:value-type="float">
            <text:p>7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7:.$AG987];&quot;=0&quot;)" office:value-type="float" office:value="31" calcext:value-type="float">
            <text:p>31</text:p>
          </table:table-cell>
          <table:table-cell table:formula="of:=COUNTIF([.$C987:.$AG9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1_BinaryMutator</text:p>
          </table:table-cell>
          <table:table-cell office:value-type="float" office:value="71138" calcext:value-type="float">
            <text:p>7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8:.$AG988];&quot;=0&quot;)" office:value-type="float" office:value="31" calcext:value-type="float">
            <text:p>31</text:p>
          </table:table-cell>
          <table:table-cell table:formula="of:=COUNTIF([.$C988:.$AG9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2_BinaryMutator</text:p>
          </table:table-cell>
          <table:table-cell office:value-type="float" office:value="72138" calcext:value-type="float">
            <text:p>7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89:.$AG989];&quot;=0&quot;)" office:value-type="float" office:value="31" calcext:value-type="float">
            <text:p>31</text:p>
          </table:table-cell>
          <table:table-cell table:formula="of:=COUNTIF([.$C989:.$AG9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3_BinaryMutator</text:p>
          </table:table-cell>
          <table:table-cell office:value-type="float" office:value="73138" calcext:value-type="float">
            <text:p>7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0:.$AG990];&quot;=0&quot;)" office:value-type="float" office:value="31" calcext:value-type="float">
            <text:p>31</text:p>
          </table:table-cell>
          <table:table-cell table:formula="of:=COUNTIF([.$C990:.$AG9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4_BinaryMutator</text:p>
          </table:table-cell>
          <table:table-cell office:value-type="float" office:value="74138" calcext:value-type="float">
            <text:p>7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1:.$AG991];&quot;=0&quot;)" office:value-type="float" office:value="31" calcext:value-type="float">
            <text:p>31</text:p>
          </table:table-cell>
          <table:table-cell table:formula="of:=COUNTIF([.$C991:.$AG9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5_BinaryMutator</text:p>
          </table:table-cell>
          <table:table-cell office:value-type="float" office:value="75138" calcext:value-type="float">
            <text:p>7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2:.$AG992];&quot;=0&quot;)" office:value-type="float" office:value="31" calcext:value-type="float">
            <text:p>31</text:p>
          </table:table-cell>
          <table:table-cell table:formula="of:=COUNTIF([.$C992:.$AG9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6_BinaryMutator</text:p>
          </table:table-cell>
          <table:table-cell office:value-type="float" office:value="76138" calcext:value-type="float">
            <text:p>7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3:.$AG993];&quot;=0&quot;)" office:value-type="float" office:value="31" calcext:value-type="float">
            <text:p>31</text:p>
          </table:table-cell>
          <table:table-cell table:formula="of:=COUNTIF([.$C993:.$AG9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7_BinaryMutator</text:p>
          </table:table-cell>
          <table:table-cell office:value-type="float" office:value="77138" calcext:value-type="float">
            <text:p>7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4:.$AG994];&quot;=0&quot;)" office:value-type="float" office:value="31" calcext:value-type="float">
            <text:p>31</text:p>
          </table:table-cell>
          <table:table-cell table:formula="of:=COUNTIF([.$C994:.$AG9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8_BinaryMutator</text:p>
          </table:table-cell>
          <table:table-cell office:value-type="float" office:value="78138" calcext:value-type="float">
            <text:p>7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5:.$AG995];&quot;=0&quot;)" office:value-type="float" office:value="31" calcext:value-type="float">
            <text:p>31</text:p>
          </table:table-cell>
          <table:table-cell table:formula="of:=COUNTIF([.$C995:.$AG9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79_BinaryMutator</text:p>
          </table:table-cell>
          <table:table-cell office:value-type="float" office:value="79138" calcext:value-type="float">
            <text:p>7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6:.$AG996];&quot;=0&quot;)" office:value-type="float" office:value="31" calcext:value-type="float">
            <text:p>31</text:p>
          </table:table-cell>
          <table:table-cell table:formula="of:=COUNTIF([.$C996:.$AG9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0_BinaryMutator</text:p>
          </table:table-cell>
          <table:table-cell office:value-type="float" office:value="80138" calcext:value-type="float">
            <text:p>8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7:.$AG997];&quot;=0&quot;)" office:value-type="float" office:value="31" calcext:value-type="float">
            <text:p>31</text:p>
          </table:table-cell>
          <table:table-cell table:formula="of:=COUNTIF([.$C997:.$AG9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1_BinaryMutator</text:p>
          </table:table-cell>
          <table:table-cell office:value-type="float" office:value="81138" calcext:value-type="float">
            <text:p>8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8:.$AG998];&quot;=0&quot;)" office:value-type="float" office:value="31" calcext:value-type="float">
            <text:p>31</text:p>
          </table:table-cell>
          <table:table-cell table:formula="of:=COUNTIF([.$C998:.$AG9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2_BinaryMutator</text:p>
          </table:table-cell>
          <table:table-cell office:value-type="float" office:value="82138" calcext:value-type="float">
            <text:p>8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999:.$AG999];&quot;=0&quot;)" office:value-type="float" office:value="31" calcext:value-type="float">
            <text:p>31</text:p>
          </table:table-cell>
          <table:table-cell table:formula="of:=COUNTIF([.$C999:.$AG9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3_BinaryMutator</text:p>
          </table:table-cell>
          <table:table-cell office:value-type="float" office:value="83138" calcext:value-type="float">
            <text:p>8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0:.$AG1000];&quot;=0&quot;)" office:value-type="float" office:value="31" calcext:value-type="float">
            <text:p>31</text:p>
          </table:table-cell>
          <table:table-cell table:formula="of:=COUNTIF([.$C1000:.$AG10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4_BinaryMutator</text:p>
          </table:table-cell>
          <table:table-cell office:value-type="float" office:value="84138" calcext:value-type="float">
            <text:p>8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1:.$AG1001];&quot;=0&quot;)" office:value-type="float" office:value="31" calcext:value-type="float">
            <text:p>31</text:p>
          </table:table-cell>
          <table:table-cell table:formula="of:=COUNTIF([.$C1001:.$AG10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5_BinaryMutator</text:p>
          </table:table-cell>
          <table:table-cell office:value-type="float" office:value="85138" calcext:value-type="float">
            <text:p>8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2:.$AG1002];&quot;=0&quot;)" office:value-type="float" office:value="31" calcext:value-type="float">
            <text:p>31</text:p>
          </table:table-cell>
          <table:table-cell table:formula="of:=COUNTIF([.$C1002:.$AG10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6_BinaryMutator</text:p>
          </table:table-cell>
          <table:table-cell office:value-type="float" office:value="86138" calcext:value-type="float">
            <text:p>8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3:.$AG1003];&quot;=0&quot;)" office:value-type="float" office:value="31" calcext:value-type="float">
            <text:p>31</text:p>
          </table:table-cell>
          <table:table-cell table:formula="of:=COUNTIF([.$C1003:.$AG10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7_BinaryMutator</text:p>
          </table:table-cell>
          <table:table-cell office:value-type="float" office:value="87138" calcext:value-type="float">
            <text:p>8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4:.$AG1004];&quot;=0&quot;)" office:value-type="float" office:value="31" calcext:value-type="float">
            <text:p>31</text:p>
          </table:table-cell>
          <table:table-cell table:formula="of:=COUNTIF([.$C1004:.$AG10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8_BinaryMutator</text:p>
          </table:table-cell>
          <table:table-cell office:value-type="float" office:value="88138" calcext:value-type="float">
            <text:p>8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5:.$AG1005];&quot;=0&quot;)" office:value-type="float" office:value="31" calcext:value-type="float">
            <text:p>31</text:p>
          </table:table-cell>
          <table:table-cell table:formula="of:=COUNTIF([.$C1005:.$AG10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89_BinaryMutator</text:p>
          </table:table-cell>
          <table:table-cell office:value-type="float" office:value="89138" calcext:value-type="float">
            <text:p>8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6:.$AG1006];&quot;=0&quot;)" office:value-type="float" office:value="31" calcext:value-type="float">
            <text:p>31</text:p>
          </table:table-cell>
          <table:table-cell table:formula="of:=COUNTIF([.$C1006:.$AG10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0_BinaryMutator</text:p>
          </table:table-cell>
          <table:table-cell office:value-type="float" office:value="90138" calcext:value-type="float">
            <text:p>9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7:.$AG1007];&quot;=0&quot;)" office:value-type="float" office:value="31" calcext:value-type="float">
            <text:p>31</text:p>
          </table:table-cell>
          <table:table-cell table:formula="of:=COUNTIF([.$C1007:.$AG10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1_BinaryMutator</text:p>
          </table:table-cell>
          <table:table-cell office:value-type="float" office:value="91138" calcext:value-type="float">
            <text:p>9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8:.$AG1008];&quot;=0&quot;)" office:value-type="float" office:value="31" calcext:value-type="float">
            <text:p>31</text:p>
          </table:table-cell>
          <table:table-cell table:formula="of:=COUNTIF([.$C1008:.$AG10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2_BinaryMutator</text:p>
          </table:table-cell>
          <table:table-cell office:value-type="float" office:value="92138" calcext:value-type="float">
            <text:p>9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09:.$AG1009];&quot;=0&quot;)" office:value-type="float" office:value="31" calcext:value-type="float">
            <text:p>31</text:p>
          </table:table-cell>
          <table:table-cell table:formula="of:=COUNTIF([.$C1009:.$AG10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3_BinaryMutator</text:p>
          </table:table-cell>
          <table:table-cell office:value-type="float" office:value="93138" calcext:value-type="float">
            <text:p>9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0:.$AG1010];&quot;=0&quot;)" office:value-type="float" office:value="31" calcext:value-type="float">
            <text:p>31</text:p>
          </table:table-cell>
          <table:table-cell table:formula="of:=COUNTIF([.$C1010:.$AG10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4_BinaryMutator</text:p>
          </table:table-cell>
          <table:table-cell office:value-type="float" office:value="94138" calcext:value-type="float">
            <text:p>9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1:.$AG1011];&quot;=0&quot;)" office:value-type="float" office:value="31" calcext:value-type="float">
            <text:p>31</text:p>
          </table:table-cell>
          <table:table-cell table:formula="of:=COUNTIF([.$C1011:.$AG10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5_BinaryMutator</text:p>
          </table:table-cell>
          <table:table-cell office:value-type="float" office:value="95138" calcext:value-type="float">
            <text:p>9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2:.$AG1012];&quot;=0&quot;)" office:value-type="float" office:value="31" calcext:value-type="float">
            <text:p>31</text:p>
          </table:table-cell>
          <table:table-cell table:formula="of:=COUNTIF([.$C1012:.$AG10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6_BinaryMutator</text:p>
          </table:table-cell>
          <table:table-cell office:value-type="float" office:value="96138" calcext:value-type="float">
            <text:p>9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3:.$AG1013];&quot;=0&quot;)" office:value-type="float" office:value="31" calcext:value-type="float">
            <text:p>31</text:p>
          </table:table-cell>
          <table:table-cell table:formula="of:=COUNTIF([.$C1013:.$AG10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7_BinaryMutator</text:p>
          </table:table-cell>
          <table:table-cell office:value-type="float" office:value="97138" calcext:value-type="float">
            <text:p>9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4:.$AG1014];&quot;=0&quot;)" office:value-type="float" office:value="31" calcext:value-type="float">
            <text:p>31</text:p>
          </table:table-cell>
          <table:table-cell table:formula="of:=COUNTIF([.$C1014:.$AG10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8_BinaryMutator</text:p>
          </table:table-cell>
          <table:table-cell office:value-type="float" office:value="98138" calcext:value-type="float">
            <text:p>9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5:.$AG1015];&quot;=0&quot;)" office:value-type="float" office:value="31" calcext:value-type="float">
            <text:p>31</text:p>
          </table:table-cell>
          <table:table-cell table:formula="of:=COUNTIF([.$C1015:.$AG10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99_BinaryMutator</text:p>
          </table:table-cell>
          <table:table-cell office:value-type="float" office:value="99138" calcext:value-type="float">
            <text:p>9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6:.$AG1016];&quot;=0&quot;)" office:value-type="float" office:value="31" calcext:value-type="float">
            <text:p>31</text:p>
          </table:table-cell>
          <table:table-cell table:formula="of:=COUNTIF([.$C1016:.$AG10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0_BinaryMutator</text:p>
          </table:table-cell>
          <table:table-cell office:value-type="float" office:value="100138" calcext:value-type="float">
            <text:p>100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7:.$AG1017];&quot;=0&quot;)" office:value-type="float" office:value="31" calcext:value-type="float">
            <text:p>31</text:p>
          </table:table-cell>
          <table:table-cell table:formula="of:=COUNTIF([.$C1017:.$AG10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1_BinaryMutator</text:p>
          </table:table-cell>
          <table:table-cell office:value-type="float" office:value="101138" calcext:value-type="float">
            <text:p>101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8:.$AG1018];&quot;=0&quot;)" office:value-type="float" office:value="31" calcext:value-type="float">
            <text:p>31</text:p>
          </table:table-cell>
          <table:table-cell table:formula="of:=COUNTIF([.$C1018:.$AG10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2_BinaryMutator</text:p>
          </table:table-cell>
          <table:table-cell office:value-type="float" office:value="102138" calcext:value-type="float">
            <text:p>102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19:.$AG1019];&quot;=0&quot;)" office:value-type="float" office:value="31" calcext:value-type="float">
            <text:p>31</text:p>
          </table:table-cell>
          <table:table-cell table:formula="of:=COUNTIF([.$C1019:.$AG10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3_BinaryMutator</text:p>
          </table:table-cell>
          <table:table-cell office:value-type="float" office:value="103138" calcext:value-type="float">
            <text:p>103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0:.$AG1020];&quot;=0&quot;)" office:value-type="float" office:value="31" calcext:value-type="float">
            <text:p>31</text:p>
          </table:table-cell>
          <table:table-cell table:formula="of:=COUNTIF([.$C1020:.$AG10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4_BinaryMutator</text:p>
          </table:table-cell>
          <table:table-cell office:value-type="float" office:value="104138" calcext:value-type="float">
            <text:p>104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1:.$AG1021];&quot;=0&quot;)" office:value-type="float" office:value="31" calcext:value-type="float">
            <text:p>31</text:p>
          </table:table-cell>
          <table:table-cell table:formula="of:=COUNTIF([.$C1021:.$AG10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5_BinaryMutator</text:p>
          </table:table-cell>
          <table:table-cell office:value-type="float" office:value="105138" calcext:value-type="float">
            <text:p>105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2:.$AG1022];&quot;=0&quot;)" office:value-type="float" office:value="31" calcext:value-type="float">
            <text:p>31</text:p>
          </table:table-cell>
          <table:table-cell table:formula="of:=COUNTIF([.$C1022:.$AG10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6_BinaryMutator</text:p>
          </table:table-cell>
          <table:table-cell office:value-type="float" office:value="106138" calcext:value-type="float">
            <text:p>106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3:.$AG1023];&quot;=0&quot;)" office:value-type="float" office:value="31" calcext:value-type="float">
            <text:p>31</text:p>
          </table:table-cell>
          <table:table-cell table:formula="of:=COUNTIF([.$C1023:.$AG10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7_BinaryMutator</text:p>
          </table:table-cell>
          <table:table-cell office:value-type="float" office:value="107138" calcext:value-type="float">
            <text:p>107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4:.$AG1024];&quot;=0&quot;)" office:value-type="float" office:value="31" calcext:value-type="float">
            <text:p>31</text:p>
          </table:table-cell>
          <table:table-cell table:formula="of:=COUNTIF([.$C1024:.$AG10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8_BinaryMutator</text:p>
          </table:table-cell>
          <table:table-cell office:value-type="float" office:value="108138" calcext:value-type="float">
            <text:p>108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5:.$AG1025];&quot;=0&quot;)" office:value-type="float" office:value="31" calcext:value-type="float">
            <text:p>31</text:p>
          </table:table-cell>
          <table:table-cell table:formula="of:=COUNTIF([.$C1025:.$AG10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cator_109_BinaryMutator</text:p>
          </table:table-cell>
          <table:table-cell office:value-type="float" office:value="109138" calcext:value-type="float">
            <text:p>109138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6:.$AG1026];&quot;=0&quot;)" office:value-type="float" office:value="31" calcext:value-type="float">
            <text:p>31</text:p>
          </table:table-cell>
          <table:table-cell table:formula="of:=COUNTIF([.$C1026:.$AG10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0_BinaryMutator</text:p>
          </table:table-cell>
          <table:table-cell office:value-type="float" office:value="139" calcext:value-type="float">
            <text:p>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7:.$AG1027];&quot;=0&quot;)" office:value-type="float" office:value="31" calcext:value-type="float">
            <text:p>31</text:p>
          </table:table-cell>
          <table:table-cell table:formula="of:=COUNTIF([.$C1027:.$AG10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1_BinaryMutator</text:p>
          </table:table-cell>
          <table:table-cell office:value-type="float" office:value="1139" calcext:value-type="float">
            <text:p>1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8:.$AG1028];&quot;=0&quot;)" office:value-type="float" office:value="31" calcext:value-type="float">
            <text:p>31</text:p>
          </table:table-cell>
          <table:table-cell table:formula="of:=COUNTIF([.$C1028:.$AG10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2_BinaryMutator</text:p>
          </table:table-cell>
          <table:table-cell office:value-type="float" office:value="2139" calcext:value-type="float">
            <text:p>2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29:.$AG1029];&quot;=0&quot;)" office:value-type="float" office:value="31" calcext:value-type="float">
            <text:p>31</text:p>
          </table:table-cell>
          <table:table-cell table:formula="of:=COUNTIF([.$C1029:.$AG10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mInsetsRelativeLayout_3_BinaryMutator</text:p>
          </table:table-cell>
          <table:table-cell office:value-type="float" office:value="3139" calcext:value-type="float">
            <text:p>3139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0:.$AG1030];&quot;=0&quot;)" office:value-type="float" office:value="31" calcext:value-type="float">
            <text:p>31</text:p>
          </table:table-cell>
          <table:table-cell table:formula="of:=COUNTIF([.$C1030:.$AG10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CircleDrawable_0_BinaryMutator</text:p>
          </table:table-cell>
          <table:table-cell office:value-type="float" office:value="143" calcext:value-type="float">
            <text:p>143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1:.$AG1031];&quot;=0&quot;)" office:value-type="float" office:value="31" calcext:value-type="float">
            <text:p>31</text:p>
          </table:table-cell>
          <table:table-cell table:formula="of:=COUNTIF([.$C1031:.$AG10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0_NullIntentOperatorMutator</text:p>
          </table:table-cell>
          <table:table-cell office:value-type="float" office:value="144" calcext:value-type="float">
            <text:p>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2:.$AG1032];&quot;=0&quot;)" office:value-type="float" office:value="31" calcext:value-type="float">
            <text:p>31</text:p>
          </table:table-cell>
          <table:table-cell table:formula="of:=COUNTIF([.$C1032:.$AG10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1_InvalidKeyIntent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3:.$AG1033];&quot;=0&quot;)" office:value-type="float" office:value="31" calcext:value-type="float">
            <text:p>31</text:p>
          </table:table-cell>
          <table:table-cell table:formula="of:=COUNTIF([.$C1033:.$AG10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2_RandomActionIntentDefinitionOperatorMutator</text:p>
          </table:table-cell>
          <table:table-cell office:value-type="float" office:value="2144" calcext:value-type="float">
            <text:p>2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4:.$AG1034];&quot;=0&quot;)" office:value-type="float" office:value="31" calcext:value-type="float">
            <text:p>31</text:p>
          </table:table-cell>
          <table:table-cell table:formula="of:=COUNTIF([.$C1034:.$AG10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3_NullValueIntentPutExtraOperatorMutator</text:p>
          </table:table-cell>
          <table:table-cell office:value-type="float" office:value="3144" calcext:value-type="float">
            <text:p>3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5:.$AG1035];&quot;=0&quot;)" office:value-type="float" office:value="31" calcext:value-type="float">
            <text:p>31</text:p>
          </table:table-cell>
          <table:table-cell table:formula="of:=COUNTIF([.$C1035:.$AG10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4_IntentPayloadReplacementOperatorMutator</text:p>
          </table:table-cell>
          <table:table-cell office:value-type="float" office:value="4144" calcext:value-type="float">
            <text:p>4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6:.$AG1036];&quot;=0&quot;)" office:value-type="float" office:value="31" calcext:value-type="float">
            <text:p>31</text:p>
          </table:table-cell>
          <table:table-cell table:formula="of:=COUNTIF([.$C1036:.$AG10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5_RandomActionIntentDefinitionOperatorMutator</text:p>
          </table:table-cell>
          <table:table-cell office:value-type="float" office:value="5144" calcext:value-type="float">
            <text:p>5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7:.$AG1037];&quot;=0&quot;)" office:value-type="float" office:value="31" calcext:value-type="float">
            <text:p>31</text:p>
          </table:table-cell>
          <table:table-cell table:formula="of:=COUNTIF([.$C1037:.$AG10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6_NullValueIntentPutExtraOperatorMutator</text:p>
          </table:table-cell>
          <table:table-cell office:value-type="float" office:value="6144" calcext:value-type="float">
            <text:p>6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8:.$AG1038];&quot;=0&quot;)" office:value-type="float" office:value="31" calcext:value-type="float">
            <text:p>31</text:p>
          </table:table-cell>
          <table:table-cell table:formula="of:=COUNTIF([.$C1038:.$AG10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7_IntentPayloadReplacementOperatorMutator</text:p>
          </table:table-cell>
          <table:table-cell office:value-type="float" office:value="7144" calcext:value-type="float">
            <text:p>7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39:.$AG1039];&quot;=0&quot;)" office:value-type="float" office:value="31" calcext:value-type="float">
            <text:p>31</text:p>
          </table:table-cell>
          <table:table-cell table:formula="of:=COUNTIF([.$C1039:.$AG10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opupMenu_8_RandomActionIntentDefinitionOperatorMutator</text:p>
          </table:table-cell>
          <table:table-cell office:value-type="float" office:value="8144" calcext:value-type="float">
            <text:p>8144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0:.$AG1040];&quot;=0&quot;)" office:value-type="float" office:value="31" calcext:value-type="float">
            <text:p>31</text:p>
          </table:table-cell>
          <table:table-cell table:formula="of:=COUNTIF([.$C1040:.$AG10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deApplication_0_LengthyGUICreationOperatorMutator</text:p>
          </table:table-cell>
          <table:table-cell office:value-type="float" office:value="145" calcext:value-type="float">
            <text:p>145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1:.$AG1041];&quot;=0&quot;)" office:value-type="float" office:value="31" calcext:value-type="float">
            <text:p>31</text:p>
          </table:table-cell>
          <table:table-cell table:formula="of:=COUNTIF([.$C1041:.$AG10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Config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1042:.$AG1042];&quot;=0&quot;)" office:value-type="float" office:value="31" calcext:value-type="float">
            <text:p>31</text:p>
          </table:table-cell>
          <table:table-cell table:formula="of:=COUNTIF([.$C1042:.$AG1042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number-columns-repeated="31"/>
          <table:table-cell table:formula="of:=COUNTIF([.AH2:.AH1042];&quot;=31&quot;)" office:value-type="float" office:value="1040" calcext:value-type="float">
            <text:p>1040</text:p>
          </table:table-cell>
          <table:table-cell table:formula="of:=COUNTIF([.AI2:.AI1042];&quot;&l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Emulator Restart</text:p>
          </table:table-cell>
          <table:table-cell table:style-name="Default" table:formula="of:=COUNTIF([.C2:.AG1042];&quot;=124&quot;)" office:value-type="float" office:value="0" calcext:value-type="float">
            <text:p>0</text:p>
          </table:table-cell>
          <table:table-cell table:number-columns-repeated="3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8T19:59:47.192472688</dc:date>
    <meta:editing-duration>PT6M53S</meta:editing-duration>
    <meta:editing-cycles>3</meta:editing-cycles>
    <meta:document-statistic meta:table-count="1" meta:cell-count="36474" meta:object-count="0"/>
  </office:meta>
</office:document-meta>
</file>